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0.744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2.357cm"/>
    </style:style>
    <style:style style:name="co7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2.13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5.884cm" svg:height="12.752cm" svg:x="0.85cm" svg:y="34.628cm">
            <draw:object draw:notify-on-update-of-ranges="Sheet1.A51:Sheet1.A51 Sheet1.B51:Sheet1.CS51 Sheet1.A52:Sheet1.A52 Sheet1.B52:Sheet1.CS52 Sheet1.A53:Sheet1.A53 Sheet1.B53:Sheet1.CS53 Sheet1.A54:Sheet1.A54 Sheet1.B54:Sheet1.CS5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45.883cm" svg:height="10.672cm" svg:x="0.878cm" svg:y="24.971cm">
            <draw:object draw:notify-on-update-of-ranges="Sheet1.A31:Sheet1.A31 Sheet1.B31:Sheet1.CS31 Sheet1.A32:Sheet1.A32 Sheet1.B32:Sheet1.CS32 Sheet1.A33:Sheet1.A33 Sheet1.B33:Sheet1.CS33 Sheet1.A34:Sheet1.A34 Sheet1.B34:Sheet1.CS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45.335cm" svg:height="10.831cm" svg:x="1.18cm" svg:y="48.075cm">
            <draw:object draw:notify-on-update-of-ranges="Sheet1.A56:Sheet1.A56 Sheet1.B56:Sheet1.CS56 Sheet1.A57:Sheet1.A57 Sheet1.B57:Sheet1.CS57 Sheet1.A58:Sheet1.A58 Sheet1.B58:Sheet1.CS58 Sheet1.A59:Sheet1.A59 Sheet1.B59:Sheet1.CS5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7" table:default-cell-style-name="Default"/>
        <table:table-column table:style-name="co2" table:number-columns-repeated="17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3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1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number-columns-repeated="2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購入量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40.681816617846">
            <text:p>240.6818166178</text:p>
          </table:table-cell>
          <table:table-cell office:value-type="float" office:value="483.143001719795">
            <text:p>483.1430017198</text:p>
          </table:table-cell>
          <table:table-cell office:value-type="float" office:value="500">
            <text:p>500</text:p>
          </table:table-cell>
          <table:table-cell office:value-type="float" office:value="325.27516077666">
            <text:p>325.2751607767</text:p>
          </table:table-cell>
          <table:table-cell office:value-type="float" office:value="500">
            <text:p>500</text:p>
          </table:table-cell>
          <table:table-cell office:value-type="float" office:value="328.81363251011">
            <text:p>328.8136325101</text:p>
          </table:table-cell>
          <table:table-cell office:value-type="float" office:value="441.257995897421">
            <text:p>441.2579958974</text:p>
          </table:table-cell>
          <table:table-cell office:value-type="float" office:value="500">
            <text:p>500</text:p>
          </table:table-cell>
          <table:table-cell office:value-type="float" office:value="315.472760999513">
            <text:p>315.4727609995</text:p>
          </table:table-cell>
          <table:table-cell office:value-type="float" office:value="401.722929159324">
            <text:p>401.7229291593</text:p>
          </table:table-cell>
          <table:table-cell office:value-type="float" office:value="259.28980646323">
            <text:p>259.2898064632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09.898391431567">
            <text:p>109.8983914316</text:p>
          </table:table-cell>
          <table:table-cell office:value-type="float" office:value="500">
            <text:p>500</text:p>
          </table:table-cell>
          <table:table-cell office:value-type="float" office:value="395.146299483955">
            <text:p>395.146299484</text:p>
          </table:table-cell>
          <table:table-cell office:value-type="float" office:value="0">
            <text:p>0</text:p>
          </table:table-cell>
          <table:table-cell office:value-type="float" office:value="390.475463071596">
            <text:p>390.4754630716</text:p>
          </table:table-cell>
          <table:table-cell office:value-type="float" office:value="351.926905416732">
            <text:p>351.9269054167</text:p>
          </table:table-cell>
          <table:table-cell office:value-type="float" office:value="486.043375073914">
            <text:p>486.0433750739</text:p>
          </table:table-cell>
          <table:table-cell office:value-type="float" office:value="327.597358047173">
            <text:p>327.5973580472</text:p>
          </table:table-cell>
          <table:table-cell office:value-type="float" office:value="500">
            <text:p>500</text:p>
          </table:table-cell>
          <table:table-cell office:value-type="float" office:value="363.868203270272">
            <text:p>363.8682032703</text:p>
          </table:table-cell>
          <table:table-cell office:value-type="float" office:value="35.3224549306548">
            <text:p>35.3224549307</text:p>
          </table:table-cell>
          <table:table-cell office:value-type="float" office:value="146.377235698649">
            <text:p>146.3772356986</text:p>
          </table:table-cell>
          <table:table-cell office:value-type="float" office:value="299.987103240869">
            <text:p>299.9871032409</text:p>
          </table:table-cell>
          <table:table-cell office:value-type="float" office:value="119.58448421618">
            <text:p>119.5844842162</text:p>
          </table:table-cell>
          <table:table-cell office:value-type="float" office:value="295.424769577397">
            <text:p>295.4247695774</text:p>
          </table:table-cell>
          <table:table-cell office:value-type="float" office:value="0">
            <text:p>0</text:p>
          </table:table-cell>
          <table:table-cell office:value-type="float" office:value="77.3503098163436">
            <text:p>77.3503098163</text:p>
          </table:table-cell>
          <table:table-cell office:value-type="float" office:value="272.120179236841">
            <text:p>272.1201792368</text:p>
          </table:table-cell>
          <table:table-cell office:value-type="float" office:value="138.314701825762">
            <text:p>138.3147018258</text:p>
          </table:table-cell>
          <table:table-cell office:value-type="float" office:value="0">
            <text:p>0</text:p>
          </table:table-cell>
          <table:table-cell office:value-type="float" office:value="87.4029123695316">
            <text:p>87.4029123695</text:p>
          </table:table-cell>
          <table:table-cell office:value-type="float" office:value="158.51280535432">
            <text:p>158.5128053543</text:p>
          </table:table-cell>
          <table:table-cell office:value-type="float" office:value="9.59289622271215">
            <text:p>9.5928962227</text:p>
          </table:table-cell>
          <table:table-cell office:value-type="float" office:value="368.998890291123">
            <text:p>368.9988902911</text:p>
          </table:table-cell>
          <table:table-cell office:value-type="float" office:value="389.32993253909">
            <text:p>389.3299325391</text:p>
          </table:table-cell>
          <table:table-cell office:value-type="float" office:value="0">
            <text:p>0</text:p>
          </table:table-cell>
          <table:table-cell office:value-type="float" office:value="140.207426648267">
            <text:p>140.2074266483</text:p>
          </table:table-cell>
          <table:table-cell office:value-type="float" office:value="415.50447515049">
            <text:p>415.5044751505</text:p>
          </table:table-cell>
          <table:table-cell office:value-type="float" office:value="500">
            <text:p>500</text:p>
          </table:table-cell>
          <table:table-cell office:value-type="float" office:value="435.049024693061">
            <text:p>435.0490246931</text:p>
          </table:table-cell>
          <table:table-cell table:number-columns-repeated="2" office:value-type="float" office:value="0">
            <text:p>0</text:p>
          </table:table-cell>
          <table:table-cell office:value-type="float" office:value="275.736435721322">
            <text:p>275.736435721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10.960529359854">
            <text:p>210.9605293599</text:p>
          </table:table-cell>
          <table:table-cell office:value-type="float" office:value="0">
            <text:p>0</text:p>
          </table:table-cell>
          <table:table-cell office:value-type="float" office:value="220.396543820425">
            <text:p>220.3965438204</text:p>
          </table:table-cell>
          <table:table-cell office:value-type="float" office:value="52.0103869059839">
            <text:p>52.010386906</text:p>
          </table:table-cell>
          <table:table-cell office:value-type="float" office:value="470.533637676546">
            <text:p>470.5336376765</text:p>
          </table:table-cell>
          <table:table-cell office:value-type="float" office:value="351.033497775802">
            <text:p>351.0334977758</text:p>
          </table:table-cell>
          <table:table-cell office:value-type="float" office:value="11.1715336041995">
            <text:p>11.1715336042</text:p>
          </table:table-cell>
          <table:table-cell office:value-type="float" office:value="0">
            <text:p>0</text:p>
          </table:table-cell>
          <table:table-cell office:value-type="float" office:value="216.772417822084">
            <text:p>216.772417822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95.067906304028">
            <text:p>195.067906304</text:p>
          </table:table-cell>
          <table:table-cell office:value-type="float" office:value="500">
            <text:p>500</text:p>
          </table:table-cell>
          <table:table-cell office:value-type="float" office:value="338.179898102903">
            <text:p>338.1798981029</text:p>
          </table:table-cell>
          <table:table-cell office:value-type="float" office:value="392.297020062367">
            <text:p>392.2970200624</text:p>
          </table:table-cell>
          <table:table-cell office:value-type="float" office:value="0">
            <text:p>0</text:p>
          </table:table-cell>
          <table:table-cell office:value-type="float" office:value="200.993791772584">
            <text:p>200.9937917726</text:p>
          </table:table-cell>
          <table:table-cell table:number-columns-repeated="3" office:value-type="float" office:value="0">
            <text:p>0</text:p>
          </table:table-cell>
          <table:table-cell office:value-type="float" office:value="153.440574487613">
            <text:p>153.4405744876</text:p>
          </table:table-cell>
          <table:table-cell office:value-type="float" office:value="318.852524590995">
            <text:p>318.852524591</text:p>
          </table:table-cell>
          <table:table-cell office:value-type="float" office:value="234.228124400624">
            <text:p>234.2281244006</text:p>
          </table:table-cell>
          <table:table-cell office:value-type="float" office:value="26.234915520917">
            <text:p>26.2349155209</text:p>
          </table:table-cell>
          <table:table-cell office:value-type="float" office:value="168.083141968407">
            <text:p>168.0831419684</text:p>
          </table:table-cell>
          <table:table-cell office:value-type="float" office:value="445.848260885786">
            <text:p>445.8482608858</text:p>
          </table:table-cell>
          <table:table-cell office:value-type="float" office:value="275.222540772311">
            <text:p>275.2225407723</text:p>
          </table:table-cell>
          <table:table-cell office:value-type="float" office:value="44.869192290955">
            <text:p>44.869192291</text:p>
          </table:table-cell>
          <table:table-cell office:value-type="float" office:value="468.092678420495">
            <text:p>468.0926784205</text:p>
          </table:table-cell>
          <table:table-cell office:value-type="float" office:value="73.2164546104824">
            <text:p>73.2164546105</text:p>
          </table:table-cell>
          <table:table-cell office:value-type="float" office:value="0">
            <text:p>0</text:p>
          </table:table-cell>
          <table:table-cell office:value-type="float" office:value="422.138062648593">
            <text:p>422.1380626486</text:p>
          </table:table-cell>
          <table:table-cell office:value-type="float" office:value="410.928772938676">
            <text:p>410.928772938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79.490175921212">
            <text:p>279.4901759212</text:p>
          </table:table-cell>
          <table:table-cell office:value-type="float" office:value="449.774783751689">
            <text:p>449.7747837517</text:p>
          </table:table-cell>
          <table:table-cell office:value-type="float" office:value="57.2962125625498">
            <text:p>57.2962125625</text:p>
          </table:table-cell>
          <table:table-cell office:value-type="float" office:value="371.00188099122">
            <text:p>371.0018809912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864"/>
        </table:table-row>
        <table:table-row table:style-name="ro1">
          <table:table-cell office:value-type="string">
            <text:p>販売量</text:p>
          </table:table-cell>
          <table:table-cell office:value-type="float" office:value="320.615617684991">
            <text:p>320.615617685</text:p>
          </table:table-cell>
          <table:table-cell office:value-type="float" office:value="325.91867156357">
            <text:p>325.9186715636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9.7125434199841">
            <text:p>49.71254342</text:p>
          </table:table-cell>
          <table:table-cell office:value-type="float" office:value="0">
            <text:p>0</text:p>
          </table:table-cell>
          <table:table-cell office:value-type="float" office:value="200.952885262357">
            <text:p>200.9528852624</text:p>
          </table:table-cell>
          <table:table-cell office:value-type="float" office:value="500">
            <text:p>500</text:p>
          </table:table-cell>
          <table:table-cell office:value-type="float" office:value="102.035727392084">
            <text:p>102.0357273921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73.82690155061">
            <text:p>473.8269015506</text:p>
          </table:table-cell>
          <table:table-cell office:value-type="float" office:value="379.31285522057">
            <text:p>379.3128552206</text:p>
          </table:table-cell>
          <table:table-cell office:value-type="float" office:value="353.68936524692">
            <text:p>353.6893652469</text:p>
          </table:table-cell>
          <table:table-cell office:value-type="float" office:value="10.6761695443342">
            <text:p>10.6761695443</text:p>
          </table:table-cell>
          <table:table-cell table:number-columns-repeated="2" office:value-type="float" office:value="0">
            <text:p>0</text:p>
          </table:table-cell>
          <table:table-cell office:value-type="float" office:value="345.251308767559">
            <text:p>345.2513087676</text:p>
          </table:table-cell>
          <table:table-cell office:value-type="float" office:value="500">
            <text:p>500</text:p>
          </table:table-cell>
          <table:table-cell office:value-type="float" office:value="171.469787389156">
            <text:p>171.4697873892</text:p>
          </table:table-cell>
          <table:table-cell office:value-type="float" office:value="0">
            <text:p>0</text:p>
          </table:table-cell>
          <table:table-cell office:value-type="float" office:value="115.950700645475">
            <text:p>115.9507006455</text:p>
          </table:table-cell>
          <table:table-cell office:value-type="float" office:value="459.16951902718">
            <text:p>459.169519027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67.859343013162">
            <text:p>467.8593430132</text:p>
          </table:table-cell>
          <table:table-cell office:value-type="float" office:value="427.074153089152">
            <text:p>427.0741530892</text:p>
          </table:table-cell>
          <table:table-cell office:value-type="float" office:value="0">
            <text:p>0</text:p>
          </table:table-cell>
          <table:table-cell office:value-type="float" office:value="286.454311988714">
            <text:p>286.4543119887</text:p>
          </table:table-cell>
          <table:table-cell office:value-type="float" office:value="500">
            <text:p>500</text:p>
          </table:table-cell>
          <table:table-cell office:value-type="float" office:value="395.699812293916">
            <text:p>395.6998122939</text:p>
          </table:table-cell>
          <table:table-cell office:value-type="float" office:value="173.089889713152">
            <text:p>173.0898897132</text:p>
          </table:table-cell>
          <table:table-cell office:value-type="float" office:value="496.069954590468">
            <text:p>496.0699545905</text:p>
          </table:table-cell>
          <table:table-cell office:value-type="float" office:value="406.994627448224">
            <text:p>406.9946274482</text:p>
          </table:table-cell>
          <table:table-cell office:value-type="float" office:value="398.400095898462">
            <text:p>398.4000958985</text:p>
          </table:table-cell>
          <table:table-cell office:value-type="float" office:value="265.266887306632">
            <text:p>265.2668873066</text:p>
          </table:table-cell>
          <table:table-cell office:value-type="float" office:value="276.841427633417">
            <text:p>276.8414276334</text:p>
          </table:table-cell>
          <table:table-cell office:value-type="float" office:value="77.6508544936487">
            <text:p>77.6508544936</text:p>
          </table:table-cell>
          <table:table-cell office:value-type="float" office:value="260.189061178717">
            <text:p>260.1890611787</text:p>
          </table:table-cell>
          <table:table-cell office:value-type="float" office:value="420.856936322445">
            <text:p>420.8569363224</text:p>
          </table:table-cell>
          <table:table-cell office:value-type="float" office:value="500">
            <text:p>500</text:p>
          </table:table-cell>
          <table:table-cell office:value-type="float" office:value="210.735705709407">
            <text:p>210.7357057094</text:p>
          </table:table-cell>
          <table:table-cell office:value-type="float" office:value="468.88395284879">
            <text:p>468.8839528488</text:p>
          </table:table-cell>
          <table:table-cell office:value-type="float" office:value="147.794261245103">
            <text:p>147.7942612451</text:p>
          </table:table-cell>
          <table:table-cell office:value-type="float" office:value="0">
            <text:p>0</text:p>
          </table:table-cell>
          <table:table-cell office:value-type="float" office:value="60.0093728470185">
            <text:p>60.009372847</text:p>
          </table:table-cell>
          <table:table-cell office:value-type="float" office:value="221.858445466183">
            <text:p>221.8584454662</text:p>
          </table:table-cell>
          <table:table-cell office:value-type="float" office:value="227.263556092687">
            <text:p>227.2635560927</text:p>
          </table:table-cell>
          <table:table-cell office:value-type="float" office:value="488.384385751842">
            <text:p>488.38438575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96.267757565702">
            <text:p>396.2677575657</text:p>
          </table:table-cell>
          <table:table-cell office:value-type="float" office:value="237.461047725102">
            <text:p>237.4610477251</text:p>
          </table:table-cell>
          <table:table-cell office:value-type="float" office:value="166.770890010612">
            <text:p>166.7708900106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224.90214064732">
            <text:p>224.9021406473</text:p>
          </table:table-cell>
          <table:table-cell office:value-type="float" office:value="208.024155863785">
            <text:p>208.0241558638</text:p>
          </table:table-cell>
          <table:table-cell office:value-type="float" office:value="47.2146642633045">
            <text:p>47.2146642633</text:p>
          </table:table-cell>
          <table:table-cell office:value-type="float" office:value="164.267410693023">
            <text:p>164.267410693</text:p>
          </table:table-cell>
          <table:table-cell office:value-type="float" office:value="87.1605578859248">
            <text:p>87.1605578859</text:p>
          </table:table-cell>
          <table:table-cell office:value-type="float" office:value="397.298658045124">
            <text:p>397.2986580451</text:p>
          </table:table-cell>
          <table:table-cell office:value-type="float" office:value="464.615054511442">
            <text:p>464.6150545114</text:p>
          </table:table-cell>
          <table:table-cell office:value-type="float" office:value="269.627791029417">
            <text:p>269.6277910294</text:p>
          </table:table-cell>
          <table:table-cell office:value-type="float" office:value="500">
            <text:p>500</text:p>
          </table:table-cell>
          <table:table-cell office:value-type="float" office:value="7.25454495683758">
            <text:p>7.254544956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55.7013811384791">
            <text:p>55.7013811385</text:p>
          </table:table-cell>
          <table:table-cell office:value-type="float" office:value="308.133271300239">
            <text:p>308.13327130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22.573054045409">
            <text:p>222.5730540454</text:p>
          </table:table-cell>
          <table:table-cell office:value-type="float" office:value="359.650309653817">
            <text:p>359.6503096538</text:p>
          </table:table-cell>
          <table:table-cell office:value-type="float" office:value="500">
            <text:p>500</text:p>
          </table:table-cell>
          <table:table-cell office:value-type="float" office:value="427.314423012642">
            <text:p>427.3144230126</text:p>
          </table:table-cell>
          <table:table-cell office:value-type="float" office:value="346.580608438579">
            <text:p>346.5806084386</text:p>
          </table:table-cell>
          <table:table-cell office:value-type="float" office:value="242.889948038863">
            <text:p>242.8899480389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88.460145078849">
            <text:p>388.4601450788</text:p>
          </table:table-cell>
          <table:table-cell office:value-type="float" office:value="417.940631946879">
            <text:p>417.9406319469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5.8339600682452">
            <text:p>25.8339600682</text:p>
          </table:table-cell>
          <table:table-cell office:value-type="float" office:value="0">
            <text:p>0</text:p>
          </table:table-cell>
          <table:table-cell office:value-type="float" office:value="315.797161252325">
            <text:p>315.7971612523</text:p>
          </table:table-cell>
          <table:table-cell table:number-columns-repeated="2" office:value-type="float" office:value="0">
            <text:p>0</text:p>
          </table:table-cell>
          <table:table-cell office:value-type="float" office:value="53.6667769571608">
            <text:p>53.6667769572</text:p>
          </table:table-cell>
          <table:table-cell table:number-columns-repeated="864"/>
        </table:table-row>
        <table:table-row table:style-name="ro1">
          <table:table-cell office:value-type="string">
            <text:p>電力の売値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電力の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購入量</text:p>
          </table:table-cell>
          <table:table-cell office:value-type="float" office:value="201.115765454268">
            <text:p>201.1157654543</text:p>
          </table:table-cell>
          <table:table-cell office:value-type="float" office:value="379.997993525136">
            <text:p>379.9979935251</text:p>
          </table:table-cell>
          <table:table-cell office:value-type="float" office:value="500">
            <text:p>500</text:p>
          </table:table-cell>
          <table:table-cell office:value-type="float" office:value="453.294971771206">
            <text:p>453.294971771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05.229095160426">
            <text:p>305.2290951604</text:p>
          </table:table-cell>
          <table:table-cell office:value-type="float" office:value="174.791182957614">
            <text:p>174.7911829576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419.026283367909">
            <text:p>419.0262833679</text:p>
          </table:table-cell>
          <table:table-cell office:value-type="float" office:value="0">
            <text:p>0</text:p>
          </table:table-cell>
          <table:table-cell office:value-type="float" office:value="240.909705143007">
            <text:p>240.909705143</text:p>
          </table:table-cell>
          <table:table-cell office:value-type="float" office:value="0">
            <text:p>0</text:p>
          </table:table-cell>
          <table:table-cell office:value-type="float" office:value="276.20347825112">
            <text:p>276.2034782511</text:p>
          </table:table-cell>
          <table:table-cell office:value-type="float" office:value="166.876164242827">
            <text:p>166.8761642428</text:p>
          </table:table-cell>
          <table:table-cell office:value-type="float" office:value="205.613493021822">
            <text:p>205.6134930218</text:p>
          </table:table-cell>
          <table:table-cell office:value-type="float" office:value="482.572665694214">
            <text:p>482.5726656942</text:p>
          </table:table-cell>
          <table:table-cell office:value-type="float" office:value="311.612989313837">
            <text:p>311.6129893138</text:p>
          </table:table-cell>
          <table:table-cell office:value-type="float" office:value="156.773905857542">
            <text:p>156.773905857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07.925636836672">
            <text:p>407.9256368367</text:p>
          </table:table-cell>
          <table:table-cell office:value-type="float" office:value="104.873773566664">
            <text:p>104.8737735667</text:p>
          </table:table-cell>
          <table:table-cell office:value-type="float" office:value="0">
            <text:p>0</text:p>
          </table:table-cell>
          <table:table-cell office:value-type="float" office:value="256.802156815509">
            <text:p>256.802156815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8.2246057355895">
            <text:p>98.2246057356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68.477321647185">
            <text:p>168.4773216472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151.879292859377">
            <text:p>151.8792928594</text:p>
          </table:table-cell>
          <table:table-cell table:number-columns-repeated="4" office:value-type="float" office:value="0">
            <text:p>0</text:p>
          </table:table-cell>
          <table:table-cell office:value-type="float" office:value="488.406000582204">
            <text:p>488.4060005822</text:p>
          </table:table-cell>
          <table:table-cell office:value-type="float" office:value="0">
            <text:p>0</text:p>
          </table:table-cell>
          <table:table-cell office:value-type="float" office:value="228.507868694804">
            <text:p>228.5078686948</text:p>
          </table:table-cell>
          <table:table-cell office:value-type="float" office:value="265.694867759439">
            <text:p>265.6948677594</text:p>
          </table:table-cell>
          <table:table-cell office:value-type="float" office:value="276.587691747819">
            <text:p>276.5876917478</text:p>
          </table:table-cell>
          <table:table-cell office:value-type="float" office:value="0">
            <text:p>0</text:p>
          </table:table-cell>
          <table:table-cell office:value-type="float" office:value="263.821906268819">
            <text:p>263.8219062688</text:p>
          </table:table-cell>
          <table:table-cell office:value-type="float" office:value="0">
            <text:p>0</text:p>
          </table:table-cell>
          <table:table-cell office:value-type="float" office:value="154.203968245783">
            <text:p>154.2039682458</text:p>
          </table:table-cell>
          <table:table-cell office:value-type="float" office:value="500">
            <text:p>500</text:p>
          </table:table-cell>
          <table:table-cell office:value-type="float" office:value="206.277958430036">
            <text:p>206.27795843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10.22864947814">
            <text:p>110.2286494781</text:p>
          </table:table-cell>
          <table:table-cell office:value-type="float" office:value="468.238263091527">
            <text:p>468.2382630915</text:p>
          </table:table-cell>
          <table:table-cell office:value-type="float" office:value="389.172486856367">
            <text:p>389.1724868564</text:p>
          </table:table-cell>
          <table:table-cell office:value-type="float" office:value="500">
            <text:p>500</text:p>
          </table:table-cell>
          <table:table-cell office:value-type="float" office:value="465.500694539961">
            <text:p>465.50069454</text:p>
          </table:table-cell>
          <table:table-cell office:value-type="float" office:value="263.063977184702">
            <text:p>263.0639771847</text:p>
          </table:table-cell>
          <table:table-cell office:value-type="float" office:value="115.763224888624">
            <text:p>115.7632248886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143.318467676792">
            <text:p>143.3184676768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372.227028489164">
            <text:p>372.2270284892</text:p>
          </table:table-cell>
          <table:table-cell office:value-type="float" office:value="0">
            <text:p>0</text:p>
          </table:table-cell>
          <table:table-cell office:value-type="float" office:value="366.350554707183">
            <text:p>366.3505547072</text:p>
          </table:table-cell>
          <table:table-cell office:value-type="float" office:value="0">
            <text:p>0</text:p>
          </table:table-cell>
          <table:table-cell office:value-type="float" office:value="220.570142501522">
            <text:p>220.5701425015</text:p>
          </table:table-cell>
          <table:table-cell office:value-type="float" office:value="500">
            <text:p>500</text:p>
          </table:table-cell>
          <table:table-cell office:value-type="float" office:value="2.22400843146647">
            <text:p>2.2240084315</text:p>
          </table:table-cell>
          <table:table-cell office:value-type="float" office:value="458.526962826327">
            <text:p>458.5269628263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1.14548424093">
            <text:p>151.1454842409</text:p>
          </table:table-cell>
          <table:table-cell office:value-type="float" office:value="330.547968513934">
            <text:p>330.5479685139</text:p>
          </table:table-cell>
          <table:table-cell office:value-type="float" office:value="23.7663347771899">
            <text:p>23.7663347772</text:p>
          </table:table-cell>
          <table:table-cell office:value-type="float" office:value="0">
            <text:p>0</text:p>
          </table:table-cell>
          <table:table-cell office:value-type="float" office:value="399.471974096713">
            <text:p>399.4719740967</text:p>
          </table:table-cell>
          <table:table-cell office:value-type="float" office:value="448.113553577099">
            <text:p>448.1135535771</text:p>
          </table:table-cell>
          <table:table-cell office:value-type="float" office:value="0">
            <text:p>0</text:p>
          </table:table-cell>
          <table:table-cell office:value-type="float" office:value="42.4839557893668">
            <text:p>42.4839557894</text:p>
          </table:table-cell>
          <table:table-cell office:value-type="float" office:value="497.390775780339">
            <text:p>497.3907757803</text:p>
          </table:table-cell>
          <table:table-cell table:number-columns-repeated="2" office:value-type="float" office:value="500">
            <text:p>500</text:p>
          </table:table-cell>
          <table:table-cell table:number-columns-repeated="864"/>
        </table:table-row>
        <table:table-row table:style-name="ro1">
          <table:table-cell office:value-type="string">
            <text:p>販売量</text:p>
          </table:table-cell>
          <table:table-cell office:value-type="float" office:value="304.006604078232">
            <text:p>304.0066040782</text:p>
          </table:table-cell>
          <table:table-cell office:value-type="float" office:value="292.87175883554">
            <text:p>292.8717588355</text:p>
          </table:table-cell>
          <table:table-cell office:value-type="float" office:value="228.592203240928">
            <text:p>228.5922032409</text:p>
          </table:table-cell>
          <table:table-cell office:value-type="float" office:value="148.368182725545">
            <text:p>148.3681827255</text:p>
          </table:table-cell>
          <table:table-cell office:value-type="float" office:value="223.42044882981">
            <text:p>223.4204488298</text:p>
          </table:table-cell>
          <table:table-cell office:value-type="float" office:value="157.986988037258">
            <text:p>157.9869880373</text:p>
          </table:table-cell>
          <table:table-cell office:value-type="float" office:value="215.182836991">
            <text:p>215.182836991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5.823170891478">
            <text:p>195.8231708915</text:p>
          </table:table-cell>
          <table:table-cell office:value-type="float" office:value="0">
            <text:p>0</text:p>
          </table:table-cell>
          <table:table-cell office:value-type="float" office:value="182.524624993083">
            <text:p>182.5246249931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21.0470489475582">
            <text:p>21.0470489476</text:p>
          </table:table-cell>
          <table:table-cell office:value-type="float" office:value="0">
            <text:p>0</text:p>
          </table:table-cell>
          <table:table-cell office:value-type="float" office:value="302.98268340144">
            <text:p>302.9826834014</text:p>
          </table:table-cell>
          <table:table-cell office:value-type="float" office:value="500">
            <text:p>500</text:p>
          </table:table-cell>
          <table:table-cell office:value-type="float" office:value="125.596074134358">
            <text:p>125.5960741344</text:p>
          </table:table-cell>
          <table:table-cell table:number-columns-repeated="2" office:value-type="float" office:value="0">
            <text:p>0</text:p>
          </table:table-cell>
          <table:table-cell office:value-type="float" office:value="67.6876214998194">
            <text:p>67.6876214998</text:p>
          </table:table-cell>
          <table:table-cell office:value-type="float" office:value="0">
            <text:p>0</text:p>
          </table:table-cell>
          <table:table-cell office:value-type="float" office:value="62.6295240601313">
            <text:p>62.6295240601</text:p>
          </table:table-cell>
          <table:table-cell table:number-columns-repeated="5"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424.379644068773">
            <text:p>424.3796440688</text:p>
          </table:table-cell>
          <table:table-cell office:value-type="float" office:value="473.486578153538">
            <text:p>473.4865781535</text:p>
          </table:table-cell>
          <table:table-cell office:value-type="float" office:value="500">
            <text:p>500</text:p>
          </table:table-cell>
          <table:table-cell office:value-type="float" office:value="321.402000101069">
            <text:p>321.4020001011</text:p>
          </table:table-cell>
          <table:table-cell office:value-type="float" office:value="450.339660078238">
            <text:p>450.3396600782</text:p>
          </table:table-cell>
          <table:table-cell office:value-type="float" office:value="0">
            <text:p>0</text:p>
          </table:table-cell>
          <table:table-cell office:value-type="float" office:value="434.131614276635">
            <text:p>434.1316142766</text:p>
          </table:table-cell>
          <table:table-cell office:value-type="float" office:value="359.791324147465">
            <text:p>359.7913241475</text:p>
          </table:table-cell>
          <table:table-cell office:value-type="float" office:value="189.87778388298">
            <text:p>189.877783883</text:p>
          </table:table-cell>
          <table:table-cell office:value-type="float" office:value="480.974978499848">
            <text:p>480.9749784998</text:p>
          </table:table-cell>
          <table:table-cell table:number-columns-repeated="2" office:value-type="float" office:value="0">
            <text:p>0</text:p>
          </table:table-cell>
          <table:table-cell office:value-type="float" office:value="155.94853883671">
            <text:p>155.9485388367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03.167555695789">
            <text:p>303.1675556958</text:p>
          </table:table-cell>
          <table:table-cell office:value-type="float" office:value="248.309216459748">
            <text:p>248.3092164597</text:p>
          </table:table-cell>
          <table:table-cell office:value-type="float" office:value="121.760019773487">
            <text:p>121.7600197735</text:p>
          </table:table-cell>
          <table:table-cell office:value-type="float" office:value="322.987435169407">
            <text:p>322.9874351694</text:p>
          </table:table-cell>
          <table:table-cell office:value-type="float" office:value="270.812731842366">
            <text:p>270.8127318424</text:p>
          </table:table-cell>
          <table:table-cell office:value-type="float" office:value="329.497399066702">
            <text:p>329.4973990667</text:p>
          </table:table-cell>
          <table:table-cell office:value-type="float" office:value="0">
            <text:p>0</text:p>
          </table:table-cell>
          <table:table-cell office:value-type="float" office:value="158.909051112278">
            <text:p>158.9090511123</text:p>
          </table:table-cell>
          <table:table-cell office:value-type="float" office:value="500">
            <text:p>500</text:p>
          </table:table-cell>
          <table:table-cell office:value-type="float" office:value="2.44481493501928">
            <text:p>2.444814935</text:p>
          </table:table-cell>
          <table:table-cell office:value-type="float" office:value="39.6380797031444">
            <text:p>39.6380797031</text:p>
          </table:table-cell>
          <table:table-cell office:value-type="float" office:value="431.099720477836">
            <text:p>431.099720477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96.165260086203">
            <text:p>396.1652600862</text:p>
          </table:table-cell>
          <table:table-cell table:number-columns-repeated="2" office:value-type="float" office:value="0">
            <text:p>0</text:p>
          </table:table-cell>
          <table:table-cell office:value-type="float" office:value="376.231122562346">
            <text:p>376.2311225623</text:p>
          </table:table-cell>
          <table:table-cell office:value-type="float" office:value="17.0050133547505">
            <text:p>17.0050133548</text:p>
          </table:table-cell>
          <table:table-cell office:value-type="float" office:value="500">
            <text:p>500</text:p>
          </table:table-cell>
          <table:table-cell office:value-type="float" office:value="187.693560252288">
            <text:p>187.6935602523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5.331940100375">
            <text:p>325.3319401004</text:p>
          </table:table-cell>
          <table:table-cell office:value-type="float" office:value="0">
            <text:p>0</text:p>
          </table:table-cell>
          <table:table-cell office:value-type="float" office:value="205.216818132256">
            <text:p>205.2168181323</text:p>
          </table:table-cell>
          <table:table-cell office:value-type="float" office:value="221.755704168452">
            <text:p>221.7557041685</text:p>
          </table:table-cell>
          <table:table-cell office:value-type="float" office:value="344.397474391473">
            <text:p>344.3974743915</text:p>
          </table:table-cell>
          <table:table-cell office:value-type="float" office:value="500">
            <text:p>500</text:p>
          </table:table-cell>
          <table:table-cell office:value-type="float" office:value="16.1199683311357">
            <text:p>16.1199683311</text:p>
          </table:table-cell>
          <table:table-cell office:value-type="float" office:value="254.685857455692">
            <text:p>254.6858574557</text:p>
          </table:table-cell>
          <table:table-cell office:value-type="float" office:value="500">
            <text:p>500</text:p>
          </table:table-cell>
          <table:table-cell office:value-type="float" office:value="225.710662126318">
            <text:p>225.7106621263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94.174247372194">
            <text:p>194.1742473722</text:p>
          </table:table-cell>
          <table:table-cell office:value-type="float" office:value="500">
            <text:p>500</text:p>
          </table:table-cell>
          <table:table-cell office:value-type="float" office:value="215.092687803606">
            <text:p>215.0926878036</text:p>
          </table:table-cell>
          <table:table-cell office:value-type="float" office:value="298.517256682935">
            <text:p>298.5172566829</text:p>
          </table:table-cell>
          <table:table-cell office:value-type="float" office:value="0">
            <text:p>0</text:p>
          </table:table-cell>
          <table:table-cell office:value-type="float" office:value="334.715416253816">
            <text:p>334.7154162538</text:p>
          </table:table-cell>
          <table:table-cell office:value-type="float" office:value="437.863114977302">
            <text:p>437.8631149773</text:p>
          </table:table-cell>
          <table:table-cell office:value-type="float" office:value="0">
            <text:p>0</text:p>
          </table:table-cell>
          <table:table-cell office:value-type="float" office:value="20.075126358438">
            <text:p>20.0751263584</text:p>
          </table:table-cell>
          <table:table-cell office:value-type="float" office:value="332.277801616151">
            <text:p>332.2778016162</text:p>
          </table:table-cell>
          <table:table-cell table:number-columns-repeated="864"/>
        </table:table-row>
        <table:table-row table:style-name="ro1">
          <table:table-cell office:value-type="string">
            <text:p>電力の売値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電力の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購入量</text:p>
          </table:table-cell>
          <table:table-cell office:value-type="float" office:value="229.823110184334">
            <text:p>229.8231101843</text:p>
          </table:table-cell>
          <table:table-cell office:value-type="float" office:value="459.464146052428">
            <text:p>459.4641460524</text:p>
          </table:table-cell>
          <table:table-cell office:value-type="float" office:value="321.808845360497">
            <text:p>321.8088453605</text:p>
          </table:table-cell>
          <table:table-cell office:value-type="float" office:value="0">
            <text:p>0</text:p>
          </table:table-cell>
          <table:table-cell office:value-type="float" office:value="366.351052526063">
            <text:p>366.3510525261</text:p>
          </table:table-cell>
          <table:table-cell office:value-type="float" office:value="500">
            <text:p>500</text:p>
          </table:table-cell>
          <table:table-cell office:value-type="float" office:value="319.048610378354">
            <text:p>319.0486103784</text:p>
          </table:table-cell>
          <table:table-cell office:value-type="float" office:value="0">
            <text:p>0</text:p>
          </table:table-cell>
          <table:table-cell office:value-type="float" office:value="244.029529389831">
            <text:p>244.0295293898</text:p>
          </table:table-cell>
          <table:table-cell office:value-type="float" office:value="344.061423641669">
            <text:p>344.0614236417</text:p>
          </table:table-cell>
          <table:table-cell office:value-type="float" office:value="202.926085070908">
            <text:p>202.926085070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99.005311081412">
            <text:p>299.005311081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76.146554848398">
            <text:p>376.1465548484</text:p>
          </table:table-cell>
          <table:table-cell office:value-type="float" office:value="339.381453747382">
            <text:p>339.3814537474</text:p>
          </table:table-cell>
          <table:table-cell office:value-type="float" office:value="0">
            <text:p>0</text:p>
          </table:table-cell>
          <table:table-cell office:value-type="float" office:value="56.8577258715155">
            <text:p>56.8577258715</text:p>
          </table:table-cell>
          <table:table-cell office:value-type="float" office:value="0">
            <text:p>0</text:p>
          </table:table-cell>
          <table:table-cell office:value-type="float" office:value="373.232133918046">
            <text:p>373.232133918</text:p>
          </table:table-cell>
          <table:table-cell office:value-type="float" office:value="199.835775897543">
            <text:p>199.8357758975</text:p>
          </table:table-cell>
          <table:table-cell office:value-type="float" office:value="343.80130323376">
            <text:p>343.8013032338</text:p>
          </table:table-cell>
          <table:table-cell office:value-type="float" office:value="466.394030273169">
            <text:p>466.3940302732</text:p>
          </table:table-cell>
          <table:table-cell office:value-type="float" office:value="500">
            <text:p>500</text:p>
          </table:table-cell>
          <table:table-cell office:value-type="float" office:value="239.454834352426">
            <text:p>239.4548343524</text:p>
          </table:table-cell>
          <table:table-cell table:number-columns-repeated="2" office:value-type="float" office:value="0">
            <text:p>0</text:p>
          </table:table-cell>
          <table:table-cell office:value-type="float" office:value="198.546362433214">
            <text:p>198.5463624332</text:p>
          </table:table-cell>
          <table:table-cell office:value-type="float" office:value="264.705714612515">
            <text:p>264.7057146125</text:p>
          </table:table-cell>
          <table:table-cell office:value-type="float" office:value="237.042458099945">
            <text:p>237.0424580999</text:p>
          </table:table-cell>
          <table:table-cell office:value-type="float" office:value="11.6488765310558">
            <text:p>11.6488765311</text:p>
          </table:table-cell>
          <table:table-cell office:value-type="float" office:value="366.596633235233">
            <text:p>366.5966332352</text:p>
          </table:table-cell>
          <table:table-cell office:value-type="float" office:value="0">
            <text:p>0</text:p>
          </table:table-cell>
          <table:table-cell office:value-type="float" office:value="251.092857666055">
            <text:p>251.0928576661</text:p>
          </table:table-cell>
          <table:table-cell office:value-type="float" office:value="0">
            <text:p>0</text:p>
          </table:table-cell>
          <table:table-cell office:value-type="float" office:value="237.923275261616">
            <text:p>237.9232752616</text:p>
          </table:table-cell>
          <table:table-cell office:value-type="float" office:value="155.516610469164">
            <text:p>155.5166104692</text:p>
          </table:table-cell>
          <table:table-cell table:number-columns-repeated="2" office:value-type="float" office:value="0">
            <text:p>0</text:p>
          </table:table-cell>
          <table:table-cell office:value-type="float" office:value="282.411354732998">
            <text:p>282.411354733</text:p>
          </table:table-cell>
          <table:table-cell office:value-type="float" office:value="271.688373920809">
            <text:p>271.688373920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64.5541525179459">
            <text:p>64.5541525179</text:p>
          </table:table-cell>
          <table:table-cell office:value-type="float" office:value="454.21779172027">
            <text:p>454.2177917203</text:p>
          </table:table-cell>
          <table:table-cell office:value-type="float" office:value="30.9829769832768">
            <text:p>30.9829769833</text:p>
          </table:table-cell>
          <table:table-cell office:value-type="float" office:value="350.943361393331">
            <text:p>350.9433613933</text:p>
          </table:table-cell>
          <table:table-cell office:value-type="float" office:value="58.7810548027693">
            <text:p>58.7810548028</text:p>
          </table:table-cell>
          <table:table-cell office:value-type="float" office:value="48.7024271791972">
            <text:p>48.7024271792</text:p>
          </table:table-cell>
          <table:table-cell office:value-type="float" office:value="500">
            <text:p>500</text:p>
          </table:table-cell>
          <table:table-cell office:value-type="float" office:value="423.002451452864">
            <text:p>423.0024514529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2.9162412240498">
            <text:p>22.916241224</text:p>
          </table:table-cell>
          <table:table-cell office:value-type="float" office:value="0">
            <text:p>0</text:p>
          </table:table-cell>
          <table:table-cell office:value-type="float" office:value="20.4048832269805">
            <text:p>20.404883227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170.971238360501">
            <text:p>170.9712383605</text:p>
          </table:table-cell>
          <table:table-cell table:number-columns-repeated="2" office:value-type="float" office:value="0">
            <text:p>0</text:p>
          </table:table-cell>
          <table:table-cell office:value-type="float" office:value="264.396108142452">
            <text:p>264.3961081425</text:p>
          </table:table-cell>
          <table:table-cell office:value-type="float" office:value="370.578501413678">
            <text:p>370.5785014137</text:p>
          </table:table-cell>
          <table:table-cell office:value-type="float" office:value="55.4720951155957">
            <text:p>55.4720951156</text:p>
          </table:table-cell>
          <table:table-cell office:value-type="float" office:value="0">
            <text:p>0</text:p>
          </table:table-cell>
          <table:table-cell office:value-type="float" office:value="220.03047383416">
            <text:p>220.0304738342</text:p>
          </table:table-cell>
          <table:table-cell office:value-type="float" office:value="108.054248186673">
            <text:p>108.0542481867</text:p>
          </table:table-cell>
          <table:table-cell office:value-type="float" office:value="60.2241792238195">
            <text:p>60.2241792238</text:p>
          </table:table-cell>
          <table:table-cell office:value-type="float" office:value="384.133089326145">
            <text:p>384.1330893261</text:p>
          </table:table-cell>
          <table:table-cell office:value-type="float" office:value="408.536162547133">
            <text:p>408.5361625471</text:p>
          </table:table-cell>
          <table:table-cell office:value-type="float" office:value="0">
            <text:p>0</text:p>
          </table:table-cell>
          <table:table-cell office:value-type="float" office:value="90.1668684152322">
            <text:p>90.1668684152</text:p>
          </table:table-cell>
          <table:table-cell office:value-type="float" office:value="215.004695224715">
            <text:p>215.0046952247</text:p>
          </table:table-cell>
          <table:table-cell office:value-type="float" office:value="362.657415219902">
            <text:p>362.6574152199</text:p>
          </table:table-cell>
          <table:table-cell office:value-type="float" office:value="108.051248567299">
            <text:p>108.0512485673</text:p>
          </table:table-cell>
          <table:table-cell office:value-type="float" office:value="0">
            <text:p>0</text:p>
          </table:table-cell>
          <table:table-cell office:value-type="float" office:value="304.127998637914">
            <text:p>304.1279986379</text:p>
          </table:table-cell>
          <table:table-cell office:value-type="float" office:value="181.419949604115">
            <text:p>181.4199496041</text:p>
          </table:table-cell>
          <table:table-cell office:value-type="float" office:value="19.5133513387801">
            <text:p>19.5133513388</text:p>
          </table:table-cell>
          <table:table-cell office:value-type="float" office:value="0">
            <text:p>0</text:p>
          </table:table-cell>
          <table:table-cell office:value-type="float" office:value="269.976430210087">
            <text:p>269.9764302101</text:p>
          </table:table-cell>
          <table:table-cell office:value-type="float" office:value="80.6248104086317">
            <text:p>80.6248104086</text:p>
          </table:table-cell>
          <table:table-cell office:value-type="float" office:value="0">
            <text:p>0</text:p>
          </table:table-cell>
          <table:table-cell table:number-columns-repeated="864"/>
        </table:table-row>
        <table:table-row table:style-name="ro1">
          <table:table-cell office:value-type="string">
            <text:p>販売量</text:p>
          </table:table-cell>
          <table:table-cell office:value-type="float" office:value="172.476630766856">
            <text:p>172.476630766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00.417514009471">
            <text:p>400.4175140095</text:p>
          </table:table-cell>
          <table:table-cell table:number-columns-repeated="5" office:value-type="float" office:value="0">
            <text:p>0</text:p>
          </table:table-cell>
          <table:table-cell office:value-type="float" office:value="120.934379082245">
            <text:p>120.934379082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90.816182078889">
            <text:p>290.8161820789</text:p>
          </table:table-cell>
          <table:table-cell office:value-type="float" office:value="91.814957825549">
            <text:p>91.8149578255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30.377610497445">
            <text:p>330.3776104974</text:p>
          </table:table-cell>
          <table:table-cell office:value-type="float" office:value="100">
            <text:p>100</text:p>
          </table:table-cell>
          <table:table-cell office:value-type="float" office:value="114.967190473678">
            <text:p>114.9671904737</text:p>
          </table:table-cell>
          <table:table-cell table:number-columns-repeated="2" office:value-type="float" office:value="0">
            <text:p>0</text:p>
          </table:table-cell>
          <table:table-cell office:value-type="float" office:value="315.959997434377">
            <text:p>315.9599974344</text:p>
          </table:table-cell>
          <table:table-cell office:value-type="float" office:value="217.704263814033">
            <text:p>217.704263814</text:p>
          </table:table-cell>
          <table:table-cell office:value-type="float" office:value="55.3626224538016">
            <text:p>55.3626224538</text:p>
          </table:table-cell>
          <table:table-cell office:value-type="float" office:value="446.201854133579">
            <text:p>446.2018541336</text:p>
          </table:table-cell>
          <table:table-cell office:value-type="float" office:value="284.780622662287">
            <text:p>284.7806226623</text:p>
          </table:table-cell>
          <table:table-cell table:number-columns-repeated="3" office:value-type="float" office:value="500">
            <text:p>500</text:p>
          </table:table-cell>
          <table:table-cell office:value-type="float" office:value="464.219129310821">
            <text:p>464.2191293108</text:p>
          </table:table-cell>
          <table:table-cell office:value-type="float" office:value="316.452494550549">
            <text:p>316.4524945505</text:p>
          </table:table-cell>
          <table:table-cell table:number-columns-repeated="2"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205.526909569176">
            <text:p>205.5269095692</text:p>
          </table:table-cell>
          <table:table-cell office:value-type="float" office:value="355.168604153638">
            <text:p>355.1686041536</text:p>
          </table:table-cell>
          <table:table-cell office:value-type="float" office:value="206.94202053615">
            <text:p>206.942020536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12.707541153224">
            <text:p>212.707541153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91.953307699016">
            <text:p>91.953307699</text:p>
          </table:table-cell>
          <table:table-cell office:value-type="float" office:value="381.941968069269">
            <text:p>381.9419680693</text:p>
          </table:table-cell>
          <table:table-cell office:value-type="float" office:value="345.325427274616">
            <text:p>345.3254272746</text:p>
          </table:table-cell>
          <table:table-cell office:value-type="float" office:value="500">
            <text:p>500</text:p>
          </table:table-cell>
          <table:table-cell office:value-type="float" office:value="466.728432822382">
            <text:p>466.7284328224</text:p>
          </table:table-cell>
          <table:table-cell office:value-type="float" office:value="182.801629580319">
            <text:p>182.8016295803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109.31428009088">
            <text:p>109.3142800909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40.884050528904">
            <text:p>240.8840505289</text:p>
          </table:table-cell>
          <table:table-cell office:value-type="float" office:value="500">
            <text:p>500</text:p>
          </table:table-cell>
          <table:table-cell office:value-type="float" office:value="165.206671279295">
            <text:p>165.2066712793</text:p>
          </table:table-cell>
          <table:table-cell table:number-columns-repeated="3" office:value-type="float" office:value="500">
            <text:p>500</text:p>
          </table:table-cell>
          <table:table-cell office:value-type="float" office:value="363.772650495601">
            <text:p>363.7726504956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.3517883149322">
            <text:p>15.3517883149</text:p>
          </table:table-cell>
          <table:table-cell office:value-type="float" office:value="226.795447791308">
            <text:p>226.7954477913</text:p>
          </table:table-cell>
          <table:table-cell office:value-type="float" office:value="365.866041376562">
            <text:p>365.8660413766</text:p>
          </table:table-cell>
          <table:table-cell office:value-type="float" office:value="337.359861077439">
            <text:p>337.3598610774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60.747582358377">
            <text:p>160.7475823584</text:p>
          </table:table-cell>
          <table:table-cell office:value-type="float" office:value="53.6034607702783">
            <text:p>53.6034607703</text:p>
          </table:table-cell>
          <table:table-cell office:value-type="float" office:value="296.332625193786">
            <text:p>296.3326251938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481.333112999556">
            <text:p>481.3331129996</text:p>
          </table:table-cell>
          <table:table-cell office:value-type="float" office:value="337.777425112245">
            <text:p>337.7774251122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19.360297765764">
            <text:p>119.3602977658</text:p>
          </table:table-cell>
          <table:table-cell office:value-type="float" office:value="485.776994036658">
            <text:p>485.7769940367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339.996951863301">
            <text:p>339.9969518633</text:p>
          </table:table-cell>
          <table:table-cell office:value-type="float" office:value="267.046659035089">
            <text:p>267.0466590351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3.03488126464">
            <text:p>413.0348812646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04.811409638521">
            <text:p>204.8114096385</text:p>
          </table:table-cell>
          <table:table-cell office:value-type="float" office:value="100">
            <text:p>100</text:p>
          </table:table-cell>
          <table:table-cell table:number-columns-repeated="864"/>
        </table:table-row>
        <table:table-row table:style-name="ro1">
          <table:table-cell office:value-type="string">
            <text:p>電力の売値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電力の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購入量</text:p>
          </table:table-cell>
          <table:table-cell office:value-type="float" office:value="418.641599953022">
            <text:p>418.641599953</text:p>
          </table:table-cell>
          <table:table-cell office:value-type="float" office:value="378.859447715371">
            <text:p>378.8594477154</text:p>
          </table:table-cell>
          <table:table-cell office:value-type="float" office:value="500">
            <text:p>500</text:p>
          </table:table-cell>
          <table:table-cell office:value-type="float" office:value="389.284236672211">
            <text:p>389.2842366722</text:p>
          </table:table-cell>
          <table:table-cell office:value-type="float" office:value="207.176631221288">
            <text:p>207.1766312213</text:p>
          </table:table-cell>
          <table:table-cell office:value-type="float" office:value="490.034914139445">
            <text:p>490.0349141394</text:p>
          </table:table-cell>
          <table:table-cell office:value-type="float" office:value="165.276921225361">
            <text:p>165.2769212254</text:p>
          </table:table-cell>
          <table:table-cell office:value-type="float" office:value="499.570013876414">
            <text:p>499.5700138764</text:p>
          </table:table-cell>
          <table:table-cell office:value-type="float" office:value="500">
            <text:p>500</text:p>
          </table:table-cell>
          <table:table-cell office:value-type="float" office:value="153.685745202527">
            <text:p>153.6857452025</text:p>
          </table:table-cell>
          <table:table-cell office:value-type="float" office:value="0">
            <text:p>0</text:p>
          </table:table-cell>
          <table:table-cell office:value-type="float" office:value="461.852683067275">
            <text:p>461.8526830673</text:p>
          </table:table-cell>
          <table:table-cell office:value-type="float" office:value="465.182975074245">
            <text:p>465.182975074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86.524334135485">
            <text:p>486.5243341355</text:p>
          </table:table-cell>
          <table:table-cell office:value-type="float" office:value="19.1299139651643">
            <text:p>19.1299139652</text:p>
          </table:table-cell>
          <table:table-cell office:value-type="float" office:value="0">
            <text:p>0</text:p>
          </table:table-cell>
          <table:table-cell office:value-type="float" office:value="380.895839624438">
            <text:p>380.8958396244</text:p>
          </table:table-cell>
          <table:table-cell office:value-type="float" office:value="269.987233936574">
            <text:p>269.9872339366</text:p>
          </table:table-cell>
          <table:table-cell office:value-type="float" office:value="338.099996007319">
            <text:p>338.0999960073</text:p>
          </table:table-cell>
          <table:table-cell office:value-type="float" office:value="500">
            <text:p>500</text:p>
          </table:table-cell>
          <table:table-cell office:value-type="float" office:value="432.667224884143">
            <text:p>432.6672248841</text:p>
          </table:table-cell>
          <table:table-cell office:value-type="float" office:value="430.882090512042">
            <text:p>430.882090512</text:p>
          </table:table-cell>
          <table:table-cell office:value-type="float" office:value="314.863772528374">
            <text:p>314.8637725284</text:p>
          </table:table-cell>
          <table:table-cell office:value-type="float" office:value="0">
            <text:p>0</text:p>
          </table:table-cell>
          <table:table-cell office:value-type="float" office:value="52.7548308894637">
            <text:p>52.7548308895</text:p>
          </table:table-cell>
          <table:table-cell office:value-type="float" office:value="217.029044460909">
            <text:p>217.0290444609</text:p>
          </table:table-cell>
          <table:table-cell office:value-type="float" office:value="0">
            <text:p>0</text:p>
          </table:table-cell>
          <table:table-cell office:value-type="float" office:value="16.8167730859141">
            <text:p>16.8167730859</text:p>
          </table:table-cell>
          <table:table-cell office:value-type="float" office:value="0">
            <text:p>0</text:p>
          </table:table-cell>
          <table:table-cell office:value-type="float" office:value="55.9932534107261">
            <text:p>55.9932534107</text:p>
          </table:table-cell>
          <table:table-cell office:value-type="float" office:value="385.020746695136">
            <text:p>385.0207466951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82.4826491006">
            <text:p>282.4826491006</text:p>
          </table:table-cell>
          <table:table-cell office:value-type="float" office:value="0">
            <text:p>0</text:p>
          </table:table-cell>
          <table:table-cell office:value-type="float" office:value="446.523218928865">
            <text:p>446.5232189289</text:p>
          </table:table-cell>
          <table:table-cell office:value-type="float" office:value="203.05591072222">
            <text:p>203.0559107222</text:p>
          </table:table-cell>
          <table:table-cell office:value-type="float" office:value="175.894161045673">
            <text:p>175.8941610457</text:p>
          </table:table-cell>
          <table:table-cell office:value-type="float" office:value="0.828515122416184">
            <text:p>0.8285151224</text:p>
          </table:table-cell>
          <table:table-cell office:value-type="float" office:value="0">
            <text:p>0</text:p>
          </table:table-cell>
          <table:table-cell office:value-type="float" office:value="390.596036443895">
            <text:p>390.5960364439</text:p>
          </table:table-cell>
          <table:table-cell office:value-type="float" office:value="292.541940935786">
            <text:p>292.5419409358</text:p>
          </table:table-cell>
          <table:table-cell table:number-columns-repeated="2"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460.086820745341">
            <text:p>460.0868207453</text:p>
          </table:table-cell>
          <table:table-cell office:value-type="float" office:value="485.12007161544">
            <text:p>485.1200716154</text:p>
          </table:table-cell>
          <table:table-cell office:value-type="float" office:value="0">
            <text:p>0</text:p>
          </table:table-cell>
          <table:table-cell office:value-type="float" office:value="41.3132241040531">
            <text:p>41.3132241041</text:p>
          </table:table-cell>
          <table:table-cell office:value-type="float" office:value="346.277022581621">
            <text:p>346.2770225816</text:p>
          </table:table-cell>
          <table:table-cell office:value-type="float" office:value="260.427493357807">
            <text:p>260.4274933578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55.151152444515">
            <text:p>455.1511524445</text:p>
          </table:table-cell>
          <table:table-cell office:value-type="float" office:value="92.2613848603243">
            <text:p>92.2613848603</text:p>
          </table:table-cell>
          <table:table-cell office:value-type="float" office:value="389.996232055493">
            <text:p>389.9962320555</text:p>
          </table:table-cell>
          <table:table-cell office:value-type="float" office:value="348.772543102399">
            <text:p>348.7725431024</text:p>
          </table:table-cell>
          <table:table-cell office:value-type="float" office:value="101.398271050993">
            <text:p>101.398271051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38.718219913078">
            <text:p>338.7182199131</text:p>
          </table:table-cell>
          <table:table-cell office:value-type="float" office:value="205.002413863311">
            <text:p>205.0024138633</text:p>
          </table:table-cell>
          <table:table-cell table:number-columns-repeated="3" office:value-type="float" office:value="0">
            <text:p>0</text:p>
          </table:table-cell>
          <table:table-cell office:value-type="float" office:value="208.87710201989">
            <text:p>208.8771020199</text:p>
          </table:table-cell>
          <table:table-cell office:value-type="float" office:value="0">
            <text:p>0</text:p>
          </table:table-cell>
          <table:table-cell office:value-type="float" office:value="86.2620823688923">
            <text:p>86.2620823689</text:p>
          </table:table-cell>
          <table:table-cell office:value-type="float" office:value="0">
            <text:p>0</text:p>
          </table:table-cell>
          <table:table-cell office:value-type="float" office:value="266.13108862762">
            <text:p>266.1310886276</text:p>
          </table:table-cell>
          <table:table-cell office:value-type="float" office:value="0">
            <text:p>0</text:p>
          </table:table-cell>
          <table:table-cell office:value-type="float" office:value="140.412106759709">
            <text:p>140.4121067597</text:p>
          </table:table-cell>
          <table:table-cell office:value-type="float" office:value="283.279355155232">
            <text:p>283.279355155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398.245495029285">
            <text:p>398.2454950293</text:p>
          </table:table-cell>
          <table:table-cell office:value-type="float" office:value="59.5407278248023">
            <text:p>59.5407278248</text:p>
          </table:table-cell>
          <table:table-cell table:number-columns-repeated="2" office:value-type="float" office:value="0">
            <text:p>0</text:p>
          </table:table-cell>
          <table:table-cell office:value-type="float" office:value="64.0745530060034">
            <text:p>64.074553006</text:p>
          </table:table-cell>
          <table:table-cell office:value-type="float" office:value="153.802481846241">
            <text:p>153.8024818462</text:p>
          </table:table-cell>
          <table:table-cell office:value-type="float" office:value="500">
            <text:p>500</text:p>
          </table:table-cell>
          <table:table-cell office:value-type="float" office:value="242.950912836331">
            <text:p>242.9509128363</text:p>
          </table:table-cell>
          <table:table-cell office:value-type="float" office:value="171.730661577556">
            <text:p>171.7306615776</text:p>
          </table:table-cell>
          <table:table-cell office:value-type="float" office:value="457.584794182979">
            <text:p>457.584794183</text:p>
          </table:table-cell>
          <table:table-cell office:value-type="float" office:value="388.777844974741">
            <text:p>388.7778449747</text:p>
          </table:table-cell>
          <table:table-cell office:value-type="float" office:value="0">
            <text:p>0</text:p>
          </table:table-cell>
          <table:table-cell table:number-columns-repeated="864"/>
        </table:table-row>
        <table:table-row table:style-name="ro1">
          <table:table-cell office:value-type="string">
            <text:p>販売量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134.946973739582">
            <text:p>134.9469737396</text:p>
          </table:table-cell>
          <table:table-cell office:value-type="float" office:value="0">
            <text:p>0</text:p>
          </table:table-cell>
          <table:table-cell office:value-type="float" office:value="325.826835699954">
            <text:p>325.8268357</text:p>
          </table:table-cell>
          <table:table-cell office:value-type="float" office:value="20.3719486593366">
            <text:p>20.371948659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26.098468859228">
            <text:p>426.0984688592</text:p>
          </table:table-cell>
          <table:table-cell office:value-type="float" office:value="0">
            <text:p>0</text:p>
          </table:table-cell>
          <table:table-cell office:value-type="float" office:value="166.815869551638">
            <text:p>166.8158695516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1.997704714665">
            <text:p>321.9977047147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97.249761043159">
            <text:p>297.249761043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90.869281058681">
            <text:p>490.8692810587</text:p>
          </table:table-cell>
          <table:table-cell office:value-type="float" office:value="143.959762123511">
            <text:p>143.9597621235</text:p>
          </table:table-cell>
          <table:table-cell office:value-type="float" office:value="308.854096910586">
            <text:p>308.8540969106</text:p>
          </table:table-cell>
          <table:table-cell office:value-type="float" office:value="0">
            <text:p>0</text:p>
          </table:table-cell>
          <table:table-cell table:number-columns-repeated="3" office:value-type="float" office:value="500">
            <text:p>50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482.593188785671">
            <text:p>482.5931887857</text:p>
          </table:table-cell>
          <table:table-cell office:value-type="float" office:value="134.682043051794">
            <text:p>134.682043051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89.754908958221">
            <text:p>289.7549089582</text:p>
          </table:table-cell>
          <table:table-cell office:value-type="float" office:value="0">
            <text:p>0</text:p>
          </table:table-cell>
          <table:table-cell office:value-type="float" office:value="95.2828967887235">
            <text:p>95.2828967887</text:p>
          </table:table-cell>
          <table:table-cell office:value-type="float" office:value="500">
            <text:p>500</text:p>
          </table:table-cell>
          <table:table-cell office:value-type="float" office:value="420">
            <text:p>4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19.060181454629">
            <text:p>119.0601814546</text:p>
          </table:table-cell>
          <table:table-cell office:value-type="float" office:value="500">
            <text:p>500</text:p>
          </table:table-cell>
          <table:table-cell office:value-type="float" office:value="252.238829955642">
            <text:p>252.2388299556</text:p>
          </table:table-cell>
          <table:table-cell office:value-type="float" office:value="380.022233040715">
            <text:p>380.0222330407</text:p>
          </table:table-cell>
          <table:table-cell office:value-type="float" office:value="27.1297152311348">
            <text:p>27.1297152311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8.78838598991">
            <text:p>428.7883859899</text:p>
          </table:table-cell>
          <table:table-cell office:value-type="float" office:value="500">
            <text:p>500</text:p>
          </table:table-cell>
          <table:table-cell office:value-type="float" office:value="51.2479330715738">
            <text:p>51.2479330716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7.124169917348">
            <text:p>257.1241699173</text:p>
          </table:table-cell>
          <table:table-cell office:value-type="float" office:value="472.187192667521">
            <text:p>472.18719266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67.960443078395">
            <text:p>367.9604430784</text:p>
          </table:table-cell>
          <table:table-cell table:number-columns-repeated="3"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176.262913608138">
            <text:p>176.2629136081</text:p>
          </table:table-cell>
          <table:table-cell office:value-type="float" office:value="500">
            <text:p>500</text:p>
          </table:table-cell>
          <table:table-cell office:value-type="float" office:value="221.666341006614">
            <text:p>221.6663410066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.8826886007416">
            <text:p>32.8826886007</text:p>
          </table:table-cell>
          <table:table-cell office:value-type="float" office:value="400.531269254481">
            <text:p>400.5312692545</text:p>
          </table:table-cell>
          <table:table-cell office:value-type="float" office:value="500">
            <text:p>500</text:p>
          </table:table-cell>
          <table:table-cell office:value-type="float" office:value="178.323001110959">
            <text:p>178.323001111</text:p>
          </table:table-cell>
          <table:table-cell office:value-type="float" office:value="500">
            <text:p>500</text:p>
          </table:table-cell>
          <table:table-cell office:value-type="float" office:value="20.3112348181226">
            <text:p>20.3112348181</text:p>
          </table:table-cell>
          <table:table-cell office:value-type="float" office:value="10.7951123308022">
            <text:p>10.7951123308</text:p>
          </table:table-cell>
          <table:table-cell office:value-type="float" office:value="271.870028280311">
            <text:p>271.8700282803</text:p>
          </table:table-cell>
          <table:table-cell office:value-type="float" office:value="359.237868086715">
            <text:p>359.2378680867</text:p>
          </table:table-cell>
          <table:table-cell office:value-type="float" office:value="0">
            <text:p>0</text:p>
          </table:table-cell>
          <table:table-cell table:number-columns-repeated="4"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93.036217167184">
            <text:p>93.0362171672</text:p>
          </table:table-cell>
          <table:table-cell office:value-type="float" office:value="328.97605839314">
            <text:p>328.9760583931</text:p>
          </table:table-cell>
          <table:table-cell office:value-type="float" office:value="0">
            <text:p>0</text:p>
          </table:table-cell>
          <table:table-cell office:value-type="float" office:value="48.7826057987552">
            <text:p>48.7826057988</text:p>
          </table:table-cell>
          <table:table-cell office:value-type="float" office:value="0">
            <text:p>0</text:p>
          </table:table-cell>
          <table:table-cell office:value-type="float" office:value="238.524636484272">
            <text:p>238.5246364843</text:p>
          </table:table-cell>
          <table:table-cell table:number-columns-repeated="864"/>
        </table:table-row>
        <table:table-row table:style-name="ro1">
          <table:table-cell office:value-type="string">
            <text:p>電力の売値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電力の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購入量</text:p>
          </table:table-cell>
          <table:table-cell office:value-type="float" office:value="0">
            <text:p>0</text:p>
          </table:table-cell>
          <table:table-cell office:value-type="float" office:value="217.575694010762">
            <text:p>217.5756940108</text:p>
          </table:table-cell>
          <table:table-cell office:value-type="float" office:value="211.703363528822">
            <text:p>211.7033635288</text:p>
          </table:table-cell>
          <table:table-cell office:value-type="float" office:value="500">
            <text:p>500</text:p>
          </table:table-cell>
          <table:table-cell office:value-type="float" office:value="96.100815477986">
            <text:p>96.100815478</text:p>
          </table:table-cell>
          <table:table-cell office:value-type="float" office:value="477.410309291158">
            <text:p>477.4103092912</text:p>
          </table:table-cell>
          <table:table-cell office:value-type="float" office:value="177.275500352672">
            <text:p>177.2755003527</text:p>
          </table:table-cell>
          <table:table-cell office:value-type="float" office:value="500">
            <text:p>500</text:p>
          </table:table-cell>
          <table:table-cell office:value-type="float" office:value="432.730835404393">
            <text:p>432.7308354044</text:p>
          </table:table-cell>
          <table:table-cell office:value-type="float" office:value="308.973525608589">
            <text:p>308.9735256086</text:p>
          </table:table-cell>
          <table:table-cell office:value-type="float" office:value="224.015513981463">
            <text:p>224.0155139815</text:p>
          </table:table-cell>
          <table:table-cell office:value-type="float" office:value="442.105849470382">
            <text:p>442.1058494704</text:p>
          </table:table-cell>
          <table:table-cell office:value-type="float" office:value="280.98833743457">
            <text:p>280.9883374346</text:p>
          </table:table-cell>
          <table:table-cell office:value-type="float" office:value="500">
            <text:p>500</text:p>
          </table:table-cell>
          <table:table-cell office:value-type="float" office:value="130.930020224603">
            <text:p>130.9300202246</text:p>
          </table:table-cell>
          <table:table-cell office:value-type="float" office:value="388.050190821894">
            <text:p>388.0501908219</text:p>
          </table:table-cell>
          <table:table-cell office:value-type="float" office:value="405.555705715027">
            <text:p>405.555705715</text:p>
          </table:table-cell>
          <table:table-cell office:value-type="float" office:value="449.795528321626">
            <text:p>449.7955283216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70.216281832902">
            <text:p>170.2162818329</text:p>
          </table:table-cell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411.882541461759">
            <text:p>411.8825414618</text:p>
          </table:table-cell>
          <table:table-cell office:value-type="float" office:value="342.401446558935">
            <text:p>342.4014465589</text:p>
          </table:table-cell>
          <table:table-cell office:value-type="float" office:value="500">
            <text:p>500</text:p>
          </table:table-cell>
          <table:table-cell office:value-type="float" office:value="69.4736090525431">
            <text:p>69.4736090525</text:p>
          </table:table-cell>
          <table:table-cell office:value-type="float" office:value="118.300832281655">
            <text:p>118.3008322817</text:p>
          </table:table-cell>
          <table:table-cell office:value-type="float" office:value="290.257973013255">
            <text:p>290.2579730133</text:p>
          </table:table-cell>
          <table:table-cell office:value-type="float" office:value="0">
            <text:p>0</text:p>
          </table:table-cell>
          <table:table-cell office:value-type="float" office:value="73.1691250836544">
            <text:p>73.1691250837</text:p>
          </table:table-cell>
          <table:table-cell office:value-type="float" office:value="141.972535415678">
            <text:p>141.9725354157</text:p>
          </table:table-cell>
          <table:table-cell office:value-type="float" office:value="122.544170194008">
            <text:p>122.544170194</text:p>
          </table:table-cell>
          <table:table-cell office:value-type="float" office:value="0">
            <text:p>0</text:p>
          </table:table-cell>
          <table:table-cell office:value-type="float" office:value="204.156783753368">
            <text:p>204.1567837534</text:p>
          </table:table-cell>
          <table:table-cell table:number-columns-repeated="2" office:value-type="float" office:value="0">
            <text:p>0</text:p>
          </table:table-cell>
          <table:table-cell office:value-type="float" office:value="80.8275558380968">
            <text:p>80.8275558381</text:p>
          </table:table-cell>
          <table:table-cell office:value-type="float" office:value="137.31191713768">
            <text:p>137.3119171377</text:p>
          </table:table-cell>
          <table:table-cell office:value-type="float" office:value="27.3687651882607">
            <text:p>27.3687651883</text:p>
          </table:table-cell>
          <table:table-cell office:value-type="float" office:value="0">
            <text:p>0</text:p>
          </table:table-cell>
          <table:table-cell office:value-type="float" office:value="127.811222383814">
            <text:p>127.8112223838</text:p>
          </table:table-cell>
          <table:table-cell office:value-type="float" office:value="500">
            <text:p>500</text:p>
          </table:table-cell>
          <table:table-cell office:value-type="float" office:value="496.964455839177">
            <text:p>496.9644558392</text:p>
          </table:table-cell>
          <table:table-cell office:value-type="float" office:value="94.0849664465196">
            <text:p>94.0849664465</text:p>
          </table:table-cell>
          <table:table-cell office:value-type="float" office:value="500">
            <text:p>500</text:p>
          </table:table-cell>
          <table:table-cell office:value-type="float" office:value="72.6949694870882">
            <text:p>72.6949694871</text:p>
          </table:table-cell>
          <table:table-cell office:value-type="float" office:value="347.927144444779">
            <text:p>347.9271444448</text:p>
          </table:table-cell>
          <table:table-cell office:value-type="float" office:value="245.068382892862">
            <text:p>245.0683828929</text:p>
          </table:table-cell>
          <table:table-cell office:value-type="float" office:value="68.9004901158719">
            <text:p>68.9004901159</text:p>
          </table:table-cell>
          <table:table-cell office:value-type="float" office:value="321.798262347043">
            <text:p>321.798262347</text:p>
          </table:table-cell>
          <table:table-cell office:value-type="float" office:value="0">
            <text:p>0</text:p>
          </table:table-cell>
          <table:table-cell office:value-type="float" office:value="97.3235636495499">
            <text:p>97.3235636495</text:p>
          </table:table-cell>
          <table:table-cell office:value-type="float" office:value="115.11072986217">
            <text:p>115.1107298622</text:p>
          </table:table-cell>
          <table:table-cell office:value-type="float" office:value="500">
            <text:p>500</text:p>
          </table:table-cell>
          <table:table-cell office:value-type="float" office:value="63.2886391625842">
            <text:p>63.2886391626</text:p>
          </table:table-cell>
          <table:table-cell office:value-type="float" office:value="135.355541464234">
            <text:p>135.3555414642</text:p>
          </table:table-cell>
          <table:table-cell office:value-type="float" office:value="0">
            <text:p>0</text:p>
          </table:table-cell>
          <table:table-cell office:value-type="float" office:value="408.638492265353">
            <text:p>408.6384922654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34.735761210277">
            <text:p>334.7357612103</text:p>
          </table:table-cell>
          <table:table-cell office:value-type="float" office:value="0">
            <text:p>0</text:p>
          </table:table-cell>
          <table:table-cell office:value-type="float" office:value="156.091408786798">
            <text:p>156.091408786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88.096143252073">
            <text:p>288.0961432521</text:p>
          </table:table-cell>
          <table:table-cell office:value-type="float" office:value="0">
            <text:p>0</text:p>
          </table:table-cell>
          <table:table-cell office:value-type="float" office:value="439.631265928677">
            <text:p>439.6312659287</text:p>
          </table:table-cell>
          <table:table-cell office:value-type="float" office:value="53.2520696972647">
            <text:p>53.2520696973</text:p>
          </table:table-cell>
          <table:table-cell office:value-type="float" office:value="0">
            <text:p>0</text:p>
          </table:table-cell>
          <table:table-cell office:value-type="float" office:value="110.973779525372">
            <text:p>110.9737795254</text:p>
          </table:table-cell>
          <table:table-cell office:value-type="float" office:value="149.061937304073">
            <text:p>149.0619373041</text:p>
          </table:table-cell>
          <table:table-cell office:value-type="float" office:value="0">
            <text:p>0</text:p>
          </table:table-cell>
          <table:table-cell office:value-type="float" office:value="219.120800301286">
            <text:p>219.1208003013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98.745212106703">
            <text:p>298.7452121067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17.513663665099">
            <text:p>417.5136636651</text:p>
          </table:table-cell>
          <table:table-cell office:value-type="float" office:value="86.1785041062439">
            <text:p>86.1785041062</text:p>
          </table:table-cell>
          <table:table-cell office:value-type="float" office:value="100">
            <text:p>100</text:p>
          </table:table-cell>
          <table:table-cell office:value-type="float" office:value="374.723868694594">
            <text:p>374.7238686946</text:p>
          </table:table-cell>
          <table:table-cell office:value-type="float" office:value="278.346730751856">
            <text:p>278.3467307519</text:p>
          </table:table-cell>
          <table:table-cell table:number-columns-repeated="2"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452.22277397349">
            <text:p>452.2227739735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864"/>
        </table:table-row>
        <table:table-row table:style-name="ro1">
          <table:table-cell office:value-type="string">
            <text:p>販売量</text:p>
          </table:table-cell>
          <table:table-cell office:value-type="float" office:value="16.6311707692101">
            <text:p>16.6311707692</text:p>
          </table:table-cell>
          <table:table-cell office:value-type="float" office:value="357.345610168512">
            <text:p>357.3456101685</text:p>
          </table:table-cell>
          <table:table-cell office:value-type="float" office:value="420.395838444018">
            <text:p>420.395838444</text:p>
          </table:table-cell>
          <table:table-cell office:value-type="float" office:value="21.4178522853101">
            <text:p>21.4178522853</text:p>
          </table:table-cell>
          <table:table-cell office:value-type="float" office:value="232.738693339469">
            <text:p>232.7386933395</text:p>
          </table:table-cell>
          <table:table-cell office:value-type="float" office:value="0">
            <text:p>0</text:p>
          </table:table-cell>
          <table:table-cell office:value-type="float" office:value="35.5812325748186">
            <text:p>35.5812325748</text:p>
          </table:table-cell>
          <table:table-cell office:value-type="float" office:value="0">
            <text:p>0</text:p>
          </table:table-cell>
          <table:table-cell office:value-type="float" office:value="333.244118647084">
            <text:p>333.2441186471</text:p>
          </table:table-cell>
          <table:table-cell office:value-type="float" office:value="30.9170199398226">
            <text:p>30.9170199398</text:p>
          </table:table-cell>
          <table:table-cell office:value-type="float" office:value="111.910525950046">
            <text:p>111.91052595</text:p>
          </table:table-cell>
          <table:table-cell office:value-type="float" office:value="0">
            <text:p>0</text:p>
          </table:table-cell>
          <table:table-cell office:value-type="float" office:value="257.445455938895">
            <text:p>257.4454559389</text:p>
          </table:table-cell>
          <table:table-cell office:value-type="float" office:value="263.353235949852">
            <text:p>263.3532359499</text:p>
          </table:table-cell>
          <table:table-cell office:value-type="float" office:value="216.976134232318">
            <text:p>216.9761342323</text:p>
          </table:table-cell>
          <table:table-cell office:value-type="float" office:value="429.724853371844">
            <text:p>429.7248533718</text:p>
          </table:table-cell>
          <table:table-cell office:value-type="float" office:value="269.161420671999">
            <text:p>269.161420672</text:p>
          </table:table-cell>
          <table:table-cell office:value-type="float" office:value="181.168595249133">
            <text:p>181.1685952491</text:p>
          </table:table-cell>
          <table:table-cell office:value-type="float" office:value="136.09993572731">
            <text:p>136.099935727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11.573264552816">
            <text:p>111.5732645528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16.011170166786">
            <text:p>416.0111701668</text:p>
          </table:table-cell>
          <table:table-cell table:number-columns-repeated="2" office:value-type="float" office:value="0">
            <text:p>0</text:p>
          </table:table-cell>
          <table:table-cell office:value-type="float" office:value="376.986911591417">
            <text:p>376.9869115914</text:p>
          </table:table-cell>
          <table:table-cell office:value-type="float" office:value="500">
            <text:p>500</text:p>
          </table:table-cell>
          <table:table-cell office:value-type="float" office:value="256.033690083515">
            <text:p>256.0336900835</text:p>
          </table:table-cell>
          <table:table-cell office:value-type="float" office:value="164.047853469959">
            <text:p>164.04785347</text:p>
          </table:table-cell>
          <table:table-cell office:value-type="float" office:value="500">
            <text:p>500</text:p>
          </table:table-cell>
          <table:table-cell office:value-type="float" office:value="197.383587306061">
            <text:p>197.3835873061</text:p>
          </table:table-cell>
          <table:table-cell table:number-columns-repeated="3" office:value-type="float" office:value="500">
            <text:p>500</text:p>
          </table:table-cell>
          <table:table-cell office:value-type="float" office:value="402.425975688224">
            <text:p>402.4259756882</text:p>
          </table:table-cell>
          <table:table-cell office:value-type="float" office:value="500">
            <text:p>500</text:p>
          </table:table-cell>
          <table:table-cell office:value-type="float" office:value="289.937715919079">
            <text:p>289.9377159191</text:p>
          </table:table-cell>
          <table:table-cell office:value-type="float" office:value="105.918028109228">
            <text:p>105.9180281092</text:p>
          </table:table-cell>
          <table:table-cell office:value-type="float" office:value="500">
            <text:p>500</text:p>
          </table:table-cell>
          <table:table-cell office:value-type="float" office:value="185.783991741321">
            <text:p>185.7839917413</text:p>
          </table:table-cell>
          <table:table-cell office:value-type="float" office:value="387.142372172266">
            <text:p>387.1423721723</text:p>
          </table:table-cell>
          <table:table-cell office:value-type="float" office:value="0.433569331085124">
            <text:p>0.4335693311</text:p>
          </table:table-cell>
          <table:table-cell office:value-type="float" office:value="141.800134265391">
            <text:p>141.8001342654</text:p>
          </table:table-cell>
          <table:table-cell office:value-type="float" office:value="500">
            <text:p>500</text:p>
          </table:table-cell>
          <table:table-cell office:value-type="float" office:value="343.207584848146">
            <text:p>343.2075848481</text:p>
          </table:table-cell>
          <table:table-cell office:value-type="float" office:value="132.891680986753">
            <text:p>132.8916809868</text:p>
          </table:table-cell>
          <table:table-cell office:value-type="float" office:value="500">
            <text:p>500</text:p>
          </table:table-cell>
          <table:table-cell office:value-type="float" office:value="301.935415345814">
            <text:p>301.9354153458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.79435080105051">
            <text:p>5.7943508011</text:p>
          </table:table-cell>
          <table:table-cell office:value-type="float" office:value="292.463259060523">
            <text:p>292.4632590605</text:p>
          </table:table-cell>
          <table:table-cell office:value-type="float" office:value="317.844037666996">
            <text:p>317.844037667</text:p>
          </table:table-cell>
          <table:table-cell office:value-type="float" office:value="210.38175925864">
            <text:p>210.3817592586</text:p>
          </table:table-cell>
          <table:table-cell office:value-type="float" office:value="242.206094761128">
            <text:p>242.2060947611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15.014106451004">
            <text:p>115.014106451</text:p>
          </table:table-cell>
          <table:table-cell office:value-type="float" office:value="500">
            <text:p>500</text:p>
          </table:table-cell>
          <table:table-cell office:value-type="float" office:value="369.10253585577">
            <text:p>369.1025358558</text:p>
          </table:table-cell>
          <table:table-cell office:value-type="float" office:value="195.576889782105">
            <text:p>195.5768897821</text:p>
          </table:table-cell>
          <table:table-cell office:value-type="float" office:value="0">
            <text:p>0</text:p>
          </table:table-cell>
          <table:table-cell office:value-type="float" office:value="373.806598197323">
            <text:p>373.8065981973</text:p>
          </table:table-cell>
          <table:table-cell office:value-type="float" office:value="472.853572040927">
            <text:p>472.8535720409</text:p>
          </table:table-cell>
          <table:table-cell office:value-type="float" office:value="400">
            <text:p>400</text:p>
          </table:table-cell>
          <table:table-cell office:value-type="float" office:value="255.608623950427">
            <text:p>255.6086239504</text:p>
          </table:table-cell>
          <table:table-cell office:value-type="float" office:value="320.844721937138">
            <text:p>320.8447219371</text:p>
          </table:table-cell>
          <table:table-cell office:value-type="float" office:value="458.161193909413">
            <text:p>458.1611939094</text:p>
          </table:table-cell>
          <table:table-cell office:value-type="float" office:value="500">
            <text:p>500</text:p>
          </table:table-cell>
          <table:table-cell office:value-type="float" office:value="471.234717459028">
            <text:p>471.234717459</text:p>
          </table:table-cell>
          <table:table-cell table:number-columns-repeated="2"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469.483351198719">
            <text:p>469.4833511987</text:p>
          </table:table-cell>
          <table:table-cell office:value-type="float" office:value="468.820548557752">
            <text:p>468.8205485578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65.121593600381">
            <text:p>365.1215936004</text:p>
          </table:table-cell>
          <table:table-cell office:value-type="float" office:value="289.118931494682">
            <text:p>289.1189314947</text:p>
          </table:table-cell>
          <table:table-cell office:value-type="float" office:value="0">
            <text:p>0</text:p>
          </table:table-cell>
          <table:table-cell office:value-type="float" office:value="210.463850146914">
            <text:p>210.4638501469</text:p>
          </table:table-cell>
          <table:table-cell office:value-type="float" office:value="261.671303353679">
            <text:p>261.6713033537</text:p>
          </table:table-cell>
          <table:table-cell office:value-type="float" office:value="485.14950158981">
            <text:p>485.1495015898</text:p>
          </table:table-cell>
          <table:table-cell office:value-type="float" office:value="47.5662850579199">
            <text:p>47.5662850579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864"/>
        </table:table-row>
        <table:table-row table:style-name="ro1">
          <table:table-cell office:value-type="string">
            <text:p>電力の売値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電力の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購入量</text:p>
          </table:table-cell>
          <table:table-cell office:value-type="float" office:value="218.579339685388">
            <text:p>218.5793396854</text:p>
          </table:table-cell>
          <table:table-cell office:value-type="float" office:value="0">
            <text:p>0</text:p>
          </table:table-cell>
          <table:table-cell table:number-columns-repeated="3" office:value-type="float" office:value="500">
            <text:p>500</text:p>
          </table:table-cell>
          <table:table-cell office:value-type="float" office:value="259.21916411447">
            <text:p>259.2191641145</text:p>
          </table:table-cell>
          <table:table-cell office:value-type="float" office:value="500">
            <text:p>500</text:p>
          </table:table-cell>
          <table:table-cell office:value-type="float" office:value="384.331858798482">
            <text:p>384.3318587985</text:p>
          </table:table-cell>
          <table:table-cell office:value-type="float" office:value="80.9602274365078">
            <text:p>80.9602274365</text:p>
          </table:table-cell>
          <table:table-cell table:number-columns-repeated="4" office:value-type="float" office:value="500">
            <text:p>500</text:p>
          </table:table-cell>
          <table:table-cell office:value-type="float" office:value="156.173475046265">
            <text:p>156.1734750463</text:p>
          </table:table-cell>
          <table:table-cell office:value-type="float" office:value="380.927547052245">
            <text:p>380.9275470522</text:p>
          </table:table-cell>
          <table:table-cell office:value-type="float" office:value="416.940775394543">
            <text:p>416.9407753945</text:p>
          </table:table-cell>
          <table:table-cell office:value-type="float" office:value="460.519602209411">
            <text:p>460.5196022094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75.320620600307">
            <text:p>275.3206206003</text:p>
          </table:table-cell>
          <table:table-cell office:value-type="float" office:value="500">
            <text:p>500</text:p>
          </table:table-cell>
          <table:table-cell office:value-type="float" office:value="254.371594858938">
            <text:p>254.3715948589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82.295572146322">
            <text:p>282.2955721463</text:p>
          </table:table-cell>
          <table:table-cell office:value-type="float" office:value="188.158267755178">
            <text:p>188.1582677552</text:p>
          </table:table-cell>
          <table:table-cell office:value-type="float" office:value="500">
            <text:p>500</text:p>
          </table:table-cell>
          <table:table-cell office:value-type="float" office:value="252.342522434808">
            <text:p>252.3425224348</text:p>
          </table:table-cell>
          <table:table-cell office:value-type="float" office:value="166.569057222827">
            <text:p>166.5690572228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79.4027751389163">
            <text:p>79.4027751389</text:p>
          </table:table-cell>
          <table:table-cell office:value-type="float" office:value="234.959063231391">
            <text:p>234.9590632314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75.82568426629">
            <text:p>375.8256842663</text:p>
          </table:table-cell>
          <table:table-cell table:number-columns-repeated="2" office:value-type="float" office:value="0">
            <text:p>0</text:p>
          </table:table-cell>
          <table:table-cell office:value-type="float" office:value="247.607774004644">
            <text:p>247.6077740046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46.795681155457">
            <text:p>446.795681155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18.716461013447">
            <text:p>118.7164610134</text:p>
          </table:table-cell>
          <table:table-cell office:value-type="float" office:value="27.0040543671453">
            <text:p>27.0040543671</text:p>
          </table:table-cell>
          <table:table-cell office:value-type="float" office:value="134.920588265483">
            <text:p>134.9205882655</text:p>
          </table:table-cell>
          <table:table-cell office:value-type="float" office:value="177.025947809583">
            <text:p>177.0259478096</text:p>
          </table:table-cell>
          <table:table-cell office:value-type="float" office:value="0">
            <text:p>0</text:p>
          </table:table-cell>
          <table:table-cell office:value-type="float" office:value="394.718879069725">
            <text:p>394.7188790697</text:p>
          </table:table-cell>
          <table:table-cell office:value-type="float" office:value="0">
            <text:p>0</text:p>
          </table:table-cell>
          <table:table-cell office:value-type="float" office:value="316.105829180723">
            <text:p>316.1058291807</text:p>
          </table:table-cell>
          <table:table-cell office:value-type="float" office:value="0">
            <text:p>0</text:p>
          </table:table-cell>
          <table:table-cell office:value-type="float" office:value="239.686455245118">
            <text:p>239.6864552451</text:p>
          </table:table-cell>
          <table:table-cell office:value-type="float" office:value="0">
            <text:p>0</text:p>
          </table:table-cell>
          <table:table-cell office:value-type="float" office:value="348.752428488542">
            <text:p>348.7524284885</text:p>
          </table:table-cell>
          <table:table-cell office:value-type="float" office:value="74.0142529022576">
            <text:p>74.0142529023</text:p>
          </table:table-cell>
          <table:table-cell office:value-type="float" office:value="81.9368926198237">
            <text:p>81.9368926198</text:p>
          </table:table-cell>
          <table:table-cell table:number-columns-repeated="2" office:value-type="float" office:value="0">
            <text:p>0</text:p>
          </table:table-cell>
          <table:table-cell office:value-type="float" office:value="49.0252893646591">
            <text:p>49.0252893647</text:p>
          </table:table-cell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float" office:value="139.956865385698">
            <text:p>139.9568653857</text:p>
          </table:table-cell>
          <table:table-cell office:value-type="float" office:value="0">
            <text:p>0</text:p>
          </table:table-cell>
          <table:table-cell office:value-type="float" office:value="60.7979381159679">
            <text:p>60.797938116</text:p>
          </table:table-cell>
          <table:table-cell office:value-type="float" office:value="126.112179249716">
            <text:p>126.1121792497</text:p>
          </table:table-cell>
          <table:table-cell office:value-type="float" office:value="43.7873264221767">
            <text:p>43.7873264222</text:p>
          </table:table-cell>
          <table:table-cell office:value-type="float" office:value="500">
            <text:p>500</text:p>
          </table:table-cell>
          <table:table-cell office:value-type="float" office:value="10.1861044303721">
            <text:p>10.1861044304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268.764809687349">
            <text:p>268.7648096873</text:p>
          </table:table-cell>
          <table:table-cell office:value-type="float" office:value="77.5620835487978">
            <text:p>77.5620835488</text:p>
          </table:table-cell>
          <table:table-cell office:value-type="float" office:value="500">
            <text:p>500</text:p>
          </table:table-cell>
          <table:table-cell office:value-type="float" office:value="301.688758707676">
            <text:p>301.6887587077</text:p>
          </table:table-cell>
          <table:table-cell office:value-type="float" office:value="37.8249249484364">
            <text:p>37.8249249484</text:p>
          </table:table-cell>
          <table:table-cell office:value-type="float" office:value="500">
            <text:p>500</text:p>
          </table:table-cell>
          <table:table-cell office:value-type="float" office:value="422.084041742942">
            <text:p>422.0840417429</text:p>
          </table:table-cell>
          <table:table-cell office:value-type="float" office:value="143.433029186659">
            <text:p>143.4330291867</text:p>
          </table:table-cell>
          <table:table-cell office:value-type="float" office:value="433.533265136435">
            <text:p>433.5332651364</text:p>
          </table:table-cell>
          <table:table-cell table:number-columns-repeated="3" office:value-type="float" office:value="500">
            <text:p>500</text:p>
          </table:table-cell>
          <table:table-cell table:number-columns-repeated="864"/>
        </table:table-row>
        <table:table-row table:style-name="ro1">
          <table:table-cell office:value-type="string">
            <text:p>販売量</text:p>
          </table:table-cell>
          <table:table-cell office:value-type="float" office:value="500">
            <text:p>500</text:p>
          </table:table-cell>
          <table:table-cell office:value-type="float" office:value="275.505254324267">
            <text:p>275.5052543243</text:p>
          </table:table-cell>
          <table:table-cell table:number-columns-repeated="2" office:value-type="float" office:value="0">
            <text:p>0</text:p>
          </table:table-cell>
          <table:table-cell office:value-type="float" office:value="306.64760277432">
            <text:p>306.6476027743</text:p>
          </table:table-cell>
          <table:table-cell office:value-type="float" office:value="294.383435837127">
            <text:p>294.3834358371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472.246674901653">
            <text:p>472.2466749017</text:p>
          </table:table-cell>
          <table:table-cell office:value-type="float" office:value="147.933469923043">
            <text:p>147.933469923</text:p>
          </table:table-cell>
          <table:table-cell office:value-type="float" office:value="0">
            <text:p>0</text:p>
          </table:table-cell>
          <table:table-cell office:value-type="float" office:value="213.696963603758">
            <text:p>213.6969636038</text:p>
          </table:table-cell>
          <table:table-cell office:value-type="float" office:value="159.724744166951">
            <text:p>159.724744167</text:p>
          </table:table-cell>
          <table:table-cell office:value-type="float" office:value="142.216859847182">
            <text:p>142.2168598472</text:p>
          </table:table-cell>
          <table:table-cell office:value-type="float" office:value="177.071551775846">
            <text:p>177.0715517758</text:p>
          </table:table-cell>
          <table:table-cell office:value-type="float" office:value="0">
            <text:p>0</text:p>
          </table:table-cell>
          <table:table-cell office:value-type="float" office:value="211.749012101961">
            <text:p>211.749012102</text:p>
          </table:table-cell>
          <table:table-cell office:value-type="float" office:value="154.312583776079">
            <text:p>154.3125837761</text:p>
          </table:table-cell>
          <table:table-cell office:value-type="float" office:value="65.3839513807709">
            <text:p>65.3839513808</text:p>
          </table:table-cell>
          <table:table-cell office:value-type="float" office:value="0">
            <text:p>0</text:p>
          </table:table-cell>
          <table:table-cell office:value-type="float" office:value="201.689926638942">
            <text:p>201.6899266389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.4806648463008">
            <text:p>10.4806648463</text:p>
          </table:table-cell>
          <table:table-cell office:value-type="float" office:value="410.550668387117">
            <text:p>410.5506683871</text:p>
          </table:table-cell>
          <table:table-cell office:value-type="float" office:value="440.096263805157">
            <text:p>440.0962638052</text:p>
          </table:table-cell>
          <table:table-cell office:value-type="float" office:value="0">
            <text:p>0</text:p>
          </table:table-cell>
          <table:table-cell office:value-type="float" office:value="248.857401796324">
            <text:p>248.8574017963</text:p>
          </table:table-cell>
          <table:table-cell office:value-type="float" office:value="492.047823047971">
            <text:p>492.047823048</text:p>
          </table:table-cell>
          <table:table-cell table:number-columns-repeated="5" office:value-type="float" office:value="500">
            <text:p>500</text:p>
          </table:table-cell>
          <table:table-cell office:value-type="float" office:value="182.903050996241">
            <text:p>182.9030509962</text:p>
          </table:table-cell>
          <table:table-cell office:value-type="float" office:value="500">
            <text:p>500</text:p>
          </table:table-cell>
          <table:table-cell office:value-type="float" office:value="168.729501524307">
            <text:p>168.7295015243</text:p>
          </table:table-cell>
          <table:table-cell office:value-type="float" office:value="500">
            <text:p>500</text:p>
          </table:table-cell>
          <table:table-cell office:value-type="float" office:value="480.23401787618">
            <text:p>480.2340178762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105.004796017555">
            <text:p>105.0047960176</text:p>
          </table:table-cell>
          <table:table-cell office:value-type="float" office:value="429.34715029611">
            <text:p>429.3471502961</text:p>
          </table:table-cell>
          <table:table-cell office:value-type="float" office:value="336.554413320644">
            <text:p>336.5544133206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320">
            <text:p>32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07.54283813759">
            <text:p>207.5428381376</text:p>
          </table:table-cell>
          <table:table-cell office:value-type="float" office:value="499.90269732448">
            <text:p>499.9026973245</text:p>
          </table:table-cell>
          <table:table-cell office:value-type="float" office:value="0">
            <text:p>0</text:p>
          </table:table-cell>
          <table:table-cell office:value-type="float" office:value="242.761032906269">
            <text:p>242.7610329063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98.265783305186">
            <text:p>398.2657833052</text:p>
          </table:table-cell>
          <table:table-cell table:number-columns-repeated="3"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22.260238542073">
            <text:p>122.2602385421</text:p>
          </table:table-cell>
          <table:table-cell office:value-type="float" office:value="0">
            <text:p>0</text:p>
          </table:table-cell>
          <table:table-cell office:value-type="float" office:value="447.078871769408">
            <text:p>447.0788717694</text:p>
          </table:table-cell>
          <table:table-cell office:value-type="float" office:value="500">
            <text:p>500</text:p>
          </table:table-cell>
          <table:table-cell office:value-type="float" office:value="136.564666502102">
            <text:p>136.5646665021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13.480309303325">
            <text:p>413.4803093033</text:p>
          </table:table-cell>
          <table:table-cell office:value-type="float" office:value="265.996790405157">
            <text:p>265.9967904052</text:p>
          </table:table-cell>
          <table:table-cell office:value-type="float" office:value="205.355688248123">
            <text:p>205.3556882481</text:p>
          </table:table-cell>
          <table:table-cell office:value-type="float" office:value="0">
            <text:p>0</text:p>
          </table:table-cell>
          <table:table-cell office:value-type="float" office:value="67.5032360127315">
            <text:p>67.5032360127</text:p>
          </table:table-cell>
          <table:table-cell office:value-type="float" office:value="279.871346186937">
            <text:p>279.8713461869</text:p>
          </table:table-cell>
          <table:table-cell office:value-type="float" office:value="0">
            <text:p>0</text:p>
          </table:table-cell>
          <table:table-cell office:value-type="float" office:value="423.177622668367">
            <text:p>423.1776226684</text:p>
          </table:table-cell>
          <table:table-cell office:value-type="float" office:value="387.562007685525">
            <text:p>387.562007685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42.178115025571">
            <text:p>142.1781150256</text:p>
          </table:table-cell>
          <table:table-cell office:value-type="float" office:value="446.332827804656">
            <text:p>446.3328278047</text:p>
          </table:table-cell>
          <table:table-cell office:value-type="float" office:value="226.48319761316">
            <text:p>226.4831976132</text:p>
          </table:table-cell>
          <table:table-cell office:value-type="float" office:value="464.986073003576">
            <text:p>464.9860730036</text:p>
          </table:table-cell>
          <table:table-cell office:value-type="float" office:value="51.0723257238556">
            <text:p>51.0723257239</text:p>
          </table:table-cell>
          <table:table-cell office:value-type="float" office:value="297.409510032034">
            <text:p>297.409510032</text:p>
          </table:table-cell>
          <table:table-cell office:value-type="float" office:value="500">
            <text:p>500</text:p>
          </table:table-cell>
          <table:table-cell office:value-type="float" office:value="436.779433536002">
            <text:p>436.779433536</text:p>
          </table:table-cell>
          <table:table-cell office:value-type="float" office:value="304.926058527329">
            <text:p>304.9260585273</text:p>
          </table:table-cell>
          <table:table-cell office:value-type="float" office:value="468.228691900787">
            <text:p>468.2286919008</text:p>
          </table:table-cell>
          <table:table-cell office:value-type="float" office:value="299.665079181024">
            <text:p>299.665079181</text:p>
          </table:table-cell>
          <table:table-cell office:value-type="float" office:value="500">
            <text:p>500</text:p>
          </table:table-cell>
          <table:table-cell table:number-columns-repeated="864"/>
        </table:table-row>
        <table:table-row table:style-name="ro1">
          <table:table-cell office:value-type="string">
            <text:p>電力の売値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電力の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購入量</text:p>
          </table:table-cell>
          <table:table-cell office:value-type="float" office:value="500">
            <text:p>500</text:p>
          </table:table-cell>
          <table:table-cell office:value-type="float" office:value="235.008862946657">
            <text:p>235.0088629467</text:p>
          </table:table-cell>
          <table:table-cell office:value-type="float" office:value="183.176604249681">
            <text:p>183.1766042497</text:p>
          </table:table-cell>
          <table:table-cell office:value-type="float" office:value="500">
            <text:p>500</text:p>
          </table:table-cell>
          <table:table-cell office:value-type="float" office:value="289.114795949246">
            <text:p>289.1147959492</text:p>
          </table:table-cell>
          <table:table-cell office:value-type="float" office:value="153.529313679654">
            <text:p>153.5293136797</text:p>
          </table:table-cell>
          <table:table-cell office:value-type="float" office:value="448.954976519536">
            <text:p>448.9549765195</text:p>
          </table:table-cell>
          <table:table-cell office:value-type="float" office:value="483.555582826469">
            <text:p>483.5555828265</text:p>
          </table:table-cell>
          <table:table-cell office:value-type="float" office:value="60.3712125500995">
            <text:p>60.3712125501</text:p>
          </table:table-cell>
          <table:table-cell office:value-type="float" office:value="189.230675168431">
            <text:p>189.2306751684</text:p>
          </table:table-cell>
          <table:table-cell office:value-type="float" office:value="500">
            <text:p>500</text:p>
          </table:table-cell>
          <table:table-cell office:value-type="float" office:value="421.387278522433">
            <text:p>421.3872785224</text:p>
          </table:table-cell>
          <table:table-cell office:value-type="float" office:value="78.2684155828731">
            <text:p>78.2684155829</text:p>
          </table:table-cell>
          <table:table-cell office:value-type="float" office:value="339.79734036612">
            <text:p>339.7973403661</text:p>
          </table:table-cell>
          <table:table-cell office:value-type="float" office:value="138.443300021286">
            <text:p>138.4433000213</text:p>
          </table:table-cell>
          <table:table-cell office:value-type="float" office:value="349.493488553134">
            <text:p>349.4934885531</text:p>
          </table:table-cell>
          <table:table-cell office:value-type="float" office:value="279.560123579458">
            <text:p>279.5601235795</text:p>
          </table:table-cell>
          <table:table-cell office:value-type="float" office:value="366.228388672473">
            <text:p>366.2283886725</text:p>
          </table:table-cell>
          <table:table-cell office:value-type="float" office:value="173.622788871563">
            <text:p>173.6227888716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09.573512529301">
            <text:p>309.5735125293</text:p>
          </table:table-cell>
          <table:table-cell office:value-type="float" office:value="267.344509296868">
            <text:p>267.3445092969</text:p>
          </table:table-cell>
          <table:table-cell office:value-type="float" office:value="500">
            <text:p>500</text:p>
          </table:table-cell>
          <table:table-cell office:value-type="float" office:value="358.154929578104">
            <text:p>358.1549295781</text:p>
          </table:table-cell>
          <table:table-cell office:value-type="float" office:value="196.99667514648">
            <text:p>196.9966751465</text:p>
          </table:table-cell>
          <table:table-cell office:value-type="float" office:value="25.3262876094175">
            <text:p>25.3262876094</text:p>
          </table:table-cell>
          <table:table-cell office:value-type="float" office:value="277.981871610458">
            <text:p>277.9818716105</text:p>
          </table:table-cell>
          <table:table-cell table:number-columns-repeated="4" office:value-type="float" office:value="0">
            <text:p>0</text:p>
          </table:table-cell>
          <table:table-cell office:value-type="float" office:value="483.320709524581">
            <text:p>483.3207095246</text:p>
          </table:table-cell>
          <table:table-cell office:value-type="float" office:value="0">
            <text:p>0</text:p>
          </table:table-cell>
          <table:table-cell office:value-type="float" office:value="147.863142634489">
            <text:p>147.8631426345</text:p>
          </table:table-cell>
          <table:table-cell office:value-type="float" office:value="0">
            <text:p>0</text:p>
          </table:table-cell>
          <table:table-cell office:value-type="float" office:value="166.661633606254">
            <text:p>166.6616336063</text:p>
          </table:table-cell>
          <table:table-cell office:value-type="float" office:value="500">
            <text:p>500</text:p>
          </table:table-cell>
          <table:table-cell office:value-type="float" office:value="78.089319783472">
            <text:p>78.0893197835</text:p>
          </table:table-cell>
          <table:table-cell office:value-type="float" office:value="71.0919005911685">
            <text:p>71.0919005912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269.006135194983">
            <text:p>269.006135195</text:p>
          </table:table-cell>
          <table:table-cell office:value-type="float" office:value="160.234279819309">
            <text:p>160.2342798193</text:p>
          </table:table-cell>
          <table:table-cell office:value-type="float" office:value="12.8089498806501">
            <text:p>12.8089498807</text:p>
          </table:table-cell>
          <table:table-cell office:value-type="float" office:value="443.516182602768">
            <text:p>443.5161826028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70.0134191445373">
            <text:p>70.0134191445</text:p>
          </table:table-cell>
          <table:table-cell office:value-type="float" office:value="0">
            <text:p>0</text:p>
          </table:table-cell>
          <table:table-cell office:value-type="float" office:value="476.005206223794">
            <text:p>476.0052062238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3.2694754739353">
            <text:p>33.2694754739</text:p>
          </table:table-cell>
          <table:table-cell office:value-type="float" office:value="211.662682564019">
            <text:p>211.662682564</text:p>
          </table:table-cell>
          <table:table-cell office:value-type="float" office:value="86.0776984417212">
            <text:p>86.0776984417</text:p>
          </table:table-cell>
          <table:table-cell office:value-type="float" office:value="500">
            <text:p>500</text:p>
          </table:table-cell>
          <table:table-cell office:value-type="float" office:value="170.47705196664">
            <text:p>170.4770519666</text:p>
          </table:table-cell>
          <table:table-cell table:number-columns-repeated="4" office:value-type="float" office:value="500">
            <text:p>500</text:p>
          </table:table-cell>
          <table:table-cell office:value-type="float" office:value="146.788277840358">
            <text:p>146.7882778404</text:p>
          </table:table-cell>
          <table:table-cell office:value-type="float" office:value="98.2248045704626">
            <text:p>98.2248045705</text:p>
          </table:table-cell>
          <table:table-cell office:value-type="float" office:value="0">
            <text:p>0</text:p>
          </table:table-cell>
          <table:table-cell office:value-type="float" office:value="407.468941220202">
            <text:p>407.4689412202</text:p>
          </table:table-cell>
          <table:table-cell office:value-type="float" office:value="0">
            <text:p>0</text:p>
          </table:table-cell>
          <table:table-cell office:value-type="float" office:value="324.692563241711">
            <text:p>324.6925632417</text:p>
          </table:table-cell>
          <table:table-cell table:number-columns-repeated="3" office:value-type="float" office:value="0">
            <text:p>0</text:p>
          </table:table-cell>
          <table:table-cell office:value-type="float" office:value="174.140853384575">
            <text:p>174.1408533846</text:p>
          </table:table-cell>
          <table:table-cell office:value-type="float" office:value="0">
            <text:p>0</text:p>
          </table:table-cell>
          <table:table-cell office:value-type="float" office:value="344.282966366016">
            <text:p>344.282966366</text:p>
          </table:table-cell>
          <table:table-cell table:number-columns-repeated="2" office:value-type="float" office:value="0">
            <text:p>0</text:p>
          </table:table-cell>
          <table:table-cell office:value-type="float" office:value="253.354203673217">
            <text:p>253.3542036732</text:p>
          </table:table-cell>
          <table:table-cell office:value-type="float" office:value="0">
            <text:p>0</text:p>
          </table:table-cell>
          <table:table-cell office:value-type="float" office:value="81.9187117678015">
            <text:p>81.9187117678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455525378446311">
            <text:p>0.4555253784</text:p>
          </table:table-cell>
          <table:table-cell office:value-type="float" office:value="0">
            <text:p>0</text:p>
          </table:table-cell>
          <table:table-cell office:value-type="float" office:value="422.974129402304">
            <text:p>422.9741294023</text:p>
          </table:table-cell>
          <table:table-cell office:value-type="float" office:value="401.025781104175">
            <text:p>401.0257811042</text:p>
          </table:table-cell>
          <table:table-cell office:value-type="float" office:value="61.2008201694546">
            <text:p>61.2008201695</text:p>
          </table:table-cell>
          <table:table-cell office:value-type="float" office:value="79.7757603173008">
            <text:p>79.775760317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85.030312339253">
            <text:p>485.0303123393</text:p>
          </table:table-cell>
          <table:table-cell office:value-type="float" office:value="100">
            <text:p>100</text:p>
          </table:table-cell>
          <table:table-cell table:number-columns-repeated="864"/>
        </table:table-row>
        <table:table-row table:style-name="ro1">
          <table:table-cell office:value-type="string">
            <text:p>販売量</text:p>
          </table:table-cell>
          <table:table-cell office:value-type="float" office:value="412.210436748675">
            <text:p>412.2104367487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72.8598882292289">
            <text:p>72.8598882292</text:p>
          </table:table-cell>
          <table:table-cell office:value-type="float" office:value="184.144600651223">
            <text:p>184.1446006512</text:p>
          </table:table-cell>
          <table:table-cell office:value-type="float" office:value="140.967310507132">
            <text:p>140.9673105071</text:p>
          </table:table-cell>
          <table:table-cell table:number-columns-repeated="2" office:value-type="float" office:value="0">
            <text:p>0</text:p>
          </table:table-cell>
          <table:table-cell office:value-type="float" office:value="98.2955487704881">
            <text:p>98.2955487705</text:p>
          </table:table-cell>
          <table:table-cell office:value-type="float" office:value="0">
            <text:p>0</text:p>
          </table:table-cell>
          <table:table-cell office:value-type="float" office:value="19.2248256910548">
            <text:p>19.2248256911</text:p>
          </table:table-cell>
          <table:table-cell office:value-type="float" office:value="0">
            <text:p>0</text:p>
          </table:table-cell>
          <table:table-cell office:value-type="float" office:value="168.451065600568">
            <text:p>168.4510656006</text:p>
          </table:table-cell>
          <table:table-cell office:value-type="float" office:value="0">
            <text:p>0</text:p>
          </table:table-cell>
          <table:table-cell office:value-type="float" office:value="42.744990763503">
            <text:p>42.7449907635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1.370990109893">
            <text:p>191.3709901099</text:p>
          </table:table-cell>
          <table:table-cell office:value-type="float" office:value="100.487580669604">
            <text:p>100.4875806696</text:p>
          </table:table-cell>
          <table:table-cell office:value-type="float" office:value="35.8964438745324">
            <text:p>35.8964438745</text:p>
          </table:table-cell>
          <table:table-cell office:value-type="float" office:value="237.186039057398">
            <text:p>237.1860390574</text:p>
          </table:table-cell>
          <table:table-cell table:number-columns-repeated="2" office:value-type="float" office:value="0">
            <text:p>0</text:p>
          </table:table-cell>
          <table:table-cell office:value-type="float" office:value="496.391497770827">
            <text:p>496.3914977708</text:p>
          </table:table-cell>
          <table:table-cell table:number-columns-repeated="4" office:value-type="float" office:value="500">
            <text:p>500</text:p>
          </table:table-cell>
          <table:table-cell office:value-type="float" office:value="440.190041254899">
            <text:p>440.1900412549</text:p>
          </table:table-cell>
          <table:table-cell office:value-type="float" office:value="302.38900937084">
            <text:p>302.3890093708</text:p>
          </table:table-cell>
          <table:table-cell office:value-type="float" office:value="500">
            <text:p>500</text:p>
          </table:table-cell>
          <table:table-cell office:value-type="float" office:value="133.721419690227">
            <text:p>133.7214196902</text:p>
          </table:table-cell>
          <table:table-cell office:value-type="float" office:value="0">
            <text:p>0</text:p>
          </table:table-cell>
          <table:table-cell office:value-type="float" office:value="436">
            <text:p>436</text:p>
          </table:table-cell>
          <table:table-cell office:value-type="float" office:value="500">
            <text:p>500</text:p>
          </table:table-cell>
          <table:table-cell office:value-type="float" office:value="468.955163248802">
            <text:p>468.955163248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01.235480632393">
            <text:p>301.2354806324</text:p>
          </table:table-cell>
          <table:table-cell office:value-type="float" office:value="463.976933039284">
            <text:p>463.9769330393</text:p>
          </table:table-cell>
          <table:table-cell office:value-type="float" office:value="0">
            <text:p>0</text:p>
          </table:table-cell>
          <table:table-cell office:value-type="float" office:value="352.636709620755">
            <text:p>352.6367096208</text:p>
          </table:table-cell>
          <table:table-cell office:value-type="float" office:value="473.851258503189">
            <text:p>473.8512585032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29.452935756647">
            <text:p>329.4529357566</text:p>
          </table:table-cell>
          <table:table-cell office:value-type="float" office:value="500">
            <text:p>500</text:p>
          </table:table-cell>
          <table:table-cell office:value-type="float" office:value="490.100604504212">
            <text:p>490.1006045042</text:p>
          </table:table-cell>
          <table:table-cell office:value-type="float" office:value="283.584557650071">
            <text:p>283.5845576501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123.715207991253">
            <text:p>123.7152079913</text:p>
          </table:table-cell>
          <table:table-cell office:value-type="float" office:value="109.701118413473">
            <text:p>109.7011184135</text:p>
          </table:table-cell>
          <table:table-cell office:value-type="float" office:value="0">
            <text:p>0</text:p>
          </table:table-cell>
          <table:table-cell office:value-type="float" office:value="233.045851823708">
            <text:p>233.0458518237</text:p>
          </table:table-cell>
          <table:table-cell office:value-type="float" office:value="188.942580299541">
            <text:p>188.9425802995</text:p>
          </table:table-cell>
          <table:table-cell office:value-type="float" office:value="0">
            <text:p>0</text:p>
          </table:table-cell>
          <table:table-cell office:value-type="float" office:value="319.745004737222">
            <text:p>319.7450047372</text:p>
          </table:table-cell>
          <table:table-cell table:number-columns-repeated="2" office:value-type="float" office:value="0">
            <text:p>0</text:p>
          </table:table-cell>
          <table:table-cell office:value-type="float" office:value="114.674711352199">
            <text:p>114.6747113522</text:p>
          </table:table-cell>
          <table:table-cell office:value-type="float" office:value="197.550139977258">
            <text:p>197.5501399773</text:p>
          </table:table-cell>
          <table:table-cell office:value-type="float" office:value="275.877446486221">
            <text:p>275.8774464862</text:p>
          </table:table-cell>
          <table:table-cell office:value-type="float" office:value="416.917743663405">
            <text:p>416.9177436634</text:p>
          </table:table-cell>
          <table:table-cell office:value-type="float" office:value="13.0056844365833">
            <text:p>13.0056844366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7.718445271306">
            <text:p>357.7184452713</text:p>
          </table:table-cell>
          <table:table-cell office:value-type="float" office:value="500">
            <text:p>500</text:p>
          </table:table-cell>
          <table:table-cell office:value-type="float" office:value="302.164195240166">
            <text:p>302.1641952402</text:p>
          </table:table-cell>
          <table:table-cell office:value-type="float" office:value="466.102978037601">
            <text:p>466.1029780376</text:p>
          </table:table-cell>
          <table:table-cell office:value-type="float" office:value="440.216675249987">
            <text:p>440.21667525</text:p>
          </table:table-cell>
          <table:table-cell office:value-type="float" office:value="500">
            <text:p>500</text:p>
          </table:table-cell>
          <table:table-cell office:value-type="float" office:value="334.502562078017">
            <text:p>334.502562078</text:p>
          </table:table-cell>
          <table:table-cell office:value-type="float" office:value="78.0649096112018">
            <text:p>78.0649096112</text:p>
          </table:table-cell>
          <table:table-cell table:number-columns-repeated="2" office:value-type="float" office:value="0">
            <text:p>0</text:p>
          </table:table-cell>
          <table:table-cell office:value-type="float" office:value="377.201074123269">
            <text:p>377.2010741233</text:p>
          </table:table-cell>
          <table:table-cell office:value-type="float" office:value="500">
            <text:p>500</text:p>
          </table:table-cell>
          <table:table-cell office:value-type="float" office:value="129.388810571686">
            <text:p>129.3888105717</text:p>
          </table:table-cell>
          <table:table-cell office:value-type="float" office:value="124.473517259156">
            <text:p>124.4735172592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17.878523072035">
            <text:p>117.878523072</text:p>
          </table:table-cell>
          <table:table-cell office:value-type="float" office:value="0">
            <text:p>0</text:p>
          </table:table-cell>
          <table:table-cell office:value-type="float" office:value="49.9673573471431">
            <text:p>49.9673573471</text:p>
          </table:table-cell>
          <table:table-cell office:value-type="float" office:value="500">
            <text:p>500</text:p>
          </table:table-cell>
          <table:table-cell office:value-type="float" office:value="187.105504011705">
            <text:p>187.1055040117</text:p>
          </table:table-cell>
          <table:table-cell office:value-type="float" office:value="322.556585038717">
            <text:p>322.5565850387</text:p>
          </table:table-cell>
          <table:table-cell office:value-type="float" office:value="0">
            <text:p>0</text:p>
          </table:table-cell>
          <table:table-cell office:value-type="float" office:value="263.223677283288">
            <text:p>263.2236772833</text:p>
          </table:table-cell>
          <table:table-cell table:number-columns-repeated="864"/>
        </table:table-row>
        <table:table-row table:style-name="ro1">
          <table:table-cell office:value-type="string">
            <text:p>電力の売値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電力の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購入量</text:p>
          </table:table-cell>
          <table:table-cell office:value-type="float" office:value="145.431133947317">
            <text:p>145.431133947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94.477006021393">
            <text:p>494.4770060214</text:p>
          </table:table-cell>
          <table:table-cell office:value-type="float" office:value="353.920721545732">
            <text:p>353.9207215457</text:p>
          </table:table-cell>
          <table:table-cell table:number-columns-repeated="4" office:value-type="float" office:value="500">
            <text:p>500</text:p>
          </table:table-cell>
          <table:table-cell office:value-type="float" office:value="466.561254604533">
            <text:p>466.5612546045</text:p>
          </table:table-cell>
          <table:table-cell office:value-type="float" office:value="126.147992502396">
            <text:p>126.1479925024</text:p>
          </table:table-cell>
          <table:table-cell office:value-type="float" office:value="500">
            <text:p>500</text:p>
          </table:table-cell>
          <table:table-cell office:value-type="float" office:value="496.811875728605">
            <text:p>496.8118757286</text:p>
          </table:table-cell>
          <table:table-cell office:value-type="float" office:value="154.884088966181">
            <text:p>154.8840889662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63.081425985857">
            <text:p>263.0814259859</text:p>
          </table:table-cell>
          <table:table-cell table:number-columns-repeated="2" office:value-type="float" office:value="0">
            <text:p>0</text:p>
          </table:table-cell>
          <table:table-cell office:value-type="float" office:value="213.62700546826">
            <text:p>213.6270054683</text:p>
          </table:table-cell>
          <table:table-cell office:value-type="float" office:value="500">
            <text:p>500</text:p>
          </table:table-cell>
          <table:table-cell office:value-type="float" office:value="461.911415966619">
            <text:p>461.9114159666</text:p>
          </table:table-cell>
          <table:table-cell office:value-type="float" office:value="0">
            <text:p>0</text:p>
          </table:table-cell>
          <table:table-cell office:value-type="float" office:value="396.104302396056">
            <text:p>396.1043023961</text:p>
          </table:table-cell>
          <table:table-cell office:value-type="float" office:value="233.191037297254">
            <text:p>233.1910372973</text:p>
          </table:table-cell>
          <table:table-cell office:value-type="float" office:value="0">
            <text:p>0</text:p>
          </table:table-cell>
          <table:table-cell office:value-type="float" office:value="31.1533563995518">
            <text:p>31.1533563996</text:p>
          </table:table-cell>
          <table:table-cell office:value-type="float" office:value="228.590891653339">
            <text:p>228.5908916533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49.700607354962">
            <text:p>249.700607355</text:p>
          </table:table-cell>
          <table:table-cell office:value-type="float" office:value="500">
            <text:p>500</text:p>
          </table:table-cell>
          <table:table-cell office:value-type="float" office:value="252.621713240227">
            <text:p>252.6217132402</text:p>
          </table:table-cell>
          <table:table-cell office:value-type="float" office:value="262.004155469904">
            <text:p>262.0041554699</text:p>
          </table:table-cell>
          <table:table-cell office:value-type="float" office:value="193.5648482429">
            <text:p>193.5648482429</text:p>
          </table:table-cell>
          <table:table-cell office:value-type="float" office:value="49.0281678579613">
            <text:p>49.028167858</text:p>
          </table:table-cell>
          <table:table-cell office:value-type="float" office:value="84.6047350980034">
            <text:p>84.604735098</text:p>
          </table:table-cell>
          <table:table-cell office:value-type="float" office:value="57.4553658091473">
            <text:p>57.4553658091</text:p>
          </table:table-cell>
          <table:table-cell office:value-type="float" office:value="0">
            <text:p>0</text:p>
          </table:table-cell>
          <table:table-cell office:value-type="float" office:value="378.989477531529">
            <text:p>378.9894775315</text:p>
          </table:table-cell>
          <table:table-cell office:value-type="float" office:value="215.090577676891">
            <text:p>215.0905776769</text:p>
          </table:table-cell>
          <table:table-cell office:value-type="float" office:value="329.415696455855">
            <text:p>329.4156964559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50.849505101415">
            <text:p>150.8495051014</text:p>
          </table:table-cell>
          <table:table-cell office:value-type="float" office:value="137.200741705592">
            <text:p>137.2007417056</text:p>
          </table:table-cell>
          <table:table-cell office:value-type="float" office:value="500">
            <text:p>500</text:p>
          </table:table-cell>
          <table:table-cell office:value-type="float" office:value="224.156620085939">
            <text:p>224.156620085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69.7337785542642">
            <text:p>69.7337785543</text:p>
          </table:table-cell>
          <table:table-cell office:value-type="float" office:value="158.58610993817">
            <text:p>158.5861099382</text:p>
          </table:table-cell>
          <table:table-cell office:value-type="float" office:value="500">
            <text:p>500</text:p>
          </table:table-cell>
          <table:table-cell office:value-type="float" office:value="125.391023836905">
            <text:p>125.3910238369</text:p>
          </table:table-cell>
          <table:table-cell office:value-type="float" office:value="210.965717904568">
            <text:p>210.9657179046</text:p>
          </table:table-cell>
          <table:table-cell office:value-type="float" office:value="125.265903349351">
            <text:p>125.2659033494</text:p>
          </table:table-cell>
          <table:table-cell office:value-type="float" office:value="500">
            <text:p>500</text:p>
          </table:table-cell>
          <table:table-cell office:value-type="float" office:value="107.825711489868">
            <text:p>107.8257114899</text:p>
          </table:table-cell>
          <table:table-cell office:value-type="float" office:value="40.6909356259611">
            <text:p>40.690935626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52.059644151449">
            <text:p>152.0596441514</text:p>
          </table:table-cell>
          <table:table-cell office:value-type="float" office:value="490.204424797416">
            <text:p>490.2044247974</text:p>
          </table:table-cell>
          <table:table-cell office:value-type="float" office:value="104.7043015658">
            <text:p>104.7043015658</text:p>
          </table:table-cell>
          <table:table-cell office:value-type="float" office:value="128.383734598571">
            <text:p>128.3837345986</text:p>
          </table:table-cell>
          <table:table-cell office:value-type="float" office:value="129.755102655836">
            <text:p>129.7551026558</text:p>
          </table:table-cell>
          <table:table-cell office:value-type="float" office:value="119.626527639726">
            <text:p>119.6265276397</text:p>
          </table:table-cell>
          <table:table-cell table:number-columns-repeated="2" office:value-type="float" office:value="0">
            <text:p>0</text:p>
          </table:table-cell>
          <table:table-cell office:value-type="float" office:value="78.4590476871318">
            <text:p>78.4590476871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9.166788837939">
            <text:p>249.1667888379</text:p>
          </table:table-cell>
          <table:table-cell office:value-type="float" office:value="500">
            <text:p>500</text:p>
          </table:table-cell>
          <table:table-cell office:value-type="float" office:value="97.2307519791849">
            <text:p>97.2307519792</text:p>
          </table:table-cell>
          <table:table-cell office:value-type="float" office:value="343.754104496305">
            <text:p>343.7541044963</text:p>
          </table:table-cell>
          <table:table-cell office:value-type="float" office:value="500">
            <text:p>500</text:p>
          </table:table-cell>
          <table:table-cell office:value-type="float" office:value="22.9127786147518">
            <text:p>22.9127786148</text:p>
          </table:table-cell>
          <table:table-cell office:value-type="float" office:value="146.899625907312">
            <text:p>146.8996259073</text:p>
          </table:table-cell>
          <table:table-cell office:value-type="float" office:value="415.329586396021">
            <text:p>415.329586396</text:p>
          </table:table-cell>
          <table:table-cell office:value-type="float" office:value="122.657786300426">
            <text:p>122.6577863004</text:p>
          </table:table-cell>
          <table:table-cell table:number-columns-repeated="3" office:value-type="float" office:value="0">
            <text:p>0</text:p>
          </table:table-cell>
          <table:table-cell office:value-type="float" office:value="395.601422457037">
            <text:p>395.601422457</text:p>
          </table:table-cell>
          <table:table-cell office:value-type="float" office:value="0">
            <text:p>0</text:p>
          </table:table-cell>
          <table:table-cell office:value-type="float" office:value="61.6269178050839">
            <text:p>61.6269178051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52.5987269450252">
            <text:p>52.598726945</text:p>
          </table:table-cell>
          <table:table-cell table:number-columns-repeated="864"/>
        </table:table-row>
        <table:table-row table:style-name="ro1">
          <table:table-cell office:value-type="string">
            <text:p>販売量</text:p>
          </table:table-cell>
          <table:table-cell table:number-columns-repeated="3" office:value-type="float" office:value="0">
            <text:p>0</text:p>
          </table:table-cell>
          <table:table-cell office:value-type="float" office:value="174.882154732195">
            <text:p>174.8821547322</text:p>
          </table:table-cell>
          <table:table-cell office:value-type="float" office:value="55.1184345010925">
            <text:p>55.1184345011</text:p>
          </table:table-cell>
          <table:table-cell office:value-type="float" office:value="110.519467648826">
            <text:p>110.5194676488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75.0291205717359">
            <text:p>75.0291205717</text:p>
          </table:table-cell>
          <table:table-cell office:value-type="float" office:value="189.021578251709">
            <text:p>189.0215782517</text:p>
          </table:table-cell>
          <table:table-cell office:value-type="float" office:value="400">
            <text:p>400</text:p>
          </table:table-cell>
          <table:table-cell office:value-type="float" office:value="478.908896447196">
            <text:p>478.9088964472</text:p>
          </table:table-cell>
          <table:table-cell office:value-type="float" office:value="192.025249017517">
            <text:p>192.0252490175</text:p>
          </table:table-cell>
          <table:table-cell office:value-type="float" office:value="0">
            <text:p>0</text:p>
          </table:table-cell>
          <table:table-cell office:value-type="float" office:value="492.657013579411">
            <text:p>492.6570135794</text:p>
          </table:table-cell>
          <table:table-cell office:value-type="float" office:value="27.9028527825152">
            <text:p>27.9028527825</text:p>
          </table:table-cell>
          <table:table-cell office:value-type="float" office:value="100">
            <text:p>100</text:p>
          </table:table-cell>
          <table:table-cell office:value-type="float" office:value="23.8175814810403">
            <text:p>23.817581481</text:p>
          </table:table-cell>
          <table:table-cell table:number-columns-repeated="3" office:value-type="float" office:value="0">
            <text:p>0</text:p>
          </table:table-cell>
          <table:table-cell office:value-type="float" office:value="361.351580917102">
            <text:p>361.3515809171</text:p>
          </table:table-cell>
          <table:table-cell office:value-type="float" office:value="268.2793645445">
            <text:p>268.2793645445</text:p>
          </table:table-cell>
          <table:table-cell office:value-type="float" office:value="0">
            <text:p>0</text:p>
          </table:table-cell>
          <table:table-cell office:value-type="float" office:value="331.997267427594">
            <text:p>331.9972674276</text:p>
          </table:table-cell>
          <table:table-cell office:value-type="float" office:value="0">
            <text:p>0</text:p>
          </table:table-cell>
          <table:table-cell office:value-type="float" office:value="176.574232983064">
            <text:p>176.5742329831</text:p>
          </table:table-cell>
          <table:table-cell office:value-type="float" office:value="0">
            <text:p>0</text:p>
          </table:table-cell>
          <table:table-cell office:value-type="float" office:value="113.489410228476">
            <text:p>113.4894102285</text:p>
          </table:table-cell>
          <table:table-cell table:number-columns-repeated="2" office:value-type="float" office:value="0">
            <text:p>0</text:p>
          </table:table-cell>
          <table:table-cell office:value-type="float" office:value="489.738916969629">
            <text:p>489.7389169696</text:p>
          </table:table-cell>
          <table:table-cell office:value-type="float" office:value="500">
            <text:p>500</text:p>
          </table:table-cell>
          <table:table-cell office:value-type="float" office:value="228.987387311152">
            <text:p>228.9873873112</text:p>
          </table:table-cell>
          <table:table-cell office:value-type="float" office:value="211.260774058639">
            <text:p>211.2607740586</text:p>
          </table:table-cell>
          <table:table-cell office:value-type="float" office:value="500">
            <text:p>500</text:p>
          </table:table-cell>
          <table:table-cell office:value-type="float" office:value="475.71397869023">
            <text:p>475.7139786902</text:p>
          </table:table-cell>
          <table:table-cell office:value-type="float" office:value="500">
            <text:p>500</text:p>
          </table:table-cell>
          <table:table-cell office:value-type="float" office:value="304.044036281878">
            <text:p>304.04403628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80.370468885412">
            <text:p>480.3704688854</text:p>
          </table:table-cell>
          <table:table-cell office:value-type="float" office:value="496.657129988982">
            <text:p>496.657129989</text:p>
          </table:table-cell>
          <table:table-cell office:value-type="float" office:value="500">
            <text:p>500</text:p>
          </table:table-cell>
          <table:table-cell office:value-type="float" office:value="474.324262811139">
            <text:p>474.3242628111</text:p>
          </table:table-cell>
          <table:table-cell office:value-type="float" office:value="97.4443802805747">
            <text:p>97.4443802806</text:p>
          </table:table-cell>
          <table:table-cell office:value-type="float" office:value="376.611398199256">
            <text:p>376.6113981993</text:p>
          </table:table-cell>
          <table:table-cell office:value-type="float" office:value="441.775604583774">
            <text:p>441.7756045838</text:p>
          </table:table-cell>
          <table:table-cell office:value-type="float" office:value="0">
            <text:p>0</text:p>
          </table:table-cell>
          <table:table-cell office:value-type="float" office:value="327.776156857918">
            <text:p>327.7761568579</text:p>
          </table:table-cell>
          <table:table-cell office:value-type="float" office:value="385.752714972764">
            <text:p>385.7527149728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57.399378575794">
            <text:p>457.3993785758</text:p>
          </table:table-cell>
          <table:table-cell office:value-type="float" office:value="383.203995463025">
            <text:p>383.203995463</text:p>
          </table:table-cell>
          <table:table-cell office:value-type="float" office:value="326.975163620357">
            <text:p>326.9751636204</text:p>
          </table:table-cell>
          <table:table-cell office:value-type="float" office:value="354.147537392661">
            <text:p>354.1475373927</text:p>
          </table:table-cell>
          <table:table-cell table:number-columns-repeated="3" office:value-type="float" office:value="500">
            <text:p>500</text:p>
          </table:table-cell>
          <table:table-cell office:value-type="float" office:value="460.518402408187">
            <text:p>460.5184024082</text:p>
          </table:table-cell>
          <table:table-cell office:value-type="float" office:value="372.703604559985">
            <text:p>372.70360456</text:p>
          </table:table-cell>
          <table:table-cell office:value-type="float" office:value="128.305077813238">
            <text:p>128.3050778132</text:p>
          </table:table-cell>
          <table:table-cell office:value-type="float" office:value="499.281774633039">
            <text:p>499.281774633</text:p>
          </table:table-cell>
          <table:table-cell office:value-type="float" office:value="388.211036203196">
            <text:p>388.2110362032</text:p>
          </table:table-cell>
          <table:table-cell office:value-type="float" office:value="500">
            <text:p>500</text:p>
          </table:table-cell>
          <table:table-cell office:value-type="float" office:value="21.7411696969064">
            <text:p>21.7411696969</text:p>
          </table:table-cell>
          <table:table-cell office:value-type="float" office:value="400">
            <text:p>400</text:p>
          </table:table-cell>
          <table:table-cell office:value-type="float" office:value="238.517693026672">
            <text:p>238.5176930267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66.256136610381">
            <text:p>366.2561366104</text:p>
          </table:table-cell>
          <table:table-cell office:value-type="float" office:value="432.042161789634">
            <text:p>432.0421617896</text:p>
          </table:table-cell>
          <table:table-cell office:value-type="float" office:value="228.868108820058">
            <text:p>228.8681088201</text:p>
          </table:table-cell>
          <table:table-cell office:value-type="float" office:value="458.845347999077">
            <text:p>458.8453479991</text:p>
          </table:table-cell>
          <table:table-cell office:value-type="float" office:value="496.44217130396">
            <text:p>496.442171304</text:p>
          </table:table-cell>
          <table:table-cell office:value-type="float" office:value="174.236285857583">
            <text:p>174.2362858576</text:p>
          </table:table-cell>
          <table:table-cell office:value-type="float" office:value="250.548354756081">
            <text:p>250.5483547561</text:p>
          </table:table-cell>
          <table:table-cell office:value-type="float" office:value="312.526482577124">
            <text:p>312.5264825771</text:p>
          </table:table-cell>
          <table:table-cell office:value-type="float" office:value="0">
            <text:p>0</text:p>
          </table:table-cell>
          <table:table-cell office:value-type="float" office:value="400.728134684191">
            <text:p>400.7281346842</text:p>
          </table:table-cell>
          <table:table-cell office:value-type="float" office:value="399.011387064073">
            <text:p>399.0113870641</text:p>
          </table:table-cell>
          <table:table-cell office:value-type="float" office:value="490.968966324779">
            <text:p>490.9689663248</text:p>
          </table:table-cell>
          <table:table-cell office:value-type="float" office:value="262.59961894029">
            <text:p>262.5996189403</text:p>
          </table:table-cell>
          <table:table-cell office:value-type="float" office:value="228.026756956458">
            <text:p>228.0267569565</text:p>
          </table:table-cell>
          <table:table-cell office:value-type="float" office:value="436.516100685546">
            <text:p>436.5161006855</text:p>
          </table:table-cell>
          <table:table-cell office:value-type="float" office:value="125.548285368474">
            <text:p>125.5482853685</text:p>
          </table:table-cell>
          <table:table-cell office:value-type="float" office:value="171.541862691548">
            <text:p>171.5418626915</text:p>
          </table:table-cell>
          <table:table-cell office:value-type="float" office:value="293.610589001009">
            <text:p>293.610589001</text:p>
          </table:table-cell>
          <table:table-cell office:value-type="float" office:value="205.401121711867">
            <text:p>205.4011217119</text:p>
          </table:table-cell>
          <table:table-cell office:value-type="float" office:value="27.9077764803334">
            <text:p>27.9077764803</text:p>
          </table:table-cell>
          <table:table-cell office:value-type="float" office:value="258.786174855633">
            <text:p>258.7861748556</text:p>
          </table:table-cell>
          <table:table-cell office:value-type="float" office:value="121.788151084018">
            <text:p>121.788151084</text:p>
          </table:table-cell>
          <table:table-cell table:number-columns-repeated="864"/>
        </table:table-row>
        <table:table-row table:style-name="ro1">
          <table:table-cell office:value-type="string">
            <text:p>電力の売値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電力の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購入量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37.504812583587">
            <text:p>137.5048125836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61.462615764629">
            <text:p>361.4626157646</text:p>
          </table:table-cell>
          <table:table-cell office:value-type="float" office:value="500">
            <text:p>500</text:p>
          </table:table-cell>
          <table:table-cell office:value-type="float" office:value="358.792907230598">
            <text:p>358.7929072306</text:p>
          </table:table-cell>
          <table:table-cell office:value-type="float" office:value="339.131701655971">
            <text:p>339.131701656</text:p>
          </table:table-cell>
          <table:table-cell office:value-type="float" office:value="475.96226939841">
            <text:p>475.9622693984</text:p>
          </table:table-cell>
          <table:table-cell office:value-type="float" office:value="0">
            <text:p>0</text:p>
          </table:table-cell>
          <table:table-cell office:value-type="float" office:value="312.182841869834">
            <text:p>312.1828418698</text:p>
          </table:table-cell>
          <table:table-cell office:value-type="float" office:value="478.270684707572">
            <text:p>478.2706847076</text:p>
          </table:table-cell>
          <table:table-cell office:value-type="float" office:value="0">
            <text:p>0</text:p>
          </table:table-cell>
          <table:table-cell office:value-type="float" office:value="166.656154781325">
            <text:p>166.6561547813</text:p>
          </table:table-cell>
          <table:table-cell office:value-type="float" office:value="193.568453812712">
            <text:p>193.5684538127</text:p>
          </table:table-cell>
          <table:table-cell office:value-type="float" office:value="500">
            <text:p>500</text:p>
          </table:table-cell>
          <table:table-cell office:value-type="float" office:value="344.249274896554">
            <text:p>344.2492748966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5.994817120551">
            <text:p>245.9948171206</text:p>
          </table:table-cell>
          <table:table-cell office:value-type="float" office:value="304.402871019901">
            <text:p>304.4028710199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26.357457532668">
            <text:p>126.3574575327</text:p>
          </table:table-cell>
          <table:table-cell office:value-type="float" office:value="118.325194249368">
            <text:p>118.3251942494</text:p>
          </table:table-cell>
          <table:table-cell office:value-type="float" office:value="0">
            <text:p>0</text:p>
          </table:table-cell>
          <table:table-cell office:value-type="float" office:value="190.587820886951">
            <text:p>190.587820887</text:p>
          </table:table-cell>
          <table:table-cell office:value-type="float" office:value="0">
            <text:p>0</text:p>
          </table:table-cell>
          <table:table-cell office:value-type="float" office:value="46.5800742566266">
            <text:p>46.5800742566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269.232901869831">
            <text:p>269.2329018698</text:p>
          </table:table-cell>
          <table:table-cell office:value-type="float" office:value="300.028333451236">
            <text:p>300.0283334512</text:p>
          </table:table-cell>
          <table:table-cell office:value-type="float" office:value="302.9219772786">
            <text:p>302.9219772786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7.480248901765">
            <text:p>437.4802489018</text:p>
          </table:table-cell>
          <table:table-cell office:value-type="float" office:value="102.011357160098">
            <text:p>102.0113571601</text:p>
          </table:table-cell>
          <table:table-cell office:value-type="float" office:value="398.039432327127">
            <text:p>398.0394323271</text:p>
          </table:table-cell>
          <table:table-cell office:value-type="float" office:value="294.586738538737">
            <text:p>294.5867385387</text:p>
          </table:table-cell>
          <table:table-cell office:value-type="float" office:value="384">
            <text:p>384</text:p>
          </table:table-cell>
          <table:table-cell table:number-columns-repeated="3" office:value-type="float" office:value="500">
            <text:p>500</text:p>
          </table:table-cell>
          <table:table-cell office:value-type="float" office:value="282.520117896969">
            <text:p>282.520117897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2.320808486265">
            <text:p>312.3208084863</text:p>
          </table:table-cell>
          <table:table-cell office:value-type="float" office:value="480.071809426838">
            <text:p>480.0718094268</text:p>
          </table:table-cell>
          <table:table-cell office:value-type="float" office:value="236.065570022511">
            <text:p>236.0655700225</text:p>
          </table:table-cell>
          <table:table-cell office:value-type="float" office:value="0">
            <text:p>0</text:p>
          </table:table-cell>
          <table:table-cell office:value-type="float" office:value="32.0040479464294">
            <text:p>32.0040479464</text:p>
          </table:table-cell>
          <table:table-cell office:value-type="float" office:value="1.09204008480266">
            <text:p>1.0920400848</text:p>
          </table:table-cell>
          <table:table-cell office:value-type="float" office:value="482.854528412863">
            <text:p>482.8545284129</text:p>
          </table:table-cell>
          <table:table-cell office:value-type="float" office:value="29.1517404549389">
            <text:p>29.1517404549</text:p>
          </table:table-cell>
          <table:table-cell office:value-type="float" office:value="0">
            <text:p>0</text:p>
          </table:table-cell>
          <table:table-cell office:value-type="float" office:value="421.093334856375">
            <text:p>421.0933348564</text:p>
          </table:table-cell>
          <table:table-cell office:value-type="float" office:value="39.0029844833745">
            <text:p>39.0029844834</text:p>
          </table:table-cell>
          <table:table-cell office:value-type="float" office:value="121.363018662531">
            <text:p>121.3630186625</text:p>
          </table:table-cell>
          <table:table-cell office:value-type="float" office:value="333.235495424447">
            <text:p>333.2354954244</text:p>
          </table:table-cell>
          <table:table-cell office:value-type="float" office:value="244.307056188387">
            <text:p>244.3070561884</text:p>
          </table:table-cell>
          <table:table-cell office:value-type="float" office:value="0">
            <text:p>0</text:p>
          </table:table-cell>
          <table:table-cell office:value-type="float" office:value="138.996354190722">
            <text:p>138.9963541907</text:p>
          </table:table-cell>
          <table:table-cell office:value-type="float" office:value="18.0295009664267">
            <text:p>18.0295009664</text:p>
          </table:table-cell>
          <table:table-cell table:number-columns-repeated="2" office:value-type="float" office:value="0">
            <text:p>0</text:p>
          </table:table-cell>
          <table:table-cell office:value-type="float" office:value="104.140303014248">
            <text:p>104.1403030142</text:p>
          </table:table-cell>
          <table:table-cell office:value-type="float" office:value="268.538969339746">
            <text:p>268.5389693397</text:p>
          </table:table-cell>
          <table:table-cell table:number-columns-repeated="2" office:value-type="float" office:value="0">
            <text:p>0</text:p>
          </table:table-cell>
          <table:table-cell office:value-type="float" office:value="47.6360464722192">
            <text:p>47.6360464722</text:p>
          </table:table-cell>
          <table:table-cell office:value-type="float" office:value="92.1196752122276">
            <text:p>92.1196752122</text:p>
          </table:table-cell>
          <table:table-cell office:value-type="float" office:value="150.921409297394">
            <text:p>150.9214092974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90.792452283166">
            <text:p>190.7924522832</text:p>
          </table:table-cell>
          <table:table-cell office:value-type="float" office:value="61.8570952812885">
            <text:p>61.8570952813</text:p>
          </table:table-cell>
          <table:table-cell office:value-type="float" office:value="482.206108268746">
            <text:p>482.20610826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64.712636127097">
            <text:p>364.7126361271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478.629045173218">
            <text:p>478.6290451732</text:p>
          </table:table-cell>
          <table:table-cell office:value-type="float" office:value="177.903535630812">
            <text:p>177.9035356308</text:p>
          </table:table-cell>
          <table:table-cell office:value-type="float" office:value="500">
            <text:p>500</text:p>
          </table:table-cell>
          <table:table-cell office:value-type="float" office:value="422.422327968453">
            <text:p>422.4223279685</text:p>
          </table:table-cell>
          <table:table-cell table:number-columns-repeated="864"/>
        </table:table-row>
        <table:table-row table:style-name="ro1">
          <table:table-cell office:value-type="string">
            <text:p>販売量</text:p>
          </table:table-cell>
          <table:table-cell office:value-type="float" office:value="0">
            <text:p>0</text:p>
          </table:table-cell>
          <table:table-cell office:value-type="float" office:value="48.3990863835783">
            <text:p>48.3990863836</text:p>
          </table:table-cell>
          <table:table-cell table:number-columns-repeated="2" office:value-type="float" office:value="0">
            <text:p>0</text:p>
          </table:table-cell>
          <table:table-cell office:value-type="float" office:value="32.47333204745">
            <text:p>32.4733320475</text:p>
          </table:table-cell>
          <table:table-cell office:value-type="float" office:value="0">
            <text:p>0</text:p>
          </table:table-cell>
          <table:table-cell office:value-type="float" office:value="496.731942325362">
            <text:p>496.7319423254</text:p>
          </table:table-cell>
          <table:table-cell office:value-type="float" office:value="174.165021657996">
            <text:p>174.165021658</text:p>
          </table:table-cell>
          <table:table-cell office:value-type="float" office:value="429.505526640229">
            <text:p>429.5055266402</text:p>
          </table:table-cell>
          <table:table-cell office:value-type="float" office:value="230.957197036161">
            <text:p>230.9571970362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32.2250357616797">
            <text:p>32.2250357617</text:p>
          </table:table-cell>
          <table:table-cell table:number-columns-repeated="2" office:value-type="float" office:value="0">
            <text:p>0</text:p>
          </table:table-cell>
          <table:table-cell office:value-type="float" office:value="460.417438741867">
            <text:p>460.4174387419</text:p>
          </table:table-cell>
          <table:table-cell office:value-type="float" office:value="0">
            <text:p>0</text:p>
          </table:table-cell>
          <table:table-cell office:value-type="float" office:value="398.466758094706">
            <text:p>398.4667580947</text:p>
          </table:table-cell>
          <table:table-cell office:value-type="float" office:value="0">
            <text:p>0</text:p>
          </table:table-cell>
          <table:table-cell office:value-type="float" office:value="353.034409159613">
            <text:p>353.0344091596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142.897692580593">
            <text:p>142.8976925806</text:p>
          </table:table-cell>
          <table:table-cell office:value-type="float" office:value="331.340107007455">
            <text:p>331.3401070075</text:p>
          </table:table-cell>
          <table:table-cell office:value-type="float" office:value="10.7812670029786">
            <text:p>10.781267003</text:p>
          </table:table-cell>
          <table:table-cell office:value-type="float" office:value="213.908256825409">
            <text:p>213.9082568254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89.248615528795">
            <text:p>389.2486155288</text:p>
          </table:table-cell>
          <table:table-cell office:value-type="float" office:value="275.159764862858">
            <text:p>275.1597648629</text:p>
          </table:table-cell>
          <table:table-cell office:value-type="float" office:value="500">
            <text:p>500</text:p>
          </table:table-cell>
          <table:table-cell office:value-type="float" office:value="336.538687150978">
            <text:p>336.538687151</text:p>
          </table:table-cell>
          <table:table-cell table:number-columns-repeated="2" office:value-type="float" office:value="0">
            <text:p>0</text:p>
          </table:table-cell>
          <table:table-cell office:value-type="float" office:value="306.45240150164">
            <text:p>306.4524015016</text:p>
          </table:table-cell>
          <table:table-cell office:value-type="float" office:value="419.494702202913">
            <text:p>419.4947022029</text:p>
          </table:table-cell>
          <table:table-cell office:value-type="float" office:value="500">
            <text:p>500</text:p>
          </table:table-cell>
          <table:table-cell office:value-type="float" office:value="334.846128099614">
            <text:p>334.8461280996</text:p>
          </table:table-cell>
          <table:table-cell office:value-type="float" office:value="274.209697325721">
            <text:p>274.2096973257</text:p>
          </table:table-cell>
          <table:table-cell office:value-type="float" office:value="229.769093204232">
            <text:p>229.7690932042</text:p>
          </table:table-cell>
          <table:table-cell office:value-type="float" office:value="250.423125513412">
            <text:p>250.4231255134</text:p>
          </table:table-cell>
          <table:table-cell office:value-type="float" office:value="165.721242112951">
            <text:p>165.721242113</text:p>
          </table:table-cell>
          <table:table-cell office:value-type="float" office:value="0">
            <text:p>0</text:p>
          </table:table-cell>
          <table:table-cell office:value-type="float" office:value="285.165606491747">
            <text:p>285.1656064917</text:p>
          </table:table-cell>
          <table:table-cell office:value-type="float" office:value="257.881590822209">
            <text:p>257.8815908222</text:p>
          </table:table-cell>
          <table:table-cell office:value-type="float" office:value="0">
            <text:p>0</text:p>
          </table:table-cell>
          <table:table-cell office:value-type="float" office:value="127.543316852082">
            <text:p>127.5433168521</text:p>
          </table:table-cell>
          <table:table-cell office:value-type="float" office:value="91.0970972462527">
            <text:p>91.0970972463</text:p>
          </table:table-cell>
          <table:table-cell office:value-type="float" office:value="163.113558457296">
            <text:p>163.1135584573</text:p>
          </table:table-cell>
          <table:table-cell office:value-type="float" office:value="0">
            <text:p>0</text:p>
          </table:table-cell>
          <table:table-cell table:number-columns-repeated="5" office:value-type="float" office:value="500">
            <text:p>500</text:p>
          </table:table-cell>
          <table:table-cell office:value-type="float" office:value="147.267227026051">
            <text:p>147.2672270261</text:p>
          </table:table-cell>
          <table:table-cell office:value-type="float" office:value="0">
            <text:p>0</text:p>
          </table:table-cell>
          <table:table-cell office:value-type="float" office:value="269.728455437917">
            <text:p>269.7284554379</text:p>
          </table:table-cell>
          <table:table-cell office:value-type="float" office:value="428.916760304877">
            <text:p>428.9167603049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3.567749355321">
            <text:p>73.5677493553</text:p>
          </table:table-cell>
          <table:table-cell office:value-type="float" office:value="8.16012880673836">
            <text:p>8.1601288067</text:p>
          </table:table-cell>
          <table:table-cell office:value-type="float" office:value="153.63698586892">
            <text:p>153.6369858689</text:p>
          </table:table-cell>
          <table:table-cell office:value-type="float" office:value="270.03204372894">
            <text:p>270.0320437289</text:p>
          </table:table-cell>
          <table:table-cell office:value-type="float" office:value="500">
            <text:p>500</text:p>
          </table:table-cell>
          <table:table-cell office:value-type="float" office:value="356.904206364296">
            <text:p>356.904206364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22.987601701559">
            <text:p>322.9876017016</text:p>
          </table:table-cell>
          <table:table-cell office:value-type="float" office:value="0">
            <text:p>0</text:p>
          </table:table-cell>
          <table:table-cell table:number-columns-repeated="3" office:value-type="float" office:value="500">
            <text:p>500</text:p>
          </table:table-cell>
          <table:table-cell office:value-type="float" office:value="190.393619842877">
            <text:p>190.3936198429</text:p>
          </table:table-cell>
          <table:table-cell office:value-type="float" office:value="124.723504500032">
            <text:p>124.7235045</text:p>
          </table:table-cell>
          <table:table-cell office:value-type="float" office:value="374.145762999545">
            <text:p>374.1457629995</text:p>
          </table:table-cell>
          <table:table-cell office:value-type="float" office:value="0">
            <text:p>0</text:p>
          </table:table-cell>
          <table:table-cell office:value-type="float" office:value="334.570575648392">
            <text:p>334.5705756484</text:p>
          </table:table-cell>
          <table:table-cell office:value-type="float" office:value="435.064657742005">
            <text:p>435.064657742</text:p>
          </table:table-cell>
          <table:table-cell table:number-columns-repeated="3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35.060343116049">
            <text:p>135.060343116</text:p>
          </table:table-cell>
          <table:table-cell office:value-type="float" office:value="224.789803618841">
            <text:p>224.7898036188</text:p>
          </table:table-cell>
          <table:table-cell office:value-type="float" office:value="365.611933744731">
            <text:p>365.6119337447</text:p>
          </table:table-cell>
          <table:table-cell office:value-type="float" office:value="138.14910395741">
            <text:p>138.1491039574</text:p>
          </table:table-cell>
          <table:table-cell office:value-type="float" office:value="500">
            <text:p>500</text:p>
          </table:table-cell>
          <table:table-cell table:number-columns-repeated="864"/>
        </table:table-row>
        <table:table-row table:style-name="ro1">
          <table:table-cell office:value-type="string">
            <text:p>電力の売値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電力の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table:number-columns-repeated="961"/>
        </table:table-row>
        <table:table-row table:style-name="ro1">
          <table:table-cell office:value-type="string">
            <text:p>購入量</text:p>
          </table:table-cell>
          <table:table-cell office:value-type="float" office:value="500">
            <text:p>500</text:p>
          </table:table-cell>
          <table:table-cell office:value-type="float" office:value="376.341890424098">
            <text:p>376.3418904241</text:p>
          </table:table-cell>
          <table:table-cell office:value-type="float" office:value="500">
            <text:p>500</text:p>
          </table:table-cell>
          <table:table-cell office:value-type="float" office:value="323.812772189504">
            <text:p>323.8127721895</text:p>
          </table:table-cell>
          <table:table-cell office:value-type="float" office:value="100">
            <text:p>100</text:p>
          </table:table-cell>
          <table:table-cell office:value-type="float" office:value="372.158030214606">
            <text:p>372.1580302146</text:p>
          </table:table-cell>
          <table:table-cell office:value-type="float" office:value="337.83876584165">
            <text:p>337.8387658417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69.405194070332">
            <text:p>369.405194070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89.234189883157">
            <text:p>389.2341898832</text:p>
          </table:table-cell>
          <table:table-cell office:value-type="float" office:value="275.961675447533">
            <text:p>275.9616754475</text:p>
          </table:table-cell>
          <table:table-cell office:value-type="float" office:value="431.352275491729">
            <text:p>431.3522754917</text:p>
          </table:table-cell>
          <table:table-cell office:value-type="float" office:value="500">
            <text:p>500</text:p>
          </table:table-cell>
          <table:table-cell office:value-type="float" office:value="218.887677703367">
            <text:p>218.887677703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85.380507541503">
            <text:p>485.3805075415</text:p>
          </table:table-cell>
          <table:table-cell office:value-type="float" office:value="497.851935576469">
            <text:p>497.8519355765</text:p>
          </table:table-cell>
          <table:table-cell office:value-type="float" office:value="331.604937168051">
            <text:p>331.6049371681</text:p>
          </table:table-cell>
          <table:table-cell office:value-type="float" office:value="500">
            <text:p>500</text:p>
          </table:table-cell>
          <table:table-cell office:value-type="float" office:value="446.70218137581">
            <text:p>446.7021813758</text:p>
          </table:table-cell>
          <table:table-cell table:number-columns-repeated="3" office:value-type="float" office:value="0">
            <text:p>0</text:p>
          </table:table-cell>
          <table:table-cell office:value-type="float" office:value="9.27952993610109">
            <text:p>9.2795299361</text:p>
          </table:table-cell>
          <table:table-cell office:value-type="float" office:value="7.24896595803457">
            <text:p>7.248965958</text:p>
          </table:table-cell>
          <table:table-cell office:value-type="float" office:value="153.323235788718">
            <text:p>153.3232357887</text:p>
          </table:table-cell>
          <table:table-cell office:value-type="float" office:value="384.290425626096">
            <text:p>384.2904256261</text:p>
          </table:table-cell>
          <table:table-cell office:value-type="float" office:value="0">
            <text:p>0</text:p>
          </table:table-cell>
          <table:table-cell office:value-type="float" office:value="345.129571232122">
            <text:p>345.1295712321</text:p>
          </table:table-cell>
          <table:table-cell office:value-type="float" office:value="292.925657093363">
            <text:p>292.9256570934</text:p>
          </table:table-cell>
          <table:table-cell office:value-type="float" office:value="107.694212459659">
            <text:p>107.6942124597</text:p>
          </table:table-cell>
          <table:table-cell table:number-columns-repeated="2" office:value-type="float" office:value="0">
            <text:p>0</text:p>
          </table:table-cell>
          <table:table-cell office:value-type="float" office:value="29.7616510703434">
            <text:p>29.7616510703</text:p>
          </table:table-cell>
          <table:table-cell office:value-type="float" office:value="400">
            <text:p>400</text:p>
          </table:table-cell>
          <table:table-cell office:value-type="float" office:value="38.1245359922553">
            <text:p>38.1245359923</text:p>
          </table:table-cell>
          <table:table-cell office:value-type="float" office:value="143.389770143329">
            <text:p>143.3897701433</text:p>
          </table:table-cell>
          <table:table-cell office:value-type="float" office:value="25.6863832270513">
            <text:p>25.6863832271</text:p>
          </table:table-cell>
          <table:table-cell office:value-type="float" office:value="284.978370306025">
            <text:p>284.978370306</text:p>
          </table:table-cell>
          <table:table-cell office:value-type="float" office:value="273.726564394779">
            <text:p>273.7265643948</text:p>
          </table:table-cell>
          <table:table-cell office:value-type="float" office:value="243.251453386017">
            <text:p>243.251453386</text:p>
          </table:table-cell>
          <table:table-cell office:value-type="float" office:value="500">
            <text:p>500</text:p>
          </table:table-cell>
          <table:table-cell office:value-type="float" office:value="126.166339398997">
            <text:p>126.166339399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62.520589764083">
            <text:p>462.5205897641</text:p>
          </table:table-cell>
          <table:table-cell office:value-type="float" office:value="450.931288547604">
            <text:p>450.9312885476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5.8407101599198">
            <text:p>95.8407101599</text:p>
          </table:table-cell>
          <table:table-cell office:value-type="float" office:value="200.947400899961">
            <text:p>200.9474009</text:p>
          </table:table-cell>
          <table:table-cell office:value-type="float" office:value="500">
            <text:p>500</text:p>
          </table:table-cell>
          <table:table-cell office:value-type="float" office:value="24.0833411201802">
            <text:p>24.0833411202</text:p>
          </table:table-cell>
          <table:table-cell office:value-type="float" office:value="213.297539134608">
            <text:p>213.2975391346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9.988476620873">
            <text:p>199.9884766209</text:p>
          </table:table-cell>
          <table:table-cell office:value-type="float" office:value="417.80427417621">
            <text:p>417.8042741762</text:p>
          </table:table-cell>
          <table:table-cell office:value-type="float" office:value="270.105376478018">
            <text:p>270.105376478</text:p>
          </table:table-cell>
          <table:table-cell office:value-type="float" office:value="500">
            <text:p>500</text:p>
          </table:table-cell>
          <table:table-cell office:value-type="float" office:value="305.837290687025">
            <text:p>305.837290687</text:p>
          </table:table-cell>
          <table:table-cell office:value-type="float" office:value="405.512788861875">
            <text:p>405.5127888619</text:p>
          </table:table-cell>
          <table:table-cell office:value-type="float" office:value="124.768595677979">
            <text:p>124.768595678</text:p>
          </table:table-cell>
          <table:table-cell office:value-type="float" office:value="0">
            <text:p>0</text:p>
          </table:table-cell>
          <table:table-cell office:value-type="float" office:value="62.6403299177844">
            <text:p>62.6403299178</text:p>
          </table:table-cell>
          <table:table-cell office:value-type="float" office:value="94.702242802798">
            <text:p>94.7022428028</text:p>
          </table:table-cell>
          <table:table-cell office:value-type="float" office:value="325.89374221696">
            <text:p>325.893742217</text:p>
          </table:table-cell>
          <table:table-cell office:value-type="float" office:value="173.202885515975">
            <text:p>173.202885516</text:p>
          </table:table-cell>
          <table:table-cell office:value-type="float" office:value="41.3454781181272">
            <text:p>41.3454781181</text:p>
          </table:table-cell>
          <table:table-cell office:value-type="float" office:value="96.267559720969">
            <text:p>96.267559721</text:p>
          </table:table-cell>
          <table:table-cell office:value-type="float" office:value="65.476567095124">
            <text:p>65.4765670951</text:p>
          </table:table-cell>
          <table:table-cell office:value-type="float" office:value="48.192519115248">
            <text:p>48.1925191152</text:p>
          </table:table-cell>
          <table:table-cell office:value-type="float" office:value="385.492689986786">
            <text:p>385.4926899868</text:p>
          </table:table-cell>
          <table:table-cell office:value-type="float" office:value="35.0954364720847">
            <text:p>35.0954364721</text:p>
          </table:table-cell>
          <table:table-cell office:value-type="float" office:value="249.07579616964">
            <text:p>249.0757961696</text:p>
          </table:table-cell>
          <table:table-cell office:value-type="float" office:value="358.282888157014">
            <text:p>358.282888157</text:p>
          </table:table-cell>
          <table:table-cell office:value-type="float" office:value="500">
            <text:p>500</text:p>
          </table:table-cell>
          <table:table-cell office:value-type="float" office:value="202.134380650316">
            <text:p>202.1343806503</text:p>
          </table:table-cell>
          <table:table-cell office:value-type="float" office:value="469.658619675167">
            <text:p>469.6586196752</text:p>
          </table:table-cell>
          <table:table-cell table:number-columns-repeated="2" office:value-type="float" office:value="0">
            <text:p>0</text:p>
          </table:table-cell>
          <table:table-cell office:value-type="float" office:value="372.36726202841">
            <text:p>372.3672620284</text:p>
          </table:table-cell>
          <table:table-cell office:value-type="float" office:value="230.716489051853">
            <text:p>230.7164890519</text:p>
          </table:table-cell>
          <table:table-cell office:value-type="float" office:value="461.363811235311">
            <text:p>461.3638112353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469.344797961417">
            <text:p>469.3447979614</text:p>
          </table:table-cell>
          <table:table-cell office:value-type="float" office:value="466.986871834875">
            <text:p>466.9868718349</text:p>
          </table:table-cell>
          <table:table-cell office:value-type="float" office:value="28.3041068458272">
            <text:p>28.3041068458</text:p>
          </table:table-cell>
          <table:table-cell table:number-columns-repeated="864"/>
        </table:table-row>
        <table:table-row table:style-name="ro1">
          <table:table-cell office:value-type="string">
            <text:p>販売量</text:p>
          </table:table-cell>
          <table:table-cell office:value-type="float" office:value="29.5764593845363">
            <text:p>29.5764593845</text:p>
          </table:table-cell>
          <table:table-cell office:value-type="float" office:value="105.519139680423">
            <text:p>105.5191396804</text:p>
          </table:table-cell>
          <table:table-cell office:value-type="float" office:value="205.770561971893">
            <text:p>205.7705619719</text:p>
          </table:table-cell>
          <table:table-cell office:value-type="float" office:value="275.403998244943">
            <text:p>275.4039982449</text:p>
          </table:table-cell>
          <table:table-cell table:number-columns-repeated="3" office:value-type="float" office:value="0">
            <text:p>0</text:p>
          </table:table-cell>
          <table:table-cell office:value-type="float" office:value="130.326250686021">
            <text:p>130.326250686</text:p>
          </table:table-cell>
          <table:table-cell office:value-type="float" office:value="288.10470016758">
            <text:p>288.1047001676</text:p>
          </table:table-cell>
          <table:table-cell office:value-type="float" office:value="377.917472273877">
            <text:p>377.9174722739</text:p>
          </table:table-cell>
          <table:table-cell office:value-type="float" office:value="21.2707305820281">
            <text:p>21.270730582</text:p>
          </table:table-cell>
          <table:table-cell office:value-type="float" office:value="1.40869976455758">
            <text:p>1.4086997646</text:p>
          </table:table-cell>
          <table:table-cell office:value-type="float" office:value="341.601285880563">
            <text:p>341.6012858806</text:p>
          </table:table-cell>
          <table:table-cell office:value-type="float" office:value="0">
            <text:p>0</text:p>
          </table:table-cell>
          <table:table-cell office:value-type="float" office:value="494.673117724601">
            <text:p>494.6731177246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43.6025679291747">
            <text:p>43.6025679292</text:p>
          </table:table-cell>
          <table:table-cell office:value-type="float" office:value="90.3323324688129">
            <text:p>90.3323324688</text:p>
          </table:table-cell>
          <table:table-cell office:value-type="float" office:value="500">
            <text:p>500</text:p>
          </table:table-cell>
          <table:table-cell office:value-type="float" office:value="275.395946711068">
            <text:p>275.3959467111</text:p>
          </table:table-cell>
          <table:table-cell office:value-type="float" office:value="361.165915313535">
            <text:p>361.1659153135</text:p>
          </table:table-cell>
          <table:table-cell office:value-type="float" office:value="0">
            <text:p>0</text:p>
          </table:table-cell>
          <table:table-cell office:value-type="float" office:value="474.596556947042">
            <text:p>474.596556947</text:p>
          </table:table-cell>
          <table:table-cell office:value-type="float" office:value="500">
            <text:p>500</text:p>
          </table:table-cell>
          <table:table-cell office:value-type="float" office:value="170.306867890308">
            <text:p>170.3068678903</text:p>
          </table:table-cell>
          <table:table-cell office:value-type="float" office:value="300.829650399723">
            <text:p>300.8296503997</text:p>
          </table:table-cell>
          <table:table-cell office:value-type="float" office:value="500">
            <text:p>500</text:p>
          </table:table-cell>
          <table:table-cell office:value-type="float" office:value="438.024110059737">
            <text:p>438.0241100597</text:p>
          </table:table-cell>
          <table:table-cell office:value-type="float" office:value="43.5000410610115">
            <text:p>43.500041061</text:p>
          </table:table-cell>
          <table:table-cell office:value-type="float" office:value="500">
            <text:p>500</text:p>
          </table:table-cell>
          <table:table-cell office:value-type="float" office:value="269.299495351923">
            <text:p>269.2994953519</text:p>
          </table:table-cell>
          <table:table-cell office:value-type="float" office:value="492.212878399862">
            <text:p>492.2128783999</text:p>
          </table:table-cell>
          <table:table-cell office:value-type="float" office:value="0">
            <text:p>0</text:p>
          </table:table-cell>
          <table:table-cell office:value-type="float" office:value="240.854485575906">
            <text:p>240.8544855759</text:p>
          </table:table-cell>
          <table:table-cell office:value-type="float" office:value="500">
            <text:p>500</text:p>
          </table:table-cell>
          <table:table-cell office:value-type="float" office:value="113.1592748568">
            <text:p>113.1592748568</text:p>
          </table:table-cell>
          <table:table-cell office:value-type="float" office:value="405.472937883134">
            <text:p>405.4729378831</text:p>
          </table:table-cell>
          <table:table-cell table:number-columns-repeated="2" office:value-type="float" office:value="0">
            <text:p>0</text:p>
          </table:table-cell>
          <table:table-cell office:value-type="float" office:value="237.004328147674">
            <text:p>237.0043281477</text:p>
          </table:table-cell>
          <table:table-cell office:value-type="float" office:value="48.3545188562789">
            <text:p>48.3545188563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71.2420256036694">
            <text:p>71.2420256037</text:p>
          </table:table-cell>
          <table:table-cell office:value-type="float" office:value="180.263179328872">
            <text:p>180.2631793289</text:p>
          </table:table-cell>
          <table:table-cell office:value-type="float" office:value="144.880941601791">
            <text:p>144.8809416018</text:p>
          </table:table-cell>
          <table:table-cell office:value-type="float" office:value="0">
            <text:p>0</text:p>
          </table:table-cell>
          <table:table-cell office:value-type="float" office:value="372.083119001877">
            <text:p>372.0831190019</text:p>
          </table:table-cell>
          <table:table-cell office:value-type="float" office:value="482.260192529696">
            <text:p>482.2601925297</text:p>
          </table:table-cell>
          <table:table-cell office:value-type="float" office:value="368.867879328503">
            <text:p>368.8678793285</text:p>
          </table:table-cell>
          <table:table-cell office:value-type="float" office:value="212.478981126046">
            <text:p>212.478981126</text:p>
          </table:table-cell>
          <table:table-cell office:value-type="float" office:value="500">
            <text:p>500</text:p>
          </table:table-cell>
          <table:table-cell office:value-type="float" office:value="398.937311386804">
            <text:p>398.9373113868</text:p>
          </table:table-cell>
          <table:table-cell table:number-columns-repeated="2" office:value-type="float" office:value="0">
            <text:p>0</text:p>
          </table:table-cell>
          <table:table-cell office:value-type="float" office:value="154.98498601378">
            <text:p>154.9849860138</text:p>
          </table:table-cell>
          <table:table-cell office:value-type="float" office:value="368.016921770807">
            <text:p>368.0169217708</text:p>
          </table:table-cell>
          <table:table-cell office:value-type="float" office:value="167.359665534827">
            <text:p>167.3596655348</text:p>
          </table:table-cell>
          <table:table-cell office:value-type="float" office:value="263.511384816789">
            <text:p>263.5113848168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399.26938911707">
            <text:p>399.2693891171</text:p>
          </table:table-cell>
          <table:table-cell office:value-type="float" office:value="500">
            <text:p>500</text:p>
          </table:table-cell>
          <table:table-cell office:value-type="float" office:value="390.9322551196">
            <text:p>390.9322551196</text:p>
          </table:table-cell>
          <table:table-cell office:value-type="float" office:value="363.182835299625">
            <text:p>363.1828352996</text:p>
          </table:table-cell>
          <table:table-cell table:number-columns-repeated="3" office:value-type="float" office:value="500">
            <text:p>500</text:p>
          </table:table-cell>
          <table:table-cell office:value-type="float" office:value="347.630325431919">
            <text:p>347.6303254319</text:p>
          </table:table-cell>
          <table:table-cell office:value-type="float" office:value="0">
            <text:p>0</text:p>
          </table:table-cell>
          <table:table-cell office:value-type="float" office:value="279.843786755384">
            <text:p>279.8437867554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66.572385535203">
            <text:p>266.5723855352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75.639080782069">
            <text:p>375.6390807821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6.245659205141">
            <text:p>426.2456592051</text:p>
          </table:table-cell>
          <table:table-cell office:value-type="float" office:value="204.085199306339">
            <text:p>204.0851993063</text:p>
          </table:table-cell>
          <table:table-cell office:value-type="float" office:value="495.617523623242">
            <text:p>495.6175236232</text:p>
          </table:table-cell>
          <table:table-cell office:value-type="float" office:value="424.250820473397">
            <text:p>424.2508204734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09.56043636688">
            <text:p>109.5604363669</text:p>
          </table:table-cell>
          <table:table-cell office:value-type="float" office:value="215.286010884623">
            <text:p>215.2860108846</text:p>
          </table:table-cell>
          <table:table-cell office:value-type="float" office:value="225.583397002752">
            <text:p>225.5833970028</text:p>
          </table:table-cell>
          <table:table-cell office:value-type="float" office:value="0">
            <text:p>0</text:p>
          </table:table-cell>
          <table:table-cell table:number-columns-repeated="864"/>
        </table:table-row>
        <table:table-row table:style-name="ro1">
          <table:table-cell office:value-type="string">
            <text:p>電力の売値</text:p>
          </table:table-cell>
          <table:table-cell table:number-columns-repeated="17" office:value-type="float" office:value="20">
            <text:p>20</text:p>
          </table:table-cell>
          <table:table-cell office:value-type="float" office:value="20.1268603497765">
            <text:p>20.1268603498</text:p>
          </table:table-cell>
          <table:table-cell office:value-type="float" office:value="20.1532041966304">
            <text:p>20.1532041966</text:p>
          </table:table-cell>
          <table:table-cell office:value-type="float" office:value="20.2069139357825">
            <text:p>20.2069139358</text:p>
          </table:table-cell>
          <table:table-cell office:value-type="float" office:value="20.2620310367982">
            <text:p>20.2620310368</text:p>
          </table:table-cell>
          <table:table-cell office:value-type="float" office:value="20.9796892642647">
            <text:p>20.9796892643</text:p>
          </table:table-cell>
          <table:table-cell office:value-type="float" office:value="20.3767145417117">
            <text:p>20.3767145417</text:p>
          </table:table-cell>
          <table:table-cell office:value-type="float" office:value="20.4822475307354">
            <text:p>20.4822475307</text:p>
          </table:table-cell>
          <table:table-cell office:value-type="float" office:value="20.8497717440215">
            <text:p>20.849771744</text:p>
          </table:table-cell>
          <table:table-cell office:value-type="float" office:value="21.1167589384796">
            <text:p>21.1167589385</text:p>
          </table:table-cell>
          <table:table-cell office:value-type="float" office:value="20.9988193017802">
            <text:p>20.9988193018</text:p>
          </table:table-cell>
          <table:table-cell office:value-type="float" office:value="21.2829499694638">
            <text:p>21.2829499695</text:p>
          </table:table-cell>
          <table:table-cell office:value-type="float" office:value="21.0375237320629">
            <text:p>21.0375237321</text:p>
          </table:table-cell>
          <table:table-cell office:value-type="float" office:value="20.544869012414">
            <text:p>20.5448690124</text:p>
          </table:table-cell>
          <table:table-cell office:value-type="float" office:value="20.5133410676675">
            <text:p>20.5133410677</text:p>
          </table:table-cell>
          <table:table-cell office:value-type="float" office:value="20.6421522788624">
            <text:p>20.6421522789</text:p>
          </table:table-cell>
          <table:table-cell office:value-type="float" office:value="21.6499690922146">
            <text:p>21.6499690922</text:p>
          </table:table-cell>
          <table:table-cell office:value-type="float" office:value="21.6013269013587">
            <text:p>21.6013269014</text:p>
          </table:table-cell>
          <table:table-cell office:value-type="float" office:value="21.5773185405618">
            <text:p>21.5773185406</text:p>
          </table:table-cell>
          <table:table-cell office:value-type="float" office:value="21.6746083775657">
            <text:p>21.6746083776</text:p>
          </table:table-cell>
          <table:table-cell office:value-type="float" office:value="21.4602990975778">
            <text:p>21.4602990976</text:p>
          </table:table-cell>
          <table:table-cell office:value-type="float" office:value="21.2403982682095">
            <text:p>21.2403982682</text:p>
          </table:table-cell>
          <table:table-cell office:value-type="float" office:value="21.157318668917">
            <text:p>21.1573186689</text:p>
          </table:table-cell>
          <table:table-cell office:value-type="float" office:value="21.1985265582093">
            <text:p>21.1985265582</text:p>
          </table:table-cell>
          <table:table-cell office:value-type="float" office:value="21.1369587433855">
            <text:p>21.1369587434</text:p>
          </table:table-cell>
          <table:table-cell office:value-type="float" office:value="21.0967173726949">
            <text:p>21.0967173727</text:p>
          </table:table-cell>
          <table:table-cell office:value-type="float" office:value="21.3480891864747">
            <text:p>21.3480891865</text:p>
          </table:table-cell>
          <table:table-cell office:value-type="float" office:value="21.2615880888376">
            <text:p>21.2615880888</text:p>
          </table:table-cell>
          <table:table-cell office:value-type="float" office:value="21.018096886505">
            <text:p>21.0180968865</text:p>
          </table:table-cell>
          <table:table-cell office:value-type="float" office:value="21.0571015787173">
            <text:p>21.0571015787</text:p>
          </table:table-cell>
          <table:table-cell office:value-type="float" office:value="21.3044860143058">
            <text:p>21.3044860143</text:p>
          </table:table-cell>
          <table:table-cell office:value-type="float" office:value="21.2193784371234">
            <text:p>21.2193784371</text:p>
          </table:table-cell>
          <table:table-cell office:value-type="float" office:value="21.437481999712">
            <text:p>21.4374819997</text:p>
          </table:table-cell>
          <table:table-cell office:value-type="float" office:value="21.5535151102664">
            <text:p>21.5535151103</text:p>
          </table:table-cell>
          <table:table-cell office:value-type="float" office:value="21.6255428505558">
            <text:p>21.6255428506</text:p>
          </table:table-cell>
          <table:table-cell office:value-type="float" office:value="21.3701606973458">
            <text:p>21.3701606973</text:p>
          </table:table-cell>
          <table:table-cell office:value-type="float" office:value="21.0768321938903">
            <text:p>21.0768321939</text:p>
          </table:table-cell>
          <table:table-cell office:value-type="float" office:value="21.5299139977554">
            <text:p>21.5299139978</text:p>
          </table:table-cell>
          <table:table-cell office:value-type="float" office:value="21.4833084954157">
            <text:p>21.4833084954</text:p>
          </table:table-cell>
          <table:table-cell office:value-type="float" office:value="21.1778406265257">
            <text:p>21.1778406265</text:p>
          </table:table-cell>
          <table:table-cell office:value-type="float" office:value="22.2168357316359">
            <text:p>22.2168357316</text:p>
          </table:table-cell>
          <table:table-cell office:value-type="float" office:value="33.7503275831427">
            <text:p>33.7503275831</text:p>
          </table:table-cell>
          <table:table-cell office:value-type="float" office:value="21.6746083775657">
            <text:p>21.6746083776</text:p>
          </table:table-cell>
          <table:table-cell office:value-type="float" office:value="21.4833084954157">
            <text:p>21.4833084954</text:p>
          </table:table-cell>
          <table:table-cell office:value-type="float" office:value="23.1769259091431">
            <text:p>23.1769259091</text:p>
          </table:table-cell>
          <table:table-cell office:value-type="float" office:value="27.484069142689">
            <text:p>27.4840691427</text:p>
          </table:table-cell>
          <table:table-cell office:value-type="float" office:value="25.4767645764805">
            <text:p>25.4767645765</text:p>
          </table:table-cell>
          <table:table-cell office:value-type="float" office:value="21.5773185405618">
            <text:p>21.5773185406</text:p>
          </table:table-cell>
          <table:table-cell office:value-type="float" office:value="25.7611229400153">
            <text:p>25.76112294</text:p>
          </table:table-cell>
          <table:table-cell office:value-type="float" office:value="28.3564921787946">
            <text:p>28.3564921788</text:p>
          </table:table-cell>
          <table:table-cell office:value-type="float" office:value="22.4638942082992">
            <text:p>22.4638942083</text:p>
          </table:table-cell>
          <table:table-cell office:value-type="float" office:value="27.0924800499634">
            <text:p>27.09248005</text:p>
          </table:table-cell>
          <table:table-cell office:value-type="float" office:value="30.5702392804328">
            <text:p>30.5702392804</text:p>
          </table:table-cell>
          <table:table-cell office:value-type="float" office:value="27.9043179083622">
            <text:p>27.9043179084</text:p>
          </table:table-cell>
          <table:table-cell office:value-type="float" office:value="21.3924151409903">
            <text:p>21.392415141</text:p>
          </table:table-cell>
          <table:table-cell office:value-type="float" office:value="23.8715763189629">
            <text:p>23.871576319</text:p>
          </table:table-cell>
          <table:table-cell office:value-type="float" office:value="26.0630740158475">
            <text:p>26.0630740158</text:p>
          </table:table-cell>
          <table:table-cell office:value-type="float" office:value="21.8797387908373">
            <text:p>21.8797387908</text:p>
          </table:table-cell>
          <table:table-cell office:value-type="float" office:value="22.3379582516169">
            <text:p>22.3379582516</text:p>
          </table:table-cell>
          <table:table-cell office:value-type="float" office:value="29.9456265290448">
            <text:p>29.945626529</text:p>
          </table:table-cell>
          <table:table-cell office:value-type="float" office:value="22.5949363492263">
            <text:p>22.5949363492</text:p>
          </table:table-cell>
          <table:table-cell office:value-type="float" office:value="22.731401652582">
            <text:p>22.7314016526</text:p>
          </table:table-cell>
          <table:table-cell office:value-type="float" office:value="25.2085049296659">
            <text:p>25.2085049297</text:p>
          </table:table-cell>
          <table:table-cell office:value-type="float" office:value="28.8443735757362">
            <text:p>28.8443735757</text:p>
          </table:table-cell>
          <table:table-cell office:value-type="float" office:value="24.271892087973">
            <text:p>24.271892088</text:p>
          </table:table-cell>
          <table:table-cell office:value-type="float" office:value="31.2534273168115">
            <text:p>31.2534273168</text:p>
          </table:table-cell>
          <table:table-cell office:value-type="float" office:value="22.8736338871161">
            <text:p>22.8736338871</text:p>
          </table:table-cell>
          <table:table-cell office:value-type="float" office:value="32.0038356557367">
            <text:p>32.0038356557</text:p>
          </table:table-cell>
          <table:table-cell office:value-type="float" office:value="32.8318985403791">
            <text:p>32.8318985404</text:p>
          </table:table-cell>
          <table:table-cell office:value-type="float" office:value="26.7267155497786">
            <text:p>26.7267155498</text:p>
          </table:table-cell>
          <table:table-cell office:value-type="float" office:value="23.5082183160859">
            <text:p>23.5082183161</text:p>
          </table:table-cell>
          <table:table-cell office:value-type="float" office:value="21.7753526900464">
            <text:p>21.77535269</text:p>
          </table:table-cell>
          <table:table-cell office:value-type="float" office:value="21.9879677843226">
            <text:p>21.9879677843</text:p>
          </table:table-cell>
          <table:table-cell office:value-type="float" office:value="24.0667708117457">
            <text:p>24.0667708117</text:p>
          </table:table-cell>
          <table:table-cell office:value-type="float" office:value="24.4877171580469">
            <text:p>24.487717158</text:p>
          </table:table-cell>
          <table:table-cell office:value-type="float" office:value="24.715106297975">
            <text:p>24.715106298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188820265824">
            <text:p>20.1188820266</text:p>
          </table:table-cell>
          <table:table-cell office:value-type="float" office:value="20.1462662786914">
            <text:p>20.1462662787</text:p>
          </table:table-cell>
          <table:table-cell office:value-type="float" office:value="20.2021418837707">
            <text:p>20.2021418838</text:p>
          </table:table-cell>
          <table:table-cell office:value-type="float" office:value="20.2595440341079">
            <text:p>20.2595440341</text:p>
          </table:table-cell>
          <table:table-cell office:value-type="float" office:value="20.7821449579266">
            <text:p>20.7821449579</text:p>
          </table:table-cell>
          <table:table-cell office:value-type="float" office:value="20.3486492420449">
            <text:p>20.348649242</text:p>
          </table:table-cell>
          <table:table-cell office:value-type="float" office:value="20.6055655522835">
            <text:p>20.6055655523</text:p>
          </table:table-cell>
          <table:table-cell office:value-type="float" office:value="20.7638800326926">
            <text:p>20.7638800327</text:p>
          </table:table-cell>
          <table:table-cell office:value-type="float" office:value="21.0739512355478">
            <text:p>21.0739512355</text:p>
          </table:table-cell>
          <table:table-cell office:value-type="float" office:value="21.1366387299869">
            <text:p>21.13663873</text:p>
          </table:table-cell>
          <table:table-cell office:value-type="float" office:value="21.1792980835806">
            <text:p>21.1792980836</text:p>
          </table:table-cell>
          <table:table-cell office:value-type="float" office:value="20.8756115008731">
            <text:p>20.8756115009</text:p>
          </table:table-cell>
          <table:table-cell office:value-type="float" office:value="20.5385319280502">
            <text:p>20.5385319281</text:p>
          </table:table-cell>
          <table:table-cell office:value-type="float" office:value="20.5220773130893">
            <text:p>20.5220773131</text:p>
          </table:table-cell>
          <table:table-cell office:value-type="float" office:value="20.4258018653343">
            <text:p>20.4258018653</text:p>
          </table:table-cell>
          <table:table-cell office:value-type="float" office:value="21.7261862950274">
            <text:p>21.726186295</text:p>
          </table:table-cell>
          <table:table-cell office:value-type="float" office:value="21.6740877181347">
            <text:p>21.6740877181</text:p>
          </table:table-cell>
          <table:table-cell office:value-type="float" office:value="21.6483923262311">
            <text:p>21.6483923262</text:p>
          </table:table-cell>
          <table:table-cell office:value-type="float" office:value="21.779250459596">
            <text:p>21.7792504596</text:p>
          </table:table-cell>
          <table:table-cell office:value-type="float" office:value="21.4509144037246">
            <text:p>21.4509144037</text:p>
          </table:table-cell>
          <table:table-cell office:value-type="float" office:value="21.3116361613068">
            <text:p>21.3116361613</text:p>
          </table:table-cell>
          <table:table-cell office:value-type="float" office:value="21.1578802024606">
            <text:p>21.1578802025</text:p>
          </table:table-cell>
          <table:table-cell office:value-type="float" office:value="21.3803740821593">
            <text:p>21.3803740822</text:p>
          </table:table-cell>
          <table:table-cell office:value-type="float" office:value="21.2667783886565">
            <text:p>21.2667783887</text:p>
          </table:table-cell>
          <table:table-cell office:value-type="float" office:value="21.3572646158251">
            <text:p>21.3572646158</text:p>
          </table:table-cell>
          <table:table-cell office:value-type="float" office:value="21.5233289598483">
            <text:p>21.5233289598</text:p>
          </table:table-cell>
          <table:table-cell office:value-type="float" office:value="21.2446324319192">
            <text:p>21.2446324319</text:p>
          </table:table-cell>
          <table:table-cell office:value-type="float" office:value="21.1155714956103">
            <text:p>21.1155714956</text:p>
          </table:table-cell>
          <table:table-cell office:value-type="float" office:value="21.0946763642452">
            <text:p>21.0946763642</text:p>
          </table:table-cell>
          <table:table-cell office:value-type="float" office:value="21.200894580099">
            <text:p>21.2008945801</text:p>
          </table:table-cell>
          <table:table-cell office:value-type="float" office:value="21.289112165277">
            <text:p>21.2891121653</text:p>
          </table:table-cell>
          <table:table-cell office:value-type="float" office:value="21.4989779356074">
            <text:p>21.4989779356</text:p>
          </table:table-cell>
          <table:table-cell office:value-type="float" office:value="21.6229286109201">
            <text:p>21.6229286109</text:p>
          </table:table-cell>
          <table:table-cell office:value-type="float" office:value="21.752596008834">
            <text:p>21.7525960088</text:p>
          </table:table-cell>
          <table:table-cell office:value-type="float" office:value="21.4036837854268">
            <text:p>21.4036837854</text:p>
          </table:table-cell>
          <table:table-cell office:value-type="float" office:value="21.2226719357284">
            <text:p>21.2226719357</text:p>
          </table:table-cell>
          <table:table-cell office:value-type="float" office:value="21.700017962876">
            <text:p>21.7000179629</text:p>
          </table:table-cell>
          <table:table-cell office:value-type="float" office:value="21.4748406844692">
            <text:p>21.4748406845</text:p>
          </table:table-cell>
          <table:table-cell office:value-type="float" office:value="21.334352817321">
            <text:p>21.3343528173</text:p>
          </table:table-cell>
          <table:table-cell office:value-type="float" office:value="26.0732725508778">
            <text:p>26.0732725509</text:p>
          </table:table-cell>
          <table:table-cell office:value-type="float" office:value="21.4748406844692">
            <text:p>21.4748406845</text:p>
          </table:table-cell>
          <table:table-cell office:value-type="float" office:value="26.4095493065725">
            <text:p>26.4095493066</text:p>
          </table:table-cell>
          <table:table-cell office:value-type="float" office:value="28.495187929769">
            <text:p>28.4951879298</text:p>
          </table:table-cell>
          <table:table-cell office:value-type="float" office:value="22.001720543673">
            <text:p>22.0017205437</text:p>
          </table:table-cell>
          <table:table-cell office:value-type="float" office:value="22.1195045629103">
            <text:p>22.1195045629</text:p>
          </table:table-cell>
          <table:table-cell office:value-type="float" office:value="25.4619431906867">
            <text:p>25.4619431907</text:p>
          </table:table-cell>
          <table:table-cell office:value-type="float" office:value="23.2592016802755">
            <text:p>23.2592016803</text:p>
          </table:table-cell>
          <table:table-cell office:value-type="float" office:value="22.6408092080141">
            <text:p>22.640809208</text:p>
          </table:table-cell>
          <table:table-cell office:value-type="float" office:value="26.7690533612822">
            <text:p>26.7690533613</text:p>
          </table:table-cell>
          <table:table-cell office:value-type="float" office:value="29.5838415810853">
            <text:p>29.5838415811</text:p>
          </table:table-cell>
          <table:table-cell office:value-type="float" office:value="22.3695083019757">
            <text:p>22.369508302</text:p>
          </table:table-cell>
          <table:table-cell office:value-type="float" office:value="23.0940520631038">
            <text:p>23.0940520631</text:p>
          </table:table-cell>
          <table:table-cell office:value-type="float" office:value="21.5726837889165">
            <text:p>21.5726837889</text:p>
          </table:table-cell>
          <table:table-cell office:value-type="float" office:value="29.0167921542653">
            <text:p>29.0167921543</text:p>
          </table:table-cell>
          <table:table-cell office:value-type="float" office:value="22.9362497265118">
            <text:p>22.9362497265</text:p>
          </table:table-cell>
          <table:table-cell office:value-type="float" office:value="35">
            <text:p>35</text:p>
          </table:table-cell>
          <table:table-cell office:value-type="float" office:value="34.3907768016281">
            <text:p>34.3907768016</text:p>
          </table:table-cell>
          <table:table-cell office:value-type="float" office:value="35">
            <text:p>35</text:p>
          </table:table-cell>
          <table:table-cell office:value-type="float" office:value="22.2420041582351">
            <text:p>22.2420041582</text:p>
          </table:table-cell>
          <table:table-cell office:value-type="float" office:value="32.450340869177">
            <text:p>32.4503408692</text:p>
          </table:table-cell>
          <table:table-cell office:value-type="float" office:value="31.6259815605164">
            <text:p>31.6259815605</text:p>
          </table:table-cell>
          <table:table-cell office:value-type="float" office:value="23.8042508399357">
            <text:p>23.8042508399</text:p>
          </table:table-cell>
          <table:table-cell office:value-type="float" office:value="22.7853150339902">
            <text:p>22.785315034</text:p>
          </table:table-cell>
          <table:table-cell office:value-type="float" office:value="35">
            <text:p>35</text:p>
          </table:table-cell>
          <table:table-cell office:value-type="float" office:value="21.779250459596">
            <text:p>21.7792504596</text:p>
          </table:table-cell>
          <table:table-cell office:value-type="float" office:value="24.6724677540885">
            <text:p>24.6724677541</text:p>
          </table:table-cell>
          <table:table-cell office:value-type="float" office:value="25.7580424891766">
            <text:p>25.7580424892</text:p>
          </table:table-cell>
          <table:table-cell office:value-type="float" office:value="21.6740877181347">
            <text:p>21.6740877181</text:p>
          </table:table-cell>
          <table:table-cell office:value-type="float" office:value="28.0137762006614">
            <text:p>28.0137762007</text:p>
          </table:table-cell>
          <table:table-cell office:value-type="float" office:value="24.2154845781862">
            <text:p>24.2154845782</text:p>
          </table:table-cell>
          <table:table-cell office:value-type="float" office:value="30.8803001174951">
            <text:p>30.8803001175</text:p>
          </table:table-cell>
          <table:table-cell office:value-type="float" office:value="25.1832844249479">
            <text:p>25.1832844249</text:p>
          </table:table-cell>
          <table:table-cell office:value-type="float" office:value="35">
            <text:p>35</text:p>
          </table:table-cell>
          <table:table-cell office:value-type="float" office:value="24.9205693776919">
            <text:p>24.9205693777</text:p>
          </table:table-cell>
          <table:table-cell office:value-type="float" office:value="33.3665236628871">
            <text:p>33.366523662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1549884391898">
            <text:p>20.1549884392</text:p>
          </table:table-cell>
          <table:table-cell office:value-type="float" office:value="20.20935522218">
            <text:p>20.2093552222</text:p>
          </table:table-cell>
          <table:table-cell office:value-type="float" office:value="20.1020081195241">
            <text:p>20.1020081195</text:p>
          </table:table-cell>
          <table:table-cell office:value-type="float" office:value="25.3449326645929">
            <text:p>25.3449326646</text:p>
          </table:table-cell>
          <table:table-cell office:value-type="float" office:value="29.7331371614146">
            <text:p>29.7331371614</text:p>
          </table:table-cell>
          <table:table-cell office:value-type="float" office:value="21.4135434029557">
            <text:p>21.413543403</text:p>
          </table:table-cell>
          <table:table-cell office:value-type="float" office:value="20.5679790749891">
            <text:p>20.567979075</text:p>
          </table:table-cell>
          <table:table-cell office:value-type="float" office:value="21.6020860648549">
            <text:p>21.6020860649</text:p>
          </table:table-cell>
          <table:table-cell office:value-type="float" office:value="22.6432557000876">
            <text:p>22.6432557001</text:p>
          </table:table-cell>
          <table:table-cell office:value-type="float" office:value="22.9294479304081">
            <text:p>22.9294479304</text:p>
          </table:table-cell>
          <table:table-cell office:value-type="float" office:value="21.3239524755807">
            <text:p>21.3239524756</text:p>
          </table:table-cell>
          <table:table-cell office:value-type="float" office:value="21.2372786255605">
            <text:p>21.2372786256</text:p>
          </table:table-cell>
          <table:table-cell office:value-type="float" office:value="20.7014966612244">
            <text:p>20.7014966612</text:p>
          </table:table-cell>
          <table:table-cell office:value-type="float" office:value="22.5088452140484">
            <text:p>22.508845214</text:p>
          </table:table-cell>
          <table:table-cell office:value-type="float" office:value="20.7712258064996">
            <text:p>20.7712258065</text:p>
          </table:table-cell>
          <table:table-cell office:value-type="float" office:value="29.1708827393152">
            <text:p>29.1708827393</text:p>
          </table:table-cell>
          <table:table-cell office:value-type="float" office:value="21.1533816652477">
            <text:p>21.1533816652</text:p>
          </table:table-cell>
          <table:table-cell office:value-type="float" office:value="22.3797658193498">
            <text:p>22.3797658193</text:p>
          </table:table-cell>
          <table:table-cell office:value-type="float" office:value="22.0215205969231">
            <text:p>22.0215205969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9170788092014">
            <text:p>20.917078809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2414086600004">
            <text:p>23.24140866</text:p>
          </table:table-cell>
          <table:table-cell office:value-type="float" office:value="21.5062011930968">
            <text:p>21.5062011931</text:p>
          </table:table-cell>
          <table:table-cell office:value-type="float" office:value="25.6245107173869">
            <text:p>25.6245107174</text:p>
          </table:table-cell>
          <table:table-cell office:value-type="float" office:value="27.7301366532075">
            <text:p>27.7301366532</text:p>
          </table:table-cell>
          <table:table-cell office:value-type="float" office:value="20.843054432668">
            <text:p>20.8430544327</text:p>
          </table:table-cell>
          <table:table-cell office:value-type="float" office:value="23.08199450501">
            <text:p>23.081994505</text:p>
          </table:table-cell>
          <table:table-cell office:value-type="float" office:value="22.2557065148504">
            <text:p>22.2557065149</text:p>
          </table:table-cell>
          <table:table-cell office:value-type="float" office:value="34.4618723030486">
            <text:p>34.461872303</text:p>
          </table:table-cell>
          <table:table-cell office:value-type="float" office:value="21.7013695950596">
            <text:p>21.7013695951</text:p>
          </table:table-cell>
          <table:table-cell office:value-type="float" office:value="21.9108819887178">
            <text:p>21.9108819887</text:p>
          </table:table-cell>
          <table:table-cell office:value-type="float" office:value="23.9579341203753">
            <text:p>23.9579341204</text:p>
          </table:table-cell>
          <table:table-cell office:value-type="float" office:value="23.5827822146892">
            <text:p>23.5827822147</text:p>
          </table:table-cell>
          <table:table-cell office:value-type="float" office:value="32.5610487176571">
            <text:p>32.5610487177</text:p>
          </table:table-cell>
          <table:table-cell office:value-type="float" office:value="21.0721302481373">
            <text:p>21.0721302481</text:p>
          </table:table-cell>
          <table:table-cell office:value-type="float" office:value="30.3455366155059">
            <text:p>30.3455366155</text:p>
          </table:table-cell>
          <table:table-cell office:value-type="float" office:value="23.7658300959394">
            <text:p>23.7658300959</text:p>
          </table:table-cell>
          <table:table-cell office:value-type="float" office:value="24.1597834025236">
            <text:p>24.1597834025</text:p>
          </table:table-cell>
          <table:table-cell office:value-type="float" office:value="26.9328496547175">
            <text:p>26.9328496547</text:p>
          </table:table-cell>
          <table:table-cell office:value-type="float" office:value="35">
            <text:p>35</text:p>
          </table:table-cell>
          <table:table-cell office:value-type="float" office:value="25.0811387771913">
            <text:p>25.0811387772</text:p>
          </table:table-cell>
          <table:table-cell office:value-type="float" office:value="21.8042357431424">
            <text:p>21.8042357431</text:p>
          </table:table-cell>
          <table:table-cell office:value-type="float" office:value="31.0151025338215">
            <text:p>31.0151025338</text:p>
          </table:table-cell>
          <table:table-cell office:value-type="float" office:value="28.1740374705109">
            <text:p>28.1740374705</text:p>
          </table:table-cell>
          <table:table-cell office:value-type="float" office:value="35">
            <text:p>35</text:p>
          </table:table-cell>
          <table:table-cell office:value-type="float" office:value="25.9213332997004">
            <text:p>25.9213332997</text:p>
          </table:table-cell>
          <table:table-cell office:value-type="float" office:value="24.8318290599143">
            <text:p>24.8318290599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5735134817228">
            <text:p>26.5735134817</text:p>
          </table:table-cell>
          <table:table-cell office:value-type="float" office:value="24.3721387927286">
            <text:p>24.3721387927</text:p>
          </table:table-cell>
          <table:table-cell office:value-type="float" office:value="27.3174688204231">
            <text:p>27.3174688204</text:p>
          </table:table-cell>
          <table:table-cell office:value-type="float" office:value="33.4598781437558">
            <text:p>33.4598781438</text:p>
          </table:table-cell>
          <table:table-cell office:value-type="float" office:value="22.7833345095243">
            <text:p>22.7833345095</text:p>
          </table:table-cell>
          <table:table-cell table:number-columns-repeated="5" office:value-type="float" office:value="35">
            <text:p>35</text:p>
          </table:table-cell>
          <table:table-cell office:value-type="float" office:value="26.2370466605423">
            <text:p>26.2370466605</text:p>
          </table:table-cell>
          <table:table-cell table:number-columns-repeated="5" office:value-type="float" office:value="35">
            <text:p>35</text:p>
          </table:table-cell>
          <table:table-cell office:value-type="float" office:value="28.6528565614473">
            <text:p>28.6528565614</text:p>
          </table:table-cell>
          <table:table-cell office:value-type="float" office:value="24.5958424610631">
            <text:p>24.5958424611</text:p>
          </table:table-cell>
          <table:table-cell table:number-columns-repeated="2" office:value-type="float" office:value="35">
            <text:p>35</text:p>
          </table:table-cell>
          <table:table-cell office:value-type="float" office:value="31.7502314061528">
            <text:p>31.7502314062</text:p>
          </table:table-cell>
          <table:table-cell office:value-type="float" office:value="35">
            <text:p>35</text:p>
          </table:table-cell>
          <table:table-cell office:value-type="float" office:value="23.4081648382036">
            <text:p>23.4081648382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14373682072">
            <text:p>20.2014373682</text:p>
          </table:table-cell>
          <table:table-cell office:value-type="float" office:value="20.4242391403974">
            <text:p>20.4242391404</text:p>
          </table:table-cell>
          <table:table-cell office:value-type="float" office:value="20.0982449095999">
            <text:p>20.0982449096</text:p>
          </table:table-cell>
          <table:table-cell office:value-type="float" office:value="21.8109268624913">
            <text:p>21.8109268625</text:p>
          </table:table-cell>
          <table:table-cell office:value-type="float" office:value="21.345525173509">
            <text:p>21.3455251735</text:p>
          </table:table-cell>
          <table:table-cell office:value-type="float" office:value="26.2906356392123">
            <text:p>26.2906356392</text:p>
          </table:table-cell>
          <table:table-cell office:value-type="float" office:value="22.1312107341672">
            <text:p>22.1312107342</text:p>
          </table:table-cell>
          <table:table-cell office:value-type="float" office:value="24.9159538490121">
            <text:p>24.915953849</text:p>
          </table:table-cell>
          <table:table-cell office:value-type="float" office:value="21.4325445236613">
            <text:p>21.4325445237</text:p>
          </table:table-cell>
          <table:table-cell office:value-type="float" office:value="22.0205972726705">
            <text:p>22.0205972727</text:p>
          </table:table-cell>
          <table:table-cell office:value-type="float" office:value="21.5224439190414">
            <text:p>21.522443919</text:p>
          </table:table-cell>
          <table:table-cell office:value-type="float" office:value="21.261249651483">
            <text:p>21.2612496515</text:p>
          </table:table-cell>
          <table:table-cell office:value-type="float" office:value="20.6719945071017">
            <text:p>20.6719945071</text:p>
          </table:table-cell>
          <table:table-cell office:value-type="float" office:value="21.1795901973427">
            <text:p>21.1795901973</text:p>
          </table:table-cell>
          <table:table-cell office:value-type="float" office:value="20.5447427502534">
            <text:p>20.5447427503</text:p>
          </table:table-cell>
          <table:table-cell office:value-type="float" office:value="25.1607016006053">
            <text:p>25.1607016006</text:p>
          </table:table-cell>
          <table:table-cell office:value-type="float" office:value="33.1760746267235">
            <text:p>33.1760746267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7114743403058">
            <text:p>21.7114743403</text:p>
          </table:table-cell>
          <table:table-cell office:value-type="float" office:value="20.8768192409809">
            <text:p>20.876819241</text:p>
          </table:table-cell>
          <table:table-cell office:value-type="float" office:value="21.913904247726">
            <text:p>21.9139042477</text:p>
          </table:table-cell>
          <table:table-cell office:value-type="float" office:value="21.0236469168678">
            <text:p>21.0236469169</text:p>
          </table:table-cell>
          <table:table-cell office:value-type="float" office:value="23.0361072029989">
            <text:p>23.036107203</text:p>
          </table:table-cell>
          <table:table-cell office:value-type="float" office:value="35">
            <text:p>35</text:p>
          </table:table-cell>
          <table:table-cell office:value-type="float" office:value="31.5730180062992">
            <text:p>31.5730180063</text:p>
          </table:table-cell>
          <table:table-cell office:value-type="float" office:value="35">
            <text:p>35</text:p>
          </table:table-cell>
          <table:table-cell office:value-type="float" office:value="26.9670024684617">
            <text:p>26.9670024685</text:p>
          </table:table-cell>
          <table:table-cell office:value-type="float" office:value="21.6153687451195">
            <text:p>21.6153687451</text:p>
          </table:table-cell>
          <table:table-cell office:value-type="float" office:value="35">
            <text:p>35</text:p>
          </table:table-cell>
          <table:table-cell office:value-type="float" office:value="24.0551152644765">
            <text:p>24.0551152645</text:p>
          </table:table-cell>
          <table:table-cell office:value-type="float" office:value="20.7383305931735">
            <text:p>20.7383305932</text:p>
          </table:table-cell>
          <table:table-cell table:number-columns-repeated="2" office:value-type="float" office:value="35">
            <text:p>35</text:p>
          </table:table-cell>
          <table:table-cell office:value-type="float" office:value="32.335311786305">
            <text:p>32.3353117863</text:p>
          </table:table-cell>
          <table:table-cell office:value-type="float" office:value="35">
            <text:p>35</text:p>
          </table:table-cell>
          <table:table-cell office:value-type="float" office:value="21.1004268614476">
            <text:p>21.1004268614</text:p>
          </table:table-cell>
          <table:table-cell office:value-type="float" office:value="22.8908206052613">
            <text:p>22.8908206053</text:p>
          </table:table-cell>
          <table:table-cell office:value-type="float" office:value="22.3650962774519">
            <text:p>22.3650962775</text:p>
          </table:table-cell>
          <table:table-cell table:number-columns-repeated="3" office:value-type="float" office:value="35">
            <text:p>35</text:p>
          </table:table-cell>
          <table:table-cell office:value-type="float" office:value="25.6928495156009">
            <text:p>25.6928495156</text:p>
          </table:table-cell>
          <table:table-cell office:value-type="float" office:value="35">
            <text:p>35</text:p>
          </table:table-cell>
          <table:table-cell office:value-type="float" office:value="24.2543555208516">
            <text:p>24.2543555209</text:p>
          </table:table-cell>
          <table:table-cell office:value-type="float" office:value="22.2459647612746">
            <text:p>22.2459647613</text:p>
          </table:table-cell>
          <table:table-cell office:value-type="float" office:value="22.7514125865483">
            <text:p>22.7514125865</text:p>
          </table:table-cell>
          <table:table-cell office:value-type="float" office:value="27.3396602074075">
            <text:p>27.3396602074</text:p>
          </table:table-cell>
          <table:table-cell office:value-type="float" office:value="34.108080155948">
            <text:p>34.1080801559</text:p>
          </table:table-cell>
          <table:table-cell office:value-type="float" office:value="35">
            <text:p>35</text:p>
          </table:table-cell>
          <table:table-cell office:value-type="float" office:value="23.6841609960278">
            <text:p>23.684160996</text:p>
          </table:table-cell>
          <table:table-cell office:value-type="float" office:value="25.9828014881318">
            <text:p>25.9828014881</text:p>
          </table:table-cell>
          <table:table-cell office:value-type="float" office:value="35">
            <text:p>35</text:p>
          </table:table-cell>
          <table:table-cell office:value-type="float" office:value="25.4192655298414">
            <text:p>25.4192655298</text:p>
          </table:table-cell>
          <table:table-cell office:value-type="float" office:value="27.7385345352868">
            <text:p>27.7385345353</text:p>
          </table:table-cell>
          <table:table-cell office:value-type="float" office:value="22.4888606333292">
            <text:p>22.4888606333</text:p>
          </table:table-cell>
          <table:table-cell office:value-type="float" office:value="30.2436471591374">
            <text:p>30.2436471591</text:p>
          </table:table-cell>
          <table:table-cell office:value-type="float" office:value="23.187652221629">
            <text:p>23.1876522216</text:p>
          </table:table-cell>
          <table:table-cell office:value-type="float" office:value="23.8652666754596">
            <text:p>23.8652666755</text:p>
          </table:table-cell>
          <table:table-cell office:value-type="float" office:value="26.6180588723579">
            <text:p>26.6180588724</text:p>
          </table:table-cell>
          <table:table-cell office:value-type="float" office:value="28.626836443363">
            <text:p>28.6268364434</text:p>
          </table:table-cell>
          <table:table-cell office:value-type="float" office:value="35">
            <text:p>35</text:p>
          </table:table-cell>
          <table:table-cell office:value-type="float" office:value="28.1664928304776">
            <text:p>28.1664928305</text:p>
          </table:table-cell>
          <table:table-cell office:value-type="float" office:value="24.4637020173895">
            <text:p>24.4637020174</text:p>
          </table:table-cell>
          <table:table-cell office:value-type="float" office:value="23.5112078767003">
            <text:p>23.5112078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0.8786976983428">
            <text:p>30.8786976983</text:p>
          </table:table-cell>
          <table:table-cell office:value-type="float" office:value="29.1233860259462">
            <text:p>29.1233860259</text:p>
          </table:table-cell>
          <table:table-cell office:value-type="float" office:value="35">
            <text:p>35</text:p>
          </table:table-cell>
          <table:table-cell office:value-type="float" office:value="24.6839437050901">
            <text:p>24.6839437051</text:p>
          </table:table-cell>
          <table:table-cell office:value-type="float" office:value="23.3458689477858">
            <text:p>23.3458689478</text:p>
          </table:table-cell>
          <table:table-cell office:value-type="float" office:value="29.6605878191148">
            <text:p>29.6605878191</text:p>
          </table:table-cell>
          <table:table-cell office:value-type="float" office:value="22.6175334337432">
            <text:p>22.6175334337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6177864364457">
            <text:p>20.6177864364</text:p>
          </table:table-cell>
          <table:table-cell office:value-type="float" office:value="20.5303247740059">
            <text:p>20.530324774</text:p>
          </table:table-cell>
          <table:table-cell office:value-type="float" office:value="20.5956059441057">
            <text:p>20.5956059441</text:p>
          </table:table-cell>
          <table:table-cell table:number-columns-repeated="3" office:value-type="float" office:value="20">
            <text:p>20</text:p>
          </table:table-cell>
          <table:table-cell office:value-type="float" office:value="20.5845954107269">
            <text:p>20.5845954107</text:p>
          </table:table-cell>
          <table:table-cell office:value-type="float" office:value="20.9652743054077">
            <text:p>20.9652743054</text:p>
          </table:table-cell>
          <table:table-cell office:value-type="float" office:value="20.6856314256872">
            <text:p>20.6856314257</text:p>
          </table:table-cell>
          <table:table-cell office:value-type="float" office:value="20.9396393219911">
            <text:p>20.939639322</text:p>
          </table:table-cell>
          <table:table-cell office:value-type="float" office:value="21.0042295814833">
            <text:p>21.0042295815</text:p>
          </table:table-cell>
          <table:table-cell office:value-type="float" office:value="20.803247769111">
            <text:p>20.8032477691</text:p>
          </table:table-cell>
          <table:table-cell office:value-type="float" office:value="20.7792544847181">
            <text:p>20.7792544847</text:p>
          </table:table-cell>
          <table:table-cell office:value-type="float" office:value="20.9269208369506">
            <text:p>20.926920837</text:p>
          </table:table-cell>
          <table:table-cell office:value-type="float" office:value="20.9142676783134">
            <text:p>20.9142676783</text:p>
          </table:table-cell>
          <table:table-cell office:value-type="float" office:value="20.5089745871405">
            <text:p>20.5089745871</text:p>
          </table:table-cell>
          <table:table-cell office:value-type="float" office:value="20.7554997124233">
            <text:p>20.7554997124</text:p>
          </table:table-cell>
          <table:table-cell office:value-type="float" office:value="20.6627960009031">
            <text:p>20.6627960009</text:p>
          </table:table-cell>
          <table:table-cell office:value-type="float" office:value="20.9016793440614">
            <text:p>20.9016793441</text:p>
          </table:table-cell>
          <table:table-cell office:value-type="float" office:value="20">
            <text:p>20</text:p>
          </table:table-cell>
          <table:table-cell office:value-type="float" office:value="20.6741858232233">
            <text:p>20.6741858232</text:p>
          </table:table-cell>
          <table:table-cell office:value-type="float" office:value="20.8519643887494">
            <text:p>20.8519643887</text:p>
          </table:table-cell>
          <table:table-cell office:value-type="float" office:value="20.7437106596628">
            <text:p>20.7437106597</text:p>
          </table:table-cell>
          <table:table-cell office:value-type="float" office:value="20.8396928234575">
            <text:p>20.8396928235</text:p>
          </table:table-cell>
          <table:table-cell office:value-type="float" office:value="20.876695166228">
            <text:p>20.8766951662</text:p>
          </table:table-cell>
          <table:table-cell office:value-type="float" office:value="20.7673475073933">
            <text:p>20.7673475074</text:p>
          </table:table-cell>
          <table:table-cell office:value-type="float" office:value="20.7203070419032">
            <text:p>20.7203070419</text:p>
          </table:table-cell>
          <table:table-cell office:value-type="float" office:value="20.7086916181679">
            <text:p>20.7086916182</text:p>
          </table:table-cell>
          <table:table-cell office:value-type="float" office:value="20.8891553373069">
            <text:p>20.8891553373</text:p>
          </table:table-cell>
          <table:table-cell office:value-type="float" office:value="20.7912210889516">
            <text:p>20.791221089</text:p>
          </table:table-cell>
          <table:table-cell office:value-type="float" office:value="20.9781918340766">
            <text:p>20.9781918341</text:p>
          </table:table-cell>
          <table:table-cell table:number-columns-repeated="4" office:value-type="float" office:value="20">
            <text:p>20</text:p>
          </table:table-cell>
          <table:table-cell office:value-type="float" office:value="31.5089085853389">
            <text:p>31.5089085853</text:p>
          </table:table-cell>
          <table:table-cell office:value-type="float" office:value="33.6553181962435">
            <text:p>33.655318196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4.1991119245699">
            <text:p>24.1991119246</text:p>
          </table:table-cell>
          <table:table-cell office:value-type="float" office:value="35">
            <text:p>35</text:p>
          </table:table-cell>
          <table:table-cell office:value-type="float" office:value="28.8959168853756">
            <text:p>28.8959168854</text:p>
          </table:table-cell>
          <table:table-cell office:value-type="float" office:value="27.7119556983555">
            <text:p>27.7119556984</text:p>
          </table:table-cell>
          <table:table-cell office:value-type="float" office:value="35">
            <text:p>35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1576785723944">
            <text:p>26.1576785724</text:p>
          </table:table-cell>
          <table:table-cell office:value-type="float" office:value="20">
            <text:p>20</text:p>
          </table:table-cell>
          <table:table-cell office:value-type="float" office:value="24.3786157266576">
            <text:p>24.3786157267</text:p>
          </table:table-cell>
          <table:table-cell table:number-columns-repeated="4" office:value-type="float" office:value="20">
            <text:p>20</text:p>
          </table:table-cell>
          <table:table-cell office:value-type="float" office:value="26.7271104532721">
            <text:p>26.7271104533</text:p>
          </table:table-cell>
          <table:table-cell office:value-type="float" office:value="24.5661552368428">
            <text:p>24.5661552368</text:p>
          </table:table-cell>
          <table:table-cell office:value-type="float" office:value="20">
            <text:p>20</text:p>
          </table:table-cell>
          <table:table-cell office:value-type="float" office:value="24.7622824019223">
            <text:p>24.7622824019</text:p>
          </table:table-cell>
          <table:table-cell office:value-type="float" office:value="25.4085234446409">
            <text:p>25.4085234446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950470248187">
            <text:p>25.8950470248</text:p>
          </table:table-cell>
          <table:table-cell table:number-columns-repeated="22" office:value-type="float" office:value="20">
            <text:p>20</text:p>
          </table:table-cell>
          <table:table-cell office:value-type="float" office:value="20.245934268287">
            <text:p>20.2459342683</text:p>
          </table:table-cell>
          <table:table-cell office:value-type="float" office:value="20.3461403476244">
            <text:p>20.3461403476</text:p>
          </table:table-cell>
          <table:table-cell office:value-type="float" office:value="20.1658924164739">
            <text:p>20.1658924165</text:p>
          </table:table-cell>
          <table:table-cell office:value-type="float" office:value="21.5459353389547">
            <text:p>21.545935339</text:p>
          </table:table-cell>
          <table:table-cell office:value-type="float" office:value="20.4511905739384">
            <text:p>20.4511905739</text:p>
          </table:table-cell>
          <table:table-cell office:value-type="float" office:value="21.7779438475365">
            <text:p>21.7779438475</text:p>
          </table:table-cell>
          <table:table-cell office:value-type="float" office:value="20.3633030206284">
            <text:p>20.3633030206</text:p>
          </table:table-cell>
          <table:table-cell office:value-type="float" office:value="20.88404770146">
            <text:p>20.8840477015</text:p>
          </table:table-cell>
          <table:table-cell office:value-type="float" office:value="20.5426914472104">
            <text:p>20.5426914472</text:p>
          </table:table-cell>
          <table:table-cell office:value-type="float" office:value="20.6186459827415">
            <text:p>20.6186459827</text:p>
          </table:table-cell>
          <table:table-cell office:value-type="float" office:value="21.8700313725095">
            <text:p>21.8700313725</text:p>
          </table:table-cell>
          <table:table-cell office:value-type="float" office:value="20.5994202202941">
            <text:p>20.5994202203</text:p>
          </table:table-cell>
          <table:table-cell office:value-type="float" office:value="21.33183976707">
            <text:p>21.3318397671</text:p>
          </table:table-cell>
          <table:table-cell office:value-type="float" office:value="20.8625540527921">
            <text:p>20.8625540528</text:p>
          </table:table-cell>
          <table:table-cell office:value-type="float" office:value="20.7172371935327">
            <text:p>20.7172371935</text:p>
          </table:table-cell>
          <table:table-cell office:value-type="float" office:value="21.9330713127951">
            <text:p>21.9330713128</text:p>
          </table:table-cell>
          <table:table-cell office:value-type="float" office:value="21.4101600529917">
            <text:p>21.410160053</text:p>
          </table:table-cell>
          <table:table-cell office:value-type="float" office:value="21.718140711668">
            <text:p>21.7181407117</text:p>
          </table:table-cell>
          <table:table-cell office:value-type="float" office:value="21.747886730335">
            <text:p>21.7478867303</text:p>
          </table:table-cell>
          <table:table-cell office:value-type="float" office:value="20.5056433545935">
            <text:p>20.5056433546</text:p>
          </table:table-cell>
          <table:table-cell office:value-type="float" office:value="21.9974799597914">
            <text:p>21.9974799598</text:p>
          </table:table-cell>
          <table:table-cell office:value-type="float" office:value="21.1336597048798">
            <text:p>21.1336597049</text:p>
          </table:table-cell>
          <table:table-cell office:value-type="float" office:value="21.1818106055505">
            <text:p>21.1818106056</text:p>
          </table:table-cell>
          <table:table-cell office:value-type="float" office:value="22.0967583783825">
            <text:p>22.0967583784</text:p>
          </table:table-cell>
          <table:table-cell office:value-type="float" office:value="21.8083169693607">
            <text:p>21.8083169694</text:p>
          </table:table-cell>
          <table:table-cell office:value-type="float" office:value="21.0863954299452">
            <text:p>21.0863954299</text:p>
          </table:table-cell>
          <table:table-cell office:value-type="float" office:value="21.6887009864831">
            <text:p>21.6887009865</text:p>
          </table:table-cell>
          <table:table-cell office:value-type="float" office:value="20.9944305731678">
            <text:p>20.9944305732</text:p>
          </table:table-cell>
          <table:table-cell office:value-type="float" office:value="20.841248753136">
            <text:p>20.8412487531</text:p>
          </table:table-cell>
          <table:table-cell office:value-type="float" office:value="21.8390111056007">
            <text:p>21.8390111056</text:p>
          </table:table-cell>
          <table:table-cell office:value-type="float" office:value="21.6595628481758">
            <text:p>21.6595628482</text:p>
          </table:table-cell>
          <table:table-cell office:value-type="float" office:value="22.1305856330945">
            <text:p>22.1305856331</text:p>
          </table:table-cell>
          <table:table-cell office:value-type="float" office:value="20.6772998905941">
            <text:p>20.6772998906</text:p>
          </table:table-cell>
          <table:table-cell office:value-type="float" office:value="21.1099182768238">
            <text:p>21.1099182768</text:p>
          </table:table-cell>
          <table:table-cell office:value-type="float" office:value="22.0633023782188">
            <text:p>22.0633023782</text:p>
          </table:table-cell>
          <table:table-cell office:value-type="float" office:value="21.9651017770258">
            <text:p>21.965101777</text:p>
          </table:table-cell>
          <table:table-cell office:value-type="float" office:value="21.9013829956431">
            <text:p>21.9013829956</text:p>
          </table:table-cell>
          <table:table-cell office:value-type="float" office:value="20.9719566382155">
            <text:p>20.9719566382</text:p>
          </table:table-cell>
          <table:table-cell office:value-type="float" office:value="22.0302115541739">
            <text:p>22.0302115542</text:p>
          </table:table-cell>
          <table:table-cell office:value-type="float" office:value="23.0723512568468">
            <text:p>23.0723512568</text:p>
          </table:table-cell>
          <table:table-cell office:value-type="float" office:value="23.4540418369526">
            <text:p>23.454041837</text:p>
          </table:table-cell>
          <table:table-cell office:value-type="float" office:value="22.5678803691707">
            <text:p>22.5678803692</text:p>
          </table:table-cell>
          <table:table-cell office:value-type="float" office:value="22.2697335947647">
            <text:p>22.2697335948</text:p>
          </table:table-cell>
          <table:table-cell office:value-type="float" office:value="35">
            <text:p>35</text:p>
          </table:table-cell>
          <table:table-cell office:value-type="float" office:value="27.0236954605766">
            <text:p>27.0236954606</text:p>
          </table:table-cell>
          <table:table-cell office:value-type="float" office:value="21.6307216860813">
            <text:p>21.6307216861</text:p>
          </table:table-cell>
          <table:table-cell office:value-type="float" office:value="35">
            <text:p>35</text:p>
          </table:table-cell>
          <table:table-cell office:value-type="float" office:value="32.1936677699278">
            <text:p>32.1936677699</text:p>
          </table:table-cell>
          <table:table-cell office:value-type="float" office:value="26.6006514412195">
            <text:p>26.6006514412</text:p>
          </table:table-cell>
          <table:table-cell table:number-columns-repeated="3" office:value-type="float" office:value="35">
            <text:p>35</text:p>
          </table:table-cell>
          <table:table-cell office:value-type="float" office:value="21.0171086012678">
            <text:p>21.0171086013</text:p>
          </table:table-cell>
          <table:table-cell office:value-type="float" office:value="21.3062344985246">
            <text:p>21.3062344985</text:p>
          </table:table-cell>
          <table:table-cell office:value-type="float" office:value="35">
            <text:p>35</text:p>
          </table:table-cell>
          <table:table-cell office:value-type="float" office:value="22.8957986270243">
            <text:p>22.895798627</text:p>
          </table:table-cell>
          <table:table-cell office:value-type="float" office:value="31.29691080701">
            <text:p>31.296910807</text:p>
          </table:table-cell>
          <table:table-cell table:number-columns-repeated="4" office:value-type="float" office:value="35">
            <text:p>35</text:p>
          </table:table-cell>
          <table:table-cell office:value-type="float" office:value="25.8450281910119">
            <text:p>25.845028191</text:p>
          </table:table-cell>
          <table:table-cell office:value-type="float" office:value="24.1106306899314">
            <text:p>24.1106306899</text:p>
          </table:table-cell>
          <table:table-cell office:value-type="float" office:value="20.9276101255115">
            <text:p>20.9276101255</text:p>
          </table:table-cell>
          <table:table-cell office:value-type="float" office:value="21.747886730335">
            <text:p>21.7478867303</text:p>
          </table:table-cell>
          <table:table-cell table:number-columns-repeated="3" office:value-type="float" office:value="35">
            <text:p>35</text:p>
          </table:table-cell>
          <table:table-cell office:value-type="float" office:value="24.8940637955655">
            <text:p>24.8940637956</text:p>
          </table:table-cell>
          <table:table-cell office:value-type="float" office:value="22.1305856330945">
            <text:p>22.1305856331</text:p>
          </table:table-cell>
          <table:table-cell office:value-type="float" office:value="22.4153448316282">
            <text:p>22.4153448316</text:p>
          </table:table-cell>
          <table:table-cell office:value-type="float" office:value="35">
            <text:p>35</text:p>
          </table:table-cell>
          <table:table-cell office:value-type="float" office:value="27.9798650487743">
            <text:p>27.9798650488</text:p>
          </table:table-cell>
          <table:table-cell office:value-type="float" office:value="28.5229717019889">
            <text:p>28.522971702</text:p>
          </table:table-cell>
          <table:table-cell office:value-type="float" office:value="35">
            <text:p>3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7596904979471">
            <text:p>22.7596904979</text:p>
          </table:table-cell>
          <table:table-cell office:value-type="float" office:value="22.1532262151712">
            <text:p>22.1532262152</text:p>
          </table:table-cell>
          <table:table-cell office:value-type="float" office:value="20.9893740283619">
            <text:p>20.9893740284</text:p>
          </table:table-cell>
          <table:table-cell office:value-type="float" office:value="21.5551513404014">
            <text:p>21.5551513404</text:p>
          </table:table-cell>
          <table:table-cell office:value-type="float" office:value="21.063039316663">
            <text:p>21.0630393167</text:p>
          </table:table-cell>
          <table:table-cell office:value-type="float" office:value="20.3010146960828">
            <text:p>20.3010146961</text:p>
          </table:table-cell>
          <table:table-cell office:value-type="float" office:value="35">
            <text:p>35</text:p>
          </table:table-cell>
          <table:table-cell office:value-type="float" office:value="22.0447617201684">
            <text:p>22.0447617202</text:p>
          </table:table-cell>
          <table:table-cell office:value-type="float" office:value="23.3383032322654">
            <text:p>23.3383032323</text:p>
          </table:table-cell>
          <table:table-cell office:value-type="float" office:value="23.1845581445955">
            <text:p>23.1845581446</text:p>
          </table:table-cell>
          <table:table-cell office:value-type="float" office:value="22.5033032935957">
            <text:p>22.5033032936</text:p>
          </table:table-cell>
          <table:table-cell office:value-type="float" office:value="31.7807709883776">
            <text:p>31.7807709884</text:p>
          </table:table-cell>
          <table:table-cell table:number-columns-repeated="2" office:value-type="float" office:value="35">
            <text:p>35</text:p>
          </table:table-cell>
          <table:table-cell office:value-type="float" office:value="21.940054851411">
            <text:p>21.9400548514</text:p>
          </table:table-cell>
          <table:table-cell office:value-type="float" office:value="31.0865103499161">
            <text:p>31.0865103499</text:p>
          </table:table-cell>
          <table:table-cell office:value-type="float" office:value="20.3556444034304">
            <text:p>20.3556444034</text:p>
          </table:table-cell>
          <table:table-cell office:value-type="float" office:value="21.1389124553425">
            <text:p>21.1389124553</text:p>
          </table:table-cell>
          <table:table-cell office:value-type="float" office:value="20.588783724904">
            <text:p>20.5887837249</text:p>
          </table:table-cell>
          <table:table-cell office:value-type="float" office:value="20.1957657663338">
            <text:p>20.1957657663</text:p>
          </table:table-cell>
          <table:table-cell office:value-type="float" office:value="25.336189973689">
            <text:p>25.3361899737</text:p>
          </table:table-cell>
          <table:table-cell office:value-type="float" office:value="35">
            <text:p>35</text:p>
          </table:table-cell>
          <table:table-cell office:value-type="float" office:value="21.7411590743586">
            <text:p>21.7411590744</text:p>
          </table:table-cell>
          <table:table-cell office:value-type="float" office:value="35">
            <text:p>35</text:p>
          </table:table-cell>
          <table:table-cell office:value-type="float" office:value="22.895617425713">
            <text:p>22.8956174257</text:p>
          </table:table-cell>
          <table:table-cell office:value-type="float" office:value="24.4193114926218">
            <text:p>24.4193114926</text:p>
          </table:table-cell>
          <table:table-cell office:value-type="float" office:value="28.8289232082287">
            <text:p>28.8289232082</text:p>
          </table:table-cell>
          <table:table-cell office:value-type="float" office:value="22.6290187826248">
            <text:p>22.6290187826</text:p>
          </table:table-cell>
          <table:table-cell office:value-type="float" office:value="35">
            <text:p>35</text:p>
          </table:table-cell>
          <table:table-cell office:value-type="float" office:value="21.8389136658362">
            <text:p>21.8389136658</text:p>
          </table:table-cell>
          <table:table-cell office:value-type="float" office:value="35">
            <text:p>35</text:p>
          </table:table-cell>
          <table:table-cell office:value-type="float" office:value="25.5974859339616">
            <text:p>25.597485934</text:p>
          </table:table-cell>
          <table:table-cell office:value-type="float" office:value="28.3662916842834">
            <text:p>28.3662916843</text:p>
          </table:table-cell>
          <table:table-cell office:value-type="float" office:value="34.3083464134485">
            <text:p>34.3083464134</text:p>
          </table:table-cell>
          <table:table-cell office:value-type="float" office:value="27.5343942152627">
            <text:p>27.5343942153</text:p>
          </table:table-cell>
          <table:table-cell office:value-type="float" office:value="35">
            <text:p>35</text:p>
          </table:table-cell>
          <table:table-cell office:value-type="float" office:value="26.4771733945136">
            <text:p>26.4771733945</text:p>
          </table:table-cell>
          <table:table-cell office:value-type="float" office:value="24.0252442255436">
            <text:p>24.02524422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0.4116797322339">
            <text:p>20.4116797322</text:p>
          </table:table-cell>
          <table:table-cell office:value-type="float" office:value="33.380417196799">
            <text:p>33.3804171968</text:p>
          </table:table-cell>
          <table:table-cell office:value-type="float" office:value="35">
            <text:p>35</text:p>
          </table:table-cell>
          <table:table-cell office:value-type="float" office:value="24.8540773339378">
            <text:p>24.8540773339</text:p>
          </table:table-cell>
          <table:table-cell office:value-type="float" office:value="26.1665575635494">
            <text:p>26.1665575635</text:p>
          </table:table-cell>
          <table:table-cell office:value-type="float" office:value="25.0887447263315">
            <text:p>25.0887447263</text:p>
          </table:table-cell>
          <table:table-cell office:value-type="float" office:value="29.8664285730035">
            <text:p>29.866428573</text:p>
          </table:table-cell>
          <table:table-cell office:value-type="float" office:value="27.9358652606834">
            <text:p>27.9358652607</text:p>
          </table:table-cell>
          <table:table-cell office:value-type="float" office:value="23.6664163405948">
            <text:p>23.6664163406</text:p>
          </table:table-cell>
          <table:table-cell office:value-type="float" office:value="20.7149699788568">
            <text:p>20.7149699789</text:p>
          </table:table-cell>
          <table:table-cell office:value-type="float" office:value="21.3808182827983">
            <text:p>21.3808182828</text:p>
          </table:table-cell>
          <table:table-cell office:value-type="float" office:value="20.6510211235801">
            <text:p>20.6510211236</text:p>
          </table:table-cell>
          <table:table-cell office:value-type="float" office:value="20.5281899847608">
            <text:p>20.5281899848</text:p>
          </table:table-cell>
          <table:table-cell office:value-type="float" office:value="21.4665952679187">
            <text:p>21.4665952679</text:p>
          </table:table-cell>
          <table:table-cell office:value-type="float" office:value="23.4987723081259">
            <text:p>23.4987723081</text:p>
          </table:table-cell>
          <table:table-cell table:number-columns-repeated="2" office:value-type="float" office:value="35">
            <text:p>35</text:p>
          </table:table-cell>
          <table:table-cell office:value-type="float" office:value="26.8073677086027">
            <text:p>26.8073677086</text:p>
          </table:table-cell>
          <table:table-cell office:value-type="float" office:value="21.2170942129721">
            <text:p>21.217094213</text:p>
          </table:table-cell>
          <table:table-cell office:value-type="float" office:value="35">
            <text:p>35</text:p>
          </table:table-cell>
          <table:table-cell office:value-type="float" office:value="27.1590518245713">
            <text:p>27.1590518246</text:p>
          </table:table-cell>
          <table:table-cell office:value-type="float" office:value="20.7807018695216">
            <text:p>20.7807018695</text:p>
          </table:table-cell>
          <table:table-cell office:value-type="float" office:value="32.5420118201765">
            <text:p>32.5420118202</text:p>
          </table:table-cell>
          <table:table-cell office:value-type="float" office:value="21.2976915851013">
            <text:p>21.2976915851</text:p>
          </table:table-cell>
          <table:table-cell office:value-type="float" office:value="35">
            <text:p>35</text:p>
          </table:table-cell>
          <table:table-cell office:value-type="float" office:value="20.9178216023402">
            <text:p>20.9178216023</text:p>
          </table:table-cell>
          <table:table-cell office:value-type="float" office:value="24.2175562656981">
            <text:p>24.2175562657</text:p>
          </table:table-cell>
          <table:table-cell office:value-type="float" office:value="24.6312229525643">
            <text:p>24.6312229526</text:p>
          </table:table-cell>
          <table:table-cell office:value-type="float" office:value="30.45076223453">
            <text:p>30.4507622345</text:p>
          </table:table-cell>
          <table:table-cell office:value-type="float" office:value="23.0371230941739">
            <text:p>23.0371230942</text:p>
          </table:table-cell>
          <table:table-cell table:number-columns-repeated="2" office:value-type="float" office:value="35">
            <text:p>35</text:p>
          </table:table-cell>
          <table:table-cell office:value-type="float" office:value="23.8417275480376">
            <text:p>23.841727548</text:p>
          </table:table-cell>
          <table:table-cell office:value-type="float" office:value="22.2656543077601">
            <text:p>22.2656543078</text:p>
          </table:table-cell>
          <table:table-cell office:value-type="float" office:value="35">
            <text:p>35</text:p>
          </table:table-cell>
          <table:table-cell table:number-columns-repeated="29" office:value-type="float" office:value="20">
            <text:p>20</text:p>
          </table:table-cell>
          <table:table-cell office:value-type="float" office:value="20.8413026897944">
            <text:p>20.8413026898</text:p>
          </table:table-cell>
          <table:table-cell office:value-type="float" office:value="20.6279594181899">
            <text:p>20.6279594182</text:p>
          </table:table-cell>
          <table:table-cell table:number-columns-repeated="4" office:value-type="float" office:value="20">
            <text:p>20</text:p>
          </table:table-cell>
          <table:table-cell office:value-type="float" office:value="20.8273941292955">
            <text:p>20.8273941293</text:p>
          </table:table-cell>
          <table:table-cell office:value-type="float" office:value="21.1848897403103">
            <text:p>21.1848897403</text:p>
          </table:table-cell>
          <table:table-cell office:value-type="float" office:value="20.9409528908231">
            <text:p>20.9409528908</text:p>
          </table:table-cell>
          <table:table-cell office:value-type="float" office:value="21.1373336935445">
            <text:p>21.1373336935</text:p>
          </table:table-cell>
          <table:table-cell office:value-type="float" office:value="21.1689401980994">
            <text:p>21.1689401981</text:p>
          </table:table-cell>
          <table:table-cell office:value-type="float" office:value="21.0752662599833">
            <text:p>21.07526626</text:p>
          </table:table-cell>
          <table:table-cell office:value-type="float" office:value="20.8835134397172">
            <text:p>20.8835134397</text:p>
          </table:table-cell>
          <table:table-cell office:value-type="float" office:value="20.9701823121641">
            <text:p>20.9701823122</text:p>
          </table:table-cell>
          <table:table-cell office:value-type="float" office:value="21.0146806764332">
            <text:p>21.0146806764</text:p>
          </table:table-cell>
          <table:table-cell office:value-type="float" office:value="20">
            <text:p>20</text:p>
          </table:table-cell>
          <table:table-cell office:value-type="float" office:value="21.0296910597472">
            <text:p>21.0296910597</text:p>
          </table:table-cell>
          <table:table-cell office:value-type="float" office:value="20.9849270929354">
            <text:p>20.9849270929</text:p>
          </table:table-cell>
          <table:table-cell office:value-type="float" office:value="21.0599830323687">
            <text:p>21.0599830324</text:p>
          </table:table-cell>
          <table:table-cell office:value-type="float" office:value="20.5281868710667">
            <text:p>20.5281868711</text:p>
          </table:table-cell>
          <table:table-cell office:value-type="float" office:value="20.8693616421721">
            <text:p>20.8693616422</text:p>
          </table:table-cell>
          <table:table-cell office:value-type="float" office:value="20.8977477356012">
            <text:p>20.8977477356</text:p>
          </table:table-cell>
          <table:table-cell office:value-type="float" office:value="20.9264667248659">
            <text:p>20.9264667249</text:p>
          </table:table-cell>
          <table:table-cell office:value-type="float" office:value="20.912065253323">
            <text:p>20.9120652533</text:p>
          </table:table-cell>
          <table:table-cell office:value-type="float" office:value="21.1061113682643">
            <text:p>21.1061113683</text:p>
          </table:table-cell>
          <table:table-cell office:value-type="float" office:value="20.8135652555683">
            <text:p>20.8135652556</text:p>
          </table:table-cell>
          <table:table-cell office:value-type="float" office:value="20.7455925579932">
            <text:p>20.745592558</text:p>
          </table:table-cell>
          <table:table-cell office:value-type="float" office:value="20.6152480651644">
            <text:p>20.6152480652</text:p>
          </table:table-cell>
          <table:table-cell office:value-type="float" office:value="21.0906420905496">
            <text:p>21.0906420905</text:p>
          </table:table-cell>
          <table:table-cell office:value-type="float" office:value="21.1216749476162">
            <text:p>21.1216749476</text:p>
          </table:table-cell>
          <table:table-cell office:value-type="float" office:value="21.1530884815981">
            <text:p>21.15308848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819825619481">
            <text:p>27.5819825619</text:p>
          </table:table-cell>
          <table:table-cell table:number-columns-repeated="5" office:value-type="float" office:value="20">
            <text:p>20</text:p>
          </table:table-cell>
          <table:table-cell office:value-type="float" office:value="25.8795588578569">
            <text:p>25.8795588579</text:p>
          </table:table-cell>
          <table:table-cell table:number-columns-repeated="2" office:value-type="float" office:value="20">
            <text:p>20</text:p>
          </table:table-cell>
          <table:table-cell office:value-type="float" office:value="31.2644543112046">
            <text:p>31.2644543112</text:p>
          </table:table-cell>
          <table:table-cell table:number-columns-repeated="4" office:value-type="float" office:value="20">
            <text:p>20</text:p>
          </table:table-cell>
          <table:table-cell office:value-type="float" office:value="30.6012482861795">
            <text:p>30.6012482862</text:p>
          </table:table-cell>
          <table:table-cell office:value-type="float" office:value="28.9175351975556">
            <text:p>28.9175351976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9.9932722475234">
            <text:p>29.9932722475</text:p>
          </table:table-cell>
          <table:table-cell office:value-type="float" office:value="32.7896675624776">
            <text:p>32.7896675625</text:p>
          </table:table-cell>
          <table:table-cell office:value-type="float" office:value="31.9907742547254">
            <text:p>31.9907742547</text:p>
          </table:table-cell>
          <table:table-cell office:value-type="float" office:value="26.1787929181788">
            <text:p>26.1787929182</text:p>
          </table:table-cell>
          <table:table-cell office:value-type="float" office:value="20">
            <text:p>20</text:p>
          </table:table-cell>
          <table:table-cell office:value-type="float" office:value="33.6725834503696">
            <text:p>33.6725834504</text:p>
          </table:table-cell>
          <table:table-cell table:number-columns-repeated="3" office:value-type="float" office:value="20">
            <text:p>20</text:p>
          </table:table-cell>
          <table:table-cell office:value-type="float" office:value="26.4967196689363">
            <text:p>26.4967196689</text:p>
          </table:table-cell>
          <table:table-cell office:value-type="float" office:value="27.1961242930775">
            <text:p>27.1961242931</text:p>
          </table:table-cell>
          <table:table-cell office:value-type="float" office:value="29.4339028775159">
            <text:p>29.4339028775</text:p>
          </table:table-cell>
          <table:table-cell table:number-columns-repeated="21" office:value-type="float" office:value="20">
            <text:p>20</text:p>
          </table:table-cell>
          <table:table-cell office:value-type="float" office:value="20.2072159841368">
            <text:p>20.2072159841</text:p>
          </table:table-cell>
          <table:table-cell office:value-type="float" office:value="20.1783552509568">
            <text:p>20.178355251</text:p>
          </table:table-cell>
          <table:table-cell office:value-type="float" office:value="20.1079065298001">
            <text:p>20.1079065298</text:p>
          </table:table-cell>
          <table:table-cell office:value-type="float" office:value="20.8045656658115">
            <text:p>20.8045656658</text:p>
          </table:table-cell>
          <table:table-cell office:value-type="float" office:value="20.8815764263542">
            <text:p>20.8815764264</text:p>
          </table:table-cell>
          <table:table-cell office:value-type="float" office:value="21.5486013566124">
            <text:p>21.5486013566</text:p>
          </table:table-cell>
          <table:table-cell office:value-type="float" office:value="20.296240964083">
            <text:p>20.2962409641</text:p>
          </table:table-cell>
          <table:table-cell office:value-type="float" office:value="21.2610506448761">
            <text:p>21.2610506449</text:p>
          </table:table-cell>
          <table:table-cell office:value-type="float" office:value="21.0224571480294">
            <text:p>21.022457148</text:p>
          </table:table-cell>
          <table:table-cell office:value-type="float" office:value="20.486093039361">
            <text:p>20.4860930394</text:p>
          </table:table-cell>
          <table:table-cell office:value-type="float" office:value="21.4250536299789">
            <text:p>21.42505363</text:p>
          </table:table-cell>
          <table:table-cell office:value-type="float" office:value="20.2512624608695">
            <text:p>20.2512624609</text:p>
          </table:table-cell>
          <table:table-cell office:value-type="float" office:value="20.4049857324285">
            <text:p>20.4049857324</text:p>
          </table:table-cell>
          <table:table-cell office:value-type="float" office:value="20.5026742409294">
            <text:p>20.5026742409</text:p>
          </table:table-cell>
          <table:table-cell office:value-type="float" office:value="21.35353110867">
            <text:p>21.3535311087</text:p>
          </table:table-cell>
          <table:table-cell office:value-type="float" office:value="21.6254684871785">
            <text:p>21.6254684872</text:p>
          </table:table-cell>
          <table:table-cell office:value-type="float" office:value="21.5234436731846">
            <text:p>21.5234436732</text:p>
          </table:table-cell>
          <table:table-cell office:value-type="float" office:value="21.7857740565453">
            <text:p>21.7857740565</text:p>
          </table:table-cell>
          <table:table-cell office:value-type="float" office:value="21.3301075166688">
            <text:p>21.3301075167</text:p>
          </table:table-cell>
          <table:table-cell office:value-type="float" office:value="21.4493210510562">
            <text:p>21.4493210511</text:p>
          </table:table-cell>
          <table:table-cell office:value-type="float" office:value="21.7584249981192">
            <text:p>21.7584249981</text:p>
          </table:table-cell>
          <table:table-cell office:value-type="float" office:value="20.6398709229411">
            <text:p>20.6398709229</text:p>
          </table:table-cell>
          <table:table-cell office:value-type="float" office:value="21.2838699173649">
            <text:p>21.2838699174</text:p>
          </table:table-cell>
          <table:table-cell office:value-type="float" office:value="21.7313332784702">
            <text:p>21.7313332785</text:p>
          </table:table-cell>
          <table:table-cell office:value-type="float" office:value="21.085355022134">
            <text:p>21.0853550221</text:p>
          </table:table-cell>
          <table:table-cell office:value-type="float" office:value="20.7483835137051">
            <text:p>20.7483835137</text:p>
          </table:table-cell>
          <table:table-cell office:value-type="float" office:value="21.4985130928772">
            <text:p>21.4985130929</text:p>
          </table:table-cell>
          <table:table-cell office:value-type="float" office:value="20.5874534572688">
            <text:p>20.5874534573</text:p>
          </table:table-cell>
          <table:table-cell office:value-type="float" office:value="20.5193784699135">
            <text:p>20.5193784699</text:p>
          </table:table-cell>
          <table:table-cell office:value-type="float" office:value="21.238427622508">
            <text:p>21.2384276225</text:p>
          </table:table-cell>
          <table:table-cell office:value-type="float" office:value="21.1498482567731">
            <text:p>21.1498482568</text:p>
          </table:table-cell>
          <table:table-cell office:value-type="float" office:value="21.5996105596072">
            <text:p>21.5996105596</text:p>
          </table:table-cell>
          <table:table-cell office:value-type="float" office:value="21.1717110617321">
            <text:p>21.1717110617</text:p>
          </table:table-cell>
          <table:table-cell office:value-type="float" office:value="21.4738065543544">
            <text:p>21.4738065544</text:p>
          </table:table-cell>
          <table:table-cell office:value-type="float" office:value="21.6779074624818">
            <text:p>21.6779074625</text:p>
          </table:table-cell>
          <table:table-cell office:value-type="float" office:value="21.8133841378594">
            <text:p>21.8133841379</text:p>
          </table:table-cell>
          <table:table-cell office:value-type="float" office:value="21.7044952824935">
            <text:p>21.7044952825</text:p>
          </table:table-cell>
          <table:table-cell office:value-type="float" office:value="21.3068880047437">
            <text:p>21.3068880047</text:p>
          </table:table-cell>
          <table:table-cell table:number-columns-repeated="2" office:value-type="float" office:value="21.8412589968331">
            <text:p>21.8412589968</text:p>
          </table:table-cell>
          <table:table-cell table:number-columns-repeated="4" office:value-type="float" office:value="35">
            <text:p>35</text:p>
          </table:table-cell>
          <table:table-cell office:value-type="float" office:value="22.8999798242858">
            <text:p>22.8999798243</text:p>
          </table:table-cell>
          <table:table-cell office:value-type="float" office:value="21.1498482567731">
            <text:p>21.1498482568</text:p>
          </table:table-cell>
          <table:table-cell office:value-type="float" office:value="27.6516251460571">
            <text:p>27.6516251461</text:p>
          </table:table-cell>
          <table:table-cell office:value-type="float" office:value="21.9554838745891">
            <text:p>21.9554838746</text:p>
          </table:table-cell>
          <table:table-cell office:value-type="float" office:value="31.1231180588289">
            <text:p>31.1231180588</text:p>
          </table:table-cell>
          <table:table-cell office:value-type="float" office:value="23.5876014189646">
            <text:p>23.587601419</text:p>
          </table:table-cell>
          <table:table-cell office:value-type="float" office:value="22.0742651500991">
            <text:p>22.0742651501</text:p>
          </table:table-cell>
          <table:table-cell office:value-type="float" office:value="21.3301075166688">
            <text:p>21.3301075167</text:p>
          </table:table-cell>
          <table:table-cell office:value-type="float" office:value="21.4250536299789">
            <text:p>21.42505363</text:p>
          </table:table-cell>
          <table:table-cell office:value-type="float" office:value="24.6672801147349">
            <text:p>24.6672801147</text:p>
          </table:table-cell>
          <table:table-cell office:value-type="float" office:value="26.4520030101681">
            <text:p>26.4520030102</text:p>
          </table:table-cell>
          <table:table-cell office:value-type="float" office:value="33.7703770059821">
            <text:p>33.770377006</text:p>
          </table:table-cell>
          <table:table-cell office:value-type="float" office:value="34.8715118934647">
            <text:p>34.8715118935</text:p>
          </table:table-cell>
          <table:table-cell office:value-type="float" office:value="26.1052009518712">
            <text:p>26.1052009519</text:p>
          </table:table-cell>
          <table:table-cell office:value-type="float" office:value="35">
            <text:p>35</text:p>
          </table:table-cell>
          <table:table-cell office:value-type="float" office:value="29.1623225151146">
            <text:p>29.1623225151</text:p>
          </table:table-cell>
          <table:table-cell office:value-type="float" office:value="35">
            <text:p>35</text:p>
          </table:table-cell>
          <table:table-cell office:value-type="float" office:value="23.985501363738">
            <text:p>23.9855013637</text:p>
          </table:table-cell>
          <table:table-cell office:value-type="float" office:value="27.2222816824686">
            <text:p>27.2222816825</text:p>
          </table:table-cell>
          <table:table-cell office:value-type="float" office:value="25.1903785417443">
            <text:p>25.1903785417</text:p>
          </table:table-cell>
          <table:table-cell office:value-type="float" office:value="28.6170332336495">
            <text:p>28.6170332336</text:p>
          </table:table-cell>
          <table:table-cell office:value-type="float" office:value="24.4274432945715">
            <text:p>24.4274432946</text:p>
          </table:table-cell>
          <table:table-cell office:value-type="float" office:value="22.197881001698">
            <text:p>22.1978810017</text:p>
          </table:table-cell>
          <table:table-cell office:value-type="float" office:value="25.7806738891643">
            <text:p>25.7806738892</text:p>
          </table:table-cell>
          <table:table-cell office:value-type="float" office:value="31.9133223593243">
            <text:p>31.9133223593</text:p>
          </table:table-cell>
          <table:table-cell office:value-type="float" office:value="21.6254684871785">
            <text:p>21.6254684872</text:p>
          </table:table-cell>
          <table:table-cell office:value-type="float" office:value="32.7906579782731">
            <text:p>32.7906579783</text:p>
          </table:table-cell>
          <table:table-cell office:value-type="float" office:value="22.4608471731178">
            <text:p>22.4608471731</text:p>
          </table:table-cell>
          <table:table-cell office:value-type="float" office:value="22.6008795505494">
            <text:p>22.6008795505</text:p>
          </table:table-cell>
          <table:table-cell office:value-type="float" office:value="23.7814681279754">
            <text:p>23.781468128</text:p>
          </table:table-cell>
          <table:table-cell office:value-type="float" office:value="22.7471165289265">
            <text:p>22.7471165289</text:p>
          </table:table-cell>
          <table:table-cell table:number-columns-repeated="21" office:value-type="float" office:value="20">
            <text:p>20</text:p>
          </table:table-cell>
          <table:table-cell office:value-type="float" office:value="22.2690730376777">
            <text:p>22.2690730377</text:p>
          </table:table-cell>
          <table:table-cell office:value-type="float" office:value="20.4273217114891">
            <text:p>20.4273217115</text:p>
          </table:table-cell>
          <table:table-cell office:value-type="float" office:value="20.9568658065033">
            <text:p>20.9568658065</text:p>
          </table:table-cell>
          <table:table-cell office:value-type="float" office:value="35">
            <text:p>35</text:p>
          </table:table-cell>
          <table:table-cell office:value-type="float" office:value="20.1502158754066">
            <text:p>20.1502158754</text:p>
          </table:table-cell>
          <table:table-cell office:value-type="float" office:value="30.4872040799841">
            <text:p>30.48720408</text:p>
          </table:table-cell>
          <table:table-cell office:value-type="float" office:value="21.8282489525105">
            <text:p>21.8282489525</text:p>
          </table:table-cell>
          <table:table-cell office:value-type="float" office:value="20.7440792195413">
            <text:p>20.7440792195</text:p>
          </table:table-cell>
          <table:table-cell office:value-type="float" office:value="22.0406292226811">
            <text:p>22.0406292227</text:p>
          </table:table-cell>
          <table:table-cell office:value-type="float" office:value="23.730905467014">
            <text:p>23.730905467</text:p>
          </table:table-cell>
          <table:table-cell office:value-type="float" office:value="35">
            <text:p>35</text:p>
          </table:table-cell>
          <table:table-cell office:value-type="float" office:value="21.1096549987319">
            <text:p>21.1096549987</text:p>
          </table:table-cell>
          <table:table-cell office:value-type="float" office:value="33.5557091585622">
            <text:p>33.5557091586</text:p>
          </table:table-cell>
          <table:table-cell office:value-type="float" office:value="20.5488095285502">
            <text:p>20.5488095286</text:p>
          </table:table-cell>
          <table:table-cell office:value-type="float" office:value="35">
            <text:p>35</text:p>
          </table:table-cell>
          <table:table-cell office:value-type="float" office:value="22.1527313966754">
            <text:p>22.1527313967</text:p>
          </table:table-cell>
          <table:table-cell office:value-type="float" office:value="20.8129487415277">
            <text:p>20.8129487415</text:p>
          </table:table-cell>
          <table:table-cell office:value-type="float" office:value="23.5547427725638">
            <text:p>23.5547427726</text:p>
          </table:table-cell>
          <table:table-cell office:value-type="float" office:value="20.6771528305447">
            <text:p>20.6771528305</text:p>
          </table:table-cell>
          <table:table-cell office:value-type="float" office:value="29.3228733181567">
            <text:p>29.3228733182</text:p>
          </table:table-cell>
          <table:table-cell office:value-type="float" office:value="22.6460843052575">
            <text:p>22.6460843053</text:p>
          </table:table-cell>
          <table:table-cell office:value-type="float" office:value="29.8806650502033">
            <text:p>29.8806650502</text:p>
          </table:table-cell>
          <table:table-cell office:value-type="float" office:value="21.5362770473392">
            <text:p>21.5362770473</text:p>
          </table:table-cell>
          <table:table-cell office:value-type="float" office:value="21.2721628275004">
            <text:p>21.2721628275</text:p>
          </table:table-cell>
          <table:table-cell office:value-type="float" office:value="21.0321008889329">
            <text:p>21.0321008889</text:p>
          </table:table-cell>
          <table:table-cell office:value-type="float" office:value="24.5261631883122">
            <text:p>24.5261631883</text:p>
          </table:table-cell>
          <table:table-cell office:value-type="float" office:value="24.7512167981108">
            <text:p>24.7512167981</text:p>
          </table:table-cell>
          <table:table-cell office:value-type="float" office:value="32.6728486613067">
            <text:p>32.6728486613</text:p>
          </table:table-cell>
          <table:table-cell office:value-type="float" office:value="35">
            <text:p>35</text:p>
          </table:table-cell>
          <table:table-cell office:value-type="float" office:value="24.9884733855485">
            <text:p>24.9884733855</text:p>
          </table:table-cell>
          <table:table-cell office:value-type="float" office:value="35">
            <text:p>35</text:p>
          </table:table-cell>
          <table:table-cell office:value-type="float" office:value="25.2389531234097">
            <text:p>25.2389531234</text:p>
          </table:table-cell>
          <table:table-cell office:value-type="float" office:value="21.4453470293395">
            <text:p>21.4453470293</text:p>
          </table:table-cell>
          <table:table-cell office:value-type="float" office:value="28.331773633874">
            <text:p>28.3317736339</text:p>
          </table:table-cell>
          <table:table-cell office:value-type="float" office:value="21.7275623197081">
            <text:p>21.7275623197</text:p>
          </table:table-cell>
          <table:table-cell table:number-columns-repeated="2" office:value-type="float" office:value="35">
            <text:p>35</text:p>
          </table:table-cell>
          <table:table-cell office:value-type="float" office:value="27.0938522217418">
            <text:p>27.0938522217</text:p>
          </table:table-cell>
          <table:table-cell office:value-type="float" office:value="35">
            <text:p>35</text:p>
          </table:table-cell>
          <table:table-cell office:value-type="float" office:value="21.1896370359337">
            <text:p>21.1896370359</text:p>
          </table:table-cell>
          <table:table-cell office:value-type="float" office:value="20.2028268178757">
            <text:p>20.2028268179</text:p>
          </table:table-cell>
          <table:table-cell office:value-type="float" office:value="23.0713426895269">
            <text:p>23.0713426895</text:p>
          </table:table-cell>
          <table:table-cell office:value-type="float" office:value="26.3979863839014">
            <text:p>26.3979863839</text:p>
          </table:table-cell>
          <table:table-cell office:value-type="float" office:value="35">
            <text:p>35</text:p>
          </table:table-cell>
          <table:table-cell office:value-type="float" office:value="26.0817943116883">
            <text:p>26.0817943117</text:p>
          </table:table-cell>
          <table:table-cell table:number-columns-repeated="2" office:value-type="float" office:value="35">
            <text:p>35</text:p>
          </table:table-cell>
          <table:table-cell office:value-type="float" office:value="25.5037931598952">
            <text:p>25.5037931599</text:p>
          </table:table-cell>
          <table:table-cell office:value-type="float" office:value="22.3898992722794">
            <text:p>22.3898992723</text:p>
          </table:table-cell>
          <table:table-cell office:value-type="float" office:value="20.8838472681428">
            <text:p>20.8838472681</text:p>
          </table:table-cell>
          <table:table-cell office:value-type="float" office:value="35">
            <text:p>35</text:p>
          </table:table-cell>
          <table:table-cell office:value-type="float" office:value="27.4779214606796">
            <text:p>27.4779214607</text:p>
          </table:table-cell>
          <table:table-cell office:value-type="float" office:value="35">
            <text:p>35</text:p>
          </table:table-cell>
          <table:table-cell office:value-type="float" office:value="24.3123946947104">
            <text:p>24.3123946947</text:p>
          </table:table-cell>
          <table:table-cell office:value-type="float" office:value="31.1491726866848">
            <text:p>31.1491726867</text:p>
          </table:table-cell>
          <table:table-cell office:value-type="float" office:value="35">
            <text:p>35</text:p>
          </table:table-cell>
          <table:table-cell office:value-type="float" office:value="24.1090832551268">
            <text:p>24.1090832551</text:p>
          </table:table-cell>
          <table:table-cell office:value-type="float" office:value="35">
            <text:p>35</text:p>
          </table:table-cell>
          <table:table-cell office:value-type="float" office:value="22.9236693476137">
            <text:p>22.9236693476</text:p>
          </table:table-cell>
          <table:table-cell office:value-type="float" office:value="31.8745329711771">
            <text:p>31.8745329712</text:p>
          </table:table-cell>
          <table:table-cell office:value-type="float" office:value="23.2254526987266">
            <text:p>23.2254526987</text:p>
          </table:table-cell>
          <table:table-cell office:value-type="float" office:value="35">
            <text:p>35</text:p>
          </table:table-cell>
          <table:table-cell office:value-type="float" office:value="23.9154798869148">
            <text:p>23.9154798869</text:p>
          </table:table-cell>
          <table:table-cell office:value-type="float" office:value="21.3573556869838">
            <text:p>21.357355687</text:p>
          </table:table-cell>
          <table:table-cell office:value-type="float" office:value="35">
            <text:p>35</text:p>
          </table:table-cell>
          <table:table-cell office:value-type="float" office:value="25.7842648792548">
            <text:p>25.7842648793</text:p>
          </table:table-cell>
          <table:table-cell office:value-type="float" office:value="23.3864295854864">
            <text:p>23.3864295855</text:p>
          </table:table-cell>
          <table:table-cell office:value-type="float" office:value="26.7346538807896">
            <text:p>26.7346538808</text:p>
          </table:table-cell>
          <table:table-cell office:value-type="float" office:value="28.8081792136518">
            <text:p>28.8081792137</text:p>
          </table:table-cell>
          <table:table-cell office:value-type="float" office:value="21.6302954569064">
            <text:p>21.6302954569</text:p>
          </table:table-cell>
          <table:table-cell office:value-type="float" office:value="34.5372958422487">
            <text:p>34.5372958422</text:p>
          </table:table-cell>
          <table:table-cell table:number-columns-repeated="2" office:value-type="float" office:value="35">
            <text:p>35</text:p>
          </table:table-cell>
          <table:table-cell office:value-type="float" office:value="22.5154744961249">
            <text:p>22.5154744961</text:p>
          </table:table-cell>
          <table:table-cell office:value-type="float" office:value="27.8895373232111">
            <text:p>27.8895373232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 office:value-type="string">
            <text:p>電力の買取価格</text:p>
          </table:table-cell>
          <table:table-cell table:number-columns-repeated="39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56916266666551">
            <text:p>9.5691626667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634268625">
            <text:p>10.634268625</text:p>
          </table:table-cell>
          <table:table-cell table:number-columns-repeated="3" office:value-type="float" office:value="20">
            <text:p>20</text:p>
          </table:table-cell>
          <table:table-cell office:value-type="float" office:value="15.24">
            <text:p>15.2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2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2.5456086111103">
            <text:p>12.5456086111</text:p>
          </table:table-cell>
          <table:table-cell office:value-type="float" office:value="20">
            <text:p>20</text:p>
          </table:table-cell>
          <table:table-cell office:value-type="float" office:value="12.0641048611094">
            <text:p>12.0641048611</text:p>
          </table:table-cell>
          <table:table-cell table:number-columns-repeated="3" office:value-type="float" office:value="20">
            <text:p>20</text:p>
          </table:table-cell>
          <table:table-cell office:value-type="float" office:value="14.311219875">
            <text:p>14.311219875</text:p>
          </table:table-cell>
          <table:table-cell table:number-columns-repeated="3" office:value-type="float" office:value="20">
            <text:p>20</text:p>
          </table:table-cell>
          <table:table-cell office:value-type="float" office:value="18.9224594690743">
            <text:p>18.9224594691</text:p>
          </table:table-cell>
          <table:table-cell office:value-type="float" office:value="9.33333333333333">
            <text:p>9.3333333333</text:p>
          </table:table-cell>
          <table:table-cell table:number-columns-repeated="91" office:value-type="float" office:value="20">
            <text:p>20</text:p>
          </table:table-cell>
          <table:table-cell office:value-type="float" office:value="19.4817347769679">
            <text:p>19.481734777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1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2" office:value-type="float" office:value="20">
            <text:p>20</text:p>
          </table:table-cell>
          <table:table-cell office:value-type="float" office:value="19.0818226769044">
            <text:p>19.0818226769</text:p>
          </table:table-cell>
          <table:table-cell office:value-type="float" office:value="15.6331032777785">
            <text:p>15.6331032778</text:p>
          </table:table-cell>
          <table:table-cell office:value-type="float" office:value="15.8594044444452">
            <text:p>15.8594044444</text:p>
          </table:table-cell>
          <table:table-cell office:value-type="float" office:value="15.4904950000011">
            <text:p>15.490495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4.3207967777774">
            <text:p>14.3207967778</text:p>
          </table:table-cell>
          <table:table-cell office:value-type="float" office:value="14.480774333333">
            <text:p>14.480774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3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7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3" office:value-type="float" office:value="20">
            <text:p>20</text:p>
          </table:table-cell>
          <table:table-cell office:value-type="float" office:value="11.1565575">
            <text:p>11.156557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.03396">
            <text:p>15.03396</text:p>
          </table:table-cell>
          <table:table-cell table:number-columns-repeated="5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1"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0.2807146666656">
            <text:p>10.2807146667</text:p>
          </table:table-cell>
          <table:table-cell office:value-type="float" office:value="20">
            <text:p>20</text:p>
          </table:table-cell>
          <table:table-cell office:value-type="float" office:value="9.35939022222188">
            <text:p>9.35939022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3.348784">
            <text:p>13.348784</text:p>
          </table:table-cell>
          <table:table-cell table:number-columns-repeated="3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68" office:value-type="float" office:value="20">
            <text:p>20</text:p>
          </table:table-cell>
          <table:table-cell office:value-type="float" office:value="15.9106613333323">
            <text:p>15.9106613333</text:p>
          </table:table-cell>
          <table:table-cell office:value-type="float" office:value="15.4553560000011">
            <text:p>15.455356</text:p>
          </table:table-cell>
          <table:table-cell office:value-type="float" office:value="15.069728">
            <text:p>15.069728</text:p>
          </table:table-cell>
          <table:table-cell office:value-type="float" office:value="20">
            <text:p>20</text:p>
          </table:table-cell>
          <table:table-cell office:value-type="float" office:value="14.0871875">
            <text:p>14.0871875</text:p>
          </table:table-cell>
          <table:table-cell office:value-type="float" office:value="20">
            <text:p>20</text:p>
          </table:table-cell>
          <table:table-cell office:value-type="float" office:value="14.762824875">
            <text:p>14.762824875</text:p>
          </table:table-cell>
          <table:table-cell office:value-type="float" office:value="14.66900825">
            <text:p>14.66900825</text:p>
          </table:table-cell>
          <table:table-cell office:value-type="float" office:value="13.5156822083338">
            <text:p>13.5156822083</text:p>
          </table:table-cell>
          <table:table-cell office:value-type="float" office:value="13.709961277776">
            <text:p>13.7099612778</text:p>
          </table:table-cell>
          <table:table-cell office:value-type="float" office:value="20">
            <text:p>20</text:p>
          </table:table-cell>
          <table:table-cell office:value-type="float" office:value="14.035564875">
            <text:p>14.035564875</text:p>
          </table:table-cell>
          <table:table-cell office:value-type="float" office:value="20">
            <text:p>20</text:p>
          </table:table-cell>
          <table:table-cell office:value-type="float" office:value="17.5271294458464">
            <text:p>17.5271294458</text:p>
          </table:table-cell>
          <table:table-cell office:value-type="float" office:value="17.9937087956867">
            <text:p>17.9937087957</text:p>
          </table:table-cell>
          <table:table-cell office:value-type="float" office:value="20">
            <text:p>20</text:p>
          </table:table-cell>
          <table:table-cell office:value-type="float" office:value="16.6406286811498">
            <text:p>16.6406286811</text:p>
          </table:table-cell>
          <table:table-cell office:value-type="float" office:value="19.6267365201278">
            <text:p>19.6267365201</text:p>
          </table:table-cell>
          <table:table-cell office:value-type="float" office:value="16.920576291054">
            <text:p>16.9205762911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76" office:value-type="float" office:value="20">
            <text:p>20</text:p>
          </table:table-cell>
          <table:table-cell table:number-columns-repeated="4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5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office:value-type="float" office:value="14.3471760555568">
            <text:p>14.3471760556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042817047">
            <text:p>19.8042817047</text:p>
          </table:table-cell>
          <table:table-cell table:number-columns-repeated="74" office:value-type="float" office:value="20">
            <text:p>20</text:p>
          </table:table-cell>
          <table:table-cell table:number-columns-repeated="3" office:value-type="float" office:value="9.33333333333333">
            <text:p>9.3333333333</text:p>
          </table:table-cell>
          <table:table-cell office:value-type="float" office:value="20">
            <text:p>20</text:p>
          </table:table-cell>
          <table:table-cell table:number-columns-repeated="2" office:value-type="float" office:value="9.33333333333333">
            <text:p>9.3333333333</text:p>
          </table:table-cell>
          <table:table-cell table:number-columns-repeated="2" office:value-type="float" office:value="20">
            <text:p>20</text:p>
          </table:table-cell>
          <table:table-cell office:value-type="float" office:value="12.8957944444452">
            <text:p>12.8957944444</text:p>
          </table:table-cell>
          <table:table-cell office:value-type="float" office:value="20">
            <text:p>20</text:p>
          </table:table-cell>
          <table:table-cell office:value-type="float" office:value="14.279942">
            <text:p>14.279942</text:p>
          </table:table-cell>
          <table:table-cell office:value-type="float" office:value="20">
            <text:p>20</text:p>
          </table:table-cell>
          <table:table-cell office:value-type="float" office:value="13.637546">
            <text:p>13.637546</text:p>
          </table:table-cell>
          <table:table-cell office:value-type="float" office:value="20">
            <text:p>20</text:p>
          </table:table-cell>
          <table:table-cell office:value-type="float" office:value="14.3864399166676">
            <text:p>14.3864399167</text:p>
          </table:table-cell>
          <table:table-cell office:value-type="float" office:value="20">
            <text:p>20</text:p>
          </table:table-cell>
          <table:table-cell office:value-type="float" office:value="15.2071545833324">
            <text:p>15.2071545833</text:p>
          </table:table-cell>
          <table:table-cell office:value-type="float" office:value="14.5515446250009">
            <text:p>14.551544625</text:p>
          </table:table-cell>
          <table:table-cell office:value-type="float" office:value="9.33333333333333">
            <text:p>9.3333333333</text:p>
          </table:table-cell>
          <table:table-cell table:number-columns-repeated="79" office:value-type="float" office:value="20">
            <text:p>20</text:p>
          </table:table-cell>
          <table:table-cell office:value-type="float" office:value="12.5885695">
            <text:p>12.5885695</text:p>
          </table:table-cell>
          <table:table-cell office:value-type="float" office:value="20">
            <text:p>20</text:p>
          </table:table-cell>
          <table:table-cell office:value-type="float" office:value="12.5011725">
            <text:p>12.5011725</text:p>
          </table:table-cell>
          <table:table-cell office:value-type="float" office:value="13.722257">
            <text:p>13.722257</text:p>
          </table:table-cell>
          <table:table-cell office:value-type="float" office:value="20">
            <text:p>20</text:p>
          </table:table-cell>
          <table:table-cell office:value-type="float" office:value="14.1152686666671">
            <text:p>14.1152686667</text:p>
          </table:table-cell>
          <table:table-cell office:value-type="float" office:value="20">
            <text:p>20</text:p>
          </table:table-cell>
          <table:table-cell office:value-type="float" office:value="13.7814606805538">
            <text:p>13.7814606806</text:p>
          </table:table-cell>
          <table:table-cell table:number-columns-repeated="2" office:value-type="float" office:value="20">
            <text:p>20</text:p>
          </table:table-cell>
          <table:table-cell office:value-type="float" office:value="16.0164750000012">
            <text:p>16.016475</text:p>
          </table:table-cell>
          <table:table-cell office:value-type="float" office:value="9.33333333333333">
            <text:p>9.3333333333</text:p>
          </table:table-cell>
          <table:table-cell table:number-columns-repeated="8" office:value-type="float" office:value="20">
            <text:p>20</text:p>
          </table:table-cell>
          <table:table-cell office:value-type="float" office:value="9.33333333333333">
            <text:p>9.3333333333</text:p>
          </table:table-cell>
          <table:table-cell table:number-columns-repeated="31" office:value-type="float" office:value="20">
            <text:p>20</text:p>
          </table:table-cell>
        </table:table-row>
        <table:table-row table:style-name="ro1">
          <table:table-cell office:value-type="string">
            <text:p>平均</text:p>
          </table:table-cell>
          <table:table-cell table:number-columns-repeated="960"/>
        </table:table-row>
        <table:table-row table:style-name="ro1">
          <table:table-cell office:value-type="string">
            <text:p>購入量</text:p>
          </table:table-cell>
          <table:table-cell table:formula="of:=([.B1]+[.B6]+[.B11]+[.B16]+[.B21]+[.B26]+[.B31]+[.B36]+[.B41]+[.B46])/10" office:value-type="float" office:value="321.359094922433">
            <text:p>321.3590949224</text:p>
          </table:table-cell>
          <table:table-cell table:formula="of:=([.C1]+[.C6]+[.C11]+[.C16]+[.C21]+[.C26]+[.C31]+[.C36]+[.C41]+[.C46])/10" office:value-type="float" office:value="304.724803467445">
            <text:p>304.7248034674</text:p>
          </table:table-cell>
          <table:table-cell table:formula="of:=([.D1]+[.D6]+[.D11]+[.D16]+[.D21]+[.D26]+[.D31]+[.D36]+[.D41]+[.D46])/10" office:value-type="float" office:value="395.737062975685">
            <text:p>395.7370629757</text:p>
          </table:table-cell>
          <table:table-cell table:formula="of:=([.E1]+[.E6]+[.E11]+[.E16]+[.E21]+[.E26]+[.E31]+[.E36]+[.E41]+[.E46])/10" office:value-type="float" office:value="364.401198837411">
            <text:p>364.4011988374</text:p>
          </table:table-cell>
          <table:table-cell table:formula="of:=([.F1]+[.F6]+[.F11]+[.F16]+[.F21]+[.F26]+[.F31]+[.F36]+[.F41]+[.F46])/10" office:value-type="float" office:value="305.01688293039">
            <text:p>305.0168829304</text:p>
          </table:table-cell>
          <table:table-cell table:formula="of:=([.G1]+[.G6]+[.G11]+[.G16]+[.G21]+[.G26]+[.G31]+[.G36]+[.G41]+[.G46])/10" office:value-type="float" office:value="357.762689221599">
            <text:p>357.7626892216</text:p>
          </table:table-cell>
          <table:table-cell table:formula="of:=([.H1]+[.H6]+[.H11]+[.H16]+[.H21]+[.H26]+[.H31]+[.H36]+[.H41]+[.H46])/10" office:value-type="float" office:value="344.839477431757">
            <text:p>344.8394774318</text:p>
          </table:table-cell>
          <table:table-cell table:formula="of:=([.I1]+[.I6]+[.I11]+[.I16]+[.I21]+[.I26]+[.I31]+[.I36]+[.I41]+[.I46])/10" office:value-type="float" office:value="405.77337037761">
            <text:p>405.7733703776</text:p>
          </table:table-cell>
          <table:table-cell table:formula="of:=([.J1]+[.J6]+[.J11]+[.J16]+[.J21]+[.J26]+[.J31]+[.J36]+[.J41]+[.J46])/10" office:value-type="float" office:value="325.934980067825">
            <text:p>325.9349800678</text:p>
          </table:table-cell>
          <table:table-cell table:formula="of:=([.K1]+[.K6]+[.K11]+[.K16]+[.K21]+[.K26]+[.K31]+[.K36]+[.K41]+[.K46])/10" office:value-type="float" office:value="349.59398206871">
            <text:p>349.5939820687</text:p>
          </table:table-cell>
          <table:table-cell table:formula="of:=([.L1]+[.L6]+[.L11]+[.L16]+[.L21]+[.L26]+[.L31]+[.L36]+[.L41]+[.L46])/10" office:value-type="float" office:value="288.248523716786">
            <text:p>288.2485237168</text:p>
          </table:table-cell>
          <table:table-cell table:formula="of:=([.M1]+[.M6]+[.M11]+[.M16]+[.M21]+[.M26]+[.M31]+[.M36]+[.M41]+[.M46])/10" office:value-type="float" office:value="420.303100961782">
            <text:p>420.3031009618</text:p>
          </table:table-cell>
          <table:table-cell table:formula="of:=([.N1]+[.N6]+[.N11]+[.N16]+[.N21]+[.N26]+[.N31]+[.N36]+[.N41]+[.N46])/10" office:value-type="float" office:value="346.977560016668">
            <text:p>346.9775600167</text:p>
          </table:table-cell>
          <table:table-cell table:formula="of:=([.O1]+[.O6]+[.O11]+[.O16]+[.O21]+[.O26]+[.O31]+[.O36]+[.O41]+[.O46])/10" office:value-type="float" office:value="263.899942169593">
            <text:p>263.8999421696</text:p>
          </table:table-cell>
          <table:table-cell table:formula="of:=([.P1]+[.P6]+[.P11]+[.P16]+[.P21]+[.P26]+[.P31]+[.P36]+[.P41]+[.P46])/10" office:value-type="float" office:value="277.795542194676">
            <text:p>277.7955421947</text:p>
          </table:table-cell>
          <table:table-cell table:formula="of:=([.Q1]+[.Q6]+[.Q11]+[.Q16]+[.Q21]+[.Q26]+[.Q31]+[.Q36]+[.Q41]+[.Q46])/10" office:value-type="float" office:value="364.100878890506">
            <text:p>364.1008788905</text:p>
          </table:table-cell>
          <table:table-cell table:formula="of:=([.R1]+[.R6]+[.R11]+[.R16]+[.R21]+[.R26]+[.R31]+[.R36]+[.R41]+[.R46])/10" office:value-type="float" office:value="240.111727452833">
            <text:p>240.1117274528</text:p>
          </table:table-cell>
          <table:table-cell table:formula="of:=([.S1]+[.S6]+[.S11]+[.S16]+[.S21]+[.S26]+[.S31]+[.S36]+[.S41]+[.S46])/10" office:value-type="float" office:value="288.573892565521">
            <text:p>288.5738925655</text:p>
          </table:table-cell>
          <table:table-cell table:formula="of:=([.T1]+[.T6]+[.T11]+[.T16]+[.T21]+[.T26]+[.T31]+[.T36]+[.T41]+[.T46])/10" office:value-type="float" office:value="356.524985997846">
            <text:p>356.5249859978</text:p>
          </table:table-cell>
          <table:table-cell table:formula="of:=([.U1]+[.U6]+[.U11]+[.U16]+[.U21]+[.U26]+[.U31]+[.U36]+[.U41]+[.U46])/10" office:value-type="float" office:value="252.957460660332">
            <text:p>252.9574606603</text:p>
          </table:table-cell>
          <table:table-cell table:formula="of:=([.V1]+[.V6]+[.V11]+[.V16]+[.V21]+[.V26]+[.V31]+[.V36]+[.V41]+[.V46])/10" office:value-type="float" office:value="243.443551598193">
            <text:p>243.4435515982</text:p>
          </table:table-cell>
          <table:table-cell table:formula="of:=([.W1]+[.W6]+[.W11]+[.W16]+[.W21]+[.W26]+[.W31]+[.W36]+[.W41]+[.W46])/10" office:value-type="float" office:value="366.6104508279">
            <text:p>366.6104508279</text:p>
          </table:table-cell>
          <table:table-cell table:formula="of:=([.X1]+[.X6]+[.X11]+[.X16]+[.X21]+[.X26]+[.X31]+[.X36]+[.X41]+[.X46])/10" office:value-type="float" office:value="312.712265316699">
            <text:p>312.7122653167</text:p>
          </table:table-cell>
          <table:table-cell table:formula="of:=([.Y1]+[.Y6]+[.Y11]+[.Y16]+[.Y21]+[.Y26]+[.Y31]+[.Y36]+[.Y41]+[.Y46])/10" office:value-type="float" office:value="313.353869200688">
            <text:p>313.3538692007</text:p>
          </table:table-cell>
          <table:table-cell table:formula="of:=([.Z1]+[.Z6]+[.Z11]+[.Z16]+[.Z21]+[.Z26]+[.Z31]+[.Z36]+[.Z41]+[.Z46])/10" office:value-type="float" office:value="362.057649172875">
            <text:p>362.0576491729</text:p>
          </table:table-cell>
          <table:table-cell table:formula="of:=([.AA1]+[.AA6]+[.AA11]+[.AA16]+[.AA21]+[.AA26]+[.AA31]+[.AA36]+[.AA41]+[.AA46])/10" office:value-type="float" office:value="238.259527672963">
            <text:p>238.259527673</text:p>
          </table:table-cell>
          <table:table-cell table:formula="of:=([.AB1]+[.AB6]+[.AB11]+[.AB16]+[.AB21]+[.AB26]+[.AB31]+[.AB36]+[.AB41]+[.AB46])/10" office:value-type="float" office:value="224.602107204611">
            <text:p>224.6021072046</text:p>
          </table:table-cell>
          <table:table-cell table:formula="of:=([.AC1]+[.AC6]+[.AC11]+[.AC16]+[.AC21]+[.AC26]+[.AC31]+[.AC36]+[.AC41]+[.AC46])/10" office:value-type="float" office:value="209.385693717079">
            <text:p>209.3856937171</text:p>
          </table:table-cell>
          <table:table-cell table:formula="of:=([.AD1]+[.AD6]+[.AD11]+[.AD16]+[.AD21]+[.AD26]+[.AD31]+[.AD36]+[.AD41]+[.AD46])/10" office:value-type="float" office:value="90.7034072296713">
            <text:p>90.7034072297</text:p>
          </table:table-cell>
          <table:table-cell table:formula="of:=([.AE1]+[.AE6]+[.AE11]+[.AE16]+[.AE21]+[.AE26]+[.AE31]+[.AE36]+[.AE41]+[.AE46])/10" office:value-type="float" office:value="105.313771669731">
            <text:p>105.3137716697</text:p>
          </table:table-cell>
          <table:table-cell table:formula="of:=([.AF1]+[.AF6]+[.AF11]+[.AF16]+[.AF21]+[.AF26]+[.AF31]+[.AF36]+[.AF41]+[.AF46])/10" office:value-type="float" office:value="189.71104223033">
            <text:p>189.7110422303</text:p>
          </table:table-cell>
          <table:table-cell table:formula="of:=([.AG1]+[.AG6]+[.AG11]+[.AG16]+[.AG21]+[.AG26]+[.AG31]+[.AG36]+[.AG41]+[.AG46])/10" office:value-type="float" office:value="86.7279042279868">
            <text:p>86.727904228</text:p>
          </table:table-cell>
          <table:table-cell table:formula="of:=([.AH1]+[.AH6]+[.AH11]+[.AH16]+[.AH21]+[.AH26]+[.AH31]+[.AH36]+[.AH41]+[.AH46])/10" office:value-type="float" office:value="211.593681666279">
            <text:p>211.5936816663</text:p>
          </table:table-cell>
          <table:table-cell table:formula="of:=([.AI1]+[.AI6]+[.AI11]+[.AI16]+[.AI21]+[.AI26]+[.AI31]+[.AI36]+[.AI41]+[.AI46])/10" office:value-type="float" office:value="263.168856515648">
            <text:p>263.1688565156</text:p>
          </table:table-cell>
          <table:table-cell table:formula="of:=([.AJ1]+[.AJ6]+[.AJ11]+[.AJ16]+[.AJ21]+[.AJ26]+[.AJ31]+[.AJ36]+[.AJ41]+[.AJ46])/10" office:value-type="float" office:value="223.514971771466">
            <text:p>223.5149717715</text:p>
          </table:table-cell>
          <table:table-cell table:formula="of:=([.AK1]+[.AK6]+[.AK11]+[.AK16]+[.AK21]+[.AK26]+[.AK31]+[.AK36]+[.AK41]+[.AK46])/10" office:value-type="float" office:value="126.237028011423">
            <text:p>126.2370280114</text:p>
          </table:table-cell>
          <table:table-cell table:formula="of:=([.AL1]+[.AL6]+[.AL11]+[.AL16]+[.AL21]+[.AL26]+[.AL31]+[.AL36]+[.AL41]+[.AL46])/10" office:value-type="float" office:value="120.809309413743">
            <text:p>120.8093094137</text:p>
          </table:table-cell>
          <table:table-cell table:formula="of:=([.AM1]+[.AM6]+[.AM11]+[.AM16]+[.AM21]+[.AM26]+[.AM31]+[.AM36]+[.AM41]+[.AM46])/10" office:value-type="float" office:value="176.425705907251">
            <text:p>176.4257059073</text:p>
          </table:table-cell>
          <table:table-cell table:formula="of:=([.AN1]+[.AN6]+[.AN11]+[.AN16]+[.AN21]+[.AN26]+[.AN31]+[.AN36]+[.AN41]+[.AN46])/10" office:value-type="float" office:value="219.962858351575">
            <text:p>219.9628583516</text:p>
          </table:table-cell>
          <table:table-cell table:formula="of:=([.AO1]+[.AO6]+[.AO11]+[.AO16]+[.AO21]+[.AO26]+[.AO31]+[.AO36]+[.AO41]+[.AO46])/10" office:value-type="float" office:value="166.080347006268">
            <text:p>166.0803470063</text:p>
          </table:table-cell>
          <table:table-cell table:formula="of:=([.AP1]+[.AP6]+[.AP11]+[.AP16]+[.AP21]+[.AP26]+[.AP31]+[.AP36]+[.AP41]+[.AP46])/10" office:value-type="float" office:value="95.1286694202208">
            <text:p>95.1286694202</text:p>
          </table:table-cell>
          <table:table-cell table:formula="of:=([.AQ1]+[.AQ6]+[.AQ11]+[.AQ16]+[.AQ21]+[.AQ26]+[.AQ31]+[.AQ36]+[.AQ41]+[.AQ46])/10" office:value-type="float" office:value="105.305514841531">
            <text:p>105.3055148415</text:p>
          </table:table-cell>
          <table:table-cell table:formula="of:=([.AR1]+[.AR6]+[.AR11]+[.AR16]+[.AR21]+[.AR26]+[.AR31]+[.AR36]+[.AR41]+[.AR46])/10" office:value-type="float" office:value="216.227068856912">
            <text:p>216.2270688569</text:p>
          </table:table-cell>
          <table:table-cell table:formula="of:=([.AS1]+[.AS6]+[.AS11]+[.AS16]+[.AS21]+[.AS26]+[.AS31]+[.AS36]+[.AS41]+[.AS46])/10" office:value-type="float" office:value="219.837451162267">
            <text:p>219.8374511623</text:p>
          </table:table-cell>
          <table:table-cell table:formula="of:=([.AT1]+[.AT6]+[.AT11]+[.AT16]+[.AT21]+[.AT26]+[.AT31]+[.AT36]+[.AT41]+[.AT46])/10" office:value-type="float" office:value="347.0706582169">
            <text:p>347.0706582169</text:p>
          </table:table-cell>
          <table:table-cell table:formula="of:=([.AU1]+[.AU6]+[.AU11]+[.AU16]+[.AU21]+[.AU26]+[.AU31]+[.AU36]+[.AU41]+[.AU46])/10" office:value-type="float" office:value="466.180190080864">
            <text:p>466.1801900809</text:p>
          </table:table-cell>
          <table:table-cell table:formula="of:=([.AV1]+[.AV6]+[.AV11]+[.AV16]+[.AV21]+[.AV26]+[.AV31]+[.AV36]+[.AV41]+[.AV46])/10" office:value-type="float" office:value="145.32574410405">
            <text:p>145.3257441041</text:p>
          </table:table-cell>
          <table:table-cell table:formula="of:=([.AW1]+[.AW6]+[.AW11]+[.AW16]+[.AW21]+[.AW26]+[.AW31]+[.AW36]+[.AW41]+[.AW46])/10" office:value-type="float" office:value="253.959165361553">
            <text:p>253.9591653616</text:p>
          </table:table-cell>
          <table:table-cell table:formula="of:=([.AX1]+[.AX6]+[.AX11]+[.AX16]+[.AX21]+[.AX26]+[.AX31]+[.AX36]+[.AX41]+[.AX46])/10" office:value-type="float" office:value="126.413596455409">
            <text:p>126.4135964554</text:p>
          </table:table-cell>
          <table:table-cell table:formula="of:=([.AY1]+[.AY6]+[.AY11]+[.AY16]+[.AY21]+[.AY26]+[.AY31]+[.AY36]+[.AY41]+[.AY46])/10" office:value-type="float" office:value="371.13884530721">
            <text:p>371.1388453072</text:p>
          </table:table-cell>
          <table:table-cell table:formula="of:=([.AZ1]+[.AZ6]+[.AZ11]+[.AZ16]+[.AZ21]+[.AZ26]+[.AZ31]+[.AZ36]+[.AZ41]+[.AZ46])/10" office:value-type="float" office:value="268.060762834271">
            <text:p>268.0607628343</text:p>
          </table:table-cell>
          <table:table-cell table:formula="of:=([.BA1]+[.BA6]+[.BA11]+[.BA16]+[.BA21]+[.BA26]+[.BA31]+[.BA36]+[.BA41]+[.BA46])/10" office:value-type="float" office:value="166.051777954091">
            <text:p>166.0517779541</text:p>
          </table:table-cell>
          <table:table-cell table:formula="of:=([.BB1]+[.BB6]+[.BB11]+[.BB16]+[.BB21]+[.BB26]+[.BB31]+[.BB36]+[.BB41]+[.BB46])/10" office:value-type="float" office:value="239.108079565401">
            <text:p>239.1080795654</text:p>
          </table:table-cell>
          <table:table-cell table:formula="of:=([.BC1]+[.BC6]+[.BC11]+[.BC16]+[.BC21]+[.BC26]+[.BC31]+[.BC36]+[.BC41]+[.BC46])/10" office:value-type="float" office:value="134.967200859514">
            <text:p>134.9672008595</text:p>
          </table:table-cell>
          <table:table-cell table:formula="of:=([.BD1]+[.BD6]+[.BD11]+[.BD16]+[.BD21]+[.BD26]+[.BD31]+[.BD36]+[.BD41]+[.BD46])/10" office:value-type="float" office:value="183.107804736271">
            <text:p>183.1078047363</text:p>
          </table:table-cell>
          <table:table-cell table:formula="of:=([.BE1]+[.BE6]+[.BE11]+[.BE16]+[.BE21]+[.BE26]+[.BE31]+[.BE36]+[.BE41]+[.BE46])/10" office:value-type="float" office:value="260.753285245752">
            <text:p>260.7532852458</text:p>
          </table:table-cell>
          <table:table-cell table:formula="of:=([.BF1]+[.BF6]+[.BF11]+[.BF16]+[.BF21]+[.BF26]+[.BF31]+[.BF36]+[.BF41]+[.BF46])/10" office:value-type="float" office:value="432.62073484319">
            <text:p>432.6207348432</text:p>
          </table:table-cell>
          <table:table-cell table:formula="of:=([.BG1]+[.BG6]+[.BG11]+[.BG16]+[.BG21]+[.BG26]+[.BG31]+[.BG36]+[.BG41]+[.BG46])/10" office:value-type="float" office:value="22.3934537723869">
            <text:p>22.3934537724</text:p>
          </table:table-cell>
          <table:table-cell table:formula="of:=([.BH1]+[.BH6]+[.BH11]+[.BH16]+[.BH21]+[.BH26]+[.BH31]+[.BH36]+[.BH41]+[.BH46])/10" office:value-type="float" office:value="171.972992961341">
            <text:p>171.9729929613</text:p>
          </table:table-cell>
          <table:table-cell table:formula="of:=([.BI1]+[.BI6]+[.BI11]+[.BI16]+[.BI21]+[.BI26]+[.BI31]+[.BI36]+[.BI41]+[.BI46])/10" office:value-type="float" office:value="116.997066990463">
            <text:p>116.9970669905</text:p>
          </table:table-cell>
          <table:table-cell table:formula="of:=([.BJ1]+[.BJ6]+[.BJ11]+[.BJ16]+[.BJ21]+[.BJ26]+[.BJ31]+[.BJ36]+[.BJ41]+[.BJ46])/10" office:value-type="float" office:value="282.654802914211">
            <text:p>282.6548029142</text:p>
          </table:table-cell>
          <table:table-cell table:formula="of:=([.BK1]+[.BK6]+[.BK11]+[.BK16]+[.BK21]+[.BK26]+[.BK31]+[.BK36]+[.BK41]+[.BK46])/10" office:value-type="float" office:value="204.840739426797">
            <text:p>204.8407394268</text:p>
          </table:table-cell>
          <table:table-cell table:formula="of:=([.BL1]+[.BL6]+[.BL11]+[.BL16]+[.BL21]+[.BL26]+[.BL31]+[.BL36]+[.BL41]+[.BL46])/10" office:value-type="float" office:value="98.3664114740658">
            <text:p>98.3664114741</text:p>
          </table:table-cell>
          <table:table-cell table:formula="of:=([.BM1]+[.BM6]+[.BM11]+[.BM16]+[.BM21]+[.BM26]+[.BM31]+[.BM36]+[.BM41]+[.BM46])/10" office:value-type="float" office:value="417.363337024286">
            <text:p>417.3633370243</text:p>
          </table:table-cell>
          <table:table-cell table:formula="of:=([.BN1]+[.BN6]+[.BN11]+[.BN16]+[.BN21]+[.BN26]+[.BN31]+[.BN36]+[.BN41]+[.BN46])/10" office:value-type="float" office:value="146.967696180538">
            <text:p>146.9676961805</text:p>
          </table:table-cell>
          <table:table-cell table:formula="of:=([.BO1]+[.BO6]+[.BO11]+[.BO16]+[.BO21]+[.BO26]+[.BO31]+[.BO36]+[.BO41]+[.BO46])/10" office:value-type="float" office:value="258.032155806322">
            <text:p>258.0321558063</text:p>
          </table:table-cell>
          <table:table-cell table:formula="of:=([.BP1]+[.BP6]+[.BP11]+[.BP16]+[.BP21]+[.BP26]+[.BP31]+[.BP36]+[.BP41]+[.BP46])/10" office:value-type="float" office:value="378.822274776373">
            <text:p>378.8222747764</text:p>
          </table:table-cell>
          <table:table-cell table:formula="of:=([.BQ1]+[.BQ6]+[.BQ11]+[.BQ16]+[.BQ21]+[.BQ26]+[.BQ31]+[.BQ36]+[.BQ41]+[.BQ46])/10" office:value-type="float" office:value="279.360944451879">
            <text:p>279.3609444519</text:p>
          </table:table-cell>
          <table:table-cell table:formula="of:=([.BR1]+[.BR6]+[.BR11]+[.BR16]+[.BR21]+[.BR26]+[.BR31]+[.BR36]+[.BR41]+[.BR46])/10" office:value-type="float" office:value="85.1377134847013">
            <text:p>85.1377134847</text:p>
          </table:table-cell>
          <table:table-cell table:formula="of:=([.BS1]+[.BS6]+[.BS11]+[.BS16]+[.BS21]+[.BS26]+[.BS31]+[.BS36]+[.BS41]+[.BS46])/10" office:value-type="float" office:value="96.9745248619142">
            <text:p>96.9745248619</text:p>
          </table:table-cell>
          <table:table-cell table:formula="of:=([.BT1]+[.BT6]+[.BT11]+[.BT16]+[.BT21]+[.BT26]+[.BT31]+[.BT36]+[.BT41]+[.BT46])/10" office:value-type="float" office:value="174.805701269289">
            <text:p>174.8057012693</text:p>
          </table:table-cell>
          <table:table-cell table:formula="of:=([.BU1]+[.BU6]+[.BU11]+[.BU16]+[.BU21]+[.BU26]+[.BU31]+[.BU36]+[.BU41]+[.BU46])/10" office:value-type="float" office:value="116.56734811633">
            <text:p>116.5673481163</text:p>
          </table:table-cell>
          <table:table-cell table:formula="of:=([.BV1]+[.BV6]+[.BV11]+[.BV16]+[.BV21]+[.BV26]+[.BV31]+[.BV36]+[.BV41]+[.BV46])/10" office:value-type="float" office:value="117.647965375624">
            <text:p>117.6479653756</text:p>
          </table:table-cell>
          <table:table-cell table:formula="of:=([.BW1]+[.BW6]+[.BW11]+[.BW16]+[.BW21]+[.BW26]+[.BW31]+[.BW36]+[.BW41]+[.BW46])/10" office:value-type="float" office:value="56.2494880402232">
            <text:p>56.2494880402</text:p>
          </table:table-cell>
          <table:table-cell table:formula="of:=([.BX1]+[.BX6]+[.BX11]+[.BX16]+[.BX21]+[.BX26]+[.BX31]+[.BX36]+[.BX41]+[.BX46])/10" office:value-type="float" office:value="167.14480626938">
            <text:p>167.1448062694</text:p>
          </table:table-cell>
          <table:table-cell table:formula="of:=([.BY1]+[.BY6]+[.BY11]+[.BY16]+[.BY21]+[.BY26]+[.BY31]+[.BY36]+[.BY41]+[.BY46])/10" office:value-type="float" office:value="81.2047965060643">
            <text:p>81.2047965061</text:p>
          </table:table-cell>
          <table:table-cell table:formula="of:=([.BZ1]+[.BZ6]+[.BZ11]+[.BZ16]+[.BZ21]+[.BZ26]+[.BZ31]+[.BZ36]+[.BZ41]+[.BZ46])/10" office:value-type="float" office:value="153.794696800314">
            <text:p>153.7946968003</text:p>
          </table:table-cell>
          <table:table-cell table:formula="of:=([.CA1]+[.CA6]+[.CA11]+[.CA16]+[.CA21]+[.CA26]+[.CA31]+[.CA36]+[.CA41]+[.CA46])/10" office:value-type="float" office:value="92.2470030798761">
            <text:p>92.2470030799</text:p>
          </table:table-cell>
          <table:table-cell table:formula="of:=([.CB1]+[.CB6]+[.CB11]+[.CB16]+[.CB21]+[.CB26]+[.CB31]+[.CB36]+[.CB41]+[.CB46])/10" office:value-type="float" office:value="247.125233550996">
            <text:p>247.125233551</text:p>
          </table:table-cell>
          <table:table-cell table:formula="of:=([.CC1]+[.CC6]+[.CC11]+[.CC16]+[.CC21]+[.CC26]+[.CC31]+[.CC36]+[.CC41]+[.CC46])/10" office:value-type="float" office:value="216.652438670765">
            <text:p>216.6524386708</text:p>
          </table:table-cell>
          <table:table-cell table:formula="of:=([.CD1]+[.CD6]+[.CD11]+[.CD16]+[.CD21]+[.CD26]+[.CD31]+[.CD36]+[.CD41]+[.CD46])/10" office:value-type="float" office:value="71.0333385042558">
            <text:p>71.0333385043</text:p>
          </table:table-cell>
          <table:table-cell table:formula="of:=([.CE1]+[.CE6]+[.CE11]+[.CE16]+[.CE21]+[.CE26]+[.CE31]+[.CE36]+[.CE41]+[.CE46])/10" office:value-type="float" office:value="422.11350345099">
            <text:p>422.113503451</text:p>
          </table:table-cell>
          <table:table-cell table:formula="of:=([.CF1]+[.CF6]+[.CF11]+[.CF16]+[.CF21]+[.CF26]+[.CF31]+[.CF36]+[.CF41]+[.CF46])/10" office:value-type="float" office:value="169.545784805553">
            <text:p>169.5457848056</text:p>
          </table:table-cell>
          <table:table-cell table:formula="of:=([.CG1]+[.CG6]+[.CG11]+[.CG16]+[.CG21]+[.CG26]+[.CG31]+[.CG36]+[.CG41]+[.CG46])/10" office:value-type="float" office:value="49.2809813606718">
            <text:p>49.2809813607</text:p>
          </table:table-cell>
          <table:table-cell table:formula="of:=([.CH1]+[.CH6]+[.CH11]+[.CH16]+[.CH21]+[.CH26]+[.CH31]+[.CH36]+[.CH41]+[.CH46])/10" office:value-type="float" office:value="396.402321378549">
            <text:p>396.4023213786</text:p>
          </table:table-cell>
          <table:table-cell table:formula="of:=([.CI1]+[.CI6]+[.CI11]+[.CI16]+[.CI21]+[.CI26]+[.CI31]+[.CI36]+[.CI41]+[.CI46])/10" office:value-type="float" office:value="122.301805418459">
            <text:p>122.3018054185</text:p>
          </table:table-cell>
          <table:table-cell table:formula="of:=([.CJ1]+[.CJ6]+[.CJ11]+[.CJ16]+[.CJ21]+[.CJ26]+[.CJ31]+[.CJ36]+[.CJ41]+[.CJ46])/10" office:value-type="float" office:value="179.366090911228">
            <text:p>179.3660909112</text:p>
          </table:table-cell>
          <table:table-cell table:formula="of:=([.CK1]+[.CK6]+[.CK11]+[.CK16]+[.CK21]+[.CK26]+[.CK31]+[.CK36]+[.CK41]+[.CK46])/10" office:value-type="float" office:value="168.059747277517">
            <text:p>168.0597472775</text:p>
          </table:table-cell>
          <table:table-cell table:formula="of:=([.CL1]+[.CL6]+[.CL11]+[.CL16]+[.CL21]+[.CL26]+[.CL31]+[.CL36]+[.CL41]+[.CL46])/10" office:value-type="float" office:value="153.393682716045">
            <text:p>153.393682716</text:p>
          </table:table-cell>
          <table:table-cell table:formula="of:=([.CM1]+[.CM6]+[.CM11]+[.CM16]+[.CM21]+[.CM26]+[.CM31]+[.CM36]+[.CM41]+[.CM46])/10" office:value-type="float" office:value="398.010610550449">
            <text:p>398.0106105504</text:p>
          </table:table-cell>
          <table:table-cell table:formula="of:=([.CN1]+[.CN6]+[.CN11]+[.CN16]+[.CN21]+[.CN26]+[.CN31]+[.CN36]+[.CN41]+[.CN46])/10" office:value-type="float" office:value="339.230854101482">
            <text:p>339.2308541015</text:p>
          </table:table-cell>
          <table:table-cell table:formula="of:=([.CO1]+[.CO6]+[.CO11]+[.CO16]+[.CO21]+[.CO26]+[.CO31]+[.CO36]+[.CO41]+[.CO46])/10" office:value-type="float" office:value="99.7074755235844">
            <text:p>99.7074755236</text:p>
          </table:table-cell>
          <table:table-cell table:formula="of:=([.CP1]+[.CP6]+[.CP11]+[.CP16]+[.CP21]+[.CP26]+[.CP31]+[.CP36]+[.CP41]+[.CP46])/10" office:value-type="float" office:value="168.367314023913">
            <text:p>168.3673140239</text:p>
          </table:table-cell>
          <table:table-cell table:formula="of:=([.CQ1]+[.CQ6]+[.CQ11]+[.CQ16]+[.CQ21]+[.CQ26]+[.CQ31]+[.CQ36]+[.CQ41]+[.CQ46])/10" office:value-type="float" office:value="419.542498873034">
            <text:p>419.542498873</text:p>
          </table:table-cell>
          <table:table-cell table:formula="of:=([.CR1]+[.CR6]+[.CR11]+[.CR16]+[.CR21]+[.CR26]+[.CR31]+[.CR36]+[.CR41]+[.CR46])/10" office:value-type="float" office:value="342.14198395575">
            <text:p>342.1419839558</text:p>
          </table:table-cell>
          <table:table-cell table:formula="of:=([.CS1]+[.CS6]+[.CS11]+[.CS16]+[.CS21]+[.CS26]+[.CS31]+[.CS36]+[.CS41]+[.CS46])/10" office:value-type="float" office:value="260.332516175931">
            <text:p>260.3325161759</text:p>
          </table:table-cell>
          <table:table-cell table:number-columns-repeated="864"/>
        </table:table-row>
        <table:table-row table:style-name="ro1">
          <table:table-cell office:value-type="string">
            <text:p>販売量</text:p>
          </table:table-cell>
          <table:table-cell table:formula="of:=([.B2]+[.B7]+[.B12]+[.B17]+[.B22]+[.B27]+[.B32]+[.B37]+[.B42]+[.B47])/10" office:value-type="float" office:value="225.55169194325">
            <text:p>225.5516919433</text:p>
          </table:table-cell>
          <table:table-cell table:formula="of:=([.C2]+[.C7]+[.C12]+[.C17]+[.C22]+[.C27]+[.C32]+[.C37]+[.C42]+[.C47])/10" office:value-type="float" office:value="190.555952095589">
            <text:p>190.5559520956</text:p>
          </table:table-cell>
          <table:table-cell table:formula="of:=([.D2]+[.D7]+[.D12]+[.D17]+[.D22]+[.D27]+[.D32]+[.D37]+[.D42]+[.D47])/10" office:value-type="float" office:value="185.475860365684">
            <text:p>185.4758603657</text:p>
          </table:table-cell>
          <table:table-cell table:formula="of:=([.E2]+[.E7]+[.E12]+[.E17]+[.E22]+[.E27]+[.E32]+[.E37]+[.E42]+[.E47])/10" office:value-type="float" office:value="132.78790499568">
            <text:p>132.7879049957</text:p>
          </table:table-cell>
          <table:table-cell table:formula="of:=([.F2]+[.F7]+[.F12]+[.F17]+[.F22]+[.F27]+[.F32]+[.F37]+[.F42]+[.F47])/10" office:value-type="float" office:value="148.467316957282">
            <text:p>148.4673169573</text:p>
          </table:table-cell>
          <table:table-cell table:formula="of:=([.G2]+[.G7]+[.G12]+[.G17]+[.G22]+[.G27]+[.G32]+[.G37]+[.G42]+[.G47])/10" office:value-type="float" office:value="102.96840377303">
            <text:p>102.968403773</text:p>
          </table:table-cell>
          <table:table-cell table:formula="of:=([.H2]+[.H7]+[.H12]+[.H17]+[.H22]+[.H27]+[.H32]+[.H37]+[.H42]+[.H47])/10" office:value-type="float" office:value="96.8820845812874">
            <text:p>96.8820845813</text:p>
          </table:table-cell>
          <table:table-cell table:formula="of:=([.I2]+[.I7]+[.I12]+[.I17]+[.I22]+[.I27]+[.I32]+[.I37]+[.I42]+[.I47])/10" office:value-type="float" office:value="248.449127234402">
            <text:p>248.4491272344</text:p>
          </table:table-cell>
          <table:table-cell table:formula="of:=([.J2]+[.J7]+[.J12]+[.J17]+[.J22]+[.J27]+[.J32]+[.J37]+[.J42]+[.J47])/10" office:value-type="float" office:value="182.62147421892">
            <text:p>182.6214742189</text:p>
          </table:table-cell>
          <table:table-cell table:formula="of:=([.K2]+[.K7]+[.K12]+[.K17]+[.K22]+[.K27]+[.K32]+[.K37]+[.K42]+[.K47])/10" office:value-type="float" office:value="145.073490725228">
            <text:p>145.0734907252</text:p>
          </table:table-cell>
          <table:table-cell table:formula="of:=([.L2]+[.L7]+[.L12]+[.L17]+[.L22]+[.L27]+[.L32]+[.L37]+[.L42]+[.L47])/10" office:value-type="float" office:value="164.558713620703">
            <text:p>164.5587136207</text:p>
          </table:table-cell>
          <table:table-cell table:formula="of:=([.M2]+[.M7]+[.M12]+[.M17]+[.M22]+[.M27]+[.M32]+[.M37]+[.M42]+[.M47])/10" office:value-type="float" office:value="195.141846223013">
            <text:p>195.141846223</text:p>
          </table:table-cell>
          <table:table-cell table:formula="of:=([.N2]+[.N7]+[.N12]+[.N17]+[.N22]+[.N27]+[.N32]+[.N37]+[.N42]+[.N47])/10" office:value-type="float" office:value="233.883591165811">
            <text:p>233.8835911658</text:p>
          </table:table-cell>
          <table:table-cell table:formula="of:=([.O2]+[.O7]+[.O12]+[.O17]+[.O22]+[.O27]+[.O32]+[.O37]+[.O42]+[.O47])/10" office:value-type="float" office:value="212.155574687942">
            <text:p>212.1555746879</text:p>
          </table:table-cell>
          <table:table-cell table:formula="of:=([.P2]+[.P7]+[.P12]+[.P17]+[.P22]+[.P27]+[.P32]+[.P37]+[.P42]+[.P47])/10" office:value-type="float" office:value="233.126483255133">
            <text:p>233.1264832551</text:p>
          </table:table-cell>
          <table:table-cell table:formula="of:=([.Q2]+[.Q7]+[.Q12]+[.Q17]+[.Q22]+[.Q27]+[.Q32]+[.Q37]+[.Q42]+[.Q47])/10" office:value-type="float" office:value="209.984456600154">
            <text:p>209.9844566002</text:p>
          </table:table-cell>
          <table:table-cell table:formula="of:=([.R2]+[.R7]+[.R12]+[.R17]+[.R22]+[.R27]+[.R32]+[.R37]+[.R42]+[.R47])/10" office:value-type="float" office:value="204.623297244785">
            <text:p>204.6232972448</text:p>
          </table:table-cell>
          <table:table-cell table:formula="of:=([.S2]+[.S7]+[.S12]+[.S17]+[.S22]+[.S27]+[.S32]+[.S37]+[.S42]+[.S47])/10" office:value-type="float" office:value="136.853429548845">
            <text:p>136.8534295488</text:p>
          </table:table-cell>
          <table:table-cell table:formula="of:=([.T2]+[.T7]+[.T12]+[.T17]+[.T22]+[.T27]+[.T32]+[.T37]+[.T42]+[.T47])/10" office:value-type="float" office:value="194.542515212746">
            <text:p>194.5425152127</text:p>
          </table:table-cell>
          <table:table-cell table:formula="of:=([.U2]+[.U7]+[.U12]+[.U17]+[.U22]+[.U27]+[.U32]+[.U37]+[.U42]+[.U47])/10" office:value-type="float" office:value="101.958496770509">
            <text:p>101.9584967705</text:p>
          </table:table-cell>
          <table:table-cell table:formula="of:=([.V2]+[.V7]+[.V12]+[.V17]+[.V22]+[.V27]+[.V32]+[.V37]+[.V42]+[.V47])/10" office:value-type="float" office:value="171.624758572898">
            <text:p>171.6247585729</text:p>
          </table:table-cell>
          <table:table-cell table:formula="of:=([.W2]+[.W7]+[.W12]+[.W17]+[.W22]+[.W27]+[.W32]+[.W37]+[.W42]+[.W47])/10" office:value-type="float" office:value="207.589778020727">
            <text:p>207.5897780207</text:p>
          </table:table-cell>
          <table:table-cell table:formula="of:=([.X2]+[.X7]+[.X12]+[.X17]+[.X22]+[.X27]+[.X32]+[.X37]+[.X42]+[.X47])/10" office:value-type="float" office:value="180.117400658284">
            <text:p>180.1174006583</text:p>
          </table:table-cell>
          <table:table-cell table:formula="of:=([.Y2]+[.Y7]+[.Y12]+[.Y17]+[.Y22]+[.Y27]+[.Y32]+[.Y37]+[.Y42]+[.Y47])/10" office:value-type="float" office:value="185.838651765259">
            <text:p>185.8386517653</text:p>
          </table:table-cell>
          <table:table-cell table:formula="of:=([.Z2]+[.Z7]+[.Z12]+[.Z17]+[.Z22]+[.Z27]+[.Z32]+[.Z37]+[.Z42]+[.Z47])/10" office:value-type="float" office:value="239.72313043699">
            <text:p>239.723130437</text:p>
          </table:table-cell>
          <table:table-cell table:formula="of:=([.AA2]+[.AA7]+[.AA12]+[.AA17]+[.AA22]+[.AA27]+[.AA32]+[.AA37]+[.AA42]+[.AA47])/10" office:value-type="float" office:value="238.673703947288">
            <text:p>238.6737039473</text:p>
          </table:table-cell>
          <table:table-cell table:formula="of:=([.AB2]+[.AB7]+[.AB12]+[.AB17]+[.AB22]+[.AB27]+[.AB32]+[.AB37]+[.AB42]+[.AB47])/10" office:value-type="float" office:value="312.491056509617">
            <text:p>312.4910565096</text:p>
          </table:table-cell>
          <table:table-cell table:formula="of:=([.AC2]+[.AC7]+[.AC12]+[.AC17]+[.AC22]+[.AC27]+[.AC32]+[.AC37]+[.AC42]+[.AC47])/10" office:value-type="float" office:value="302.570653686717">
            <text:p>302.5706536867</text:p>
          </table:table-cell>
          <table:table-cell table:formula="of:=([.AD2]+[.AD7]+[.AD12]+[.AD17]+[.AD22]+[.AD27]+[.AD32]+[.AD37]+[.AD42]+[.AD47])/10" office:value-type="float" office:value="354.284141479778">
            <text:p>354.2841414798</text:p>
          </table:table-cell>
          <table:table-cell table:formula="of:=([.AE2]+[.AE7]+[.AE12]+[.AE17]+[.AE22]+[.AE27]+[.AE32]+[.AE37]+[.AE42]+[.AE47])/10" office:value-type="float" office:value="377.841166011841">
            <text:p>377.8411660118</text:p>
          </table:table-cell>
          <table:table-cell table:formula="of:=([.AF2]+[.AF7]+[.AF12]+[.AF17]+[.AF22]+[.AF27]+[.AF32]+[.AF37]+[.AF42]+[.AF47])/10" office:value-type="float" office:value="266.04291229435">
            <text:p>266.0429122944</text:p>
          </table:table-cell>
          <table:table-cell table:formula="of:=([.AG2]+[.AG7]+[.AG12]+[.AG17]+[.AG22]+[.AG27]+[.AG32]+[.AG37]+[.AG42]+[.AG47])/10" office:value-type="float" office:value="382.354938160468">
            <text:p>382.3549381605</text:p>
          </table:table-cell>
          <table:table-cell table:formula="of:=([.AH2]+[.AH7]+[.AH12]+[.AH17]+[.AH22]+[.AH27]+[.AH32]+[.AH37]+[.AH42]+[.AH47])/10" office:value-type="float" office:value="275.022540723496">
            <text:p>275.0225407235</text:p>
          </table:table-cell>
          <table:table-cell table:formula="of:=([.AI2]+[.AI7]+[.AI12]+[.AI17]+[.AI22]+[.AI27]+[.AI32]+[.AI37]+[.AI42]+[.AI47])/10" office:value-type="float" office:value="350.518180475065">
            <text:p>350.5181804751</text:p>
          </table:table-cell>
          <table:table-cell table:formula="of:=([.AJ2]+[.AJ7]+[.AJ12]+[.AJ17]+[.AJ22]+[.AJ27]+[.AJ32]+[.AJ37]+[.AJ42]+[.AJ47])/10" office:value-type="float" office:value="397.004051402587">
            <text:p>397.0040514026</text:p>
          </table:table-cell>
          <table:table-cell table:formula="of:=([.AK2]+[.AK7]+[.AK12]+[.AK17]+[.AK22]+[.AK27]+[.AK32]+[.AK37]+[.AK42]+[.AK47])/10" office:value-type="float" office:value="341.464516560661">
            <text:p>341.4645165607</text:p>
          </table:table-cell>
          <table:table-cell table:formula="of:=([.AL2]+[.AL7]+[.AL12]+[.AL17]+[.AL22]+[.AL27]+[.AL32]+[.AL37]+[.AL42]+[.AL47])/10" office:value-type="float" office:value="284.362123890151">
            <text:p>284.3621238902</text:p>
          </table:table-cell>
          <table:table-cell table:formula="of:=([.AM2]+[.AM7]+[.AM12]+[.AM17]+[.AM22]+[.AM27]+[.AM32]+[.AM37]+[.AM42]+[.AM47])/10" office:value-type="float" office:value="331.302193580942">
            <text:p>331.3021935809</text:p>
          </table:table-cell>
          <table:table-cell table:formula="of:=([.AN2]+[.AN7]+[.AN12]+[.AN17]+[.AN22]+[.AN27]+[.AN32]+[.AN37]+[.AN42]+[.AN47])/10" office:value-type="float" office:value="347.786607555695">
            <text:p>347.7866075557</text:p>
          </table:table-cell>
          <table:table-cell table:formula="of:=([.AO2]+[.AO7]+[.AO12]+[.AO17]+[.AO22]+[.AO27]+[.AO32]+[.AO37]+[.AO42]+[.AO47])/10" office:value-type="float" office:value="214.779895685859">
            <text:p>214.7798956859</text:p>
          </table:table-cell>
          <table:table-cell table:formula="of:=([.AP2]+[.AP7]+[.AP12]+[.AP17]+[.AP22]+[.AP27]+[.AP32]+[.AP37]+[.AP42]+[.AP47])/10" office:value-type="float" office:value="271.560111278521">
            <text:p>271.5601112785</text:p>
          </table:table-cell>
          <table:table-cell table:formula="of:=([.AQ2]+[.AQ7]+[.AQ12]+[.AQ17]+[.AQ22]+[.AQ27]+[.AQ32]+[.AQ37]+[.AQ42]+[.AQ47])/10" office:value-type="float" office:value="315.833116143088">
            <text:p>315.8331161431</text:p>
          </table:table-cell>
          <table:table-cell table:formula="of:=([.AR2]+[.AR7]+[.AR12]+[.AR17]+[.AR22]+[.AR27]+[.AR32]+[.AR37]+[.AR42]+[.AR47])/10" office:value-type="float" office:value="323.840160462139">
            <text:p>323.8401604621</text:p>
          </table:table-cell>
          <table:table-cell table:formula="of:=([.AS2]+[.AS7]+[.AS12]+[.AS17]+[.AS22]+[.AS27]+[.AS32]+[.AS37]+[.AS42]+[.AS47])/10" office:value-type="float" office:value="348.140594936571">
            <text:p>348.1405949366</text:p>
          </table:table-cell>
          <table:table-cell table:formula="of:=([.AT2]+[.AT7]+[.AT12]+[.AT17]+[.AT22]+[.AT27]+[.AT32]+[.AT37]+[.AT42]+[.AT47])/10" office:value-type="float" office:value="257.295936533302">
            <text:p>257.2959365333</text:p>
          </table:table-cell>
          <table:table-cell table:formula="of:=([.AU2]+[.AU7]+[.AU12]+[.AU17]+[.AU22]+[.AU27]+[.AU32]+[.AU37]+[.AU42]+[.AU47])/10" office:value-type="float" office:value="85.3599763733742">
            <text:p>85.3599763734</text:p>
          </table:table-cell>
          <table:table-cell table:formula="of:=([.AV2]+[.AV7]+[.AV12]+[.AV17]+[.AV22]+[.AV27]+[.AV32]+[.AV37]+[.AV42]+[.AV47])/10" office:value-type="float" office:value="336.671861967543">
            <text:p>336.6718619675</text:p>
          </table:table-cell>
          <table:table-cell table:formula="of:=([.AW2]+[.AW7]+[.AW12]+[.AW17]+[.AW22]+[.AW27]+[.AW32]+[.AW37]+[.AW42]+[.AW47])/10" office:value-type="float" office:value="321.962812781097">
            <text:p>321.9628127811</text:p>
          </table:table-cell>
          <table:table-cell table:formula="of:=([.AX2]+[.AX7]+[.AX12]+[.AX17]+[.AX22]+[.AX27]+[.AX32]+[.AX37]+[.AX42]+[.AX47])/10" office:value-type="float" office:value="339.560411043621">
            <text:p>339.5604110436</text:p>
          </table:table-cell>
          <table:table-cell table:formula="of:=([.AY2]+[.AY7]+[.AY12]+[.AY17]+[.AY22]+[.AY27]+[.AY32]+[.AY37]+[.AY42]+[.AY47])/10" office:value-type="float" office:value="172.523542993831">
            <text:p>172.5235429938</text:p>
          </table:table-cell>
          <table:table-cell table:formula="of:=([.AZ2]+[.AZ7]+[.AZ12]+[.AZ17]+[.AZ22]+[.AZ27]+[.AZ32]+[.AZ37]+[.AZ42]+[.AZ47])/10" office:value-type="float" office:value="242.601302527606">
            <text:p>242.6013025276</text:p>
          </table:table-cell>
          <table:table-cell table:formula="of:=([.BA2]+[.BA7]+[.BA12]+[.BA17]+[.BA22]+[.BA27]+[.BA32]+[.BA37]+[.BA42]+[.BA47])/10" office:value-type="float" office:value="304.548636077546">
            <text:p>304.5486360775</text:p>
          </table:table-cell>
          <table:table-cell table:formula="of:=([.BB2]+[.BB7]+[.BB12]+[.BB17]+[.BB22]+[.BB27]+[.BB32]+[.BB37]+[.BB42]+[.BB47])/10" office:value-type="float" office:value="353.506289934606">
            <text:p>353.5062899346</text:p>
          </table:table-cell>
          <table:table-cell table:formula="of:=([.BC2]+[.BC7]+[.BC12]+[.BC17]+[.BC22]+[.BC27]+[.BC32]+[.BC37]+[.BC42]+[.BC47])/10" office:value-type="float" office:value="248.937221502563">
            <text:p>248.9372215026</text:p>
          </table:table-cell>
          <table:table-cell table:formula="of:=([.BD2]+[.BD7]+[.BD12]+[.BD17]+[.BD22]+[.BD27]+[.BD32]+[.BD37]+[.BD42]+[.BD47])/10" office:value-type="float" office:value="377.416432977893">
            <text:p>377.4164329779</text:p>
          </table:table-cell>
          <table:table-cell table:formula="of:=([.BE2]+[.BE7]+[.BE12]+[.BE17]+[.BE22]+[.BE27]+[.BE32]+[.BE37]+[.BE42]+[.BE47])/10" office:value-type="float" office:value="153.589926144961">
            <text:p>153.589926145</text:p>
          </table:table-cell>
          <table:table-cell table:formula="of:=([.BF2]+[.BF7]+[.BF12]+[.BF17]+[.BF22]+[.BF27]+[.BF32]+[.BF37]+[.BF42]+[.BF47])/10" office:value-type="float" office:value="176.001539616967">
            <text:p>176.001539617</text:p>
          </table:table-cell>
          <table:table-cell table:formula="of:=([.BG2]+[.BG7]+[.BG12]+[.BG17]+[.BG22]+[.BG27]+[.BG32]+[.BG37]+[.BG42]+[.BG47])/10" office:value-type="float" office:value="296.384865580613">
            <text:p>296.3848655806</text:p>
          </table:table-cell>
          <table:table-cell table:formula="of:=([.BH2]+[.BH7]+[.BH12]+[.BH17]+[.BH22]+[.BH27]+[.BH32]+[.BH37]+[.BH42]+[.BH47])/10" office:value-type="float" office:value="248.555499294649">
            <text:p>248.5554992947</text:p>
          </table:table-cell>
          <table:table-cell table:formula="of:=([.BI2]+[.BI7]+[.BI12]+[.BI17]+[.BI22]+[.BI27]+[.BI32]+[.BI37]+[.BI42]+[.BI47])/10" office:value-type="float" office:value="352.851922897821">
            <text:p>352.8519228978</text:p>
          </table:table-cell>
          <table:table-cell table:formula="of:=([.BJ2]+[.BJ7]+[.BJ12]+[.BJ17]+[.BJ22]+[.BJ27]+[.BJ32]+[.BJ37]+[.BJ42]+[.BJ47])/10" office:value-type="float" office:value="331.327015984298">
            <text:p>331.3270159843</text:p>
          </table:table-cell>
          <table:table-cell table:formula="of:=([.BK2]+[.BK7]+[.BK12]+[.BK17]+[.BK22]+[.BK27]+[.BK32]+[.BK37]+[.BK42]+[.BK47])/10" office:value-type="float" office:value="308.162621074692">
            <text:p>308.1626210747</text:p>
          </table:table-cell>
          <table:table-cell table:formula="of:=([.BL2]+[.BL7]+[.BL12]+[.BL17]+[.BL22]+[.BL27]+[.BL32]+[.BL37]+[.BL42]+[.BL47])/10" office:value-type="float" office:value="347.79224353514">
            <text:p>347.7922435351</text:p>
          </table:table-cell>
          <table:table-cell table:formula="of:=([.BM2]+[.BM7]+[.BM12]+[.BM17]+[.BM22]+[.BM27]+[.BM32]+[.BM37]+[.BM42]+[.BM47])/10" office:value-type="float" office:value="91.5465635699163">
            <text:p>91.5465635699</text:p>
          </table:table-cell>
          <table:table-cell table:formula="of:=([.BN2]+[.BN7]+[.BN12]+[.BN17]+[.BN22]+[.BN27]+[.BN32]+[.BN37]+[.BN42]+[.BN47])/10" office:value-type="float" office:value="356.247414820228">
            <text:p>356.2474148202</text:p>
          </table:table-cell>
          <table:table-cell table:formula="of:=([.BO2]+[.BO7]+[.BO12]+[.BO17]+[.BO22]+[.BO27]+[.BO32]+[.BO37]+[.BO42]+[.BO47])/10" office:value-type="float" office:value="351.143166882272">
            <text:p>351.1431668823</text:p>
          </table:table-cell>
          <table:table-cell table:formula="of:=([.BP2]+[.BP7]+[.BP12]+[.BP17]+[.BP22]+[.BP27]+[.BP32]+[.BP37]+[.BP42]+[.BP47])/10" office:value-type="float" office:value="200.478995786368">
            <text:p>200.4789957864</text:p>
          </table:table-cell>
          <table:table-cell table:formula="of:=([.BQ2]+[.BQ7]+[.BQ12]+[.BQ17]+[.BQ22]+[.BQ27]+[.BQ32]+[.BQ37]+[.BQ42]+[.BQ47])/10" office:value-type="float" office:value="266.901711150962">
            <text:p>266.901711151</text:p>
          </table:table-cell>
          <table:table-cell table:formula="of:=([.BR2]+[.BR7]+[.BR12]+[.BR17]+[.BR22]+[.BR27]+[.BR32]+[.BR37]+[.BR42]+[.BR47])/10" office:value-type="float" office:value="259.952976786653">
            <text:p>259.9529767867</text:p>
          </table:table-cell>
          <table:table-cell table:formula="of:=([.BS2]+[.BS7]+[.BS12]+[.BS17]+[.BS22]+[.BS27]+[.BS32]+[.BS37]+[.BS42]+[.BS47])/10" office:value-type="float" office:value="298.797562246703">
            <text:p>298.7975622467</text:p>
          </table:table-cell>
          <table:table-cell table:formula="of:=([.BT2]+[.BT7]+[.BT12]+[.BT17]+[.BT22]+[.BT27]+[.BT32]+[.BT37]+[.BT42]+[.BT47])/10" office:value-type="float" office:value="243.655098712687">
            <text:p>243.6550987127</text:p>
          </table:table-cell>
          <table:table-cell table:formula="of:=([.BU2]+[.BU7]+[.BU12]+[.BU17]+[.BU22]+[.BU27]+[.BU32]+[.BU37]+[.BU42]+[.BU47])/10" office:value-type="float" office:value="329.858699690835">
            <text:p>329.8586996908</text:p>
          </table:table-cell>
          <table:table-cell table:formula="of:=([.BV2]+[.BV7]+[.BV12]+[.BV17]+[.BV22]+[.BV27]+[.BV32]+[.BV37]+[.BV42]+[.BV47])/10" office:value-type="float" office:value="322.659929892992">
            <text:p>322.659929893</text:p>
          </table:table-cell>
          <table:table-cell table:formula="of:=([.BW2]+[.BW7]+[.BW12]+[.BW17]+[.BW22]+[.BW27]+[.BW32]+[.BW37]+[.BW42]+[.BW47])/10" office:value-type="float" office:value="307.959660038833">
            <text:p>307.9596600388</text:p>
          </table:table-cell>
          <table:table-cell table:formula="of:=([.BX2]+[.BX7]+[.BX12]+[.BX17]+[.BX22]+[.BX27]+[.BX32]+[.BX37]+[.BX42]+[.BX47])/10" office:value-type="float" office:value="322.455673491892">
            <text:p>322.4556734919</text:p>
          </table:table-cell>
          <table:table-cell table:formula="of:=([.BY2]+[.BY7]+[.BY12]+[.BY17]+[.BY22]+[.BY27]+[.BY32]+[.BY37]+[.BY42]+[.BY47])/10" office:value-type="float" office:value="309.454471058551">
            <text:p>309.4544710586</text:p>
          </table:table-cell>
          <table:table-cell table:formula="of:=([.BZ2]+[.BZ7]+[.BZ12]+[.BZ17]+[.BZ22]+[.BZ27]+[.BZ32]+[.BZ37]+[.BZ42]+[.BZ47])/10" office:value-type="float" office:value="327.766425991372">
            <text:p>327.7664259914</text:p>
          </table:table-cell>
          <table:table-cell table:formula="of:=([.CA2]+[.CA7]+[.CA12]+[.CA17]+[.CA22]+[.CA27]+[.CA32]+[.CA37]+[.CA42]+[.CA47])/10" office:value-type="float" office:value="342.324517268425">
            <text:p>342.3245172684</text:p>
          </table:table-cell>
          <table:table-cell table:formula="of:=([.CB2]+[.CB7]+[.CB12]+[.CB17]+[.CB22]+[.CB27]+[.CB32]+[.CB37]+[.CB42]+[.CB47])/10" office:value-type="float" office:value="333.096428983741">
            <text:p>333.0964289837</text:p>
          </table:table-cell>
          <table:table-cell table:formula="of:=([.CC2]+[.CC7]+[.CC12]+[.CC17]+[.CC22]+[.CC27]+[.CC32]+[.CC37]+[.CC42]+[.CC47])/10" office:value-type="float" office:value="301.887358100399">
            <text:p>301.8873581004</text:p>
          </table:table-cell>
          <table:table-cell table:formula="of:=([.CD2]+[.CD7]+[.CD12]+[.CD17]+[.CD22]+[.CD27]+[.CD32]+[.CD37]+[.CD42]+[.CD47])/10" office:value-type="float" office:value="213.747160358635">
            <text:p>213.7471603586</text:p>
          </table:table-cell>
          <table:table-cell table:formula="of:=([.CE2]+[.CE7]+[.CE12]+[.CE17]+[.CE22]+[.CE27]+[.CE32]+[.CE37]+[.CE42]+[.CE47])/10" office:value-type="float" office:value="212.190398609636">
            <text:p>212.1903986096</text:p>
          </table:table-cell>
          <table:table-cell table:formula="of:=([.CF2]+[.CF7]+[.CF12]+[.CF17]+[.CF22]+[.CF27]+[.CF32]+[.CF37]+[.CF42]+[.CF47])/10" office:value-type="float" office:value="334.758398095992">
            <text:p>334.758398096</text:p>
          </table:table-cell>
          <table:table-cell table:formula="of:=([.CG2]+[.CG7]+[.CG12]+[.CG17]+[.CG22]+[.CG27]+[.CG32]+[.CG37]+[.CG42]+[.CG47])/10" office:value-type="float" office:value="332.864297645452">
            <text:p>332.8642976455</text:p>
          </table:table-cell>
          <table:table-cell table:formula="of:=([.CH2]+[.CH7]+[.CH12]+[.CH17]+[.CH22]+[.CH27]+[.CH32]+[.CH37]+[.CH42]+[.CH47])/10" office:value-type="float" office:value="67.057831266133">
            <text:p>67.0578312661</text:p>
          </table:table-cell>
          <table:table-cell table:formula="of:=([.CI2]+[.CI7]+[.CI12]+[.CI17]+[.CI22]+[.CI27]+[.CI32]+[.CI37]+[.CI42]+[.CI47])/10" office:value-type="float" office:value="428.480603211583">
            <text:p>428.4806032116</text:p>
          </table:table-cell>
          <table:table-cell table:formula="of:=([.CJ2]+[.CJ7]+[.CJ12]+[.CJ17]+[.CJ22]+[.CJ27]+[.CJ32]+[.CJ37]+[.CJ42]+[.CJ47])/10" office:value-type="float" office:value="336.250801281967">
            <text:p>336.250801282</text:p>
          </table:table-cell>
          <table:table-cell table:formula="of:=([.CK2]+[.CK7]+[.CK12]+[.CK17]+[.CK22]+[.CK27]+[.CK32]+[.CK37]+[.CK42]+[.CK47])/10" office:value-type="float" office:value="410.221657473006">
            <text:p>410.221657473</text:p>
          </table:table-cell>
          <table:table-cell table:formula="of:=([.CL2]+[.CL7]+[.CL12]+[.CL17]+[.CL22]+[.CL27]+[.CL32]+[.CL37]+[.CL42]+[.CL47])/10" office:value-type="float" office:value="337.234275143806">
            <text:p>337.2342751438</text:p>
          </table:table-cell>
          <table:table-cell table:formula="of:=([.CM2]+[.CM7]+[.CM12]+[.CM17]+[.CM22]+[.CM27]+[.CM32]+[.CM37]+[.CM42]+[.CM47])/10" office:value-type="float" office:value="204.572587255684">
            <text:p>204.5725872557</text:p>
          </table:table-cell>
          <table:table-cell table:formula="of:=([.CN2]+[.CN7]+[.CN12]+[.CN17]+[.CN22]+[.CN27]+[.CN32]+[.CN37]+[.CN42]+[.CN47])/10" office:value-type="float" office:value="155.084324742103">
            <text:p>155.0843247421</text:p>
          </table:table-cell>
          <table:table-cell table:formula="of:=([.CO2]+[.CO7]+[.CO12]+[.CO17]+[.CO22]+[.CO27]+[.CO32]+[.CO37]+[.CO42]+[.CO47])/10" office:value-type="float" office:value="320.384802491833">
            <text:p>320.3848024918</text:p>
          </table:table-cell>
          <table:table-cell table:formula="of:=([.CP2]+[.CP7]+[.CP12]+[.CP17]+[.CP22]+[.CP27]+[.CP32]+[.CP37]+[.CP42]+[.CP47])/10" office:value-type="float" office:value="227.059270205606">
            <text:p>227.0592702056</text:p>
          </table:table-cell>
          <table:table-cell table:formula="of:=([.CQ2]+[.CQ7]+[.CQ12]+[.CQ17]+[.CQ22]+[.CQ27]+[.CQ32]+[.CQ37]+[.CQ42]+[.CQ47])/10" office:value-type="float" office:value="199.593988890587">
            <text:p>199.5939888906</text:p>
          </table:table-cell>
          <table:table-cell table:formula="of:=([.CR2]+[.CR7]+[.CR12]+[.CR17]+[.CR22]+[.CR27]+[.CR32]+[.CR37]+[.CR42]+[.CR47])/10" office:value-type="float" office:value="164.707029099378">
            <text:p>164.7070290994</text:p>
          </table:table-cell>
          <table:table-cell table:formula="of:=([.CS2]+[.CS7]+[.CS12]+[.CS17]+[.CS22]+[.CS27]+[.CS32]+[.CS37]+[.CS42]+[.CS47])/10" office:value-type="float" office:value="210.948104342489">
            <text:p>210.9481043425</text:p>
          </table:table-cell>
          <table:table-cell table:number-columns-repeated="864"/>
        </table:table-row>
        <table:table-row table:style-name="ro1">
          <table:table-cell office:value-type="string">
            <text:p>電力の売値</text:p>
          </table:table-cell>
          <table:table-cell table:formula="of:=([.B3]+[.B8]+[.B13]+[.B18]+[.B23]+[.B28]+[.B33]+[.B38]+[.B43]+[.B48])/10" office:value-type="float" office:value="20">
            <text:p>20</text:p>
          </table:table-cell>
          <table:table-cell table:formula="of:=([.C3]+[.C8]+[.C13]+[.C18]+[.C23]+[.C28]+[.C33]+[.C38]+[.C43]+[.C48])/10" office:value-type="float" office:value="20">
            <text:p>20</text:p>
          </table:table-cell>
          <table:table-cell table:formula="of:=([.D3]+[.D8]+[.D13]+[.D18]+[.D23]+[.D28]+[.D33]+[.D38]+[.D43]+[.D48])/10" office:value-type="float" office:value="20">
            <text:p>20</text:p>
          </table:table-cell>
          <table:table-cell table:formula="of:=([.E3]+[.E8]+[.E13]+[.E18]+[.E23]+[.E28]+[.E33]+[.E38]+[.E43]+[.E48])/10" office:value-type="float" office:value="20">
            <text:p>20</text:p>
          </table:table-cell>
          <table:table-cell table:formula="of:=([.F3]+[.F8]+[.F13]+[.F18]+[.F23]+[.F28]+[.F33]+[.F38]+[.F43]+[.F48])/10" office:value-type="float" office:value="20">
            <text:p>20</text:p>
          </table:table-cell>
          <table:table-cell table:formula="of:=([.G3]+[.G8]+[.G13]+[.G18]+[.G23]+[.G28]+[.G33]+[.G38]+[.G43]+[.G48])/10" office:value-type="float" office:value="20">
            <text:p>20</text:p>
          </table:table-cell>
          <table:table-cell table:formula="of:=([.H3]+[.H8]+[.H13]+[.H18]+[.H23]+[.H28]+[.H33]+[.H38]+[.H43]+[.H48])/10" office:value-type="float" office:value="20">
            <text:p>20</text:p>
          </table:table-cell>
          <table:table-cell table:formula="of:=([.I3]+[.I8]+[.I13]+[.I18]+[.I23]+[.I28]+[.I33]+[.I38]+[.I43]+[.I48])/10" office:value-type="float" office:value="20">
            <text:p>20</text:p>
          </table:table-cell>
          <table:table-cell table:formula="of:=([.J3]+[.J8]+[.J13]+[.J18]+[.J23]+[.J28]+[.J33]+[.J38]+[.J43]+[.J48])/10" office:value-type="float" office:value="20">
            <text:p>20</text:p>
          </table:table-cell>
          <table:table-cell table:formula="of:=([.K3]+[.K8]+[.K13]+[.K18]+[.K23]+[.K28]+[.K33]+[.K38]+[.K43]+[.K48])/10" office:value-type="float" office:value="20">
            <text:p>20</text:p>
          </table:table-cell>
          <table:table-cell table:formula="of:=([.L3]+[.L8]+[.L13]+[.L18]+[.L23]+[.L28]+[.L33]+[.L38]+[.L43]+[.L48])/10" office:value-type="float" office:value="20">
            <text:p>20</text:p>
          </table:table-cell>
          <table:table-cell table:formula="of:=([.M3]+[.M8]+[.M13]+[.M18]+[.M23]+[.M28]+[.M33]+[.M38]+[.M43]+[.M48])/10" office:value-type="float" office:value="20">
            <text:p>20</text:p>
          </table:table-cell>
          <table:table-cell table:formula="of:=([.N3]+[.N8]+[.N13]+[.N18]+[.N23]+[.N28]+[.N33]+[.N38]+[.N43]+[.N48])/10" office:value-type="float" office:value="20">
            <text:p>20</text:p>
          </table:table-cell>
          <table:table-cell table:formula="of:=([.O3]+[.O8]+[.O13]+[.O18]+[.O23]+[.O28]+[.O33]+[.O38]+[.O43]+[.O48])/10" office:value-type="float" office:value="20">
            <text:p>20</text:p>
          </table:table-cell>
          <table:table-cell table:formula="of:=([.P3]+[.P8]+[.P13]+[.P18]+[.P23]+[.P28]+[.P33]+[.P38]+[.P43]+[.P48])/10" office:value-type="float" office:value="20">
            <text:p>20</text:p>
          </table:table-cell>
          <table:table-cell table:formula="of:=([.Q3]+[.Q8]+[.Q13]+[.Q18]+[.Q23]+[.Q28]+[.Q33]+[.Q38]+[.Q43]+[.Q48])/10" office:value-type="float" office:value="20">
            <text:p>20</text:p>
          </table:table-cell>
          <table:table-cell table:formula="of:=([.R3]+[.R8]+[.R13]+[.R18]+[.R23]+[.R28]+[.R33]+[.R38]+[.R43]+[.R48])/10" office:value-type="float" office:value="20">
            <text:p>20</text:p>
          </table:table-cell>
          <table:table-cell table:formula="of:=([.S3]+[.S8]+[.S13]+[.S18]+[.S23]+[.S28]+[.S33]+[.S38]+[.S43]+[.S48])/10" office:value-type="float" office:value="20.1268603497765">
            <text:p>20.1268603498</text:p>
          </table:table-cell>
          <table:table-cell table:formula="of:=([.T3]+[.T8]+[.T13]+[.T18]+[.T23]+[.T28]+[.T33]+[.T38]+[.T43]+[.T48])/10" office:value-type="float" office:value="20.1532041966304">
            <text:p>20.1532041966</text:p>
          </table:table-cell>
          <table:table-cell table:formula="of:=([.U3]+[.U8]+[.U13]+[.U18]+[.U23]+[.U28]+[.U33]+[.U38]+[.U43]+[.U48])/10" office:value-type="float" office:value="20.2069139357825">
            <text:p>20.2069139358</text:p>
          </table:table-cell>
          <table:table-cell table:formula="of:=([.V3]+[.V8]+[.V13]+[.V18]+[.V23]+[.V28]+[.V33]+[.V38]+[.V43]+[.V48])/10" office:value-type="float" office:value="20.2620310367982">
            <text:p>20.2620310368</text:p>
          </table:table-cell>
          <table:table-cell table:formula="of:=([.W3]+[.W8]+[.W13]+[.W18]+[.W23]+[.W28]+[.W33]+[.W38]+[.W43]+[.W48])/10" office:value-type="float" office:value="20.9796892642647">
            <text:p>20.9796892643</text:p>
          </table:table-cell>
          <table:table-cell table:formula="of:=([.X3]+[.X8]+[.X13]+[.X18]+[.X23]+[.X28]+[.X33]+[.X38]+[.X43]+[.X48])/10" office:value-type="float" office:value="20.3767145417117">
            <text:p>20.3767145417</text:p>
          </table:table-cell>
          <table:table-cell table:formula="of:=([.Y3]+[.Y8]+[.Y13]+[.Y18]+[.Y23]+[.Y28]+[.Y33]+[.Y38]+[.Y43]+[.Y48])/10" office:value-type="float" office:value="20.4822475307354">
            <text:p>20.4822475307</text:p>
          </table:table-cell>
          <table:table-cell table:formula="of:=([.Z3]+[.Z8]+[.Z13]+[.Z18]+[.Z23]+[.Z28]+[.Z33]+[.Z38]+[.Z43]+[.Z48])/10" office:value-type="float" office:value="20.8497717440215">
            <text:p>20.849771744</text:p>
          </table:table-cell>
          <table:table-cell table:formula="of:=([.AA3]+[.AA8]+[.AA13]+[.AA18]+[.AA23]+[.AA28]+[.AA33]+[.AA38]+[.AA43]+[.AA48])/10" office:value-type="float" office:value="21.1167589384796">
            <text:p>21.1167589385</text:p>
          </table:table-cell>
          <table:table-cell table:formula="of:=([.AB3]+[.AB8]+[.AB13]+[.AB18]+[.AB23]+[.AB28]+[.AB33]+[.AB38]+[.AB43]+[.AB48])/10" office:value-type="float" office:value="20.9988193017802">
            <text:p>20.9988193018</text:p>
          </table:table-cell>
          <table:table-cell table:formula="of:=([.AC3]+[.AC8]+[.AC13]+[.AC18]+[.AC23]+[.AC28]+[.AC33]+[.AC38]+[.AC43]+[.AC48])/10" office:value-type="float" office:value="21.2829499694638">
            <text:p>21.2829499695</text:p>
          </table:table-cell>
          <table:table-cell table:formula="of:=([.AD3]+[.AD8]+[.AD13]+[.AD18]+[.AD23]+[.AD28]+[.AD33]+[.AD38]+[.AD43]+[.AD48])/10" office:value-type="float" office:value="21.0375237320629">
            <text:p>21.0375237321</text:p>
          </table:table-cell>
          <table:table-cell table:formula="of:=([.AE3]+[.AE8]+[.AE13]+[.AE18]+[.AE23]+[.AE28]+[.AE33]+[.AE38]+[.AE43]+[.AE48])/10" office:value-type="float" office:value="20.544869012414">
            <text:p>20.5448690124</text:p>
          </table:table-cell>
          <table:table-cell table:formula="of:=([.AF3]+[.AF8]+[.AF13]+[.AF18]+[.AF23]+[.AF28]+[.AF33]+[.AF38]+[.AF43]+[.AF48])/10" office:value-type="float" office:value="20.5133410676675">
            <text:p>20.5133410677</text:p>
          </table:table-cell>
          <table:table-cell table:formula="of:=([.AG3]+[.AG8]+[.AG13]+[.AG18]+[.AG23]+[.AG28]+[.AG33]+[.AG38]+[.AG43]+[.AG48])/10" office:value-type="float" office:value="20.6421522788624">
            <text:p>20.6421522789</text:p>
          </table:table-cell>
          <table:table-cell table:formula="of:=([.AH3]+[.AH8]+[.AH13]+[.AH18]+[.AH23]+[.AH28]+[.AH33]+[.AH38]+[.AH43]+[.AH48])/10" office:value-type="float" office:value="21.6499690922146">
            <text:p>21.6499690922</text:p>
          </table:table-cell>
          <table:table-cell table:formula="of:=([.AI3]+[.AI8]+[.AI13]+[.AI18]+[.AI23]+[.AI28]+[.AI33]+[.AI38]+[.AI43]+[.AI48])/10" office:value-type="float" office:value="21.6013269013587">
            <text:p>21.6013269014</text:p>
          </table:table-cell>
          <table:table-cell table:formula="of:=([.AJ3]+[.AJ8]+[.AJ13]+[.AJ18]+[.AJ23]+[.AJ28]+[.AJ33]+[.AJ38]+[.AJ43]+[.AJ48])/10" office:value-type="float" office:value="21.5773185405618">
            <text:p>21.5773185406</text:p>
          </table:table-cell>
          <table:table-cell table:formula="of:=([.AK3]+[.AK8]+[.AK13]+[.AK18]+[.AK23]+[.AK28]+[.AK33]+[.AK38]+[.AK43]+[.AK48])/10" office:value-type="float" office:value="21.6746083775657">
            <text:p>21.6746083776</text:p>
          </table:table-cell>
          <table:table-cell table:formula="of:=([.AL3]+[.AL8]+[.AL13]+[.AL18]+[.AL23]+[.AL28]+[.AL33]+[.AL38]+[.AL43]+[.AL48])/10" office:value-type="float" office:value="21.4602990975778">
            <text:p>21.4602990976</text:p>
          </table:table-cell>
          <table:table-cell table:formula="of:=([.AM3]+[.AM8]+[.AM13]+[.AM18]+[.AM23]+[.AM28]+[.AM33]+[.AM38]+[.AM43]+[.AM48])/10" office:value-type="float" office:value="21.2403982682095">
            <text:p>21.2403982682</text:p>
          </table:table-cell>
          <table:table-cell table:formula="of:=([.AN3]+[.AN8]+[.AN13]+[.AN18]+[.AN23]+[.AN28]+[.AN33]+[.AN38]+[.AN43]+[.AN48])/10" office:value-type="float" office:value="21.157318668917">
            <text:p>21.1573186689</text:p>
          </table:table-cell>
          <table:table-cell table:formula="of:=([.AO3]+[.AO8]+[.AO13]+[.AO18]+[.AO23]+[.AO28]+[.AO33]+[.AO38]+[.AO43]+[.AO48])/10" office:value-type="float" office:value="21.1985265582093">
            <text:p>21.1985265582</text:p>
          </table:table-cell>
          <table:table-cell table:formula="of:=([.AP3]+[.AP8]+[.AP13]+[.AP18]+[.AP23]+[.AP28]+[.AP33]+[.AP38]+[.AP43]+[.AP48])/10" office:value-type="float" office:value="21.1369587433855">
            <text:p>21.1369587434</text:p>
          </table:table-cell>
          <table:table-cell table:formula="of:=([.AQ3]+[.AQ8]+[.AQ13]+[.AQ18]+[.AQ23]+[.AQ28]+[.AQ33]+[.AQ38]+[.AQ43]+[.AQ48])/10" office:value-type="float" office:value="21.0967173726949">
            <text:p>21.0967173727</text:p>
          </table:table-cell>
          <table:table-cell table:formula="of:=([.AR3]+[.AR8]+[.AR13]+[.AR18]+[.AR23]+[.AR28]+[.AR33]+[.AR38]+[.AR43]+[.AR48])/10" office:value-type="float" office:value="21.3480891864747">
            <text:p>21.3480891865</text:p>
          </table:table-cell>
          <table:table-cell table:formula="of:=([.AS3]+[.AS8]+[.AS13]+[.AS18]+[.AS23]+[.AS28]+[.AS33]+[.AS38]+[.AS43]+[.AS48])/10" office:value-type="float" office:value="21.2615880888376">
            <text:p>21.2615880888</text:p>
          </table:table-cell>
          <table:table-cell table:formula="of:=([.AT3]+[.AT8]+[.AT13]+[.AT18]+[.AT23]+[.AT28]+[.AT33]+[.AT38]+[.AT43]+[.AT48])/10" office:value-type="float" office:value="21.018096886505">
            <text:p>21.0180968865</text:p>
          </table:table-cell>
          <table:table-cell table:formula="of:=([.AU3]+[.AU8]+[.AU13]+[.AU18]+[.AU23]+[.AU28]+[.AU33]+[.AU38]+[.AU43]+[.AU48])/10" office:value-type="float" office:value="21.0571015787173">
            <text:p>21.0571015787</text:p>
          </table:table-cell>
          <table:table-cell table:formula="of:=([.AV3]+[.AV8]+[.AV13]+[.AV18]+[.AV23]+[.AV28]+[.AV33]+[.AV38]+[.AV43]+[.AV48])/10" office:value-type="float" office:value="21.3044860143058">
            <text:p>21.3044860143</text:p>
          </table:table-cell>
          <table:table-cell table:formula="of:=([.AW3]+[.AW8]+[.AW13]+[.AW18]+[.AW23]+[.AW28]+[.AW33]+[.AW38]+[.AW43]+[.AW48])/10" office:value-type="float" office:value="21.2193784371234">
            <text:p>21.2193784371</text:p>
          </table:table-cell>
          <table:table-cell table:formula="of:=([.AX3]+[.AX8]+[.AX13]+[.AX18]+[.AX23]+[.AX28]+[.AX33]+[.AX38]+[.AX43]+[.AX48])/10" office:value-type="float" office:value="21.437481999712">
            <text:p>21.4374819997</text:p>
          </table:table-cell>
          <table:table-cell table:formula="of:=([.AY3]+[.AY8]+[.AY13]+[.AY18]+[.AY23]+[.AY28]+[.AY33]+[.AY38]+[.AY43]+[.AY48])/10" office:value-type="float" office:value="21.5535151102664">
            <text:p>21.5535151103</text:p>
          </table:table-cell>
          <table:table-cell table:formula="of:=([.AZ3]+[.AZ8]+[.AZ13]+[.AZ18]+[.AZ23]+[.AZ28]+[.AZ33]+[.AZ38]+[.AZ43]+[.AZ48])/10" office:value-type="float" office:value="21.6255428505558">
            <text:p>21.6255428506</text:p>
          </table:table-cell>
          <table:table-cell table:formula="of:=([.BA3]+[.BA8]+[.BA13]+[.BA18]+[.BA23]+[.BA28]+[.BA33]+[.BA38]+[.BA43]+[.BA48])/10" office:value-type="float" office:value="21.3701606973458">
            <text:p>21.3701606973</text:p>
          </table:table-cell>
          <table:table-cell table:formula="of:=([.BB3]+[.BB8]+[.BB13]+[.BB18]+[.BB23]+[.BB28]+[.BB33]+[.BB38]+[.BB43]+[.BB48])/10" office:value-type="float" office:value="21.0768321938903">
            <text:p>21.0768321939</text:p>
          </table:table-cell>
          <table:table-cell table:formula="of:=([.BC3]+[.BC8]+[.BC13]+[.BC18]+[.BC23]+[.BC28]+[.BC33]+[.BC38]+[.BC43]+[.BC48])/10" office:value-type="float" office:value="21.5299139977554">
            <text:p>21.5299139978</text:p>
          </table:table-cell>
          <table:table-cell table:formula="of:=([.BD3]+[.BD8]+[.BD13]+[.BD18]+[.BD23]+[.BD28]+[.BD33]+[.BD38]+[.BD43]+[.BD48])/10" office:value-type="float" office:value="21.4833084954157">
            <text:p>21.4833084954</text:p>
          </table:table-cell>
          <table:table-cell table:formula="of:=([.BE3]+[.BE8]+[.BE13]+[.BE18]+[.BE23]+[.BE28]+[.BE33]+[.BE38]+[.BE43]+[.BE48])/10" office:value-type="float" office:value="21.1778406265257">
            <text:p>21.1778406265</text:p>
          </table:table-cell>
          <table:table-cell table:formula="of:=([.BF3]+[.BF8]+[.BF13]+[.BF18]+[.BF23]+[.BF28]+[.BF33]+[.BF38]+[.BF43]+[.BF48])/10" office:value-type="float" office:value="22.2168357316359">
            <text:p>22.2168357316</text:p>
          </table:table-cell>
          <table:table-cell table:formula="of:=([.BG3]+[.BG8]+[.BG13]+[.BG18]+[.BG23]+[.BG28]+[.BG33]+[.BG38]+[.BG43]+[.BG48])/10" office:value-type="float" office:value="33.7503275831427">
            <text:p>33.7503275831</text:p>
          </table:table-cell>
          <table:table-cell table:formula="of:=([.BH3]+[.BH8]+[.BH13]+[.BH18]+[.BH23]+[.BH28]+[.BH33]+[.BH38]+[.BH43]+[.BH48])/10" office:value-type="float" office:value="21.6746083775657">
            <text:p>21.6746083776</text:p>
          </table:table-cell>
          <table:table-cell table:formula="of:=([.BI3]+[.BI8]+[.BI13]+[.BI18]+[.BI23]+[.BI28]+[.BI33]+[.BI38]+[.BI43]+[.BI48])/10" office:value-type="float" office:value="21.4833084954157">
            <text:p>21.4833084954</text:p>
          </table:table-cell>
          <table:table-cell table:formula="of:=([.BJ3]+[.BJ8]+[.BJ13]+[.BJ18]+[.BJ23]+[.BJ28]+[.BJ33]+[.BJ38]+[.BJ43]+[.BJ48])/10" office:value-type="float" office:value="23.1769259091431">
            <text:p>23.1769259091</text:p>
          </table:table-cell>
          <table:table-cell table:formula="of:=([.BK3]+[.BK8]+[.BK13]+[.BK18]+[.BK23]+[.BK28]+[.BK33]+[.BK38]+[.BK43]+[.BK48])/10" office:value-type="float" office:value="27.484069142689">
            <text:p>27.4840691427</text:p>
          </table:table-cell>
          <table:table-cell table:formula="of:=([.BL3]+[.BL8]+[.BL13]+[.BL18]+[.BL23]+[.BL28]+[.BL33]+[.BL38]+[.BL43]+[.BL48])/10" office:value-type="float" office:value="25.4767645764805">
            <text:p>25.4767645765</text:p>
          </table:table-cell>
          <table:table-cell table:formula="of:=([.BM3]+[.BM8]+[.BM13]+[.BM18]+[.BM23]+[.BM28]+[.BM33]+[.BM38]+[.BM43]+[.BM48])/10" office:value-type="float" office:value="21.5773185405618">
            <text:p>21.5773185406</text:p>
          </table:table-cell>
          <table:table-cell table:formula="of:=([.BN3]+[.BN8]+[.BN13]+[.BN18]+[.BN23]+[.BN28]+[.BN33]+[.BN38]+[.BN43]+[.BN48])/10" office:value-type="float" office:value="25.7611229400153">
            <text:p>25.76112294</text:p>
          </table:table-cell>
          <table:table-cell table:formula="of:=([.BO3]+[.BO8]+[.BO13]+[.BO18]+[.BO23]+[.BO28]+[.BO33]+[.BO38]+[.BO43]+[.BO48])/10" office:value-type="float" office:value="28.3564921787946">
            <text:p>28.3564921788</text:p>
          </table:table-cell>
          <table:table-cell table:formula="of:=([.BP3]+[.BP8]+[.BP13]+[.BP18]+[.BP23]+[.BP28]+[.BP33]+[.BP38]+[.BP43]+[.BP48])/10" office:value-type="float" office:value="22.4638942082992">
            <text:p>22.4638942083</text:p>
          </table:table-cell>
          <table:table-cell table:formula="of:=([.BQ3]+[.BQ8]+[.BQ13]+[.BQ18]+[.BQ23]+[.BQ28]+[.BQ33]+[.BQ38]+[.BQ43]+[.BQ48])/10" office:value-type="float" office:value="27.0924800499634">
            <text:p>27.09248005</text:p>
          </table:table-cell>
          <table:table-cell table:formula="of:=([.BR3]+[.BR8]+[.BR13]+[.BR18]+[.BR23]+[.BR28]+[.BR33]+[.BR38]+[.BR43]+[.BR48])/10" office:value-type="float" office:value="30.5702392804328">
            <text:p>30.5702392804</text:p>
          </table:table-cell>
          <table:table-cell table:formula="of:=([.BS3]+[.BS8]+[.BS13]+[.BS18]+[.BS23]+[.BS28]+[.BS33]+[.BS38]+[.BS43]+[.BS48])/10" office:value-type="float" office:value="27.9043179083622">
            <text:p>27.9043179084</text:p>
          </table:table-cell>
          <table:table-cell table:formula="of:=([.BT3]+[.BT8]+[.BT13]+[.BT18]+[.BT23]+[.BT28]+[.BT33]+[.BT38]+[.BT43]+[.BT48])/10" office:value-type="float" office:value="21.3924151409903">
            <text:p>21.392415141</text:p>
          </table:table-cell>
          <table:table-cell table:formula="of:=([.BU3]+[.BU8]+[.BU13]+[.BU18]+[.BU23]+[.BU28]+[.BU33]+[.BU38]+[.BU43]+[.BU48])/10" office:value-type="float" office:value="23.8715763189629">
            <text:p>23.871576319</text:p>
          </table:table-cell>
          <table:table-cell table:formula="of:=([.BV3]+[.BV8]+[.BV13]+[.BV18]+[.BV23]+[.BV28]+[.BV33]+[.BV38]+[.BV43]+[.BV48])/10" office:value-type="float" office:value="26.0630740158475">
            <text:p>26.0630740158</text:p>
          </table:table-cell>
          <table:table-cell table:formula="of:=([.BW3]+[.BW8]+[.BW13]+[.BW18]+[.BW23]+[.BW28]+[.BW33]+[.BW38]+[.BW43]+[.BW48])/10" office:value-type="float" office:value="21.8797387908373">
            <text:p>21.8797387908</text:p>
          </table:table-cell>
          <table:table-cell table:formula="of:=([.BX3]+[.BX8]+[.BX13]+[.BX18]+[.BX23]+[.BX28]+[.BX33]+[.BX38]+[.BX43]+[.BX48])/10" office:value-type="float" office:value="22.3379582516169">
            <text:p>22.3379582516</text:p>
          </table:table-cell>
          <table:table-cell table:formula="of:=([.BY3]+[.BY8]+[.BY13]+[.BY18]+[.BY23]+[.BY28]+[.BY33]+[.BY38]+[.BY43]+[.BY48])/10" office:value-type="float" office:value="29.9456265290448">
            <text:p>29.945626529</text:p>
          </table:table-cell>
          <table:table-cell table:formula="of:=([.BZ3]+[.BZ8]+[.BZ13]+[.BZ18]+[.BZ23]+[.BZ28]+[.BZ33]+[.BZ38]+[.BZ43]+[.BZ48])/10" office:value-type="float" office:value="22.5949363492263">
            <text:p>22.5949363492</text:p>
          </table:table-cell>
          <table:table-cell table:formula="of:=([.CA3]+[.CA8]+[.CA13]+[.CA18]+[.CA23]+[.CA28]+[.CA33]+[.CA38]+[.CA43]+[.CA48])/10" office:value-type="float" office:value="22.731401652582">
            <text:p>22.7314016526</text:p>
          </table:table-cell>
          <table:table-cell table:formula="of:=([.CB3]+[.CB8]+[.CB13]+[.CB18]+[.CB23]+[.CB28]+[.CB33]+[.CB38]+[.CB43]+[.CB48])/10" office:value-type="float" office:value="25.2085049296659">
            <text:p>25.2085049297</text:p>
          </table:table-cell>
          <table:table-cell table:formula="of:=([.CC3]+[.CC8]+[.CC13]+[.CC18]+[.CC23]+[.CC28]+[.CC33]+[.CC38]+[.CC43]+[.CC48])/10" office:value-type="float" office:value="28.8443735757362">
            <text:p>28.8443735757</text:p>
          </table:table-cell>
          <table:table-cell table:formula="of:=([.CD3]+[.CD8]+[.CD13]+[.CD18]+[.CD23]+[.CD28]+[.CD33]+[.CD38]+[.CD43]+[.CD48])/10" office:value-type="float" office:value="24.271892087973">
            <text:p>24.271892088</text:p>
          </table:table-cell>
          <table:table-cell table:formula="of:=([.CE3]+[.CE8]+[.CE13]+[.CE18]+[.CE23]+[.CE28]+[.CE33]+[.CE38]+[.CE43]+[.CE48])/10" office:value-type="float" office:value="31.2534273168115">
            <text:p>31.2534273168</text:p>
          </table:table-cell>
          <table:table-cell table:formula="of:=([.CF3]+[.CF8]+[.CF13]+[.CF18]+[.CF23]+[.CF28]+[.CF33]+[.CF38]+[.CF43]+[.CF48])/10" office:value-type="float" office:value="22.8736338871161">
            <text:p>22.8736338871</text:p>
          </table:table-cell>
          <table:table-cell table:formula="of:=([.CG3]+[.CG8]+[.CG13]+[.CG18]+[.CG23]+[.CG28]+[.CG33]+[.CG38]+[.CG43]+[.CG48])/10" office:value-type="float" office:value="32.0038356557367">
            <text:p>32.0038356557</text:p>
          </table:table-cell>
          <table:table-cell table:formula="of:=([.CH3]+[.CH8]+[.CH13]+[.CH18]+[.CH23]+[.CH28]+[.CH33]+[.CH38]+[.CH43]+[.CH48])/10" office:value-type="float" office:value="32.8318985403791">
            <text:p>32.8318985404</text:p>
          </table:table-cell>
          <table:table-cell table:formula="of:=([.CI3]+[.CI8]+[.CI13]+[.CI18]+[.CI23]+[.CI28]+[.CI33]+[.CI38]+[.CI43]+[.CI48])/10" office:value-type="float" office:value="26.7267155497786">
            <text:p>26.7267155498</text:p>
          </table:table-cell>
          <table:table-cell table:formula="of:=([.CJ3]+[.CJ8]+[.CJ13]+[.CJ18]+[.CJ23]+[.CJ28]+[.CJ33]+[.CJ38]+[.CJ43]+[.CJ48])/10" office:value-type="float" office:value="23.5082183160859">
            <text:p>23.5082183161</text:p>
          </table:table-cell>
          <table:table-cell table:formula="of:=([.CK3]+[.CK8]+[.CK13]+[.CK18]+[.CK23]+[.CK28]+[.CK33]+[.CK38]+[.CK43]+[.CK48])/10" office:value-type="float" office:value="21.7753526900464">
            <text:p>21.77535269</text:p>
          </table:table-cell>
          <table:table-cell table:formula="of:=([.CL3]+[.CL8]+[.CL13]+[.CL18]+[.CL23]+[.CL28]+[.CL33]+[.CL38]+[.CL43]+[.CL48])/10" office:value-type="float" office:value="21.9879677843226">
            <text:p>21.9879677843</text:p>
          </table:table-cell>
          <table:table-cell table:formula="of:=([.CM3]+[.CM8]+[.CM13]+[.CM18]+[.CM23]+[.CM28]+[.CM33]+[.CM38]+[.CM43]+[.CM48])/10" office:value-type="float" office:value="24.0667708117457">
            <text:p>24.0667708117</text:p>
          </table:table-cell>
          <table:table-cell table:formula="of:=([.CN3]+[.CN8]+[.CN13]+[.CN18]+[.CN23]+[.CN28]+[.CN33]+[.CN38]+[.CN43]+[.CN48])/10" office:value-type="float" office:value="24.4877171580469">
            <text:p>24.487717158</text:p>
          </table:table-cell>
          <table:table-cell table:formula="of:=([.CO3]+[.CO8]+[.CO13]+[.CO18]+[.CO23]+[.CO28]+[.CO33]+[.CO38]+[.CO43]+[.CO48])/10" office:value-type="float" office:value="24.715106297975">
            <text:p>24.715106298</text:p>
          </table:table-cell>
          <table:table-cell table:formula="of:=([.CP3]+[.CP8]+[.CP13]+[.CP18]+[.CP23]+[.CP28]+[.CP33]+[.CP38]+[.CP43]+[.CP48])/10" office:value-type="float" office:value="20">
            <text:p>20</text:p>
          </table:table-cell>
          <table:table-cell table:formula="of:=([.CQ3]+[.CQ8]+[.CQ13]+[.CQ18]+[.CQ23]+[.CQ28]+[.CQ33]+[.CQ38]+[.CQ43]+[.CQ48])/10" office:value-type="float" office:value="20">
            <text:p>20</text:p>
          </table:table-cell>
          <table:table-cell table:formula="of:=([.CR3]+[.CR8]+[.CR13]+[.CR18]+[.CR23]+[.CR28]+[.CR33]+[.CR38]+[.CR43]+[.CR48])/10" office:value-type="float" office:value="20">
            <text:p>20</text:p>
          </table:table-cell>
          <table:table-cell table:formula="of:=([.CS3]+[.CS8]+[.CS13]+[.CS18]+[.CS23]+[.CS28]+[.CS33]+[.CS38]+[.CS43]+[.CS48])/10" office:value-type="float" office:value="20">
            <text:p>20</text:p>
          </table:table-cell>
          <table:table-cell table:number-columns-repeated="864"/>
        </table:table-row>
        <table:table-row table:style-name="ro1">
          <table:table-cell office:value-type="string">
            <text:p>電力の買取価格</text:p>
          </table:table-cell>
          <table:table-cell table:formula="of:=([.B4]+[.B9]+[.B14]+[.B19]+[.B24]+[.B29]+[.B34]+[.B39]+[.B44]+[.B49])/10" office:value-type="float" office:value="20">
            <text:p>20</text:p>
          </table:table-cell>
          <table:table-cell table:formula="of:=([.C4]+[.C9]+[.C14]+[.C19]+[.C24]+[.C29]+[.C34]+[.C39]+[.C44]+[.C49])/10" office:value-type="float" office:value="20">
            <text:p>20</text:p>
          </table:table-cell>
          <table:table-cell table:formula="of:=([.D4]+[.D9]+[.D14]+[.D19]+[.D24]+[.D29]+[.D34]+[.D39]+[.D44]+[.D49])/10" office:value-type="float" office:value="20">
            <text:p>20</text:p>
          </table:table-cell>
          <table:table-cell table:formula="of:=([.E4]+[.E9]+[.E14]+[.E19]+[.E24]+[.E29]+[.E34]+[.E39]+[.E44]+[.E49])/10" office:value-type="float" office:value="20">
            <text:p>20</text:p>
          </table:table-cell>
          <table:table-cell table:formula="of:=([.F4]+[.F9]+[.F14]+[.F19]+[.F24]+[.F29]+[.F34]+[.F39]+[.F44]+[.F49])/10" office:value-type="float" office:value="20">
            <text:p>20</text:p>
          </table:table-cell>
          <table:table-cell table:formula="of:=([.G4]+[.G9]+[.G14]+[.G19]+[.G24]+[.G29]+[.G34]+[.G39]+[.G44]+[.G49])/10" office:value-type="float" office:value="20">
            <text:p>20</text:p>
          </table:table-cell>
          <table:table-cell table:formula="of:=([.H4]+[.H9]+[.H14]+[.H19]+[.H24]+[.H29]+[.H34]+[.H39]+[.H44]+[.H49])/10" office:value-type="float" office:value="20">
            <text:p>20</text:p>
          </table:table-cell>
          <table:table-cell table:formula="of:=([.I4]+[.I9]+[.I14]+[.I19]+[.I24]+[.I29]+[.I34]+[.I39]+[.I44]+[.I49])/10" office:value-type="float" office:value="20">
            <text:p>20</text:p>
          </table:table-cell>
          <table:table-cell table:formula="of:=([.J4]+[.J9]+[.J14]+[.J19]+[.J24]+[.J29]+[.J34]+[.J39]+[.J44]+[.J49])/10" office:value-type="float" office:value="20">
            <text:p>20</text:p>
          </table:table-cell>
          <table:table-cell table:formula="of:=([.K4]+[.K9]+[.K14]+[.K19]+[.K24]+[.K29]+[.K34]+[.K39]+[.K44]+[.K49])/10" office:value-type="float" office:value="20">
            <text:p>20</text:p>
          </table:table-cell>
          <table:table-cell table:formula="of:=([.L4]+[.L9]+[.L14]+[.L19]+[.L24]+[.L29]+[.L34]+[.L39]+[.L44]+[.L49])/10" office:value-type="float" office:value="20">
            <text:p>20</text:p>
          </table:table-cell>
          <table:table-cell table:formula="of:=([.M4]+[.M9]+[.M14]+[.M19]+[.M24]+[.M29]+[.M34]+[.M39]+[.M44]+[.M49])/10" office:value-type="float" office:value="20">
            <text:p>20</text:p>
          </table:table-cell>
          <table:table-cell table:formula="of:=([.N4]+[.N9]+[.N14]+[.N19]+[.N24]+[.N29]+[.N34]+[.N39]+[.N44]+[.N49])/10" office:value-type="float" office:value="20">
            <text:p>20</text:p>
          </table:table-cell>
          <table:table-cell table:formula="of:=([.O4]+[.O9]+[.O14]+[.O19]+[.O24]+[.O29]+[.O34]+[.O39]+[.O44]+[.O49])/10" office:value-type="float" office:value="20">
            <text:p>20</text:p>
          </table:table-cell>
          <table:table-cell table:formula="of:=([.P4]+[.P9]+[.P14]+[.P19]+[.P24]+[.P29]+[.P34]+[.P39]+[.P44]+[.P49])/10" office:value-type="float" office:value="20">
            <text:p>20</text:p>
          </table:table-cell>
          <table:table-cell table:formula="of:=([.Q4]+[.Q9]+[.Q14]+[.Q19]+[.Q24]+[.Q29]+[.Q34]+[.Q39]+[.Q44]+[.Q49])/10" office:value-type="float" office:value="20">
            <text:p>20</text:p>
          </table:table-cell>
          <table:table-cell table:formula="of:=([.R4]+[.R9]+[.R14]+[.R19]+[.R24]+[.R29]+[.R34]+[.R39]+[.R44]+[.R49])/10" office:value-type="float" office:value="20">
            <text:p>20</text:p>
          </table:table-cell>
          <table:table-cell table:formula="of:=([.S4]+[.S9]+[.S14]+[.S19]+[.S24]+[.S29]+[.S34]+[.S39]+[.S44]+[.S49])/10" office:value-type="float" office:value="20">
            <text:p>20</text:p>
          </table:table-cell>
          <table:table-cell table:formula="of:=([.T4]+[.T9]+[.T14]+[.T19]+[.T24]+[.T29]+[.T34]+[.T39]+[.T44]+[.T49])/10" office:value-type="float" office:value="20">
            <text:p>20</text:p>
          </table:table-cell>
          <table:table-cell table:formula="of:=([.U4]+[.U9]+[.U14]+[.U19]+[.U24]+[.U29]+[.U34]+[.U39]+[.U44]+[.U49])/10" office:value-type="float" office:value="20">
            <text:p>20</text:p>
          </table:table-cell>
          <table:table-cell table:formula="of:=([.V4]+[.V9]+[.V14]+[.V19]+[.V24]+[.V29]+[.V34]+[.V39]+[.V44]+[.V49])/10" office:value-type="float" office:value="20">
            <text:p>20</text:p>
          </table:table-cell>
          <table:table-cell table:formula="of:=([.W4]+[.W9]+[.W14]+[.W19]+[.W24]+[.W29]+[.W34]+[.W39]+[.W44]+[.W49])/10" office:value-type="float" office:value="20">
            <text:p>20</text:p>
          </table:table-cell>
          <table:table-cell table:formula="of:=([.X4]+[.X9]+[.X14]+[.X19]+[.X24]+[.X29]+[.X34]+[.X39]+[.X44]+[.X49])/10" office:value-type="float" office:value="20">
            <text:p>20</text:p>
          </table:table-cell>
          <table:table-cell table:formula="of:=([.Y4]+[.Y9]+[.Y14]+[.Y19]+[.Y24]+[.Y29]+[.Y34]+[.Y39]+[.Y44]+[.Y49])/10" office:value-type="float" office:value="20">
            <text:p>20</text:p>
          </table:table-cell>
          <table:table-cell table:formula="of:=([.Z4]+[.Z9]+[.Z14]+[.Z19]+[.Z24]+[.Z29]+[.Z34]+[.Z39]+[.Z44]+[.Z49])/10" office:value-type="float" office:value="20">
            <text:p>20</text:p>
          </table:table-cell>
          <table:table-cell table:formula="of:=([.AA4]+[.AA9]+[.AA14]+[.AA19]+[.AA24]+[.AA29]+[.AA34]+[.AA39]+[.AA44]+[.AA49])/10" office:value-type="float" office:value="20">
            <text:p>20</text:p>
          </table:table-cell>
          <table:table-cell table:formula="of:=([.AB4]+[.AB9]+[.AB14]+[.AB19]+[.AB24]+[.AB29]+[.AB34]+[.AB39]+[.AB44]+[.AB49])/10" office:value-type="float" office:value="20">
            <text:p>20</text:p>
          </table:table-cell>
          <table:table-cell table:formula="of:=([.AC4]+[.AC9]+[.AC14]+[.AC19]+[.AC24]+[.AC29]+[.AC34]+[.AC39]+[.AC44]+[.AC49])/10" office:value-type="float" office:value="20">
            <text:p>20</text:p>
          </table:table-cell>
          <table:table-cell table:formula="of:=([.AD4]+[.AD9]+[.AD14]+[.AD19]+[.AD24]+[.AD29]+[.AD34]+[.AD39]+[.AD44]+[.AD49])/10" office:value-type="float" office:value="20">
            <text:p>20</text:p>
          </table:table-cell>
          <table:table-cell table:formula="of:=([.AE4]+[.AE9]+[.AE14]+[.AE19]+[.AE24]+[.AE29]+[.AE34]+[.AE39]+[.AE44]+[.AE49])/10" office:value-type="float" office:value="20">
            <text:p>20</text:p>
          </table:table-cell>
          <table:table-cell table:formula="of:=([.AF4]+[.AF9]+[.AF14]+[.AF19]+[.AF24]+[.AF29]+[.AF34]+[.AF39]+[.AF44]+[.AF49])/10" office:value-type="float" office:value="20">
            <text:p>20</text:p>
          </table:table-cell>
          <table:table-cell table:formula="of:=([.AG4]+[.AG9]+[.AG14]+[.AG19]+[.AG24]+[.AG29]+[.AG34]+[.AG39]+[.AG44]+[.AG49])/10" office:value-type="float" office:value="20">
            <text:p>20</text:p>
          </table:table-cell>
          <table:table-cell table:formula="of:=([.AH4]+[.AH9]+[.AH14]+[.AH19]+[.AH24]+[.AH29]+[.AH34]+[.AH39]+[.AH44]+[.AH49])/10" office:value-type="float" office:value="20">
            <text:p>20</text:p>
          </table:table-cell>
          <table:table-cell table:formula="of:=([.AI4]+[.AI9]+[.AI14]+[.AI19]+[.AI24]+[.AI29]+[.AI34]+[.AI39]+[.AI44]+[.AI49])/10" office:value-type="float" office:value="20">
            <text:p>20</text:p>
          </table:table-cell>
          <table:table-cell table:formula="of:=([.AJ4]+[.AJ9]+[.AJ14]+[.AJ19]+[.AJ24]+[.AJ29]+[.AJ34]+[.AJ39]+[.AJ44]+[.AJ49])/10" office:value-type="float" office:value="20">
            <text:p>20</text:p>
          </table:table-cell>
          <table:table-cell table:formula="of:=([.AK4]+[.AK9]+[.AK14]+[.AK19]+[.AK24]+[.AK29]+[.AK34]+[.AK39]+[.AK44]+[.AK49])/10" office:value-type="float" office:value="20">
            <text:p>20</text:p>
          </table:table-cell>
          <table:table-cell table:formula="of:=([.AL4]+[.AL9]+[.AL14]+[.AL19]+[.AL24]+[.AL29]+[.AL34]+[.AL39]+[.AL44]+[.AL49])/10" office:value-type="float" office:value="20">
            <text:p>20</text:p>
          </table:table-cell>
          <table:table-cell table:formula="of:=([.AM4]+[.AM9]+[.AM14]+[.AM19]+[.AM24]+[.AM29]+[.AM34]+[.AM39]+[.AM44]+[.AM49])/10" office:value-type="float" office:value="20">
            <text:p>20</text:p>
          </table:table-cell>
          <table:table-cell table:formula="of:=([.AN4]+[.AN9]+[.AN14]+[.AN19]+[.AN24]+[.AN29]+[.AN34]+[.AN39]+[.AN44]+[.AN49])/10" office:value-type="float" office:value="20">
            <text:p>20</text:p>
          </table:table-cell>
          <table:table-cell table:formula="of:=([.AO4]+[.AO9]+[.AO14]+[.AO19]+[.AO24]+[.AO29]+[.AO34]+[.AO39]+[.AO44]+[.AO49])/10" office:value-type="float" office:value="9.33333333333333">
            <text:p>9.3333333333</text:p>
          </table:table-cell>
          <table:table-cell table:formula="of:=([.AP4]+[.AP9]+[.AP14]+[.AP19]+[.AP24]+[.AP29]+[.AP34]+[.AP39]+[.AP44]+[.AP49])/10" office:value-type="float" office:value="9.33333333333333">
            <text:p>9.3333333333</text:p>
          </table:table-cell>
          <table:table-cell table:formula="of:=([.AQ4]+[.AQ9]+[.AQ14]+[.AQ19]+[.AQ24]+[.AQ29]+[.AQ34]+[.AQ39]+[.AQ44]+[.AQ49])/10" office:value-type="float" office:value="20">
            <text:p>20</text:p>
          </table:table-cell>
          <table:table-cell table:formula="of:=([.AR4]+[.AR9]+[.AR14]+[.AR19]+[.AR24]+[.AR29]+[.AR34]+[.AR39]+[.AR44]+[.AR49])/10" office:value-type="float" office:value="9.33333333333333">
            <text:p>9.3333333333</text:p>
          </table:table-cell>
          <table:table-cell table:formula="of:=([.AS4]+[.AS9]+[.AS14]+[.AS19]+[.AS24]+[.AS29]+[.AS34]+[.AS39]+[.AS44]+[.AS49])/10" office:value-type="float" office:value="9.33333333333333">
            <text:p>9.3333333333</text:p>
          </table:table-cell>
          <table:table-cell table:formula="of:=([.AT4]+[.AT9]+[.AT14]+[.AT19]+[.AT24]+[.AT29]+[.AT34]+[.AT39]+[.AT44]+[.AT49])/10" office:value-type="float" office:value="9.33333333333333">
            <text:p>9.3333333333</text:p>
          </table:table-cell>
          <table:table-cell table:formula="of:=([.AU4]+[.AU9]+[.AU14]+[.AU19]+[.AU24]+[.AU29]+[.AU34]+[.AU39]+[.AU44]+[.AU49])/10" office:value-type="float" office:value="20">
            <text:p>20</text:p>
          </table:table-cell>
          <table:table-cell table:formula="of:=([.AV4]+[.AV9]+[.AV14]+[.AV19]+[.AV24]+[.AV29]+[.AV34]+[.AV39]+[.AV44]+[.AV49])/10" office:value-type="float" office:value="9.33333333333333">
            <text:p>9.3333333333</text:p>
          </table:table-cell>
          <table:table-cell table:formula="of:=([.AW4]+[.AW9]+[.AW14]+[.AW19]+[.AW24]+[.AW29]+[.AW34]+[.AW39]+[.AW44]+[.AW49])/10" office:value-type="float" office:value="9.33333333333333">
            <text:p>9.3333333333</text:p>
          </table:table-cell>
          <table:table-cell table:formula="of:=([.AX4]+[.AX9]+[.AX14]+[.AX19]+[.AX24]+[.AX29]+[.AX34]+[.AX39]+[.AX44]+[.AX49])/10" office:value-type="float" office:value="20">
            <text:p>20</text:p>
          </table:table-cell>
          <table:table-cell table:formula="of:=([.AY4]+[.AY9]+[.AY14]+[.AY19]+[.AY24]+[.AY29]+[.AY34]+[.AY39]+[.AY44]+[.AY49])/10" office:value-type="float" office:value="9.33333333333333">
            <text:p>9.3333333333</text:p>
          </table:table-cell>
          <table:table-cell table:formula="of:=([.AZ4]+[.AZ9]+[.AZ14]+[.AZ19]+[.AZ24]+[.AZ29]+[.AZ34]+[.AZ39]+[.AZ44]+[.AZ49])/10" office:value-type="float" office:value="20">
            <text:p>20</text:p>
          </table:table-cell>
          <table:table-cell table:formula="of:=([.BA4]+[.BA9]+[.BA14]+[.BA19]+[.BA24]+[.BA29]+[.BA34]+[.BA39]+[.BA44]+[.BA49])/10" office:value-type="float" office:value="9.56916266666551">
            <text:p>9.5691626667</text:p>
          </table:table-cell>
          <table:table-cell table:formula="of:=([.BB4]+[.BB9]+[.BB14]+[.BB19]+[.BB24]+[.BB29]+[.BB34]+[.BB39]+[.BB44]+[.BB49])/10" office:value-type="float" office:value="20">
            <text:p>20</text:p>
          </table:table-cell>
          <table:table-cell table:formula="of:=([.BC4]+[.BC9]+[.BC14]+[.BC19]+[.BC24]+[.BC29]+[.BC34]+[.BC39]+[.BC44]+[.BC49])/10" office:value-type="float" office:value="9.33333333333333">
            <text:p>9.3333333333</text:p>
          </table:table-cell>
          <table:table-cell table:formula="of:=([.BD4]+[.BD9]+[.BD14]+[.BD19]+[.BD24]+[.BD29]+[.BD34]+[.BD39]+[.BD44]+[.BD49])/10" office:value-type="float" office:value="20">
            <text:p>20</text:p>
          </table:table-cell>
          <table:table-cell table:formula="of:=([.BE4]+[.BE9]+[.BE14]+[.BE19]+[.BE24]+[.BE29]+[.BE34]+[.BE39]+[.BE44]+[.BE49])/10" office:value-type="float" office:value="10.634268625">
            <text:p>10.634268625</text:p>
          </table:table-cell>
          <table:table-cell table:formula="of:=([.BF4]+[.BF9]+[.BF14]+[.BF19]+[.BF24]+[.BF29]+[.BF34]+[.BF39]+[.BF44]+[.BF49])/10" office:value-type="float" office:value="20">
            <text:p>20</text:p>
          </table:table-cell>
          <table:table-cell table:formula="of:=([.BG4]+[.BG9]+[.BG14]+[.BG19]+[.BG24]+[.BG29]+[.BG34]+[.BG39]+[.BG44]+[.BG49])/10" office:value-type="float" office:value="20">
            <text:p>20</text:p>
          </table:table-cell>
          <table:table-cell table:formula="of:=([.BH4]+[.BH9]+[.BH14]+[.BH19]+[.BH24]+[.BH29]+[.BH34]+[.BH39]+[.BH44]+[.BH49])/10" office:value-type="float" office:value="20">
            <text:p>20</text:p>
          </table:table-cell>
          <table:table-cell table:formula="of:=([.BI4]+[.BI9]+[.BI14]+[.BI19]+[.BI24]+[.BI29]+[.BI34]+[.BI39]+[.BI44]+[.BI49])/10" office:value-type="float" office:value="15.24">
            <text:p>15.24</text:p>
          </table:table-cell>
          <table:table-cell table:formula="of:=([.BJ4]+[.BJ9]+[.BJ14]+[.BJ19]+[.BJ24]+[.BJ29]+[.BJ34]+[.BJ39]+[.BJ44]+[.BJ49])/10" office:value-type="float" office:value="20">
            <text:p>20</text:p>
          </table:table-cell>
          <table:table-cell table:formula="of:=([.BK4]+[.BK9]+[.BK14]+[.BK19]+[.BK24]+[.BK29]+[.BK34]+[.BK39]+[.BK44]+[.BK49])/10" office:value-type="float" office:value="20">
            <text:p>20</text:p>
          </table:table-cell>
          <table:table-cell table:formula="of:=([.BL4]+[.BL9]+[.BL14]+[.BL19]+[.BL24]+[.BL29]+[.BL34]+[.BL39]+[.BL44]+[.BL49])/10" office:value-type="float" office:value="20">
            <text:p>20</text:p>
          </table:table-cell>
          <table:table-cell table:formula="of:=([.BM4]+[.BM9]+[.BM14]+[.BM19]+[.BM24]+[.BM29]+[.BM34]+[.BM39]+[.BM44]+[.BM49])/10" office:value-type="float" office:value="9.33333333333333">
            <text:p>9.3333333333</text:p>
          </table:table-cell>
          <table:table-cell table:formula="of:=([.BN4]+[.BN9]+[.BN14]+[.BN19]+[.BN24]+[.BN29]+[.BN34]+[.BN39]+[.BN44]+[.BN49])/10" office:value-type="float" office:value="20">
            <text:p>20</text:p>
          </table:table-cell>
          <table:table-cell table:formula="of:=([.BO4]+[.BO9]+[.BO14]+[.BO19]+[.BO24]+[.BO29]+[.BO34]+[.BO39]+[.BO44]+[.BO49])/10" office:value-type="float" office:value="20">
            <text:p>20</text:p>
          </table:table-cell>
          <table:table-cell table:formula="of:=([.BP4]+[.BP9]+[.BP14]+[.BP19]+[.BP24]+[.BP29]+[.BP34]+[.BP39]+[.BP44]+[.BP49])/10" office:value-type="float" office:value="20">
            <text:p>20</text:p>
          </table:table-cell>
          <table:table-cell table:formula="of:=([.BQ4]+[.BQ9]+[.BQ14]+[.BQ19]+[.BQ24]+[.BQ29]+[.BQ34]+[.BQ39]+[.BQ44]+[.BQ49])/10" office:value-type="float" office:value="20">
            <text:p>20</text:p>
          </table:table-cell>
          <table:table-cell table:formula="of:=([.BR4]+[.BR9]+[.BR14]+[.BR19]+[.BR24]+[.BR29]+[.BR34]+[.BR39]+[.BR44]+[.BR49])/10" office:value-type="float" office:value="20">
            <text:p>20</text:p>
          </table:table-cell>
          <table:table-cell table:formula="of:=([.BS4]+[.BS9]+[.BS14]+[.BS19]+[.BS24]+[.BS29]+[.BS34]+[.BS39]+[.BS44]+[.BS49])/10" office:value-type="float" office:value="20">
            <text:p>20</text:p>
          </table:table-cell>
          <table:table-cell table:formula="of:=([.BT4]+[.BT9]+[.BT14]+[.BT19]+[.BT24]+[.BT29]+[.BT34]+[.BT39]+[.BT44]+[.BT49])/10" office:value-type="float" office:value="20">
            <text:p>20</text:p>
          </table:table-cell>
          <table:table-cell table:formula="of:=([.BU4]+[.BU9]+[.BU14]+[.BU19]+[.BU24]+[.BU29]+[.BU34]+[.BU39]+[.BU44]+[.BU49])/10" office:value-type="float" office:value="20">
            <text:p>20</text:p>
          </table:table-cell>
          <table:table-cell table:formula="of:=([.BV4]+[.BV9]+[.BV14]+[.BV19]+[.BV24]+[.BV29]+[.BV34]+[.BV39]+[.BV44]+[.BV49])/10" office:value-type="float" office:value="20">
            <text:p>20</text:p>
          </table:table-cell>
          <table:table-cell table:formula="of:=([.BW4]+[.BW9]+[.BW14]+[.BW19]+[.BW24]+[.BW29]+[.BW34]+[.BW39]+[.BW44]+[.BW49])/10" office:value-type="float" office:value="20">
            <text:p>20</text:p>
          </table:table-cell>
          <table:table-cell table:formula="of:=([.BX4]+[.BX9]+[.BX14]+[.BX19]+[.BX24]+[.BX29]+[.BX34]+[.BX39]+[.BX44]+[.BX49])/10" office:value-type="float" office:value="20">
            <text:p>20</text:p>
          </table:table-cell>
          <table:table-cell table:formula="of:=([.BY4]+[.BY9]+[.BY14]+[.BY19]+[.BY24]+[.BY29]+[.BY34]+[.BY39]+[.BY44]+[.BY49])/10" office:value-type="float" office:value="20">
            <text:p>20</text:p>
          </table:table-cell>
          <table:table-cell table:formula="of:=([.BZ4]+[.BZ9]+[.BZ14]+[.BZ19]+[.BZ24]+[.BZ29]+[.BZ34]+[.BZ39]+[.BZ44]+[.BZ49])/10" office:value-type="float" office:value="20">
            <text:p>20</text:p>
          </table:table-cell>
          <table:table-cell table:formula="of:=([.CA4]+[.CA9]+[.CA14]+[.CA19]+[.CA24]+[.CA29]+[.CA34]+[.CA39]+[.CA44]+[.CA49])/10" office:value-type="float" office:value="20">
            <text:p>20</text:p>
          </table:table-cell>
          <table:table-cell table:formula="of:=([.CB4]+[.CB9]+[.CB14]+[.CB19]+[.CB24]+[.CB29]+[.CB34]+[.CB39]+[.CB44]+[.CB49])/10" office:value-type="float" office:value="20">
            <text:p>20</text:p>
          </table:table-cell>
          <table:table-cell table:formula="of:=([.CC4]+[.CC9]+[.CC14]+[.CC19]+[.CC24]+[.CC29]+[.CC34]+[.CC39]+[.CC44]+[.CC49])/10" office:value-type="float" office:value="20">
            <text:p>20</text:p>
          </table:table-cell>
          <table:table-cell table:formula="of:=([.CD4]+[.CD9]+[.CD14]+[.CD19]+[.CD24]+[.CD29]+[.CD34]+[.CD39]+[.CD44]+[.CD49])/10" office:value-type="float" office:value="20">
            <text:p>20</text:p>
          </table:table-cell>
          <table:table-cell table:formula="of:=([.CE4]+[.CE9]+[.CE14]+[.CE19]+[.CE24]+[.CE29]+[.CE34]+[.CE39]+[.CE44]+[.CE49])/10" office:value-type="float" office:value="20">
            <text:p>20</text:p>
          </table:table-cell>
          <table:table-cell table:formula="of:=([.CF4]+[.CF9]+[.CF14]+[.CF19]+[.CF24]+[.CF29]+[.CF34]+[.CF39]+[.CF44]+[.CF49])/10" office:value-type="float" office:value="20">
            <text:p>20</text:p>
          </table:table-cell>
          <table:table-cell table:formula="of:=([.CG4]+[.CG9]+[.CG14]+[.CG19]+[.CG24]+[.CG29]+[.CG34]+[.CG39]+[.CG44]+[.CG49])/10" office:value-type="float" office:value="20">
            <text:p>20</text:p>
          </table:table-cell>
          <table:table-cell table:formula="of:=([.CH4]+[.CH9]+[.CH14]+[.CH19]+[.CH24]+[.CH29]+[.CH34]+[.CH39]+[.CH44]+[.CH49])/10" office:value-type="float" office:value="20">
            <text:p>20</text:p>
          </table:table-cell>
          <table:table-cell table:formula="of:=([.CI4]+[.CI9]+[.CI14]+[.CI19]+[.CI24]+[.CI29]+[.CI34]+[.CI39]+[.CI44]+[.CI49])/10" office:value-type="float" office:value="20">
            <text:p>20</text:p>
          </table:table-cell>
          <table:table-cell table:formula="of:=([.CJ4]+[.CJ9]+[.CJ14]+[.CJ19]+[.CJ24]+[.CJ29]+[.CJ34]+[.CJ39]+[.CJ44]+[.CJ49])/10" office:value-type="float" office:value="20">
            <text:p>20</text:p>
          </table:table-cell>
          <table:table-cell table:formula="of:=([.CK4]+[.CK9]+[.CK14]+[.CK19]+[.CK24]+[.CK29]+[.CK34]+[.CK39]+[.CK44]+[.CK49])/10" office:value-type="float" office:value="20">
            <text:p>20</text:p>
          </table:table-cell>
          <table:table-cell table:formula="of:=([.CL4]+[.CL9]+[.CL14]+[.CL19]+[.CL24]+[.CL29]+[.CL34]+[.CL39]+[.CL44]+[.CL49])/10" office:value-type="float" office:value="20">
            <text:p>20</text:p>
          </table:table-cell>
          <table:table-cell table:formula="of:=([.CM4]+[.CM9]+[.CM14]+[.CM19]+[.CM24]+[.CM29]+[.CM34]+[.CM39]+[.CM44]+[.CM49])/10" office:value-type="float" office:value="20">
            <text:p>20</text:p>
          </table:table-cell>
          <table:table-cell table:formula="of:=([.CN4]+[.CN9]+[.CN14]+[.CN19]+[.CN24]+[.CN29]+[.CN34]+[.CN39]+[.CN44]+[.CN49])/10" office:value-type="float" office:value="20">
            <text:p>20</text:p>
          </table:table-cell>
          <table:table-cell table:formula="of:=([.CO4]+[.CO9]+[.CO14]+[.CO19]+[.CO24]+[.CO29]+[.CO34]+[.CO39]+[.CO44]+[.CO49])/10" office:value-type="float" office:value="20">
            <text:p>20</text:p>
          </table:table-cell>
          <table:table-cell table:formula="of:=([.CP4]+[.CP9]+[.CP14]+[.CP19]+[.CP24]+[.CP29]+[.CP34]+[.CP39]+[.CP44]+[.CP49])/10" office:value-type="float" office:value="20">
            <text:p>20</text:p>
          </table:table-cell>
          <table:table-cell table:formula="of:=([.CQ4]+[.CQ9]+[.CQ14]+[.CQ19]+[.CQ24]+[.CQ29]+[.CQ34]+[.CQ39]+[.CQ44]+[.CQ49])/10" office:value-type="float" office:value="20">
            <text:p>20</text:p>
          </table:table-cell>
          <table:table-cell table:formula="of:=([.CR4]+[.CR9]+[.CR14]+[.CR19]+[.CR24]+[.CR29]+[.CR34]+[.CR39]+[.CR44]+[.CR49])/10" office:value-type="float" office:value="20">
            <text:p>20</text:p>
          </table:table-cell>
          <table:table-cell table:formula="of:=([.CS4]+[.CS9]+[.CS14]+[.CS19]+[.CS24]+[.CS29]+[.CS34]+[.CS39]+[.CS44]+[.CS49])/10" office:value-type="float" office:value="20">
            <text:p>20</text:p>
          </table:table-cell>
          <table:table-cell table:number-columns-repeated="864"/>
        </table:table-row>
        <table:table-row table:style-name="ro1">
          <table:table-cell office:value-type="string">
            <text:p>中央値</text:p>
          </table:table-cell>
          <table:table-cell table:number-columns-repeated="960"/>
        </table:table-row>
        <table:table-row table:style-name="ro1">
          <table:table-cell office:value-type="string">
            <text:p>購入量</text:p>
          </table:table-cell>
          <table:table-cell table:formula="of:=MEDIAN([.B1];[.B6];[.B11];[.B16];[.B21];[.B26];[.B31];[.B36];[.B41];[.B46])" office:value-type="float" office:value="324.232355068678">
            <text:p>324.2323550687</text:p>
          </table:table-cell>
          <table:table-cell table:formula="of:=MEDIAN([.C1];[.C6];[.C11];[.C16];[.C21];[.C26];[.C31];[.C36];[.C41];[.C46])" office:value-type="float" office:value="377.600669069735">
            <text:p>377.6006690697</text:p>
          </table:table-cell>
          <table:table-cell table:formula="of:=MEDIAN([.D1];[.D6];[.D11];[.D16];[.D21];[.D26];[.D31];[.D36];[.D41];[.D46])" office:value-type="float" office:value="500">
            <text:p>500</text:p>
          </table:table-cell>
          <table:table-cell table:formula="of:=MEDIAN([.E1];[.E6];[.E11];[.E16];[.E21];[.E26];[.E31];[.E36];[.E41];[.E46])" office:value-type="float" office:value="468.218986745501">
            <text:p>468.2189867455</text:p>
          </table:table-cell>
          <table:table-cell table:formula="of:=MEDIAN([.F1];[.F6];[.F11];[.F16];[.F21];[.F26];[.F31];[.F36];[.F41];[.F46])" office:value-type="float" office:value="321.517758747489">
            <text:p>321.5177587475</text:p>
          </table:table-cell>
          <table:table-cell table:formula="of:=MEDIAN([.G1];[.G6];[.G11];[.G16];[.G21];[.G26];[.G31];[.G36];[.G41];[.G46])" office:value-type="float" office:value="424.784169752882">
            <text:p>424.7841697529</text:p>
          </table:table-cell>
          <table:table-cell table:formula="of:=MEDIAN([.H1];[.H6];[.H11];[.H16];[.H21];[.H26];[.H31];[.H36];[.H41];[.H46])" office:value-type="float" office:value="393.396871180593">
            <text:p>393.3968711806</text:p>
          </table:table-cell>
          <table:table-cell table:formula="of:=MEDIAN([.I1];[.I6];[.I11];[.I16];[.I21];[.I26];[.I31];[.I36];[.I41];[.I46])" office:value-type="float" office:value="491.562798351442">
            <text:p>491.5627983514</text:p>
          </table:table-cell>
          <table:table-cell table:formula="of:=MEDIAN([.J1];[.J6];[.J11];[.J16];[.J21];[.J26];[.J31];[.J36];[.J41];[.J46])" office:value-type="float" office:value="436.994415650907">
            <text:p>436.9944156509</text:p>
          </table:table-cell>
          <table:table-cell table:formula="of:=MEDIAN([.K1];[.K6];[.K11];[.K16];[.K21];[.K26];[.K31];[.K36];[.K41];[.K46])" office:value-type="float" office:value="351.427165436134">
            <text:p>351.4271654361</text:p>
          </table:table-cell>
          <table:table-cell table:formula="of:=MEDIAN([.L1];[.L6];[.L11];[.L16];[.L21];[.L26];[.L31];[.L36];[.L41];[.L46])" office:value-type="float" office:value="269.744137490488">
            <text:p>269.7441374905</text:p>
          </table:table-cell>
          <table:table-cell table:formula="of:=MEDIAN([.M1];[.M6];[.M11];[.M16];[.M21];[.M26];[.M31];[.M36];[.M41];[.M46])" office:value-type="float" office:value="468.907476232843">
            <text:p>468.9074762328</text:p>
          </table:table-cell>
          <table:table-cell table:formula="of:=MEDIAN([.N1];[.N6];[.N11];[.N16];[.N21];[.N26];[.N31];[.N36];[.N41];[.N46])" office:value-type="float" office:value="427.208582478701">
            <text:p>427.2085824787</text:p>
          </table:table-cell>
          <table:table-cell table:formula="of:=MEDIAN([.O1];[.O6];[.O11];[.O16];[.O21];[.O26];[.O31];[.O36];[.O41];[.O46])" office:value-type="float" office:value="294.072258658684">
            <text:p>294.0722586587</text:p>
          </table:table-cell>
          <table:table-cell table:formula="of:=MEDIAN([.P1];[.P6];[.P11];[.P16];[.P21];[.P26];[.P31];[.P36];[.P41];[.P46])" office:value-type="float" office:value="339.966429066828">
            <text:p>339.9664290668</text:p>
          </table:table-cell>
          <table:table-cell table:formula="of:=MEDIAN([.Q1];[.Q6];[.Q11];[.Q16];[.Q21];[.Q26];[.Q31];[.Q36];[.Q41];[.Q46])" office:value-type="float" office:value="451.732554765014">
            <text:p>451.732554765</text:p>
          </table:table-cell>
          <table:table-cell table:formula="of:=MEDIAN([.R1];[.R6];[.R11];[.R16];[.R21];[.R26];[.R31];[.R36];[.R41];[.R46])" office:value-type="float" office:value="229.898691423187">
            <text:p>229.8986914232</text:p>
          </table:table-cell>
          <table:table-cell table:formula="of:=MEDIAN([.S1];[.S6];[.S11];[.S16];[.S21];[.S26];[.S31];[.S36];[.S41];[.S46])" office:value-type="float" office:value="371.187471760436">
            <text:p>371.1874717604</text:p>
          </table:table-cell>
          <table:table-cell table:formula="of:=MEDIAN([.T1];[.T6];[.T11];[.T16];[.T21];[.T26];[.T31];[.T36];[.T41];[.T46])" office:value-type="float" office:value="388.021069554197">
            <text:p>388.0210695542</text:p>
          </table:table-cell>
          <table:table-cell table:formula="of:=MEDIAN([.U1];[.U6];[.U11];[.U16];[.U21];[.U26];[.U31];[.U36];[.U41];[.U46])" office:value-type="float" office:value="266.534329961215">
            <text:p>266.5343299612</text:p>
          </table:table-cell>
          <table:table-cell table:formula="of:=MEDIAN([.V1];[.V6];[.V11];[.V16];[.V21];[.V26];[.V31];[.V36];[.V41];[.V46])" office:value-type="float" office:value="240.467056811064">
            <text:p>240.4670568111</text:p>
          </table:table-cell>
          <table:table-cell table:formula="of:=MEDIAN([.W1];[.W6];[.W11];[.W16];[.W21];[.W26];[.W31];[.W36];[.W41];[.W46])" office:value-type="float" office:value="491.286332847107">
            <text:p>491.2863328471</text:p>
          </table:table-cell>
          <table:table-cell table:formula="of:=MEDIAN([.X1];[.X6];[.X11];[.X16];[.X21];[.X26];[.X31];[.X36];[.X41];[.X46])" office:value-type="float" office:value="310.593250921569">
            <text:p>310.5932509216</text:p>
          </table:table-cell>
          <table:table-cell table:formula="of:=MEDIAN([.Y1];[.Y6];[.Y11];[.Y16];[.Y21];[.Y26];[.Y31];[.Y36];[.Y41];[.Y46])" office:value-type="float" office:value="316.000114533537">
            <text:p>316.0001145335</text:p>
          </table:table-cell>
          <table:table-cell table:formula="of:=MEDIAN([.Z1];[.Z6];[.Z11];[.Z16];[.Z21];[.Z26];[.Z31];[.Z36];[.Z41];[.Z46])" office:value-type="float" office:value="480.955707983309">
            <text:p>480.9557079833</text:p>
          </table:table-cell>
          <table:table-cell table:formula="of:=MEDIAN([.AA1];[.AA6];[.AA11];[.AA16];[.AA21];[.AA26];[.AA31];[.AA36];[.AA41];[.AA46])" office:value-type="float" office:value="320.225250862213">
            <text:p>320.2252508622</text:p>
          </table:table-cell>
          <table:table-cell table:formula="of:=MEDIAN([.AB1];[.AB6];[.AB11];[.AB16];[.AB21];[.AB26];[.AB31];[.AB36];[.AB41];[.AB46])" office:value-type="float" office:value="192.577471450829">
            <text:p>192.5774714508</text:p>
          </table:table-cell>
          <table:table-cell table:formula="of:=MEDIAN([.AC1];[.AC6];[.AC11];[.AC16];[.AC21];[.AC26];[.AC31];[.AC36];[.AC41];[.AC46])" office:value-type="float" office:value="181.703140079779">
            <text:p>181.7031400798</text:p>
          </table:table-cell>
          <table:table-cell table:formula="of:=MEDIAN([.AD1];[.AD6];[.AD11];[.AD16];[.AD21];[.AD26];[.AD31];[.AD36];[.AD41];[.AD46])" office:value-type="float" office:value="3.62448297901728">
            <text:p>3.624482979</text:p>
          </table:table-cell>
          <table:table-cell table:formula="of:=MEDIAN([.AE1];[.AE6];[.AE11];[.AE16];[.AE21];[.AE26];[.AE31];[.AE36];[.AE41];[.AE46])" office:value-type="float" office:value="118.942658248918">
            <text:p>118.9426582489</text:p>
          </table:table-cell>
          <table:table-cell table:formula="of:=MEDIAN([.AF1];[.AF6];[.AF11];[.AF16];[.AF21];[.AF26];[.AF31];[.AF36];[.AF41];[.AF46])" office:value-type="float" office:value="213.568627043277">
            <text:p>213.5686270433</text:p>
          </table:table-cell>
          <table:table-cell table:formula="of:=MEDIAN([.AG1];[.AG6];[.AG11];[.AG16];[.AG21];[.AG26];[.AG31];[.AG36];[.AG41];[.AG46])" office:value-type="float" office:value="0">
            <text:p>0</text:p>
          </table:table-cell>
          <table:table-cell table:formula="of:=MEDIAN([.AH1];[.AH6];[.AH11];[.AH16];[.AH21];[.AH26];[.AH31];[.AH36];[.AH41];[.AH46])" office:value-type="float" office:value="167.633531917767">
            <text:p>167.6335319178</text:p>
          </table:table-cell>
          <table:table-cell table:formula="of:=MEDIAN([.AI1];[.AI6];[.AI11];[.AI16];[.AI21];[.AI26];[.AI31];[.AI36];[.AI41];[.AI46])" office:value-type="float" office:value="260.910393295901">
            <text:p>260.9103932959</text:p>
          </table:table-cell>
          <table:table-cell table:formula="of:=MEDIAN([.AJ1];[.AJ6];[.AJ11];[.AJ16];[.AJ21];[.AJ26];[.AJ31];[.AJ36];[.AJ41];[.AJ46])" office:value-type="float" office:value="130.429436009885">
            <text:p>130.4294360099</text:p>
          </table:table-cell>
          <table:table-cell table:formula="of:=MEDIAN([.AK1];[.AK6];[.AK11];[.AK16];[.AK21];[.AK26];[.AK31];[.AK36];[.AK41];[.AK46])" office:value-type="float" office:value="39.7013875694581">
            <text:p>39.7013875695</text:p>
          </table:table-cell>
          <table:table-cell table:formula="of:=MEDIAN([.AL1];[.AL6];[.AL11];[.AL16];[.AL21];[.AL26];[.AL31];[.AL36];[.AL41];[.AL46])" office:value-type="float" office:value="127.940117008358">
            <text:p>127.9401170084</text:p>
          </table:table-cell>
          <table:table-cell table:formula="of:=MEDIAN([.AM1];[.AM6];[.AM11];[.AM16];[.AM21];[.AM26];[.AM31];[.AM36];[.AM41];[.AM46])" office:value-type="float" office:value="162.587219480287">
            <text:p>162.5872194803</text:p>
          </table:table-cell>
          <table:table-cell table:formula="of:=MEDIAN([.AN1];[.AN6];[.AN11];[.AN16];[.AN21];[.AN26];[.AN31];[.AN36];[.AN41];[.AN46])" office:value-type="float" office:value="220.489592991918">
            <text:p>220.4895929919</text:p>
          </table:table-cell>
          <table:table-cell table:formula="of:=MEDIAN([.AO1];[.AO6];[.AO11];[.AO16];[.AO21];[.AO26];[.AO31];[.AO36];[.AO41];[.AO46])" office:value-type="float" office:value="120.060672783584">
            <text:p>120.0606727836</text:p>
          </table:table-cell>
          <table:table-cell table:formula="of:=MEDIAN([.AP1];[.AP6];[.AP11];[.AP16];[.AP21];[.AP26];[.AP31];[.AP36];[.AP41];[.AP46])" office:value-type="float" office:value="64.2736332001579">
            <text:p>64.2736332002</text:p>
          </table:table-cell>
          <table:table-cell table:formula="of:=MEDIAN([.AQ1];[.AQ6];[.AQ11];[.AQ16];[.AQ21];[.AQ26];[.AQ31];[.AQ36];[.AQ41];[.AQ46])" office:value-type="float" office:value="0">
            <text:p>0</text:p>
          </table:table-cell>
          <table:table-cell table:formula="of:=MEDIAN([.AR1];[.AR6];[.AR11];[.AR16];[.AR21];[.AR26];[.AR31];[.AR36];[.AR41];[.AR46])" office:value-type="float" office:value="265.009564368821">
            <text:p>265.0095643688</text:p>
          </table:table-cell>
          <table:table-cell table:formula="of:=MEDIAN([.AS1];[.AS6];[.AS11];[.AS16];[.AS21];[.AS26];[.AS31];[.AS36];[.AS41];[.AS46])" office:value-type="float" office:value="243.38947579885">
            <text:p>243.3894757989</text:p>
          </table:table-cell>
          <table:table-cell table:formula="of:=MEDIAN([.AT1];[.AT6];[.AT11];[.AT16];[.AT21];[.AT26];[.AT31];[.AT36];[.AT41];[.AT46])" office:value-type="float" office:value="449.019716163564">
            <text:p>449.0197161636</text:p>
          </table:table-cell>
          <table:table-cell table:formula="of:=MEDIAN([.AU1];[.AU6];[.AU11];[.AU16];[.AU21];[.AU26];[.AU31];[.AU36];[.AU41];[.AU46])" office:value-type="float" office:value="498.482227919588">
            <text:p>498.4822279196</text:p>
          </table:table-cell>
          <table:table-cell table:formula="of:=MEDIAN([.AV1];[.AV6];[.AV11];[.AV16];[.AV21];[.AV26];[.AV31];[.AV36];[.AV41];[.AV46])" office:value-type="float" office:value="87.0424832232598">
            <text:p>87.0424832233</text:p>
          </table:table-cell>
          <table:table-cell table:formula="of:=MEDIAN([.AW1];[.AW6];[.AW11];[.AW16];[.AW21];[.AW26];[.AW31];[.AW36];[.AW41];[.AW46])" office:value-type="float" office:value="194.371074257056">
            <text:p>194.3710742571</text:p>
          </table:table-cell>
          <table:table-cell table:formula="of:=MEDIAN([.AX1];[.AX6];[.AX11];[.AX16];[.AX21];[.AX26];[.AX31];[.AX36];[.AX41];[.AX46])" office:value-type="float" office:value="42.7519596838692">
            <text:p>42.7519596839</text:p>
          </table:table-cell>
          <table:table-cell table:formula="of:=MEDIAN([.AY1];[.AY6];[.AY11];[.AY16];[.AY21];[.AY26];[.AY31];[.AY36];[.AY41];[.AY46])" office:value-type="float" office:value="451.801501674055">
            <text:p>451.8015016741</text:p>
          </table:table-cell>
          <table:table-cell table:formula="of:=MEDIAN([.AZ1];[.AZ6];[.AZ11];[.AZ16];[.AZ21];[.AZ26];[.AZ31];[.AZ36];[.AZ41];[.AZ46])" office:value-type="float" office:value="263.794250394915">
            <text:p>263.7942503949</text:p>
          </table:table-cell>
          <table:table-cell table:formula="of:=MEDIAN([.BA1];[.BA6];[.BA11];[.BA16];[.BA21];[.BA26];[.BA31];[.BA36];[.BA41];[.BA46])" office:value-type="float" office:value="101.910539190677">
            <text:p>101.9105391907</text:p>
          </table:table-cell>
          <table:table-cell table:formula="of:=MEDIAN([.BB1];[.BB6];[.BB11];[.BB16];[.BB21];[.BB26];[.BB31];[.BB36];[.BB41];[.BB46])" office:value-type="float" office:value="249.412105078313">
            <text:p>249.4121050783</text:p>
          </table:table-cell>
          <table:table-cell table:formula="of:=MEDIAN([.BC1];[.BC6];[.BC11];[.BC16];[.BC21];[.BC26];[.BC31];[.BC36];[.BC41];[.BC46])" office:value-type="float" office:value="64.3972369736533">
            <text:p>64.3972369737</text:p>
          </table:table-cell>
          <table:table-cell table:formula="of:=MEDIAN([.BD1];[.BD6];[.BD11];[.BD16];[.BD21];[.BD26];[.BD31];[.BD36];[.BD41];[.BD46])" office:value-type="float" office:value="96.5821369047348">
            <text:p>96.5821369047</text:p>
          </table:table-cell>
          <table:table-cell table:formula="of:=MEDIAN([.BE1];[.BE6];[.BE11];[.BE16];[.BE21];[.BE26];[.BE31];[.BE36];[.BE41];[.BE46])" office:value-type="float" office:value="203.612679664998">
            <text:p>203.612679665</text:p>
          </table:table-cell>
          <table:table-cell table:formula="of:=MEDIAN([.BF1];[.BF6];[.BF11];[.BF16];[.BF21];[.BF26];[.BF31];[.BF36];[.BF41];[.BF46])" office:value-type="float" office:value="500">
            <text:p>500</text:p>
          </table:table-cell>
          <table:table-cell table:formula="of:=MEDIAN([.BG1];[.BG6];[.BG11];[.BG16];[.BG21];[.BG26];[.BG31];[.BG36];[.BG41];[.BG46])" office:value-type="float" office:value="0">
            <text:p>0</text:p>
          </table:table-cell>
          <table:table-cell table:formula="of:=MEDIAN([.BH1];[.BH6];[.BH11];[.BH16];[.BH21];[.BH26];[.BH31];[.BH36];[.BH41];[.BH46])" office:value-type="float" office:value="173.160629684401">
            <text:p>173.1606296844</text:p>
          </table:table-cell>
          <table:table-cell table:formula="of:=MEDIAN([.BI1];[.BI6];[.BI11];[.BI16];[.BI21];[.BI26];[.BI31];[.BI36];[.BI41];[.BI46])" office:value-type="float" office:value="57.5888130421871">
            <text:p>57.5888130422</text:p>
          </table:table-cell>
          <table:table-cell table:formula="of:=MEDIAN([.BJ1];[.BJ6];[.BJ11];[.BJ16];[.BJ21];[.BJ26];[.BJ31];[.BJ36];[.BJ41];[.BJ46])" office:value-type="float" office:value="369.374330272018">
            <text:p>369.374330272</text:p>
          </table:table-cell>
          <table:table-cell table:formula="of:=MEDIAN([.BK1];[.BK6];[.BK11];[.BK16];[.BK21];[.BK26];[.BK31];[.BK36];[.BK41];[.BK46])" office:value-type="float" office:value="90.9199821960628">
            <text:p>90.9199821961</text:p>
          </table:table-cell>
          <table:table-cell table:formula="of:=MEDIAN([.BL1];[.BL6];[.BL11];[.BL16];[.BL21];[.BL26];[.BL31];[.BL36];[.BL41];[.BL46])" office:value-type="float" office:value="61.3139141228924">
            <text:p>61.3139141229</text:p>
          </table:table-cell>
          <table:table-cell table:formula="of:=MEDIAN([.BM1];[.BM6];[.BM11];[.BM16];[.BM21];[.BM26];[.BM31];[.BM36];[.BM41];[.BM46])" office:value-type="float" office:value="500">
            <text:p>500</text:p>
          </table:table-cell>
          <table:table-cell table:formula="of:=MEDIAN([.BN1];[.BN6];[.BN11];[.BN16];[.BN21];[.BN26];[.BN31];[.BN36];[.BN41];[.BN46])" office:value-type="float" office:value="19.5014922416872">
            <text:p>19.5014922417</text:p>
          </table:table-cell>
          <table:table-cell table:formula="of:=MEDIAN([.BO1];[.BO6];[.BO11];[.BO16];[.BO21];[.BO26];[.BO31];[.BO36];[.BO41];[.BO46])" office:value-type="float" office:value="209.57769298575">
            <text:p>209.5776929858</text:p>
          </table:table-cell>
          <table:table-cell table:formula="of:=MEDIAN([.BP1];[.BP6];[.BP11];[.BP16];[.BP21];[.BP26];[.BP31];[.BP36];[.BP41];[.BP46])" office:value-type="float" office:value="414.192161450159">
            <text:p>414.1921614502</text:p>
          </table:table-cell>
          <table:table-cell table:formula="of:=MEDIAN([.BQ1];[.BQ6];[.BQ11];[.BQ16];[.BQ21];[.BQ26];[.BQ31];[.BQ36];[.BQ41];[.BQ46])" office:value-type="float" office:value="318.302038125377">
            <text:p>318.3020381254</text:p>
          </table:table-cell>
          <table:table-cell table:formula="of:=MEDIAN([.BR1];[.BR6];[.BR11];[.BR16];[.BR21];[.BR26];[.BR31];[.BR36];[.BR41];[.BR46])" office:value-type="float" office:value="0">
            <text:p>0</text:p>
          </table:table-cell>
          <table:table-cell table:formula="of:=MEDIAN([.BS1];[.BS6];[.BS11];[.BS16];[.BS21];[.BS26];[.BS31];[.BS36];[.BS41];[.BS46])" office:value-type="float" office:value="0">
            <text:p>0</text:p>
          </table:table-cell>
          <table:table-cell table:formula="of:=MEDIAN([.BT1];[.BT6];[.BT11];[.BT16];[.BT21];[.BT26];[.BT31];[.BT36];[.BT41];[.BT46])" office:value-type="float" office:value="131.472497658259">
            <text:p>131.4724976583</text:p>
          </table:table-cell>
          <table:table-cell table:formula="of:=MEDIAN([.BU1];[.BU6];[.BU11];[.BU16];[.BU21];[.BU26];[.BU31];[.BU36];[.BU41];[.BU46])" office:value-type="float" office:value="0">
            <text:p>0</text:p>
          </table:table-cell>
          <table:table-cell table:formula="of:=MEDIAN([.BV1];[.BV6];[.BV11];[.BV16];[.BV21];[.BV26];[.BV31];[.BV36];[.BV41];[.BV46])" office:value-type="float" office:value="0">
            <text:p>0</text:p>
          </table:table-cell>
          <table:table-cell table:formula="of:=MEDIAN([.BW1];[.BW6];[.BW11];[.BW16];[.BW21];[.BW26];[.BW31];[.BW36];[.BW41];[.BW46])" office:value-type="float" office:value="26.6260348486324">
            <text:p>26.6260348486</text:p>
          </table:table-cell>
          <table:table-cell table:formula="of:=MEDIAN([.BX1];[.BX6];[.BX11];[.BX16];[.BX21];[.BX26];[.BX31];[.BX36];[.BX41];[.BX46])" office:value-type="float" office:value="202.176486764075">
            <text:p>202.1764867641</text:p>
          </table:table-cell>
          <table:table-cell table:formula="of:=MEDIAN([.BY1];[.BY6];[.BY11];[.BY16];[.BY21];[.BY26];[.BY31];[.BY36];[.BY41];[.BY46])" office:value-type="float" office:value="0">
            <text:p>0</text:p>
          </table:table-cell>
          <table:table-cell table:formula="of:=MEDIAN([.BZ1];[.BZ6];[.BZ11];[.BZ16];[.BZ21];[.BZ26];[.BZ31];[.BZ36];[.BZ41];[.BZ46])" office:value-type="float" office:value="102.944336927417">
            <text:p>102.9443369274</text:p>
          </table:table-cell>
          <table:table-cell table:formula="of:=MEDIAN([.CA1];[.CA6];[.CA11];[.CA16];[.CA21];[.CA26];[.CA31];[.CA36];[.CA41];[.CA46])" office:value-type="float" office:value="47.9142827937336">
            <text:p>47.9142827937</text:p>
          </table:table-cell>
          <table:table-cell table:formula="of:=MEDIAN([.CB1];[.CB6];[.CB11];[.CB16];[.CB21];[.CB26];[.CB31];[.CB36];[.CB41];[.CB46])" office:value-type="float" office:value="220.300308167841">
            <text:p>220.3003081678</text:p>
          </table:table-cell>
          <table:table-cell table:formula="of:=MEDIAN([.CC1];[.CC6];[.CC11];[.CC16];[.CC21];[.CC26];[.CC31];[.CC36];[.CC41];[.CC46])" office:value-type="float" office:value="129.487828742034">
            <text:p>129.487828742</text:p>
          </table:table-cell>
          <table:table-cell table:formula="of:=MEDIAN([.CD1];[.CD6];[.CD11];[.CD16];[.CD21];[.CD26];[.CD31];[.CD36];[.CD41];[.CD46])" office:value-type="float" office:value="6.20505643091929">
            <text:p>6.2050564309</text:p>
          </table:table-cell>
          <table:table-cell table:formula="of:=MEDIAN([.CE1];[.CE6];[.CE11];[.CE16];[.CE21];[.CE26];[.CE31];[.CE36];[.CE41];[.CE46])" office:value-type="float" office:value="463.309820623411">
            <text:p>463.3098206234</text:p>
          </table:table-cell>
          <table:table-cell table:formula="of:=MEDIAN([.CF1];[.CF6];[.CF11];[.CF16];[.CF21];[.CF26];[.CF31];[.CF36];[.CF41];[.CF46])" office:value-type="float" office:value="48.0646166126171">
            <text:p>48.0646166126</text:p>
          </table:table-cell>
          <table:table-cell table:formula="of:=MEDIAN([.CG1];[.CG6];[.CG11];[.CG16];[.CG21];[.CG26];[.CG31];[.CG36];[.CG41];[.CG46])" office:value-type="float" office:value="0">
            <text:p>0</text:p>
          </table:table-cell>
          <table:table-cell table:formula="of:=MEDIAN([.CH1];[.CH6];[.CH11];[.CH16];[.CH21];[.CH26];[.CH31];[.CH36];[.CH41];[.CH46])" office:value-type="float" office:value="419.825863156846">
            <text:p>419.8258631568</text:p>
          </table:table-cell>
          <table:table-cell table:formula="of:=MEDIAN([.CI1];[.CI6];[.CI11];[.CI16];[.CI21];[.CI26];[.CI31];[.CI36];[.CI41];[.CI46])" office:value-type="float" office:value="93.089252053122">
            <text:p>93.0892520531</text:p>
          </table:table-cell>
          <table:table-cell table:formula="of:=MEDIAN([.CJ1];[.CJ6];[.CJ11];[.CJ16];[.CJ21];[.CJ26];[.CJ31];[.CJ36];[.CJ41];[.CJ46])" office:value-type="float" office:value="50.2277626892232">
            <text:p>50.2277626892</text:p>
          </table:table-cell>
          <table:table-cell table:formula="of:=MEDIAN([.CK1];[.CK6];[.CK11];[.CK16];[.CK21];[.CK26];[.CK31];[.CK36];[.CK41];[.CK46])" office:value-type="float" office:value="65.9087916722445">
            <text:p>65.9087916722</text:p>
          </table:table-cell>
          <table:table-cell table:formula="of:=MEDIAN([.CL1];[.CL6];[.CL11];[.CL16];[.CL21];[.CL26];[.CL31];[.CL36];[.CL41];[.CL46])" office:value-type="float" office:value="50.9497389772199">
            <text:p>50.9497389772</text:p>
          </table:table-cell>
          <table:table-cell table:formula="of:=MEDIAN([.CM1];[.CM6];[.CM11];[.CM16];[.CM21];[.CM26];[.CM31];[.CM36];[.CM41];[.CM46])" office:value-type="float" office:value="400.248877600444">
            <text:p>400.2488776004</text:p>
          </table:table-cell>
          <table:table-cell table:formula="of:=MEDIAN([.CN1];[.CN6];[.CN11];[.CN16];[.CN21];[.CN26];[.CN31];[.CN36];[.CN41];[.CN46])" office:value-type="float" office:value="435.098797660021">
            <text:p>435.09879766</text:p>
          </table:table-cell>
          <table:table-cell table:formula="of:=MEDIAN([.CO1];[.CO6];[.CO11];[.CO16];[.CO21];[.CO26];[.CO31];[.CO36];[.CO41];[.CO46])" office:value-type="float" office:value="40.570134571932">
            <text:p>40.5701345719</text:p>
          </table:table-cell>
          <table:table-cell table:formula="of:=MEDIAN([.CP1];[.CP6];[.CP11];[.CP16];[.CP21];[.CP26];[.CP31];[.CP36];[.CP41];[.CP46])" office:value-type="float" office:value="49.8900841759583">
            <text:p>49.890084176</text:p>
          </table:table-cell>
          <table:table-cell table:formula="of:=MEDIAN([.CQ1];[.CQ6];[.CQ11];[.CQ16];[.CQ21];[.CQ26];[.CQ31];[.CQ36];[.CQ41];[.CQ46])" office:value-type="float" office:value="463.464796072198">
            <text:p>463.4647960722</text:p>
          </table:table-cell>
          <table:table-cell table:formula="of:=MEDIAN([.CR1];[.CR6];[.CR11];[.CR16];[.CR21];[.CR26];[.CR31];[.CR36];[.CR41];[.CR46])" office:value-type="float" office:value="476.008592087064">
            <text:p>476.0085920871</text:p>
          </table:table-cell>
          <table:table-cell table:formula="of:=MEDIAN([.CS1];[.CS6];[.CS11];[.CS16];[.CS21];[.CS26];[.CS31];[.CS36];[.CS41];[.CS46])" office:value-type="float" office:value="261.211163984226">
            <text:p>261.2111639842</text:p>
          </table:table-cell>
          <table:table-cell table:number-columns-repeated="864"/>
        </table:table-row>
        <table:table-row table:style-name="ro1">
          <table:table-cell office:value-type="string">
            <text:p>販売量</text:p>
          </table:table-cell>
          <table:table-cell table:formula="of:=MEDIAN([.B2];[.B7];[.B12];[.B17];[.B22];[.B27];[.B32];[.B37];[.B42];[.B47])" office:value-type="float" office:value="238.241617422544">
            <text:p>238.2416174225</text:p>
          </table:table-cell>
          <table:table-cell table:formula="of:=MEDIAN([.C2];[.C7];[.C12];[.C17];[.C22];[.C27];[.C32];[.C37];[.C42];[.C47])" office:value-type="float" office:value="190.512197002345">
            <text:p>190.5121970023</text:p>
          </table:table-cell>
          <table:table-cell table:formula="of:=MEDIAN([.D2];[.D7];[.D12];[.D17];[.D22];[.D27];[.D32];[.D37];[.D42];[.D47])" office:value-type="float" office:value="102.885280985947">
            <text:p>102.8852809859</text:p>
          </table:table-cell>
          <table:table-cell table:formula="of:=MEDIAN([.E2];[.E7];[.E12];[.E17];[.E22];[.E27];[.E32];[.E37];[.E42];[.E47])" office:value-type="float" office:value="103.903430984405">
            <text:p>103.9034309844</text:p>
          </table:table-cell>
          <table:table-cell table:formula="of:=MEDIAN([.F2];[.F7];[.F12];[.F17];[.F22];[.F27];[.F32];[.F37];[.F42];[.F47])" office:value-type="float" office:value="119.631517576158">
            <text:p>119.6315175762</text:p>
          </table:table-cell>
          <table:table-cell table:formula="of:=MEDIAN([.G2];[.G7];[.G12];[.G17];[.G22];[.G27];[.G32];[.G37];[.G42];[.G47])" office:value-type="float" office:value="55.259733824413">
            <text:p>55.2597338244</text:p>
          </table:table-cell>
          <table:table-cell table:formula="of:=MEDIAN([.H2];[.H7];[.H12];[.H17];[.H22];[.H27];[.H32];[.H37];[.H42];[.H47])" office:value-type="float" office:value="10.1859743296683">
            <text:p>10.1859743297</text:p>
          </table:table-cell>
          <table:table-cell table:formula="of:=MEDIAN([.I2];[.I7];[.I12];[.I17];[.I22];[.I27];[.I32];[.I37];[.I42];[.I47])" office:value-type="float" office:value="177.082510828998">
            <text:p>177.082510829</text:p>
          </table:table-cell>
          <table:table-cell table:formula="of:=MEDIAN([.J2];[.J7];[.J12];[.J17];[.J22];[.J27];[.J32];[.J37];[.J42];[.J47])" office:value-type="float" office:value="100.165638081286">
            <text:p>100.1656380813</text:p>
          </table:table-cell>
          <table:table-cell table:formula="of:=MEDIAN([.K2];[.K7];[.K12];[.K17];[.K22];[.K27];[.K32];[.K37];[.K42];[.K47])" office:value-type="float" office:value="109.969299095766">
            <text:p>109.9692990958</text:p>
          </table:table-cell>
          <table:table-cell table:formula="of:=MEDIAN([.L2];[.L7];[.L12];[.L17];[.L22];[.L27];[.L32];[.L37];[.L42];[.L47])" office:value-type="float" office:value="66.590628266037">
            <text:p>66.590628266</text:p>
          </table:table-cell>
          <table:table-cell table:formula="of:=MEDIAN([.M2];[.M7];[.M12];[.M17];[.M22];[.M27];[.M32];[.M37];[.M42];[.M47])" office:value-type="float" office:value="157.37466973734">
            <text:p>157.3746697373</text:p>
          </table:table-cell>
          <table:table-cell table:formula="of:=MEDIAN([.N2];[.N7];[.N12];[.N17];[.N22];[.N27];[.N32];[.N37];[.N42];[.N47])" office:value-type="float" office:value="224.735352478206">
            <text:p>224.7353524782</text:p>
          </table:table-cell>
          <table:table-cell table:formula="of:=MEDIAN([.O2];[.O7];[.O12];[.O17];[.O22];[.O27];[.O32];[.O37];[.O42];[.O47])" office:value-type="float" office:value="238.525099776805">
            <text:p>238.5250997768</text:p>
          </table:table-cell>
          <table:table-cell table:formula="of:=MEDIAN([.P2];[.P7];[.P12];[.P17];[.P22];[.P27];[.P32];[.P37];[.P42];[.P47])" office:value-type="float" office:value="188.350439199635">
            <text:p>188.3504391996</text:p>
          </table:table-cell>
          <table:table-cell table:formula="of:=MEDIAN([.Q2];[.Q7];[.Q12];[.Q17];[.Q22];[.Q27];[.Q32];[.Q37];[.Q42];[.Q47])" office:value-type="float" office:value="85.0598563148486">
            <text:p>85.0598563148</text:p>
          </table:table-cell>
          <table:table-cell table:formula="of:=MEDIAN([.R2];[.R7];[.R12];[.R17];[.R22];[.R27];[.R32];[.R37];[.R42];[.R47])" office:value-type="float" office:value="138.535775887923">
            <text:p>138.5357758879</text:p>
          </table:table-cell>
          <table:table-cell table:formula="of:=MEDIAN([.S2];[.S7];[.S12];[.S17];[.S22];[.S27];[.S32];[.S37];[.S42];[.S47])" office:value-type="float" office:value="22.4323152142993">
            <text:p>22.4323152143</text:p>
          </table:table-cell>
          <table:table-cell table:formula="of:=MEDIAN([.T2];[.T7];[.T12];[.T17];[.T22];[.T27];[.T32];[.T37];[.T42];[.T47])" office:value-type="float" office:value="163.735462918602">
            <text:p>163.7354629186</text:p>
          </table:table-cell>
          <table:table-cell table:formula="of:=MEDIAN([.U2];[.U7];[.U12];[.U17];[.U22];[.U27];[.U32];[.U37];[.U42];[.U47])" office:value-type="float" office:value="100">
            <text:p>100</text:p>
          </table:table-cell>
          <table:table-cell table:formula="of:=MEDIAN([.V2];[.V7];[.V12];[.V17];[.V22];[.V27];[.V32];[.V37];[.V42];[.V47])" office:value-type="float" office:value="50.6401976276517">
            <text:p>50.6401976277</text:p>
          </table:table-cell>
          <table:table-cell table:formula="of:=MEDIAN([.W2];[.W7];[.W12];[.W17];[.W22];[.W27];[.W32];[.W37];[.W42];[.W47])" office:value-type="float" office:value="181.391056595878">
            <text:p>181.3910565959</text:p>
          </table:table-cell>
          <table:table-cell table:formula="of:=MEDIAN([.X2];[.X7];[.X12];[.X17];[.X22];[.X27];[.X32];[.X37];[.X42];[.X47])" office:value-type="float" office:value="110.844963319471">
            <text:p>110.8449633195</text:p>
          </table:table-cell>
          <table:table-cell table:formula="of:=MEDIAN([.Y2];[.Y7];[.Y12];[.Y17];[.Y22];[.Y27];[.Y32];[.Y37];[.Y42];[.Y47])" office:value-type="float" office:value="71.9798810617555">
            <text:p>71.9798810618</text:p>
          </table:table-cell>
          <table:table-cell table:formula="of:=MEDIAN([.Z2];[.Z7];[.Z12];[.Z17];[.Z22];[.Z27];[.Z32];[.Z37];[.Z42];[.Z47])" office:value-type="float" office:value="263.279180362309">
            <text:p>263.2791803623</text:p>
          </table:table-cell>
          <table:table-cell table:formula="of:=MEDIAN([.AA2];[.AA7];[.AA12];[.AA17];[.AA22];[.AA27];[.AA32];[.AA37];[.AA42];[.AA47])" office:value-type="float" office:value="204.198515806707">
            <text:p>204.1985158067</text:p>
          </table:table-cell>
          <table:table-cell table:formula="of:=MEDIAN([.AB2];[.AB7];[.AB12];[.AB17];[.AB22];[.AB27];[.AB32];[.AB37];[.AB42];[.AB47])" office:value-type="float" office:value="365.275334193558">
            <text:p>365.2753341936</text:p>
          </table:table-cell>
          <table:table-cell table:formula="of:=MEDIAN([.AC2];[.AC7];[.AC12];[.AC17];[.AC22];[.AC27];[.AC32];[.AC37];[.AC42];[.AC47])" office:value-type="float" office:value="370.46295710244">
            <text:p>370.4629571024</text:p>
          </table:table-cell>
          <table:table-cell table:formula="of:=MEDIAN([.AD2];[.AD7];[.AD12];[.AD17];[.AD22];[.AD27];[.AD32];[.AD37];[.AD42];[.AD47])" office:value-type="float" office:value="500">
            <text:p>500</text:p>
          </table:table-cell>
          <table:table-cell table:formula="of:=MEDIAN([.AE2];[.AE7];[.AE12];[.AE17];[.AE22];[.AE27];[.AE32];[.AE37];[.AE42];[.AE47])" office:value-type="float" office:value="439.107075657318">
            <text:p>439.1070756573</text:p>
          </table:table-cell>
          <table:table-cell table:formula="of:=MEDIAN([.AF2];[.AF7];[.AF12];[.AF17];[.AF22];[.AF27];[.AF32];[.AF37];[.AF42];[.AF47])" office:value-type="float" office:value="349.044410832378">
            <text:p>349.0444108324</text:p>
          </table:table-cell>
          <table:table-cell table:formula="of:=MEDIAN([.AG2];[.AG7];[.AG12];[.AG17];[.AG22];[.AG27];[.AG32];[.AG37];[.AG42];[.AG47])" office:value-type="float" office:value="486.16605287765">
            <text:p>486.1660528777</text:p>
          </table:table-cell>
          <table:table-cell table:formula="of:=MEDIAN([.AH2];[.AH7];[.AH12];[.AH17];[.AH22];[.AH27];[.AH32];[.AH37];[.AH42];[.AH47])" office:value-type="float" office:value="292.875994951236">
            <text:p>292.8759949512</text:p>
          </table:table-cell>
          <table:table-cell table:formula="of:=MEDIAN([.AI2];[.AI7];[.AI12];[.AI17];[.AI22];[.AI27];[.AI32];[.AI37];[.AI42];[.AI47])" office:value-type="float" office:value="449.603752924043">
            <text:p>449.603752924</text:p>
          </table:table-cell>
          <table:table-cell table:formula="of:=MEDIAN([.AJ2];[.AJ7];[.AJ12];[.AJ17];[.AJ22];[.AJ27];[.AJ32];[.AJ37];[.AJ42];[.AJ47])" office:value-type="float" office:value="468">
            <text:p>468</text:p>
          </table:table-cell>
          <table:table-cell table:formula="of:=MEDIAN([.AK2];[.AK7];[.AK12];[.AK17];[.AK22];[.AK27];[.AK32];[.AK37];[.AK42];[.AK47])" office:value-type="float" office:value="339.501762243508">
            <text:p>339.5017622435</text:p>
          </table:table-cell>
          <table:table-cell table:formula="of:=MEDIAN([.AL2];[.AL7];[.AL12];[.AL17];[.AL22];[.AL27];[.AL32];[.AL37];[.AL42];[.AL47])" office:value-type="float" office:value="276.000596248137">
            <text:p>276.0005962481</text:p>
          </table:table-cell>
          <table:table-cell table:formula="of:=MEDIAN([.AM2];[.AM7];[.AM12];[.AM17];[.AM22];[.AM27];[.AM32];[.AM37];[.AM42];[.AM47])" office:value-type="float" office:value="410.701000050535">
            <text:p>410.7010000505</text:p>
          </table:table-cell>
          <table:table-cell table:formula="of:=MEDIAN([.AN2];[.AN7];[.AN12];[.AN17];[.AN22];[.AN27];[.AN32];[.AN37];[.AN42];[.AN47])" office:value-type="float" office:value="345.853645652308">
            <text:p>345.8536456523</text:p>
          </table:table-cell>
          <table:table-cell table:formula="of:=MEDIAN([.AO2];[.AO7];[.AO12];[.AO17];[.AO22];[.AO27];[.AO32];[.AO37];[.AO42];[.AO47])" office:value-type="float" office:value="153.471010268075">
            <text:p>153.4710102681</text:p>
          </table:table-cell>
          <table:table-cell table:formula="of:=MEDIAN([.AP2];[.AP7];[.AP12];[.AP17];[.AP22];[.AP27];[.AP32];[.AP37];[.AP42];[.AP47])" office:value-type="float" office:value="367.683547454514">
            <text:p>367.6835474545</text:p>
          </table:table-cell>
          <table:table-cell table:formula="of:=MEDIAN([.AQ2];[.AQ7];[.AQ12];[.AQ17];[.AQ22];[.AQ27];[.AQ32];[.AQ37];[.AQ42];[.AQ47])" office:value-type="float" office:value="333.121862824553">
            <text:p>333.1218628246</text:p>
          </table:table-cell>
          <table:table-cell table:formula="of:=MEDIAN([.AR2];[.AR7];[.AR12];[.AR17];[.AR22];[.AR27];[.AR32];[.AR37];[.AR42];[.AR47])" office:value-type="float" office:value="410.960338945569">
            <text:p>410.9603389456</text:p>
          </table:table-cell>
          <table:table-cell table:formula="of:=MEDIAN([.AS2];[.AS7];[.AS12];[.AS17];[.AS22];[.AS27];[.AS32];[.AS37];[.AS42];[.AS47])" office:value-type="float" office:value="490.487489249924">
            <text:p>490.4874892499</text:p>
          </table:table-cell>
          <table:table-cell table:formula="of:=MEDIAN([.AT2];[.AT7];[.AT12];[.AT17];[.AT22];[.AT27];[.AT32];[.AT37];[.AT42];[.AT47])" office:value-type="float" office:value="312.391922009347">
            <text:p>312.3919220093</text:p>
          </table:table-cell>
          <table:table-cell table:formula="of:=MEDIAN([.AU2];[.AU7];[.AU12];[.AU17];[.AU22];[.AU27];[.AU32];[.AU37];[.AU42];[.AU47])" office:value-type="float" office:value="94.6988439897953">
            <text:p>94.6988439898</text:p>
          </table:table-cell>
          <table:table-cell table:formula="of:=MEDIAN([.AV2];[.AV7];[.AV12];[.AV17];[.AV22];[.AV27];[.AV32];[.AV37];[.AV42];[.AV47])" office:value-type="float" office:value="379.276683134262">
            <text:p>379.2766831343</text:p>
          </table:table-cell>
          <table:table-cell table:formula="of:=MEDIAN([.AW2];[.AW7];[.AW12];[.AW17];[.AW22];[.AW27];[.AW32];[.AW37];[.AW42];[.AW47])" office:value-type="float" office:value="294.396621638143">
            <text:p>294.3966216381</text:p>
          </table:table-cell>
          <table:table-cell table:formula="of:=MEDIAN([.AX2];[.AX7];[.AX12];[.AX17];[.AX22];[.AX27];[.AX32];[.AX37];[.AX42];[.AX47])" office:value-type="float" office:value="383.58230260649">
            <text:p>383.5823026065</text:p>
          </table:table-cell>
          <table:table-cell table:formula="of:=MEDIAN([.AY2];[.AY7];[.AY12];[.AY17];[.AY22];[.AY27];[.AY32];[.AY37];[.AY42];[.AY47])" office:value-type="float" office:value="63.5648576155674">
            <text:p>63.5648576156</text:p>
          </table:table-cell>
          <table:table-cell table:formula="of:=MEDIAN([.AZ2];[.AZ7];[.AZ12];[.AZ17];[.AZ22];[.AZ27];[.AZ32];[.AZ37];[.AZ42];[.AZ47])" office:value-type="float" office:value="266.737411475747">
            <text:p>266.7374114757</text:p>
          </table:table-cell>
          <table:table-cell table:formula="of:=MEDIAN([.BA2];[.BA7];[.BA12];[.BA17];[.BA22];[.BA27];[.BA32];[.BA37];[.BA42];[.BA47])" office:value-type="float" office:value="341.792278825036">
            <text:p>341.792278825</text:p>
          </table:table-cell>
          <table:table-cell table:formula="of:=MEDIAN([.BB2];[.BB7];[.BB12];[.BB17];[.BB22];[.BB27];[.BB32];[.BB37];[.BB42];[.BB47])" office:value-type="float" office:value="434.433939664252">
            <text:p>434.4339396643</text:p>
          </table:table-cell>
          <table:table-cell table:formula="of:=MEDIAN([.BC2];[.BC7];[.BC12];[.BC17];[.BC22];[.BC27];[.BC32];[.BC37];[.BC42];[.BC47])" office:value-type="float" office:value="210.010909631818">
            <text:p>210.0109096318</text:p>
          </table:table-cell>
          <table:table-cell table:formula="of:=MEDIAN([.BD2];[.BD7];[.BD12];[.BD17];[.BD22];[.BD27];[.BD32];[.BD37];[.BD42];[.BD47])" office:value-type="float" office:value="478.651037950137">
            <text:p>478.6510379501</text:p>
          </table:table-cell>
          <table:table-cell table:formula="of:=MEDIAN([.BE2];[.BE7];[.BE12];[.BE17];[.BE22];[.BE27];[.BE32];[.BE37];[.BE42];[.BE47])" office:value-type="float" office:value="107.180745764435">
            <text:p>107.1807457644</text:p>
          </table:table-cell>
          <table:table-cell table:formula="of:=MEDIAN([.BF2];[.BF7];[.BF12];[.BF17];[.BF22];[.BF27];[.BF32];[.BF37];[.BF42];[.BF47])" office:value-type="float" office:value="162.839970561445">
            <text:p>162.8399705614</text:p>
          </table:table-cell>
          <table:table-cell table:formula="of:=MEDIAN([.BG2];[.BG7];[.BG12];[.BG17];[.BG22];[.BG27];[.BG32];[.BG37];[.BG42];[.BG47])" office:value-type="float" office:value="427.07376869633">
            <text:p>427.0737686963</text:p>
          </table:table-cell>
          <table:table-cell table:formula="of:=MEDIAN([.BH2];[.BH7];[.BH12];[.BH17];[.BH22];[.BH27];[.BH32];[.BH37];[.BH42];[.BH47])" office:value-type="float" office:value="211.165420598321">
            <text:p>211.1654205983</text:p>
          </table:table-cell>
          <table:table-cell table:formula="of:=MEDIAN([.BI2];[.BI7];[.BI12];[.BI17];[.BI22];[.BI27];[.BI32];[.BI37];[.BI42];[.BI47])" office:value-type="float" office:value="383.141352537997">
            <text:p>383.141352538</text:p>
          </table:table-cell>
          <table:table-cell table:formula="of:=MEDIAN([.BJ2];[.BJ7];[.BJ12];[.BJ17];[.BJ22];[.BJ27];[.BJ32];[.BJ37];[.BJ42];[.BJ47])" office:value-type="float" office:value="374.471879072416">
            <text:p>374.4718790724</text:p>
          </table:table-cell>
          <table:table-cell table:formula="of:=MEDIAN([.BK2];[.BK7];[.BK12];[.BK17];[.BK22];[.BK27];[.BK32];[.BK37];[.BK42];[.BK47])" office:value-type="float" office:value="362.014893612488">
            <text:p>362.0148936125</text:p>
          </table:table-cell>
          <table:table-cell table:formula="of:=MEDIAN([.BL2];[.BL7];[.BL12];[.BL17];[.BL22];[.BL27];[.BL32];[.BL37];[.BL42];[.BL47])" office:value-type="float" office:value="365.866546786998">
            <text:p>365.866546787</text:p>
          </table:table-cell>
          <table:table-cell table:formula="of:=MEDIAN([.BM2];[.BM7];[.BM12];[.BM17];[.BM22];[.BM27];[.BM32];[.BM37];[.BM42];[.BM47])" office:value-type="float" office:value="43.5802789429624">
            <text:p>43.580278943</text:p>
          </table:table-cell>
          <table:table-cell table:formula="of:=MEDIAN([.BN2];[.BN7];[.BN12];[.BN17];[.BN22];[.BN27];[.BN32];[.BN37];[.BN42];[.BN47])" office:value-type="float" office:value="448.290216339082">
            <text:p>448.2902163391</text:p>
          </table:table-cell>
          <table:table-cell table:formula="of:=MEDIAN([.BO2];[.BO7];[.BO12];[.BO17];[.BO22];[.BO27];[.BO32];[.BO37];[.BO42];[.BO47])" office:value-type="float" office:value="446.765907408159">
            <text:p>446.7659074082</text:p>
          </table:table-cell>
          <table:table-cell table:formula="of:=MEDIAN([.BP2];[.BP7];[.BP12];[.BP17];[.BP22];[.BP27];[.BP32];[.BP37];[.BP42];[.BP47])" office:value-type="float" office:value="159.905189259665">
            <text:p>159.9051892597</text:p>
          </table:table-cell>
          <table:table-cell table:formula="of:=MEDIAN([.BQ2];[.BQ7];[.BQ12];[.BQ17];[.BQ22];[.BQ27];[.BQ32];[.BQ37];[.BQ42];[.BQ47])" office:value-type="float" office:value="322.489991170995">
            <text:p>322.489991171</text:p>
          </table:table-cell>
          <table:table-cell table:formula="of:=MEDIAN([.BR2];[.BR7];[.BR12];[.BR17];[.BR22];[.BR27];[.BR32];[.BR37];[.BR42];[.BR47])" office:value-type="float" office:value="280.721465579334">
            <text:p>280.7214655793</text:p>
          </table:table-cell>
          <table:table-cell table:formula="of:=MEDIAN([.BS2];[.BS7];[.BS12];[.BS17];[.BS22];[.BS27];[.BS32];[.BS37];[.BS42];[.BS47])" office:value-type="float" office:value="364.146058098519">
            <text:p>364.1460580985</text:p>
          </table:table-cell>
          <table:table-cell table:formula="of:=MEDIAN([.BT2];[.BT7];[.BT12];[.BT17];[.BT22];[.BT27];[.BT32];[.BT37];[.BT42];[.BT47])" office:value-type="float" office:value="204.679950629451">
            <text:p>204.6799506295</text:p>
          </table:table-cell>
          <table:table-cell table:formula="of:=MEDIAN([.BU2];[.BU7];[.BU12];[.BU17];[.BU22];[.BU27];[.BU32];[.BU37];[.BU42];[.BU47])" office:value-type="float" office:value="486.426786020464">
            <text:p>486.4267860205</text:p>
          </table:table-cell>
          <table:table-cell table:formula="of:=MEDIAN([.BV2];[.BV7];[.BV12];[.BV17];[.BV22];[.BV27];[.BV32];[.BV37];[.BV42];[.BV47])" office:value-type="float" office:value="378.859222635653">
            <text:p>378.8592226357</text:p>
          </table:table-cell>
          <table:table-cell table:formula="of:=MEDIAN([.BW2];[.BW7];[.BW12];[.BW17];[.BW22];[.BW27];[.BW32];[.BW37];[.BW42];[.BW47])" office:value-type="float" office:value="385.19225783381">
            <text:p>385.1922578338</text:p>
          </table:table-cell>
          <table:table-cell table:formula="of:=MEDIAN([.BX2];[.BX7];[.BX12];[.BX17];[.BX22];[.BX27];[.BX32];[.BX37];[.BX42];[.BX47])" office:value-type="float" office:value="323.088331018756">
            <text:p>323.0883310188</text:p>
          </table:table-cell>
          <table:table-cell table:formula="of:=MEDIAN([.BY2];[.BY7];[.BY12];[.BY17];[.BY22];[.BY27];[.BY32];[.BY37];[.BY42];[.BY47])" office:value-type="float" office:value="445.101677849524">
            <text:p>445.1016778495</text:p>
          </table:table-cell>
          <table:table-cell table:formula="of:=MEDIAN([.BZ2];[.BZ7];[.BZ12];[.BZ17];[.BZ22];[.BZ27];[.BZ32];[.BZ37];[.BZ42];[.BZ47])" office:value-type="float" office:value="361.493800850779">
            <text:p>361.4938008508</text:p>
          </table:table-cell>
          <table:table-cell table:formula="of:=MEDIAN([.CA2];[.CA7];[.CA12];[.CA17];[.CA22];[.CA27];[.CA32];[.CA37];[.CA42];[.CA47])" office:value-type="float" office:value="465.040032729053">
            <text:p>465.0400327291</text:p>
          </table:table-cell>
          <table:table-cell table:formula="of:=MEDIAN([.CB2];[.CB7];[.CB12];[.CB17];[.CB22];[.CB27];[.CB32];[.CB37];[.CB42];[.CB47])" office:value-type="float" office:value="341.087449751859">
            <text:p>341.0874497519</text:p>
          </table:table-cell>
          <table:table-cell table:formula="of:=MEDIAN([.CC2];[.CC7];[.CC12];[.CC17];[.CC22];[.CC27];[.CC32];[.CC37];[.CC42];[.CC47])" office:value-type="float" office:value="383.286192767601">
            <text:p>383.2861927676</text:p>
          </table:table-cell>
          <table:table-cell table:formula="of:=MEDIAN([.CD2];[.CD7];[.CD12];[.CD17];[.CD22];[.CD27];[.CD32];[.CD37];[.CD42];[.CD47])" office:value-type="float" office:value="135.429794787102">
            <text:p>135.4297947871</text:p>
          </table:table-cell>
          <table:table-cell table:formula="of:=MEDIAN([.CE2];[.CE7];[.CE12];[.CE17];[.CE22];[.CE27];[.CE32];[.CE37];[.CE42];[.CE47])" office:value-type="float" office:value="222.539738649285">
            <text:p>222.5397386493</text:p>
          </table:table-cell>
          <table:table-cell table:formula="of:=MEDIAN([.CF2];[.CF7];[.CF12];[.CF17];[.CF22];[.CF27];[.CF32];[.CF37];[.CF42];[.CF47])" office:value-type="float" office:value="376.420077452669">
            <text:p>376.4200774527</text:p>
          </table:table-cell>
          <table:table-cell table:formula="of:=MEDIAN([.CG2];[.CG7];[.CG12];[.CG17];[.CG22];[.CG27];[.CG32];[.CG37];[.CG42];[.CG47])" office:value-type="float" office:value="387.436948841868">
            <text:p>387.4369488419</text:p>
          </table:table-cell>
          <table:table-cell table:formula="of:=MEDIAN([.CH2];[.CH7];[.CH12];[.CH17];[.CH22];[.CH27];[.CH32];[.CH37];[.CH42];[.CH47])" office:value-type="float" office:value="0">
            <text:p>0</text:p>
          </table:table-cell>
          <table:table-cell table:formula="of:=MEDIAN([.CI2];[.CI7];[.CI12];[.CI17];[.CI22];[.CI27];[.CI32];[.CI37];[.CI42];[.CI47])" office:value-type="float" office:value="495.484483162389">
            <text:p>495.4844831624</text:p>
          </table:table-cell>
          <table:table-cell table:formula="of:=MEDIAN([.CJ2];[.CJ7];[.CJ12];[.CJ17];[.CJ22];[.CJ27];[.CJ32];[.CJ37];[.CJ42];[.CJ47])" office:value-type="float" office:value="408.97031597344">
            <text:p>408.9703159734</text:p>
          </table:table-cell>
          <table:table-cell table:formula="of:=MEDIAN([.CK2];[.CK7];[.CK12];[.CK17];[.CK22];[.CK27];[.CK32];[.CK37];[.CK42];[.CK47])" office:value-type="float" office:value="482.493036501788">
            <text:p>482.4930365018</text:p>
          </table:table-cell>
          <table:table-cell table:formula="of:=MEDIAN([.CL2];[.CL7];[.CL12];[.CL17];[.CL22];[.CL27];[.CL32];[.CL37];[.CL42];[.CL47])" office:value-type="float" office:value="362.817516090114">
            <text:p>362.8175160901</text:p>
          </table:table-cell>
          <table:table-cell table:formula="of:=MEDIAN([.CM2];[.CM7];[.CM12];[.CM17];[.CM22];[.CM27];[.CM32];[.CM37];[.CM42];[.CM47])" office:value-type="float" office:value="211.478897700254">
            <text:p>211.4788977003</text:p>
          </table:table-cell>
          <table:table-cell table:formula="of:=MEDIAN([.CN2];[.CN7];[.CN12];[.CN17];[.CN22];[.CN27];[.CN32];[.CN37];[.CN42];[.CN47])" office:value-type="float" office:value="71.5017872571636">
            <text:p>71.5017872572</text:p>
          </table:table-cell>
          <table:table-cell table:formula="of:=MEDIAN([.CO2];[.CO7];[.CO12];[.CO17];[.CO22];[.CO27];[.CO32];[.CO37];[.CO42];[.CO47])" office:value-type="float" office:value="331.845737323478">
            <text:p>331.8457373235</text:p>
          </table:table-cell>
          <table:table-cell table:formula="of:=MEDIAN([.CP2];[.CP7];[.CP12];[.CP17];[.CP22];[.CP27];[.CP32];[.CP37];[.CP42];[.CP47])" office:value-type="float" office:value="215.095462665354">
            <text:p>215.0954626654</text:p>
          </table:table-cell>
          <table:table-cell table:formula="of:=MEDIAN([.CQ2];[.CQ7];[.CQ12];[.CQ17];[.CQ22];[.CQ27];[.CQ32];[.CQ37];[.CQ42];[.CQ47])" office:value-type="float" office:value="132.034308341689">
            <text:p>132.0343083417</text:p>
          </table:table-cell>
          <table:table-cell table:formula="of:=MEDIAN([.CR2];[.CR7];[.CR12];[.CR17];[.CR22];[.CR27];[.CR32];[.CR37];[.CR42];[.CR47])" office:value-type="float" office:value="171.480256797966">
            <text:p>171.480256798</text:p>
          </table:table-cell>
          <table:table-cell table:formula="of:=MEDIAN([.CS2];[.CS7];[.CS12];[.CS17];[.CS22];[.CS27];[.CS32];[.CS37];[.CS42];[.CS47])" office:value-type="float" office:value="180.156393784145">
            <text:p>180.1563937841</text:p>
          </table:table-cell>
          <table:table-cell table:number-columns-repeated="864"/>
        </table:table-row>
        <table:table-row table:style-name="ro1">
          <table:table-cell office:value-type="string">
            <text:p>電力の売値</text:p>
          </table:table-cell>
          <table:table-cell table:formula="of:=MEDIAN([.B3];[.B8];[.B13];[.B18];[.B23];[.B28];[.B33];[.B38];[.B43];[.B48])" office:value-type="float" office:value="20">
            <text:p>20</text:p>
          </table:table-cell>
          <table:table-cell table:formula="of:=MEDIAN([.C3];[.C8];[.C13];[.C18];[.C23];[.C28];[.C33];[.C38];[.C43];[.C48])" office:value-type="float" office:value="20">
            <text:p>20</text:p>
          </table:table-cell>
          <table:table-cell table:formula="of:=MEDIAN([.D3];[.D8];[.D13];[.D18];[.D23];[.D28];[.D33];[.D38];[.D43];[.D48])" office:value-type="float" office:value="20">
            <text:p>20</text:p>
          </table:table-cell>
          <table:table-cell table:formula="of:=MEDIAN([.E3];[.E8];[.E13];[.E18];[.E23];[.E28];[.E33];[.E38];[.E43];[.E48])" office:value-type="float" office:value="20">
            <text:p>20</text:p>
          </table:table-cell>
          <table:table-cell table:formula="of:=MEDIAN([.F3];[.F8];[.F13];[.F18];[.F23];[.F28];[.F33];[.F38];[.F43];[.F48])" office:value-type="float" office:value="20">
            <text:p>20</text:p>
          </table:table-cell>
          <table:table-cell table:formula="of:=MEDIAN([.G3];[.G8];[.G13];[.G18];[.G23];[.G28];[.G33];[.G38];[.G43];[.G48])" office:value-type="float" office:value="20">
            <text:p>20</text:p>
          </table:table-cell>
          <table:table-cell table:formula="of:=MEDIAN([.H3];[.H8];[.H13];[.H18];[.H23];[.H28];[.H33];[.H38];[.H43];[.H48])" office:value-type="float" office:value="20">
            <text:p>20</text:p>
          </table:table-cell>
          <table:table-cell table:formula="of:=MEDIAN([.I3];[.I8];[.I13];[.I18];[.I23];[.I28];[.I33];[.I38];[.I43];[.I48])" office:value-type="float" office:value="20">
            <text:p>20</text:p>
          </table:table-cell>
          <table:table-cell table:formula="of:=MEDIAN([.J3];[.J8];[.J13];[.J18];[.J23];[.J28];[.J33];[.J38];[.J43];[.J48])" office:value-type="float" office:value="20">
            <text:p>20</text:p>
          </table:table-cell>
          <table:table-cell table:formula="of:=MEDIAN([.K3];[.K8];[.K13];[.K18];[.K23];[.K28];[.K33];[.K38];[.K43];[.K48])" office:value-type="float" office:value="20">
            <text:p>20</text:p>
          </table:table-cell>
          <table:table-cell table:formula="of:=MEDIAN([.L3];[.L8];[.L13];[.L18];[.L23];[.L28];[.L33];[.L38];[.L43];[.L48])" office:value-type="float" office:value="20">
            <text:p>20</text:p>
          </table:table-cell>
          <table:table-cell table:formula="of:=MEDIAN([.M3];[.M8];[.M13];[.M18];[.M23];[.M28];[.M33];[.M38];[.M43];[.M48])" office:value-type="float" office:value="20">
            <text:p>20</text:p>
          </table:table-cell>
          <table:table-cell table:formula="of:=MEDIAN([.N3];[.N8];[.N13];[.N18];[.N23];[.N28];[.N33];[.N38];[.N43];[.N48])" office:value-type="float" office:value="20">
            <text:p>20</text:p>
          </table:table-cell>
          <table:table-cell table:formula="of:=MEDIAN([.O3];[.O8];[.O13];[.O18];[.O23];[.O28];[.O33];[.O38];[.O43];[.O48])" office:value-type="float" office:value="20">
            <text:p>20</text:p>
          </table:table-cell>
          <table:table-cell table:formula="of:=MEDIAN([.P3];[.P8];[.P13];[.P18];[.P23];[.P28];[.P33];[.P38];[.P43];[.P48])" office:value-type="float" office:value="20">
            <text:p>20</text:p>
          </table:table-cell>
          <table:table-cell table:formula="of:=MEDIAN([.Q3];[.Q8];[.Q13];[.Q18];[.Q23];[.Q28];[.Q33];[.Q38];[.Q43];[.Q48])" office:value-type="float" office:value="20">
            <text:p>20</text:p>
          </table:table-cell>
          <table:table-cell table:formula="of:=MEDIAN([.R3];[.R8];[.R13];[.R18];[.R23];[.R28];[.R33];[.R38];[.R43];[.R48])" office:value-type="float" office:value="20">
            <text:p>20</text:p>
          </table:table-cell>
          <table:table-cell table:formula="of:=MEDIAN([.S3];[.S8];[.S13];[.S18];[.S23];[.S28];[.S33];[.S38];[.S43];[.S48])" office:value-type="float" office:value="20.1268603497765">
            <text:p>20.1268603498</text:p>
          </table:table-cell>
          <table:table-cell table:formula="of:=MEDIAN([.T3];[.T8];[.T13];[.T18];[.T23];[.T28];[.T33];[.T38];[.T43];[.T48])" office:value-type="float" office:value="20.1532041966304">
            <text:p>20.1532041966</text:p>
          </table:table-cell>
          <table:table-cell table:formula="of:=MEDIAN([.U3];[.U8];[.U13];[.U18];[.U23];[.U28];[.U33];[.U38];[.U43];[.U48])" office:value-type="float" office:value="20.2069139357825">
            <text:p>20.2069139358</text:p>
          </table:table-cell>
          <table:table-cell table:formula="of:=MEDIAN([.V3];[.V8];[.V13];[.V18];[.V23];[.V28];[.V33];[.V38];[.V43];[.V48])" office:value-type="float" office:value="20.2620310367982">
            <text:p>20.2620310368</text:p>
          </table:table-cell>
          <table:table-cell table:formula="of:=MEDIAN([.W3];[.W8];[.W13];[.W18];[.W23];[.W28];[.W33];[.W38];[.W43];[.W48])" office:value-type="float" office:value="20.9796892642647">
            <text:p>20.9796892643</text:p>
          </table:table-cell>
          <table:table-cell table:formula="of:=MEDIAN([.X3];[.X8];[.X13];[.X18];[.X23];[.X28];[.X33];[.X38];[.X43];[.X48])" office:value-type="float" office:value="20.3767145417117">
            <text:p>20.3767145417</text:p>
          </table:table-cell>
          <table:table-cell table:formula="of:=MEDIAN([.Y3];[.Y8];[.Y13];[.Y18];[.Y23];[.Y28];[.Y33];[.Y38];[.Y43];[.Y48])" office:value-type="float" office:value="20.4822475307354">
            <text:p>20.4822475307</text:p>
          </table:table-cell>
          <table:table-cell table:formula="of:=MEDIAN([.Z3];[.Z8];[.Z13];[.Z18];[.Z23];[.Z28];[.Z33];[.Z38];[.Z43];[.Z48])" office:value-type="float" office:value="20.8497717440215">
            <text:p>20.849771744</text:p>
          </table:table-cell>
          <table:table-cell table:formula="of:=MEDIAN([.AA3];[.AA8];[.AA13];[.AA18];[.AA23];[.AA28];[.AA33];[.AA38];[.AA43];[.AA48])" office:value-type="float" office:value="21.1167589384796">
            <text:p>21.1167589385</text:p>
          </table:table-cell>
          <table:table-cell table:formula="of:=MEDIAN([.AB3];[.AB8];[.AB13];[.AB18];[.AB23];[.AB28];[.AB33];[.AB38];[.AB43];[.AB48])" office:value-type="float" office:value="20.9988193017802">
            <text:p>20.9988193018</text:p>
          </table:table-cell>
          <table:table-cell table:formula="of:=MEDIAN([.AC3];[.AC8];[.AC13];[.AC18];[.AC23];[.AC28];[.AC33];[.AC38];[.AC43];[.AC48])" office:value-type="float" office:value="21.2829499694638">
            <text:p>21.2829499695</text:p>
          </table:table-cell>
          <table:table-cell table:formula="of:=MEDIAN([.AD3];[.AD8];[.AD13];[.AD18];[.AD23];[.AD28];[.AD33];[.AD38];[.AD43];[.AD48])" office:value-type="float" office:value="21.0375237320629">
            <text:p>21.0375237321</text:p>
          </table:table-cell>
          <table:table-cell table:formula="of:=MEDIAN([.AE3];[.AE8];[.AE13];[.AE18];[.AE23];[.AE28];[.AE33];[.AE38];[.AE43];[.AE48])" office:value-type="float" office:value="20.544869012414">
            <text:p>20.5448690124</text:p>
          </table:table-cell>
          <table:table-cell table:formula="of:=MEDIAN([.AF3];[.AF8];[.AF13];[.AF18];[.AF23];[.AF28];[.AF33];[.AF38];[.AF43];[.AF48])" office:value-type="float" office:value="20.5133410676675">
            <text:p>20.5133410677</text:p>
          </table:table-cell>
          <table:table-cell table:formula="of:=MEDIAN([.AG3];[.AG8];[.AG13];[.AG18];[.AG23];[.AG28];[.AG33];[.AG38];[.AG43];[.AG48])" office:value-type="float" office:value="20.6421522788624">
            <text:p>20.6421522789</text:p>
          </table:table-cell>
          <table:table-cell table:formula="of:=MEDIAN([.AH3];[.AH8];[.AH13];[.AH18];[.AH23];[.AH28];[.AH33];[.AH38];[.AH43];[.AH48])" office:value-type="float" office:value="21.6499690922146">
            <text:p>21.6499690922</text:p>
          </table:table-cell>
          <table:table-cell table:formula="of:=MEDIAN([.AI3];[.AI8];[.AI13];[.AI18];[.AI23];[.AI28];[.AI33];[.AI38];[.AI43];[.AI48])" office:value-type="float" office:value="21.6013269013587">
            <text:p>21.6013269014</text:p>
          </table:table-cell>
          <table:table-cell table:formula="of:=MEDIAN([.AJ3];[.AJ8];[.AJ13];[.AJ18];[.AJ23];[.AJ28];[.AJ33];[.AJ38];[.AJ43];[.AJ48])" office:value-type="float" office:value="21.5773185405618">
            <text:p>21.5773185406</text:p>
          </table:table-cell>
          <table:table-cell table:formula="of:=MEDIAN([.AK3];[.AK8];[.AK13];[.AK18];[.AK23];[.AK28];[.AK33];[.AK38];[.AK43];[.AK48])" office:value-type="float" office:value="21.6746083775657">
            <text:p>21.6746083776</text:p>
          </table:table-cell>
          <table:table-cell table:formula="of:=MEDIAN([.AL3];[.AL8];[.AL13];[.AL18];[.AL23];[.AL28];[.AL33];[.AL38];[.AL43];[.AL48])" office:value-type="float" office:value="21.4602990975778">
            <text:p>21.4602990976</text:p>
          </table:table-cell>
          <table:table-cell table:formula="of:=MEDIAN([.AM3];[.AM8];[.AM13];[.AM18];[.AM23];[.AM28];[.AM33];[.AM38];[.AM43];[.AM48])" office:value-type="float" office:value="21.2403982682095">
            <text:p>21.2403982682</text:p>
          </table:table-cell>
          <table:table-cell table:formula="of:=MEDIAN([.AN3];[.AN8];[.AN13];[.AN18];[.AN23];[.AN28];[.AN33];[.AN38];[.AN43];[.AN48])" office:value-type="float" office:value="21.157318668917">
            <text:p>21.1573186689</text:p>
          </table:table-cell>
          <table:table-cell table:formula="of:=MEDIAN([.AO3];[.AO8];[.AO13];[.AO18];[.AO23];[.AO28];[.AO33];[.AO38];[.AO43];[.AO48])" office:value-type="float" office:value="21.1985265582093">
            <text:p>21.1985265582</text:p>
          </table:table-cell>
          <table:table-cell table:formula="of:=MEDIAN([.AP3];[.AP8];[.AP13];[.AP18];[.AP23];[.AP28];[.AP33];[.AP38];[.AP43];[.AP48])" office:value-type="float" office:value="21.1369587433855">
            <text:p>21.1369587434</text:p>
          </table:table-cell>
          <table:table-cell table:formula="of:=MEDIAN([.AQ3];[.AQ8];[.AQ13];[.AQ18];[.AQ23];[.AQ28];[.AQ33];[.AQ38];[.AQ43];[.AQ48])" office:value-type="float" office:value="21.0967173726949">
            <text:p>21.0967173727</text:p>
          </table:table-cell>
          <table:table-cell table:formula="of:=MEDIAN([.AR3];[.AR8];[.AR13];[.AR18];[.AR23];[.AR28];[.AR33];[.AR38];[.AR43];[.AR48])" office:value-type="float" office:value="21.3480891864747">
            <text:p>21.3480891865</text:p>
          </table:table-cell>
          <table:table-cell table:formula="of:=MEDIAN([.AS3];[.AS8];[.AS13];[.AS18];[.AS23];[.AS28];[.AS33];[.AS38];[.AS43];[.AS48])" office:value-type="float" office:value="21.2615880888376">
            <text:p>21.2615880888</text:p>
          </table:table-cell>
          <table:table-cell table:formula="of:=MEDIAN([.AT3];[.AT8];[.AT13];[.AT18];[.AT23];[.AT28];[.AT33];[.AT38];[.AT43];[.AT48])" office:value-type="float" office:value="21.018096886505">
            <text:p>21.0180968865</text:p>
          </table:table-cell>
          <table:table-cell table:formula="of:=MEDIAN([.AU3];[.AU8];[.AU13];[.AU18];[.AU23];[.AU28];[.AU33];[.AU38];[.AU43];[.AU48])" office:value-type="float" office:value="21.0571015787173">
            <text:p>21.0571015787</text:p>
          </table:table-cell>
          <table:table-cell table:formula="of:=MEDIAN([.AV3];[.AV8];[.AV13];[.AV18];[.AV23];[.AV28];[.AV33];[.AV38];[.AV43];[.AV48])" office:value-type="float" office:value="21.3044860143058">
            <text:p>21.3044860143</text:p>
          </table:table-cell>
          <table:table-cell table:formula="of:=MEDIAN([.AW3];[.AW8];[.AW13];[.AW18];[.AW23];[.AW28];[.AW33];[.AW38];[.AW43];[.AW48])" office:value-type="float" office:value="21.2193784371234">
            <text:p>21.2193784371</text:p>
          </table:table-cell>
          <table:table-cell table:formula="of:=MEDIAN([.AX3];[.AX8];[.AX13];[.AX18];[.AX23];[.AX28];[.AX33];[.AX38];[.AX43];[.AX48])" office:value-type="float" office:value="21.437481999712">
            <text:p>21.4374819997</text:p>
          </table:table-cell>
          <table:table-cell table:formula="of:=MEDIAN([.AY3];[.AY8];[.AY13];[.AY18];[.AY23];[.AY28];[.AY33];[.AY38];[.AY43];[.AY48])" office:value-type="float" office:value="21.5535151102664">
            <text:p>21.5535151103</text:p>
          </table:table-cell>
          <table:table-cell table:formula="of:=MEDIAN([.AZ3];[.AZ8];[.AZ13];[.AZ18];[.AZ23];[.AZ28];[.AZ33];[.AZ38];[.AZ43];[.AZ48])" office:value-type="float" office:value="21.6255428505558">
            <text:p>21.6255428506</text:p>
          </table:table-cell>
          <table:table-cell table:formula="of:=MEDIAN([.BA3];[.BA8];[.BA13];[.BA18];[.BA23];[.BA28];[.BA33];[.BA38];[.BA43];[.BA48])" office:value-type="float" office:value="21.3701606973458">
            <text:p>21.3701606973</text:p>
          </table:table-cell>
          <table:table-cell table:formula="of:=MEDIAN([.BB3];[.BB8];[.BB13];[.BB18];[.BB23];[.BB28];[.BB33];[.BB38];[.BB43];[.BB48])" office:value-type="float" office:value="21.0768321938903">
            <text:p>21.0768321939</text:p>
          </table:table-cell>
          <table:table-cell table:formula="of:=MEDIAN([.BC3];[.BC8];[.BC13];[.BC18];[.BC23];[.BC28];[.BC33];[.BC38];[.BC43];[.BC48])" office:value-type="float" office:value="21.5299139977554">
            <text:p>21.5299139978</text:p>
          </table:table-cell>
          <table:table-cell table:formula="of:=MEDIAN([.BD3];[.BD8];[.BD13];[.BD18];[.BD23];[.BD28];[.BD33];[.BD38];[.BD43];[.BD48])" office:value-type="float" office:value="21.4833084954157">
            <text:p>21.4833084954</text:p>
          </table:table-cell>
          <table:table-cell table:formula="of:=MEDIAN([.BE3];[.BE8];[.BE13];[.BE18];[.BE23];[.BE28];[.BE33];[.BE38];[.BE43];[.BE48])" office:value-type="float" office:value="21.1778406265257">
            <text:p>21.1778406265</text:p>
          </table:table-cell>
          <table:table-cell table:formula="of:=MEDIAN([.BF3];[.BF8];[.BF13];[.BF18];[.BF23];[.BF28];[.BF33];[.BF38];[.BF43];[.BF48])" office:value-type="float" office:value="22.2168357316359">
            <text:p>22.2168357316</text:p>
          </table:table-cell>
          <table:table-cell table:formula="of:=MEDIAN([.BG3];[.BG8];[.BG13];[.BG18];[.BG23];[.BG28];[.BG33];[.BG38];[.BG43];[.BG48])" office:value-type="float" office:value="33.7503275831427">
            <text:p>33.7503275831</text:p>
          </table:table-cell>
          <table:table-cell table:formula="of:=MEDIAN([.BH3];[.BH8];[.BH13];[.BH18];[.BH23];[.BH28];[.BH33];[.BH38];[.BH43];[.BH48])" office:value-type="float" office:value="21.6746083775657">
            <text:p>21.6746083776</text:p>
          </table:table-cell>
          <table:table-cell table:formula="of:=MEDIAN([.BI3];[.BI8];[.BI13];[.BI18];[.BI23];[.BI28];[.BI33];[.BI38];[.BI43];[.BI48])" office:value-type="float" office:value="21.4833084954157">
            <text:p>21.4833084954</text:p>
          </table:table-cell>
          <table:table-cell table:formula="of:=MEDIAN([.BJ3];[.BJ8];[.BJ13];[.BJ18];[.BJ23];[.BJ28];[.BJ33];[.BJ38];[.BJ43];[.BJ48])" office:value-type="float" office:value="23.1769259091431">
            <text:p>23.1769259091</text:p>
          </table:table-cell>
          <table:table-cell table:formula="of:=MEDIAN([.BK3];[.BK8];[.BK13];[.BK18];[.BK23];[.BK28];[.BK33];[.BK38];[.BK43];[.BK48])" office:value-type="float" office:value="27.484069142689">
            <text:p>27.4840691427</text:p>
          </table:table-cell>
          <table:table-cell table:formula="of:=MEDIAN([.BL3];[.BL8];[.BL13];[.BL18];[.BL23];[.BL28];[.BL33];[.BL38];[.BL43];[.BL48])" office:value-type="float" office:value="25.4767645764805">
            <text:p>25.4767645765</text:p>
          </table:table-cell>
          <table:table-cell table:formula="of:=MEDIAN([.BM3];[.BM8];[.BM13];[.BM18];[.BM23];[.BM28];[.BM33];[.BM38];[.BM43];[.BM48])" office:value-type="float" office:value="21.5773185405618">
            <text:p>21.5773185406</text:p>
          </table:table-cell>
          <table:table-cell table:formula="of:=MEDIAN([.BN3];[.BN8];[.BN13];[.BN18];[.BN23];[.BN28];[.BN33];[.BN38];[.BN43];[.BN48])" office:value-type="float" office:value="25.7611229400153">
            <text:p>25.76112294</text:p>
          </table:table-cell>
          <table:table-cell table:formula="of:=MEDIAN([.BO3];[.BO8];[.BO13];[.BO18];[.BO23];[.BO28];[.BO33];[.BO38];[.BO43];[.BO48])" office:value-type="float" office:value="28.3564921787946">
            <text:p>28.3564921788</text:p>
          </table:table-cell>
          <table:table-cell table:formula="of:=MEDIAN([.BP3];[.BP8];[.BP13];[.BP18];[.BP23];[.BP28];[.BP33];[.BP38];[.BP43];[.BP48])" office:value-type="float" office:value="22.4638942082992">
            <text:p>22.4638942083</text:p>
          </table:table-cell>
          <table:table-cell table:formula="of:=MEDIAN([.BQ3];[.BQ8];[.BQ13];[.BQ18];[.BQ23];[.BQ28];[.BQ33];[.BQ38];[.BQ43];[.BQ48])" office:value-type="float" office:value="27.0924800499634">
            <text:p>27.09248005</text:p>
          </table:table-cell>
          <table:table-cell table:formula="of:=MEDIAN([.BR3];[.BR8];[.BR13];[.BR18];[.BR23];[.BR28];[.BR33];[.BR38];[.BR43];[.BR48])" office:value-type="float" office:value="30.5702392804328">
            <text:p>30.5702392804</text:p>
          </table:table-cell>
          <table:table-cell table:formula="of:=MEDIAN([.BS3];[.BS8];[.BS13];[.BS18];[.BS23];[.BS28];[.BS33];[.BS38];[.BS43];[.BS48])" office:value-type="float" office:value="27.9043179083622">
            <text:p>27.9043179084</text:p>
          </table:table-cell>
          <table:table-cell table:formula="of:=MEDIAN([.BT3];[.BT8];[.BT13];[.BT18];[.BT23];[.BT28];[.BT33];[.BT38];[.BT43];[.BT48])" office:value-type="float" office:value="21.3924151409903">
            <text:p>21.392415141</text:p>
          </table:table-cell>
          <table:table-cell table:formula="of:=MEDIAN([.BU3];[.BU8];[.BU13];[.BU18];[.BU23];[.BU28];[.BU33];[.BU38];[.BU43];[.BU48])" office:value-type="float" office:value="23.8715763189629">
            <text:p>23.871576319</text:p>
          </table:table-cell>
          <table:table-cell table:formula="of:=MEDIAN([.BV3];[.BV8];[.BV13];[.BV18];[.BV23];[.BV28];[.BV33];[.BV38];[.BV43];[.BV48])" office:value-type="float" office:value="26.0630740158475">
            <text:p>26.0630740158</text:p>
          </table:table-cell>
          <table:table-cell table:formula="of:=MEDIAN([.BW3];[.BW8];[.BW13];[.BW18];[.BW23];[.BW28];[.BW33];[.BW38];[.BW43];[.BW48])" office:value-type="float" office:value="21.8797387908373">
            <text:p>21.8797387908</text:p>
          </table:table-cell>
          <table:table-cell table:formula="of:=MEDIAN([.BX3];[.BX8];[.BX13];[.BX18];[.BX23];[.BX28];[.BX33];[.BX38];[.BX43];[.BX48])" office:value-type="float" office:value="22.3379582516169">
            <text:p>22.3379582516</text:p>
          </table:table-cell>
          <table:table-cell table:formula="of:=MEDIAN([.BY3];[.BY8];[.BY13];[.BY18];[.BY23];[.BY28];[.BY33];[.BY38];[.BY43];[.BY48])" office:value-type="float" office:value="29.9456265290448">
            <text:p>29.945626529</text:p>
          </table:table-cell>
          <table:table-cell table:formula="of:=MEDIAN([.BZ3];[.BZ8];[.BZ13];[.BZ18];[.BZ23];[.BZ28];[.BZ33];[.BZ38];[.BZ43];[.BZ48])" office:value-type="float" office:value="22.5949363492263">
            <text:p>22.5949363492</text:p>
          </table:table-cell>
          <table:table-cell table:formula="of:=MEDIAN([.CA3];[.CA8];[.CA13];[.CA18];[.CA23];[.CA28];[.CA33];[.CA38];[.CA43];[.CA48])" office:value-type="float" office:value="22.731401652582">
            <text:p>22.7314016526</text:p>
          </table:table-cell>
          <table:table-cell table:formula="of:=MEDIAN([.CB3];[.CB8];[.CB13];[.CB18];[.CB23];[.CB28];[.CB33];[.CB38];[.CB43];[.CB48])" office:value-type="float" office:value="25.2085049296659">
            <text:p>25.2085049297</text:p>
          </table:table-cell>
          <table:table-cell table:formula="of:=MEDIAN([.CC3];[.CC8];[.CC13];[.CC18];[.CC23];[.CC28];[.CC33];[.CC38];[.CC43];[.CC48])" office:value-type="float" office:value="28.8443735757362">
            <text:p>28.8443735757</text:p>
          </table:table-cell>
          <table:table-cell table:formula="of:=MEDIAN([.CD3];[.CD8];[.CD13];[.CD18];[.CD23];[.CD28];[.CD33];[.CD38];[.CD43];[.CD48])" office:value-type="float" office:value="24.271892087973">
            <text:p>24.271892088</text:p>
          </table:table-cell>
          <table:table-cell table:formula="of:=MEDIAN([.CE3];[.CE8];[.CE13];[.CE18];[.CE23];[.CE28];[.CE33];[.CE38];[.CE43];[.CE48])" office:value-type="float" office:value="31.2534273168115">
            <text:p>31.2534273168</text:p>
          </table:table-cell>
          <table:table-cell table:formula="of:=MEDIAN([.CF3];[.CF8];[.CF13];[.CF18];[.CF23];[.CF28];[.CF33];[.CF38];[.CF43];[.CF48])" office:value-type="float" office:value="22.8736338871161">
            <text:p>22.8736338871</text:p>
          </table:table-cell>
          <table:table-cell table:formula="of:=MEDIAN([.CG3];[.CG8];[.CG13];[.CG18];[.CG23];[.CG28];[.CG33];[.CG38];[.CG43];[.CG48])" office:value-type="float" office:value="32.0038356557367">
            <text:p>32.0038356557</text:p>
          </table:table-cell>
          <table:table-cell table:formula="of:=MEDIAN([.CH3];[.CH8];[.CH13];[.CH18];[.CH23];[.CH28];[.CH33];[.CH38];[.CH43];[.CH48])" office:value-type="float" office:value="32.8318985403791">
            <text:p>32.8318985404</text:p>
          </table:table-cell>
          <table:table-cell table:formula="of:=MEDIAN([.CI3];[.CI8];[.CI13];[.CI18];[.CI23];[.CI28];[.CI33];[.CI38];[.CI43];[.CI48])" office:value-type="float" office:value="26.7267155497786">
            <text:p>26.7267155498</text:p>
          </table:table-cell>
          <table:table-cell table:formula="of:=MEDIAN([.CJ3];[.CJ8];[.CJ13];[.CJ18];[.CJ23];[.CJ28];[.CJ33];[.CJ38];[.CJ43];[.CJ48])" office:value-type="float" office:value="23.5082183160859">
            <text:p>23.5082183161</text:p>
          </table:table-cell>
          <table:table-cell table:formula="of:=MEDIAN([.CK3];[.CK8];[.CK13];[.CK18];[.CK23];[.CK28];[.CK33];[.CK38];[.CK43];[.CK48])" office:value-type="float" office:value="21.7753526900464">
            <text:p>21.77535269</text:p>
          </table:table-cell>
          <table:table-cell table:formula="of:=MEDIAN([.CL3];[.CL8];[.CL13];[.CL18];[.CL23];[.CL28];[.CL33];[.CL38];[.CL43];[.CL48])" office:value-type="float" office:value="21.9879677843226">
            <text:p>21.9879677843</text:p>
          </table:table-cell>
          <table:table-cell table:formula="of:=MEDIAN([.CM3];[.CM8];[.CM13];[.CM18];[.CM23];[.CM28];[.CM33];[.CM38];[.CM43];[.CM48])" office:value-type="float" office:value="24.0667708117457">
            <text:p>24.0667708117</text:p>
          </table:table-cell>
          <table:table-cell table:formula="of:=MEDIAN([.CN3];[.CN8];[.CN13];[.CN18];[.CN23];[.CN28];[.CN33];[.CN38];[.CN43];[.CN48])" office:value-type="float" office:value="24.4877171580469">
            <text:p>24.487717158</text:p>
          </table:table-cell>
          <table:table-cell table:formula="of:=MEDIAN([.CO3];[.CO8];[.CO13];[.CO18];[.CO23];[.CO28];[.CO33];[.CO38];[.CO43];[.CO48])" office:value-type="float" office:value="24.715106297975">
            <text:p>24.715106298</text:p>
          </table:table-cell>
          <table:table-cell table:formula="of:=MEDIAN([.CP3];[.CP8];[.CP13];[.CP18];[.CP23];[.CP28];[.CP33];[.CP38];[.CP43];[.CP48])" office:value-type="float" office:value="20">
            <text:p>20</text:p>
          </table:table-cell>
          <table:table-cell table:formula="of:=MEDIAN([.CQ3];[.CQ8];[.CQ13];[.CQ18];[.CQ23];[.CQ28];[.CQ33];[.CQ38];[.CQ43];[.CQ48])" office:value-type="float" office:value="20">
            <text:p>20</text:p>
          </table:table-cell>
          <table:table-cell table:formula="of:=MEDIAN([.CR3];[.CR8];[.CR13];[.CR18];[.CR23];[.CR28];[.CR33];[.CR38];[.CR43];[.CR48])" office:value-type="float" office:value="20">
            <text:p>20</text:p>
          </table:table-cell>
          <table:table-cell table:formula="of:=MEDIAN([.CS3];[.CS8];[.CS13];[.CS18];[.CS23];[.CS28];[.CS33];[.CS38];[.CS43];[.CS48])" office:value-type="float" office:value="20">
            <text:p>20</text:p>
          </table:table-cell>
          <table:table-cell table:number-columns-repeated="864"/>
        </table:table-row>
        <table:table-row table:style-name="ro1">
          <table:table-cell office:value-type="string">
            <text:p>買取価格</text:p>
          </table:table-cell>
          <table:table-cell table:formula="of:=MEDIAN([.B4];[.B9];[.B14];[.B19];[.B24];[.B29];[.B34];[.B39];[.B44];[.B49])" office:value-type="float" office:value="20">
            <text:p>20</text:p>
          </table:table-cell>
          <table:table-cell table:formula="of:=MEDIAN([.C4];[.C9];[.C14];[.C19];[.C24];[.C29];[.C34];[.C39];[.C44];[.C49])" office:value-type="float" office:value="20">
            <text:p>20</text:p>
          </table:table-cell>
          <table:table-cell table:formula="of:=MEDIAN([.D4];[.D9];[.D14];[.D19];[.D24];[.D29];[.D34];[.D39];[.D44];[.D49])" office:value-type="float" office:value="20">
            <text:p>20</text:p>
          </table:table-cell>
          <table:table-cell table:formula="of:=MEDIAN([.E4];[.E9];[.E14];[.E19];[.E24];[.E29];[.E34];[.E39];[.E44];[.E49])" office:value-type="float" office:value="20">
            <text:p>20</text:p>
          </table:table-cell>
          <table:table-cell table:formula="of:=MEDIAN([.F4];[.F9];[.F14];[.F19];[.F24];[.F29];[.F34];[.F39];[.F44];[.F49])" office:value-type="float" office:value="20">
            <text:p>20</text:p>
          </table:table-cell>
          <table:table-cell table:formula="of:=MEDIAN([.G4];[.G9];[.G14];[.G19];[.G24];[.G29];[.G34];[.G39];[.G44];[.G49])" office:value-type="float" office:value="20">
            <text:p>20</text:p>
          </table:table-cell>
          <table:table-cell table:formula="of:=MEDIAN([.H4];[.H9];[.H14];[.H19];[.H24];[.H29];[.H34];[.H39];[.H44];[.H49])" office:value-type="float" office:value="20">
            <text:p>20</text:p>
          </table:table-cell>
          <table:table-cell table:formula="of:=MEDIAN([.I4];[.I9];[.I14];[.I19];[.I24];[.I29];[.I34];[.I39];[.I44];[.I49])" office:value-type="float" office:value="20">
            <text:p>20</text:p>
          </table:table-cell>
          <table:table-cell table:formula="of:=MEDIAN([.J4];[.J9];[.J14];[.J19];[.J24];[.J29];[.J34];[.J39];[.J44];[.J49])" office:value-type="float" office:value="20">
            <text:p>20</text:p>
          </table:table-cell>
          <table:table-cell table:formula="of:=MEDIAN([.K4];[.K9];[.K14];[.K19];[.K24];[.K29];[.K34];[.K39];[.K44];[.K49])" office:value-type="float" office:value="20">
            <text:p>20</text:p>
          </table:table-cell>
          <table:table-cell table:formula="of:=MEDIAN([.L4];[.L9];[.L14];[.L19];[.L24];[.L29];[.L34];[.L39];[.L44];[.L49])" office:value-type="float" office:value="20">
            <text:p>20</text:p>
          </table:table-cell>
          <table:table-cell table:formula="of:=MEDIAN([.M4];[.M9];[.M14];[.M19];[.M24];[.M29];[.M34];[.M39];[.M44];[.M49])" office:value-type="float" office:value="20">
            <text:p>20</text:p>
          </table:table-cell>
          <table:table-cell table:formula="of:=MEDIAN([.N4];[.N9];[.N14];[.N19];[.N24];[.N29];[.N34];[.N39];[.N44];[.N49])" office:value-type="float" office:value="20">
            <text:p>20</text:p>
          </table:table-cell>
          <table:table-cell table:formula="of:=MEDIAN([.O4];[.O9];[.O14];[.O19];[.O24];[.O29];[.O34];[.O39];[.O44];[.O49])" office:value-type="float" office:value="20">
            <text:p>20</text:p>
          </table:table-cell>
          <table:table-cell table:formula="of:=MEDIAN([.P4];[.P9];[.P14];[.P19];[.P24];[.P29];[.P34];[.P39];[.P44];[.P49])" office:value-type="float" office:value="20">
            <text:p>20</text:p>
          </table:table-cell>
          <table:table-cell table:formula="of:=MEDIAN([.Q4];[.Q9];[.Q14];[.Q19];[.Q24];[.Q29];[.Q34];[.Q39];[.Q44];[.Q49])" office:value-type="float" office:value="20">
            <text:p>20</text:p>
          </table:table-cell>
          <table:table-cell table:formula="of:=MEDIAN([.R4];[.R9];[.R14];[.R19];[.R24];[.R29];[.R34];[.R39];[.R44];[.R49])" office:value-type="float" office:value="20">
            <text:p>20</text:p>
          </table:table-cell>
          <table:table-cell table:formula="of:=MEDIAN([.S4];[.S9];[.S14];[.S19];[.S24];[.S29];[.S34];[.S39];[.S44];[.S49])" office:value-type="float" office:value="20">
            <text:p>20</text:p>
          </table:table-cell>
          <table:table-cell table:formula="of:=MEDIAN([.T4];[.T9];[.T14];[.T19];[.T24];[.T29];[.T34];[.T39];[.T44];[.T49])" office:value-type="float" office:value="20">
            <text:p>20</text:p>
          </table:table-cell>
          <table:table-cell table:formula="of:=MEDIAN([.U4];[.U9];[.U14];[.U19];[.U24];[.U29];[.U34];[.U39];[.U44];[.U49])" office:value-type="float" office:value="20">
            <text:p>20</text:p>
          </table:table-cell>
          <table:table-cell table:formula="of:=MEDIAN([.V4];[.V9];[.V14];[.V19];[.V24];[.V29];[.V34];[.V39];[.V44];[.V49])" office:value-type="float" office:value="20">
            <text:p>20</text:p>
          </table:table-cell>
          <table:table-cell table:formula="of:=MEDIAN([.W4];[.W9];[.W14];[.W19];[.W24];[.W29];[.W34];[.W39];[.W44];[.W49])" office:value-type="float" office:value="20">
            <text:p>20</text:p>
          </table:table-cell>
          <table:table-cell table:formula="of:=MEDIAN([.X4];[.X9];[.X14];[.X19];[.X24];[.X29];[.X34];[.X39];[.X44];[.X49])" office:value-type="float" office:value="20">
            <text:p>20</text:p>
          </table:table-cell>
          <table:table-cell table:formula="of:=MEDIAN([.Y4];[.Y9];[.Y14];[.Y19];[.Y24];[.Y29];[.Y34];[.Y39];[.Y44];[.Y49])" office:value-type="float" office:value="20">
            <text:p>20</text:p>
          </table:table-cell>
          <table:table-cell table:formula="of:=MEDIAN([.Z4];[.Z9];[.Z14];[.Z19];[.Z24];[.Z29];[.Z34];[.Z39];[.Z44];[.Z49])" office:value-type="float" office:value="20">
            <text:p>20</text:p>
          </table:table-cell>
          <table:table-cell table:formula="of:=MEDIAN([.AA4];[.AA9];[.AA14];[.AA19];[.AA24];[.AA29];[.AA34];[.AA39];[.AA44];[.AA49])" office:value-type="float" office:value="20">
            <text:p>20</text:p>
          </table:table-cell>
          <table:table-cell table:formula="of:=MEDIAN([.AB4];[.AB9];[.AB14];[.AB19];[.AB24];[.AB29];[.AB34];[.AB39];[.AB44];[.AB49])" office:value-type="float" office:value="20">
            <text:p>20</text:p>
          </table:table-cell>
          <table:table-cell table:formula="of:=MEDIAN([.AC4];[.AC9];[.AC14];[.AC19];[.AC24];[.AC29];[.AC34];[.AC39];[.AC44];[.AC49])" office:value-type="float" office:value="20">
            <text:p>20</text:p>
          </table:table-cell>
          <table:table-cell table:formula="of:=MEDIAN([.AD4];[.AD9];[.AD14];[.AD19];[.AD24];[.AD29];[.AD34];[.AD39];[.AD44];[.AD49])" office:value-type="float" office:value="20">
            <text:p>20</text:p>
          </table:table-cell>
          <table:table-cell table:formula="of:=MEDIAN([.AE4];[.AE9];[.AE14];[.AE19];[.AE24];[.AE29];[.AE34];[.AE39];[.AE44];[.AE49])" office:value-type="float" office:value="20">
            <text:p>20</text:p>
          </table:table-cell>
          <table:table-cell table:formula="of:=MEDIAN([.AF4];[.AF9];[.AF14];[.AF19];[.AF24];[.AF29];[.AF34];[.AF39];[.AF44];[.AF49])" office:value-type="float" office:value="20">
            <text:p>20</text:p>
          </table:table-cell>
          <table:table-cell table:formula="of:=MEDIAN([.AG4];[.AG9];[.AG14];[.AG19];[.AG24];[.AG29];[.AG34];[.AG39];[.AG44];[.AG49])" office:value-type="float" office:value="20">
            <text:p>20</text:p>
          </table:table-cell>
          <table:table-cell table:formula="of:=MEDIAN([.AH4];[.AH9];[.AH14];[.AH19];[.AH24];[.AH29];[.AH34];[.AH39];[.AH44];[.AH49])" office:value-type="float" office:value="20">
            <text:p>20</text:p>
          </table:table-cell>
          <table:table-cell table:formula="of:=MEDIAN([.AI4];[.AI9];[.AI14];[.AI19];[.AI24];[.AI29];[.AI34];[.AI39];[.AI44];[.AI49])" office:value-type="float" office:value="20">
            <text:p>20</text:p>
          </table:table-cell>
          <table:table-cell table:formula="of:=MEDIAN([.AJ4];[.AJ9];[.AJ14];[.AJ19];[.AJ24];[.AJ29];[.AJ34];[.AJ39];[.AJ44];[.AJ49])" office:value-type="float" office:value="20">
            <text:p>20</text:p>
          </table:table-cell>
          <table:table-cell table:formula="of:=MEDIAN([.AK4];[.AK9];[.AK14];[.AK19];[.AK24];[.AK29];[.AK34];[.AK39];[.AK44];[.AK49])" office:value-type="float" office:value="20">
            <text:p>20</text:p>
          </table:table-cell>
          <table:table-cell table:formula="of:=MEDIAN([.AL4];[.AL9];[.AL14];[.AL19];[.AL24];[.AL29];[.AL34];[.AL39];[.AL44];[.AL49])" office:value-type="float" office:value="20">
            <text:p>20</text:p>
          </table:table-cell>
          <table:table-cell table:formula="of:=MEDIAN([.AM4];[.AM9];[.AM14];[.AM19];[.AM24];[.AM29];[.AM34];[.AM39];[.AM44];[.AM49])" office:value-type="float" office:value="20">
            <text:p>20</text:p>
          </table:table-cell>
          <table:table-cell table:formula="of:=MEDIAN([.AN4];[.AN9];[.AN14];[.AN19];[.AN24];[.AN29];[.AN34];[.AN39];[.AN44];[.AN49])" office:value-type="float" office:value="20">
            <text:p>20</text:p>
          </table:table-cell>
          <table:table-cell table:formula="of:=MEDIAN([.AO4];[.AO9];[.AO14];[.AO19];[.AO24];[.AO29];[.AO34];[.AO39];[.AO44];[.AO49])" office:value-type="float" office:value="9.33333333333333">
            <text:p>9.3333333333</text:p>
          </table:table-cell>
          <table:table-cell table:formula="of:=MEDIAN([.AP4];[.AP9];[.AP14];[.AP19];[.AP24];[.AP29];[.AP34];[.AP39];[.AP44];[.AP49])" office:value-type="float" office:value="9.33333333333333">
            <text:p>9.3333333333</text:p>
          </table:table-cell>
          <table:table-cell table:formula="of:=MEDIAN([.AQ4];[.AQ9];[.AQ14];[.AQ19];[.AQ24];[.AQ29];[.AQ34];[.AQ39];[.AQ44];[.AQ49])" office:value-type="float" office:value="20">
            <text:p>20</text:p>
          </table:table-cell>
          <table:table-cell table:formula="of:=MEDIAN([.AR4];[.AR9];[.AR14];[.AR19];[.AR24];[.AR29];[.AR34];[.AR39];[.AR44];[.AR49])" office:value-type="float" office:value="9.33333333333333">
            <text:p>9.3333333333</text:p>
          </table:table-cell>
          <table:table-cell table:formula="of:=MEDIAN([.AS4];[.AS9];[.AS14];[.AS19];[.AS24];[.AS29];[.AS34];[.AS39];[.AS44];[.AS49])" office:value-type="float" office:value="9.33333333333333">
            <text:p>9.3333333333</text:p>
          </table:table-cell>
          <table:table-cell table:formula="of:=MEDIAN([.AT4];[.AT9];[.AT14];[.AT19];[.AT24];[.AT29];[.AT34];[.AT39];[.AT44];[.AT49])" office:value-type="float" office:value="9.33333333333333">
            <text:p>9.3333333333</text:p>
          </table:table-cell>
          <table:table-cell table:formula="of:=MEDIAN([.AU4];[.AU9];[.AU14];[.AU19];[.AU24];[.AU29];[.AU34];[.AU39];[.AU44];[.AU49])" office:value-type="float" office:value="20">
            <text:p>20</text:p>
          </table:table-cell>
          <table:table-cell table:formula="of:=MEDIAN([.AV4];[.AV9];[.AV14];[.AV19];[.AV24];[.AV29];[.AV34];[.AV39];[.AV44];[.AV49])" office:value-type="float" office:value="9.33333333333333">
            <text:p>9.3333333333</text:p>
          </table:table-cell>
          <table:table-cell table:formula="of:=MEDIAN([.AW4];[.AW9];[.AW14];[.AW19];[.AW24];[.AW29];[.AW34];[.AW39];[.AW44];[.AW49])" office:value-type="float" office:value="9.33333333333333">
            <text:p>9.3333333333</text:p>
          </table:table-cell>
          <table:table-cell table:formula="of:=MEDIAN([.AX4];[.AX9];[.AX14];[.AX19];[.AX24];[.AX29];[.AX34];[.AX39];[.AX44];[.AX49])" office:value-type="float" office:value="20">
            <text:p>20</text:p>
          </table:table-cell>
          <table:table-cell table:formula="of:=MEDIAN([.AY4];[.AY9];[.AY14];[.AY19];[.AY24];[.AY29];[.AY34];[.AY39];[.AY44];[.AY49])" office:value-type="float" office:value="9.33333333333333">
            <text:p>9.3333333333</text:p>
          </table:table-cell>
          <table:table-cell table:formula="of:=MEDIAN([.AZ4];[.AZ9];[.AZ14];[.AZ19];[.AZ24];[.AZ29];[.AZ34];[.AZ39];[.AZ44];[.AZ49])" office:value-type="float" office:value="20">
            <text:p>20</text:p>
          </table:table-cell>
          <table:table-cell table:formula="of:=MEDIAN([.BA4];[.BA9];[.BA14];[.BA19];[.BA24];[.BA29];[.BA34];[.BA39];[.BA44];[.BA49])" office:value-type="float" office:value="9.56916266666551">
            <text:p>9.5691626667</text:p>
          </table:table-cell>
          <table:table-cell table:formula="of:=MEDIAN([.BB4];[.BB9];[.BB14];[.BB19];[.BB24];[.BB29];[.BB34];[.BB39];[.BB44];[.BB49])" office:value-type="float" office:value="20">
            <text:p>20</text:p>
          </table:table-cell>
          <table:table-cell table:formula="of:=MEDIAN([.BC4];[.BC9];[.BC14];[.BC19];[.BC24];[.BC29];[.BC34];[.BC39];[.BC44];[.BC49])" office:value-type="float" office:value="9.33333333333333">
            <text:p>9.3333333333</text:p>
          </table:table-cell>
          <table:table-cell table:formula="of:=MEDIAN([.BD4];[.BD9];[.BD14];[.BD19];[.BD24];[.BD29];[.BD34];[.BD39];[.BD44];[.BD49])" office:value-type="float" office:value="20">
            <text:p>20</text:p>
          </table:table-cell>
          <table:table-cell table:formula="of:=MEDIAN([.BE4];[.BE9];[.BE14];[.BE19];[.BE24];[.BE29];[.BE34];[.BE39];[.BE44];[.BE49])" office:value-type="float" office:value="10.634268625">
            <text:p>10.634268625</text:p>
          </table:table-cell>
          <table:table-cell table:formula="of:=MEDIAN([.BF4];[.BF9];[.BF14];[.BF19];[.BF24];[.BF29];[.BF34];[.BF39];[.BF44];[.BF49])" office:value-type="float" office:value="20">
            <text:p>20</text:p>
          </table:table-cell>
          <table:table-cell table:formula="of:=MEDIAN([.BG4];[.BG9];[.BG14];[.BG19];[.BG24];[.BG29];[.BG34];[.BG39];[.BG44];[.BG49])" office:value-type="float" office:value="20">
            <text:p>20</text:p>
          </table:table-cell>
          <table:table-cell table:formula="of:=MEDIAN([.BH4];[.BH9];[.BH14];[.BH19];[.BH24];[.BH29];[.BH34];[.BH39];[.BH44];[.BH49])" office:value-type="float" office:value="20">
            <text:p>20</text:p>
          </table:table-cell>
          <table:table-cell table:formula="of:=MEDIAN([.BI4];[.BI9];[.BI14];[.BI19];[.BI24];[.BI29];[.BI34];[.BI39];[.BI44];[.BI49])" office:value-type="float" office:value="15.24">
            <text:p>15.24</text:p>
          </table:table-cell>
          <table:table-cell table:formula="of:=MEDIAN([.BJ4];[.BJ9];[.BJ14];[.BJ19];[.BJ24];[.BJ29];[.BJ34];[.BJ39];[.BJ44];[.BJ49])" office:value-type="float" office:value="20">
            <text:p>20</text:p>
          </table:table-cell>
          <table:table-cell table:formula="of:=MEDIAN([.BK4];[.BK9];[.BK14];[.BK19];[.BK24];[.BK29];[.BK34];[.BK39];[.BK44];[.BK49])" office:value-type="float" office:value="20">
            <text:p>20</text:p>
          </table:table-cell>
          <table:table-cell table:formula="of:=MEDIAN([.BL4];[.BL9];[.BL14];[.BL19];[.BL24];[.BL29];[.BL34];[.BL39];[.BL44];[.BL49])" office:value-type="float" office:value="20">
            <text:p>20</text:p>
          </table:table-cell>
          <table:table-cell table:formula="of:=MEDIAN([.BM4];[.BM9];[.BM14];[.BM19];[.BM24];[.BM29];[.BM34];[.BM39];[.BM44];[.BM49])" office:value-type="float" office:value="9.33333333333333">
            <text:p>9.3333333333</text:p>
          </table:table-cell>
          <table:table-cell table:formula="of:=MEDIAN([.BN4];[.BN9];[.BN14];[.BN19];[.BN24];[.BN29];[.BN34];[.BN39];[.BN44];[.BN49])" office:value-type="float" office:value="20">
            <text:p>20</text:p>
          </table:table-cell>
          <table:table-cell table:formula="of:=MEDIAN([.BO4];[.BO9];[.BO14];[.BO19];[.BO24];[.BO29];[.BO34];[.BO39];[.BO44];[.BO49])" office:value-type="float" office:value="20">
            <text:p>20</text:p>
          </table:table-cell>
          <table:table-cell table:formula="of:=MEDIAN([.BP4];[.BP9];[.BP14];[.BP19];[.BP24];[.BP29];[.BP34];[.BP39];[.BP44];[.BP49])" office:value-type="float" office:value="20">
            <text:p>20</text:p>
          </table:table-cell>
          <table:table-cell table:formula="of:=MEDIAN([.BQ4];[.BQ9];[.BQ14];[.BQ19];[.BQ24];[.BQ29];[.BQ34];[.BQ39];[.BQ44];[.BQ49])" office:value-type="float" office:value="20">
            <text:p>20</text:p>
          </table:table-cell>
          <table:table-cell table:formula="of:=MEDIAN([.BR4];[.BR9];[.BR14];[.BR19];[.BR24];[.BR29];[.BR34];[.BR39];[.BR44];[.BR49])" office:value-type="float" office:value="20">
            <text:p>20</text:p>
          </table:table-cell>
          <table:table-cell table:formula="of:=MEDIAN([.BS4];[.BS9];[.BS14];[.BS19];[.BS24];[.BS29];[.BS34];[.BS39];[.BS44];[.BS49])" office:value-type="float" office:value="20">
            <text:p>20</text:p>
          </table:table-cell>
          <table:table-cell table:formula="of:=MEDIAN([.BT4];[.BT9];[.BT14];[.BT19];[.BT24];[.BT29];[.BT34];[.BT39];[.BT44];[.BT49])" office:value-type="float" office:value="20">
            <text:p>20</text:p>
          </table:table-cell>
          <table:table-cell table:formula="of:=MEDIAN([.BU4];[.BU9];[.BU14];[.BU19];[.BU24];[.BU29];[.BU34];[.BU39];[.BU44];[.BU49])" office:value-type="float" office:value="20">
            <text:p>20</text:p>
          </table:table-cell>
          <table:table-cell table:formula="of:=MEDIAN([.BV4];[.BV9];[.BV14];[.BV19];[.BV24];[.BV29];[.BV34];[.BV39];[.BV44];[.BV49])" office:value-type="float" office:value="20">
            <text:p>20</text:p>
          </table:table-cell>
          <table:table-cell table:formula="of:=MEDIAN([.BW4];[.BW9];[.BW14];[.BW19];[.BW24];[.BW29];[.BW34];[.BW39];[.BW44];[.BW49])" office:value-type="float" office:value="20">
            <text:p>20</text:p>
          </table:table-cell>
          <table:table-cell table:formula="of:=MEDIAN([.BX4];[.BX9];[.BX14];[.BX19];[.BX24];[.BX29];[.BX34];[.BX39];[.BX44];[.BX49])" office:value-type="float" office:value="20">
            <text:p>20</text:p>
          </table:table-cell>
          <table:table-cell table:formula="of:=MEDIAN([.BY4];[.BY9];[.BY14];[.BY19];[.BY24];[.BY29];[.BY34];[.BY39];[.BY44];[.BY49])" office:value-type="float" office:value="20">
            <text:p>20</text:p>
          </table:table-cell>
          <table:table-cell table:formula="of:=MEDIAN([.BZ4];[.BZ9];[.BZ14];[.BZ19];[.BZ24];[.BZ29];[.BZ34];[.BZ39];[.BZ44];[.BZ49])" office:value-type="float" office:value="20">
            <text:p>20</text:p>
          </table:table-cell>
          <table:table-cell table:formula="of:=MEDIAN([.CA4];[.CA9];[.CA14];[.CA19];[.CA24];[.CA29];[.CA34];[.CA39];[.CA44];[.CA49])" office:value-type="float" office:value="20">
            <text:p>20</text:p>
          </table:table-cell>
          <table:table-cell table:formula="of:=MEDIAN([.CB4];[.CB9];[.CB14];[.CB19];[.CB24];[.CB29];[.CB34];[.CB39];[.CB44];[.CB49])" office:value-type="float" office:value="20">
            <text:p>20</text:p>
          </table:table-cell>
          <table:table-cell table:formula="of:=MEDIAN([.CC4];[.CC9];[.CC14];[.CC19];[.CC24];[.CC29];[.CC34];[.CC39];[.CC44];[.CC49])" office:value-type="float" office:value="20">
            <text:p>20</text:p>
          </table:table-cell>
          <table:table-cell table:formula="of:=MEDIAN([.CD4];[.CD9];[.CD14];[.CD19];[.CD24];[.CD29];[.CD34];[.CD39];[.CD44];[.CD49])" office:value-type="float" office:value="20">
            <text:p>20</text:p>
          </table:table-cell>
          <table:table-cell table:formula="of:=MEDIAN([.CE4];[.CE9];[.CE14];[.CE19];[.CE24];[.CE29];[.CE34];[.CE39];[.CE44];[.CE49])" office:value-type="float" office:value="20">
            <text:p>20</text:p>
          </table:table-cell>
          <table:table-cell table:formula="of:=MEDIAN([.CF4];[.CF9];[.CF14];[.CF19];[.CF24];[.CF29];[.CF34];[.CF39];[.CF44];[.CF49])" office:value-type="float" office:value="20">
            <text:p>20</text:p>
          </table:table-cell>
          <table:table-cell table:formula="of:=MEDIAN([.CG4];[.CG9];[.CG14];[.CG19];[.CG24];[.CG29];[.CG34];[.CG39];[.CG44];[.CG49])" office:value-type="float" office:value="20">
            <text:p>20</text:p>
          </table:table-cell>
          <table:table-cell table:formula="of:=MEDIAN([.CH4];[.CH9];[.CH14];[.CH19];[.CH24];[.CH29];[.CH34];[.CH39];[.CH44];[.CH49])" office:value-type="float" office:value="20">
            <text:p>20</text:p>
          </table:table-cell>
          <table:table-cell table:formula="of:=MEDIAN([.CI4];[.CI9];[.CI14];[.CI19];[.CI24];[.CI29];[.CI34];[.CI39];[.CI44];[.CI49])" office:value-type="float" office:value="20">
            <text:p>20</text:p>
          </table:table-cell>
          <table:table-cell table:formula="of:=MEDIAN([.CJ4];[.CJ9];[.CJ14];[.CJ19];[.CJ24];[.CJ29];[.CJ34];[.CJ39];[.CJ44];[.CJ49])" office:value-type="float" office:value="20">
            <text:p>20</text:p>
          </table:table-cell>
          <table:table-cell table:formula="of:=MEDIAN([.CK4];[.CK9];[.CK14];[.CK19];[.CK24];[.CK29];[.CK34];[.CK39];[.CK44];[.CK49])" office:value-type="float" office:value="20">
            <text:p>20</text:p>
          </table:table-cell>
          <table:table-cell table:formula="of:=MEDIAN([.CL4];[.CL9];[.CL14];[.CL19];[.CL24];[.CL29];[.CL34];[.CL39];[.CL44];[.CL49])" office:value-type="float" office:value="20">
            <text:p>20</text:p>
          </table:table-cell>
          <table:table-cell table:formula="of:=MEDIAN([.CM4];[.CM9];[.CM14];[.CM19];[.CM24];[.CM29];[.CM34];[.CM39];[.CM44];[.CM49])" office:value-type="float" office:value="20">
            <text:p>20</text:p>
          </table:table-cell>
          <table:table-cell table:formula="of:=MEDIAN([.CN4];[.CN9];[.CN14];[.CN19];[.CN24];[.CN29];[.CN34];[.CN39];[.CN44];[.CN49])" office:value-type="float" office:value="20">
            <text:p>20</text:p>
          </table:table-cell>
          <table:table-cell table:formula="of:=MEDIAN([.CO4];[.CO9];[.CO14];[.CO19];[.CO24];[.CO29];[.CO34];[.CO39];[.CO44];[.CO49])" office:value-type="float" office:value="20">
            <text:p>20</text:p>
          </table:table-cell>
          <table:table-cell table:formula="of:=MEDIAN([.CP4];[.CP9];[.CP14];[.CP19];[.CP24];[.CP29];[.CP34];[.CP39];[.CP44];[.CP49])" office:value-type="float" office:value="20">
            <text:p>20</text:p>
          </table:table-cell>
          <table:table-cell table:formula="of:=MEDIAN([.CQ4];[.CQ9];[.CQ14];[.CQ19];[.CQ24];[.CQ29];[.CQ34];[.CQ39];[.CQ44];[.CQ49])" office:value-type="float" office:value="20">
            <text:p>20</text:p>
          </table:table-cell>
          <table:table-cell table:formula="of:=MEDIAN([.CR4];[.CR9];[.CR14];[.CR19];[.CR24];[.CR29];[.CR34];[.CR39];[.CR44];[.CR49])" office:value-type="float" office:value="20">
            <text:p>20</text:p>
          </table:table-cell>
          <table:table-cell table:formula="of:=MEDIAN([.CS4];[.CS9];[.CS14];[.CS19];[.CS24];[.CS29];[.CS34];[.CS39];[.CS44];[.CS49])" office:value-type="float" office:value="20">
            <text:p>20</text:p>
          </table:table-cell>
          <table:table-cell table:number-columns-repeated="864"/>
        </table:table-row>
        <table:table-row table:style-name="ro2" table:number-rows-repeated="34">
          <table:table-cell table:number-columns-repeated="961"/>
        </table:table-row>
        <table:table-row table:style-name="ro1">
          <table:table-cell table:number-columns-repeated="9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4T05:30:21</dc:date>
    <dc:creator>Yoshimura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219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884cm" svg:height="10.673cm" xlink:href=".." xlink:type="simple" chart:class="chart:line" chart:style-name="ch1">
        <chart:legend chart:legend-position="end" svg:x="42.132cm" svg:y="4.344cm" style:legend-expansion="high" chart:style-name="ch2"/>
        <chart:plot-area chart:style-name="ch3" table:cell-range-address="Sheet1.A31:Sheet1.CS34" chart:data-source-has-labels="column" svg:x="1.367cm" svg:y="0.987cm" svg:width="38.931cm" svg:height="9.053cm">
          <chartooo:coordinate-region svg:x="2.253cm" svg:y="1.173cm" svg:width="37.371cm" svg:height="7.8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31:Sheet1.CS31" chart:label-cell-address="Sheet1.A31:Sheet1.A31" chart:class="chart:line">
            <chart:data-point chart:repeated="96"/>
          </chart:series>
          <chart:series chart:attached-axis="primary-y" chart:style-name="ch8" chart:values-cell-range-address="Sheet1.B32:Sheet1.CS32" chart:label-cell-address="Sheet1.A32:Sheet1.A32" chart:class="chart:line">
            <chart:data-point chart:repeated="96"/>
          </chart:series>
          <chart:series chart:attached-axis="secondary-y" chart:style-name="ch9" chart:values-cell-range-address="Sheet1.B33:Sheet1.CS33" chart:label-cell-address="Sheet1.A33:Sheet1.A33" chart:class="chart:line">
            <chart:data-point chart:repeated="96"/>
          </chart:series>
          <chart:series chart:attached-axis="secondary-y" chart:style-name="ch10" chart:values-cell-range-address="Sheet1.B34:Sheet1.CS34" chart:label-cell-address="Sheet1.A34:Sheet1.A34" chart:class="chart:line">
            <chart:data-point chart:repeated="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</table:table-row>
          </table:table-header-rows>
          <table:table-rows>
            <table:table-row>
              <table:table-cell office:value-type="string">
                <text:p>購入量</text:p>
                <draw:g>
                  <svg:desc>Sheet1.A31:Sheet1.A31</svg:desc>
                </draw:g>
              </table:table-cell>
              <table:table-cell office:value-type="float" office:value="500">
                <text:p>500</text:p>
                <draw:g>
                  <svg:desc>Sheet1.B31:Sheet1.CS31</svg:desc>
                </draw:g>
              </table:table-cell>
              <table:table-cell office:value-type="float" office:value="235.008862946657">
                <text:p>235.008862946657</text:p>
              </table:table-cell>
              <table:table-cell office:value-type="float" office:value="183.176604249681">
                <text:p>183.176604249681</text:p>
              </table:table-cell>
              <table:table-cell office:value-type="float" office:value="500">
                <text:p>500</text:p>
              </table:table-cell>
              <table:table-cell office:value-type="float" office:value="289.114795949246">
                <text:p>289.114795949246</text:p>
              </table:table-cell>
              <table:table-cell office:value-type="float" office:value="153.529313679654">
                <text:p>153.529313679654</text:p>
              </table:table-cell>
              <table:table-cell office:value-type="float" office:value="448.954976519536">
                <text:p>448.954976519536</text:p>
              </table:table-cell>
              <table:table-cell office:value-type="float" office:value="483.555582826469">
                <text:p>483.555582826469</text:p>
              </table:table-cell>
              <table:table-cell office:value-type="float" office:value="60.3712125500995">
                <text:p>60.3712125500995</text:p>
              </table:table-cell>
              <table:table-cell office:value-type="float" office:value="189.230675168431">
                <text:p>189.230675168431</text:p>
              </table:table-cell>
              <table:table-cell office:value-type="float" office:value="500">
                <text:p>500</text:p>
              </table:table-cell>
              <table:table-cell office:value-type="float" office:value="421.387278522433">
                <text:p>421.387278522433</text:p>
              </table:table-cell>
              <table:table-cell office:value-type="float" office:value="78.2684155828731">
                <text:p>78.2684155828731</text:p>
              </table:table-cell>
              <table:table-cell office:value-type="float" office:value="339.79734036612">
                <text:p>339.79734036612</text:p>
              </table:table-cell>
              <table:table-cell office:value-type="float" office:value="138.443300021286">
                <text:p>138.443300021286</text:p>
              </table:table-cell>
              <table:table-cell office:value-type="float" office:value="349.493488553134">
                <text:p>349.493488553134</text:p>
              </table:table-cell>
              <table:table-cell office:value-type="float" office:value="279.560123579458">
                <text:p>279.560123579458</text:p>
              </table:table-cell>
              <table:table-cell office:value-type="float" office:value="366.228388672473">
                <text:p>366.228388672473</text:p>
              </table:table-cell>
              <table:table-cell office:value-type="float" office:value="173.622788871563">
                <text:p>173.622788871563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09.573512529301">
                <text:p>309.573512529301</text:p>
              </table:table-cell>
              <table:table-cell office:value-type="float" office:value="267.344509296868">
                <text:p>267.344509296868</text:p>
              </table:table-cell>
              <table:table-cell office:value-type="float" office:value="500">
                <text:p>500</text:p>
              </table:table-cell>
              <table:table-cell office:value-type="float" office:value="358.154929578104">
                <text:p>358.154929578104</text:p>
              </table:table-cell>
              <table:table-cell office:value-type="float" office:value="196.99667514648">
                <text:p>196.99667514648</text:p>
              </table:table-cell>
              <table:table-cell office:value-type="float" office:value="25.3262876094175">
                <text:p>25.3262876094175</text:p>
              </table:table-cell>
              <table:table-cell office:value-type="float" office:value="277.981871610458">
                <text:p>277.981871610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3.320709524581">
                <text:p>483.320709524581</text:p>
              </table:table-cell>
              <table:table-cell office:value-type="float" office:value="0">
                <text:p>0</text:p>
              </table:table-cell>
              <table:table-cell office:value-type="float" office:value="147.863142634489">
                <text:p>147.863142634489</text:p>
              </table:table-cell>
              <table:table-cell office:value-type="float" office:value="0">
                <text:p>0</text:p>
              </table:table-cell>
              <table:table-cell office:value-type="float" office:value="166.661633606254">
                <text:p>166.661633606254</text:p>
              </table:table-cell>
              <table:table-cell office:value-type="float" office:value="500">
                <text:p>500</text:p>
              </table:table-cell>
              <table:table-cell office:value-type="float" office:value="78.089319783472">
                <text:p>78.089319783472</text:p>
              </table:table-cell>
              <table:table-cell office:value-type="float" office:value="71.0919005911685">
                <text:p>71.0919005911685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69.006135194983">
                <text:p>269.006135194983</text:p>
              </table:table-cell>
              <table:table-cell office:value-type="float" office:value="160.234279819309">
                <text:p>160.234279819309</text:p>
              </table:table-cell>
              <table:table-cell office:value-type="float" office:value="12.8089498806501">
                <text:p>12.8089498806501</text:p>
              </table:table-cell>
              <table:table-cell office:value-type="float" office:value="443.516182602768">
                <text:p>443.516182602768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0.0134191445373">
                <text:p>70.0134191445373</text:p>
              </table:table-cell>
              <table:table-cell office:value-type="float" office:value="0">
                <text:p>0</text:p>
              </table:table-cell>
              <table:table-cell office:value-type="float" office:value="476.005206223794">
                <text:p>476.005206223794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33.2694754739353">
                <text:p>33.2694754739353</text:p>
              </table:table-cell>
              <table:table-cell office:value-type="float" office:value="211.662682564019">
                <text:p>211.662682564019</text:p>
              </table:table-cell>
              <table:table-cell office:value-type="float" office:value="86.0776984417212">
                <text:p>86.0776984417212</text:p>
              </table:table-cell>
              <table:table-cell office:value-type="float" office:value="500">
                <text:p>500</text:p>
              </table:table-cell>
              <table:table-cell office:value-type="float" office:value="170.47705196664">
                <text:p>170.47705196664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46.788277840358">
                <text:p>146.788277840358</text:p>
              </table:table-cell>
              <table:table-cell office:value-type="float" office:value="98.2248045704626">
                <text:p>98.2248045704626</text:p>
              </table:table-cell>
              <table:table-cell office:value-type="float" office:value="0">
                <text:p>0</text:p>
              </table:table-cell>
              <table:table-cell office:value-type="float" office:value="407.468941220202">
                <text:p>407.468941220202</text:p>
              </table:table-cell>
              <table:table-cell office:value-type="float" office:value="0">
                <text:p>0</text:p>
              </table:table-cell>
              <table:table-cell office:value-type="float" office:value="324.692563241711">
                <text:p>324.692563241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4.140853384575">
                <text:p>174.140853384575</text:p>
              </table:table-cell>
              <table:table-cell office:value-type="float" office:value="0">
                <text:p>0</text:p>
              </table:table-cell>
              <table:table-cell office:value-type="float" office:value="344.282966366016">
                <text:p>344.282966366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.354203673217">
                <text:p>253.354203673217</text:p>
              </table:table-cell>
              <table:table-cell office:value-type="float" office:value="0">
                <text:p>0</text:p>
              </table:table-cell>
              <table:table-cell office:value-type="float" office:value="81.9187117678015">
                <text:p>81.9187117678015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455525378446311">
                <text:p>0.455525378446311</text:p>
              </table:table-cell>
              <table:table-cell office:value-type="float" office:value="0">
                <text:p>0</text:p>
              </table:table-cell>
              <table:table-cell office:value-type="float" office:value="422.974129402304">
                <text:p>422.974129402304</text:p>
              </table:table-cell>
              <table:table-cell office:value-type="float" office:value="401.025781104175">
                <text:p>401.025781104175</text:p>
              </table:table-cell>
              <table:table-cell office:value-type="float" office:value="61.2008201694546">
                <text:p>61.2008201694546</text:p>
              </table:table-cell>
              <table:table-cell office:value-type="float" office:value="79.7757603173008">
                <text:p>79.7757603173008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85.030312339253">
                <text:p>485.030312339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販売量</text:p>
                <draw:g>
                  <svg:desc>Sheet1.A32:Sheet1.A32</svg:desc>
                </draw:g>
              </table:table-cell>
              <table:table-cell office:value-type="float" office:value="412.210436748675">
                <text:p>412.210436748675</text:p>
                <draw:g>
                  <svg:desc>Sheet1.B32:Sheet1.CS3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72.8598882292289">
                <text:p>72.8598882292289</text:p>
              </table:table-cell>
              <table:table-cell office:value-type="float" office:value="184.144600651223">
                <text:p>184.144600651223</text:p>
              </table:table-cell>
              <table:table-cell office:value-type="float" office:value="140.967310507132">
                <text:p>140.967310507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.2955487704881">
                <text:p>98.2955487704881</text:p>
              </table:table-cell>
              <table:table-cell office:value-type="float" office:value="0">
                <text:p>0</text:p>
              </table:table-cell>
              <table:table-cell office:value-type="float" office:value="19.2248256910548">
                <text:p>19.2248256910548</text:p>
              </table:table-cell>
              <table:table-cell office:value-type="float" office:value="0">
                <text:p>0</text:p>
              </table:table-cell>
              <table:table-cell office:value-type="float" office:value="168.451065600568">
                <text:p>168.451065600568</text:p>
              </table:table-cell>
              <table:table-cell office:value-type="float" office:value="0">
                <text:p>0</text:p>
              </table:table-cell>
              <table:table-cell office:value-type="float" office:value="42.744990763503">
                <text:p>42.744990763503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91.370990109893">
                <text:p>191.370990109893</text:p>
              </table:table-cell>
              <table:table-cell office:value-type="float" office:value="100.487580669604">
                <text:p>100.487580669604</text:p>
              </table:table-cell>
              <table:table-cell office:value-type="float" office:value="35.8964438745324">
                <text:p>35.8964438745324</text:p>
              </table:table-cell>
              <table:table-cell office:value-type="float" office:value="237.186039057398">
                <text:p>237.186039057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6.391497770827">
                <text:p>496.391497770827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40.190041254899">
                <text:p>440.190041254899</text:p>
              </table:table-cell>
              <table:table-cell office:value-type="float" office:value="302.38900937084">
                <text:p>302.38900937084</text:p>
              </table:table-cell>
              <table:table-cell office:value-type="float" office:value="500">
                <text:p>500</text:p>
              </table:table-cell>
              <table:table-cell office:value-type="float" office:value="133.721419690227">
                <text:p>133.721419690227</text:p>
              </table:table-cell>
              <table:table-cell office:value-type="float" office:value="0">
                <text:p>0</text:p>
              </table:table-cell>
              <table:table-cell office:value-type="float" office:value="436">
                <text:p>436</text:p>
              </table:table-cell>
              <table:table-cell office:value-type="float" office:value="500">
                <text:p>500</text:p>
              </table:table-cell>
              <table:table-cell office:value-type="float" office:value="468.955163248802">
                <text:p>468.955163248802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301.235480632393">
                <text:p>301.235480632393</text:p>
              </table:table-cell>
              <table:table-cell office:value-type="float" office:value="463.976933039284">
                <text:p>463.976933039284</text:p>
              </table:table-cell>
              <table:table-cell office:value-type="float" office:value="0">
                <text:p>0</text:p>
              </table:table-cell>
              <table:table-cell office:value-type="float" office:value="352.636709620755">
                <text:p>352.636709620755</text:p>
              </table:table-cell>
              <table:table-cell office:value-type="float" office:value="473.851258503189">
                <text:p>473.851258503189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29.452935756647">
                <text:p>329.452935756647</text:p>
              </table:table-cell>
              <table:table-cell office:value-type="float" office:value="500">
                <text:p>500</text:p>
              </table:table-cell>
              <table:table-cell office:value-type="float" office:value="490.100604504212">
                <text:p>490.100604504212</text:p>
              </table:table-cell>
              <table:table-cell office:value-type="float" office:value="283.584557650071">
                <text:p>283.584557650071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3.715207991253">
                <text:p>123.715207991253</text:p>
              </table:table-cell>
              <table:table-cell office:value-type="float" office:value="109.701118413473">
                <text:p>109.701118413473</text:p>
              </table:table-cell>
              <table:table-cell office:value-type="float" office:value="0">
                <text:p>0</text:p>
              </table:table-cell>
              <table:table-cell office:value-type="float" office:value="233.045851823708">
                <text:p>233.045851823708</text:p>
              </table:table-cell>
              <table:table-cell office:value-type="float" office:value="188.942580299541">
                <text:p>188.942580299541</text:p>
              </table:table-cell>
              <table:table-cell office:value-type="float" office:value="0">
                <text:p>0</text:p>
              </table:table-cell>
              <table:table-cell office:value-type="float" office:value="319.745004737222">
                <text:p>319.745004737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4.674711352199">
                <text:p>114.674711352199</text:p>
              </table:table-cell>
              <table:table-cell office:value-type="float" office:value="197.550139977258">
                <text:p>197.550139977258</text:p>
              </table:table-cell>
              <table:table-cell office:value-type="float" office:value="275.877446486221">
                <text:p>275.877446486221</text:p>
              </table:table-cell>
              <table:table-cell office:value-type="float" office:value="416.917743663405">
                <text:p>416.917743663405</text:p>
              </table:table-cell>
              <table:table-cell office:value-type="float" office:value="13.0056844365833">
                <text:p>13.0056844365833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357.718445271306">
                <text:p>357.718445271306</text:p>
              </table:table-cell>
              <table:table-cell office:value-type="float" office:value="500">
                <text:p>500</text:p>
              </table:table-cell>
              <table:table-cell office:value-type="float" office:value="302.164195240166">
                <text:p>302.164195240166</text:p>
              </table:table-cell>
              <table:table-cell office:value-type="float" office:value="466.102978037601">
                <text:p>466.102978037601</text:p>
              </table:table-cell>
              <table:table-cell office:value-type="float" office:value="440.216675249987">
                <text:p>440.216675249987</text:p>
              </table:table-cell>
              <table:table-cell office:value-type="float" office:value="500">
                <text:p>500</text:p>
              </table:table-cell>
              <table:table-cell office:value-type="float" office:value="334.502562078017">
                <text:p>334.502562078017</text:p>
              </table:table-cell>
              <table:table-cell office:value-type="float" office:value="78.0649096112018">
                <text:p>78.064909611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7.201074123269">
                <text:p>377.201074123269</text:p>
              </table:table-cell>
              <table:table-cell office:value-type="float" office:value="500">
                <text:p>500</text:p>
              </table:table-cell>
              <table:table-cell office:value-type="float" office:value="129.388810571686">
                <text:p>129.388810571686</text:p>
              </table:table-cell>
              <table:table-cell office:value-type="float" office:value="124.473517259156">
                <text:p>124.473517259156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117.878523072035">
                <text:p>117.878523072035</text:p>
              </table:table-cell>
              <table:table-cell office:value-type="float" office:value="0">
                <text:p>0</text:p>
              </table:table-cell>
              <table:table-cell office:value-type="float" office:value="49.9673573471431">
                <text:p>49.9673573471431</text:p>
              </table:table-cell>
              <table:table-cell office:value-type="float" office:value="500">
                <text:p>500</text:p>
              </table:table-cell>
              <table:table-cell office:value-type="float" office:value="187.105504011705">
                <text:p>187.105504011705</text:p>
              </table:table-cell>
              <table:table-cell office:value-type="float" office:value="322.556585038717">
                <text:p>322.556585038717</text:p>
              </table:table-cell>
              <table:table-cell office:value-type="float" office:value="0">
                <text:p>0</text:p>
              </table:table-cell>
              <table:table-cell office:value-type="float" office:value="263.223677283288">
                <text:p>263.223677283288</text:p>
              </table:table-cell>
            </table:table-row>
            <table:table-row>
              <table:table-cell office:value-type="string">
                <text:p>電力の売値</text:p>
                <draw:g>
                  <svg:desc>Sheet1.A33:Sheet1.A33</svg:desc>
                </draw:g>
              </table:table-cell>
              <table:table-cell office:value-type="float" office:value="20">
                <text:p>20</text:p>
                <draw:g>
                  <svg:desc>Sheet1.B33:Sheet1.CS3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.1268603497765">
                <text:p>20.1268603497765</text:p>
              </table:table-cell>
              <table:table-cell office:value-type="float" office:value="20.1532041966304">
                <text:p>20.1532041966304</text:p>
              </table:table-cell>
              <table:table-cell office:value-type="float" office:value="20.2069139357825">
                <text:p>20.2069139357825</text:p>
              </table:table-cell>
              <table:table-cell office:value-type="float" office:value="20.2620310367982">
                <text:p>20.2620310367982</text:p>
              </table:table-cell>
              <table:table-cell office:value-type="float" office:value="20.9796892642647">
                <text:p>20.9796892642647</text:p>
              </table:table-cell>
              <table:table-cell office:value-type="float" office:value="20.3767145417117">
                <text:p>20.3767145417117</text:p>
              </table:table-cell>
              <table:table-cell office:value-type="float" office:value="20.4822475307354">
                <text:p>20.4822475307354</text:p>
              </table:table-cell>
              <table:table-cell office:value-type="float" office:value="20.8497717440215">
                <text:p>20.8497717440215</text:p>
              </table:table-cell>
              <table:table-cell office:value-type="float" office:value="21.1167589384796">
                <text:p>21.1167589384796</text:p>
              </table:table-cell>
              <table:table-cell office:value-type="float" office:value="20.9988193017802">
                <text:p>20.9988193017802</text:p>
              </table:table-cell>
              <table:table-cell office:value-type="float" office:value="21.2829499694638">
                <text:p>21.2829499694638</text:p>
              </table:table-cell>
              <table:table-cell office:value-type="float" office:value="21.0375237320629">
                <text:p>21.0375237320629</text:p>
              </table:table-cell>
              <table:table-cell office:value-type="float" office:value="20.544869012414">
                <text:p>20.544869012414</text:p>
              </table:table-cell>
              <table:table-cell office:value-type="float" office:value="20.5133410676675">
                <text:p>20.5133410676675</text:p>
              </table:table-cell>
              <table:table-cell office:value-type="float" office:value="20.6421522788624">
                <text:p>20.6421522788624</text:p>
              </table:table-cell>
              <table:table-cell office:value-type="float" office:value="21.6499690922146">
                <text:p>21.6499690922146</text:p>
              </table:table-cell>
              <table:table-cell office:value-type="float" office:value="21.6013269013587">
                <text:p>21.6013269013587</text:p>
              </table:table-cell>
              <table:table-cell office:value-type="float" office:value="21.5773185405618">
                <text:p>21.5773185405618</text:p>
              </table:table-cell>
              <table:table-cell office:value-type="float" office:value="21.6746083775657">
                <text:p>21.6746083775657</text:p>
              </table:table-cell>
              <table:table-cell office:value-type="float" office:value="21.4602990975778">
                <text:p>21.4602990975778</text:p>
              </table:table-cell>
              <table:table-cell office:value-type="float" office:value="21.2403982682095">
                <text:p>21.2403982682095</text:p>
              </table:table-cell>
              <table:table-cell office:value-type="float" office:value="21.157318668917">
                <text:p>21.157318668917</text:p>
              </table:table-cell>
              <table:table-cell office:value-type="float" office:value="21.1985265582093">
                <text:p>21.1985265582093</text:p>
              </table:table-cell>
              <table:table-cell office:value-type="float" office:value="21.1369587433855">
                <text:p>21.1369587433855</text:p>
              </table:table-cell>
              <table:table-cell office:value-type="float" office:value="21.0967173726949">
                <text:p>21.0967173726949</text:p>
              </table:table-cell>
              <table:table-cell office:value-type="float" office:value="21.3480891864747">
                <text:p>21.3480891864747</text:p>
              </table:table-cell>
              <table:table-cell office:value-type="float" office:value="21.2615880888376">
                <text:p>21.2615880888376</text:p>
              </table:table-cell>
              <table:table-cell office:value-type="float" office:value="21.018096886505">
                <text:p>21.018096886505</text:p>
              </table:table-cell>
              <table:table-cell office:value-type="float" office:value="21.0571015787173">
                <text:p>21.0571015787173</text:p>
              </table:table-cell>
              <table:table-cell office:value-type="float" office:value="21.3044860143058">
                <text:p>21.3044860143058</text:p>
              </table:table-cell>
              <table:table-cell office:value-type="float" office:value="21.2193784371234">
                <text:p>21.2193784371234</text:p>
              </table:table-cell>
              <table:table-cell office:value-type="float" office:value="21.437481999712">
                <text:p>21.437481999712</text:p>
              </table:table-cell>
              <table:table-cell office:value-type="float" office:value="21.5535151102664">
                <text:p>21.5535151102664</text:p>
              </table:table-cell>
              <table:table-cell office:value-type="float" office:value="21.6255428505558">
                <text:p>21.6255428505558</text:p>
              </table:table-cell>
              <table:table-cell office:value-type="float" office:value="21.3701606973458">
                <text:p>21.3701606973458</text:p>
              </table:table-cell>
              <table:table-cell office:value-type="float" office:value="21.0768321938903">
                <text:p>21.0768321938903</text:p>
              </table:table-cell>
              <table:table-cell office:value-type="float" office:value="21.5299139977554">
                <text:p>21.5299139977554</text:p>
              </table:table-cell>
              <table:table-cell office:value-type="float" office:value="21.4833084954157">
                <text:p>21.4833084954157</text:p>
              </table:table-cell>
              <table:table-cell office:value-type="float" office:value="21.1778406265257">
                <text:p>21.1778406265257</text:p>
              </table:table-cell>
              <table:table-cell office:value-type="float" office:value="22.2168357316359">
                <text:p>22.2168357316359</text:p>
              </table:table-cell>
              <table:table-cell office:value-type="float" office:value="33.7503275831427">
                <text:p>33.7503275831427</text:p>
              </table:table-cell>
              <table:table-cell office:value-type="float" office:value="21.6746083775657">
                <text:p>21.6746083775657</text:p>
              </table:table-cell>
              <table:table-cell office:value-type="float" office:value="21.4833084954157">
                <text:p>21.4833084954157</text:p>
              </table:table-cell>
              <table:table-cell office:value-type="float" office:value="23.1769259091431">
                <text:p>23.1769259091431</text:p>
              </table:table-cell>
              <table:table-cell office:value-type="float" office:value="27.484069142689">
                <text:p>27.484069142689</text:p>
              </table:table-cell>
              <table:table-cell office:value-type="float" office:value="25.4767645764805">
                <text:p>25.4767645764805</text:p>
              </table:table-cell>
              <table:table-cell office:value-type="float" office:value="21.5773185405618">
                <text:p>21.5773185405618</text:p>
              </table:table-cell>
              <table:table-cell office:value-type="float" office:value="25.7611229400153">
                <text:p>25.7611229400153</text:p>
              </table:table-cell>
              <table:table-cell office:value-type="float" office:value="28.3564921787946">
                <text:p>28.3564921787946</text:p>
              </table:table-cell>
              <table:table-cell office:value-type="float" office:value="22.4638942082992">
                <text:p>22.4638942082992</text:p>
              </table:table-cell>
              <table:table-cell office:value-type="float" office:value="27.0924800499634">
                <text:p>27.0924800499634</text:p>
              </table:table-cell>
              <table:table-cell office:value-type="float" office:value="30.5702392804328">
                <text:p>30.5702392804328</text:p>
              </table:table-cell>
              <table:table-cell office:value-type="float" office:value="27.9043179083622">
                <text:p>27.9043179083622</text:p>
              </table:table-cell>
              <table:table-cell office:value-type="float" office:value="21.3924151409903">
                <text:p>21.3924151409903</text:p>
              </table:table-cell>
              <table:table-cell office:value-type="float" office:value="23.8715763189629">
                <text:p>23.8715763189629</text:p>
              </table:table-cell>
              <table:table-cell office:value-type="float" office:value="26.0630740158475">
                <text:p>26.0630740158475</text:p>
              </table:table-cell>
              <table:table-cell office:value-type="float" office:value="21.8797387908373">
                <text:p>21.8797387908373</text:p>
              </table:table-cell>
              <table:table-cell office:value-type="float" office:value="22.3379582516169">
                <text:p>22.3379582516169</text:p>
              </table:table-cell>
              <table:table-cell office:value-type="float" office:value="29.9456265290448">
                <text:p>29.9456265290448</text:p>
              </table:table-cell>
              <table:table-cell office:value-type="float" office:value="22.5949363492263">
                <text:p>22.5949363492263</text:p>
              </table:table-cell>
              <table:table-cell office:value-type="float" office:value="22.731401652582">
                <text:p>22.731401652582</text:p>
              </table:table-cell>
              <table:table-cell office:value-type="float" office:value="25.2085049296659">
                <text:p>25.2085049296659</text:p>
              </table:table-cell>
              <table:table-cell office:value-type="float" office:value="28.8443735757362">
                <text:p>28.8443735757362</text:p>
              </table:table-cell>
              <table:table-cell office:value-type="float" office:value="24.271892087973">
                <text:p>24.271892087973</text:p>
              </table:table-cell>
              <table:table-cell office:value-type="float" office:value="31.2534273168115">
                <text:p>31.2534273168115</text:p>
              </table:table-cell>
              <table:table-cell office:value-type="float" office:value="22.8736338871161">
                <text:p>22.8736338871161</text:p>
              </table:table-cell>
              <table:table-cell office:value-type="float" office:value="32.0038356557367">
                <text:p>32.0038356557367</text:p>
              </table:table-cell>
              <table:table-cell office:value-type="float" office:value="32.8318985403791">
                <text:p>32.8318985403791</text:p>
              </table:table-cell>
              <table:table-cell office:value-type="float" office:value="26.7267155497786">
                <text:p>26.7267155497786</text:p>
              </table:table-cell>
              <table:table-cell office:value-type="float" office:value="23.5082183160859">
                <text:p>23.5082183160859</text:p>
              </table:table-cell>
              <table:table-cell office:value-type="float" office:value="21.7753526900464">
                <text:p>21.7753526900464</text:p>
              </table:table-cell>
              <table:table-cell office:value-type="float" office:value="21.9879677843226">
                <text:p>21.9879677843226</text:p>
              </table:table-cell>
              <table:table-cell office:value-type="float" office:value="24.0667708117457">
                <text:p>24.0667708117457</text:p>
              </table:table-cell>
              <table:table-cell office:value-type="float" office:value="24.4877171580469">
                <text:p>24.4877171580469</text:p>
              </table:table-cell>
              <table:table-cell office:value-type="float" office:value="24.715106297975">
                <text:p>24.71510629797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電力の買取価格</text:p>
                <draw:g>
                  <svg:desc>Sheet1.A34:Sheet1.A34</svg:desc>
                </draw:g>
              </table:table-cell>
              <table:table-cell office:value-type="float" office:value="20">
                <text:p>20</text:p>
                <draw:g>
                  <svg:desc>Sheet1.B34:Sheet1.CS3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56916266666551">
                <text:p>9.56916266666551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10.634268625">
                <text:p>10.63426862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.24">
                <text:p>15.2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5.336cm" svg:height="10.832cm" xlink:href=".." xlink:type="simple" chart:class="chart:line" chart:style-name="ch1">
        <chart:title svg:x="21.91cm" svg:y="0.351cm" chart:style-name="ch2">
          <text:p>中央値</text:p>
        </chart:title>
        <chart:legend chart:legend-position="end" svg:x="42.272cm" svg:y="4.424cm" style:legend-expansion="high" chart:style-name="ch3"/>
        <chart:plot-area chart:style-name="ch4" table:cell-range-address="Sheet1.A56:Sheet1.CS59" chart:data-source-has-labels="column" svg:x="1.356cm" svg:y="1.752cm" svg:width="39.104cm" svg:height="8.444cm">
          <chartooo:coordinate-region svg:x="2.242cm" svg:y="1.939cm" svg:width="37.543cm" svg:height="7.26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56:Sheet1.CS56" chart:label-cell-address="Sheet1.A56:Sheet1.A56" chart:class="chart:line">
            <chart:data-point chart:repeated="96"/>
          </chart:series>
          <chart:series chart:attached-axis="primary-y" chart:style-name="ch9" chart:values-cell-range-address="Sheet1.B57:Sheet1.CS57" chart:label-cell-address="Sheet1.A57:Sheet1.A57" chart:class="chart:line">
            <chart:data-point chart:repeated="96"/>
          </chart:series>
          <chart:series chart:attached-axis="secondary-y" chart:style-name="ch10" chart:values-cell-range-address="Sheet1.B58:Sheet1.CS58" chart:label-cell-address="Sheet1.A58:Sheet1.A58" chart:class="chart:line">
            <chart:data-point chart:repeated="96"/>
          </chart:series>
          <chart:series chart:attached-axis="secondary-y" chart:style-name="ch11" chart:values-cell-range-address="Sheet1.B59:Sheet1.CS59" chart:label-cell-address="Sheet1.A59:Sheet1.A59" chart:class="chart:line">
            <chart:data-point chart:repeated="9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</table:table-row>
          </table:table-header-rows>
          <table:table-rows>
            <table:table-row>
              <table:table-cell office:value-type="string">
                <text:p>購入量</text:p>
                <draw:g>
                  <svg:desc>Sheet1.A56:Sheet1.A56</svg:desc>
                </draw:g>
              </table:table-cell>
              <table:table-cell office:value-type="float" office:value="324.232355068678">
                <text:p>324.232355068678</text:p>
                <draw:g>
                  <svg:desc>Sheet1.B56:Sheet1.CS56</svg:desc>
                </draw:g>
              </table:table-cell>
              <table:table-cell office:value-type="float" office:value="377.600669069735">
                <text:p>377.600669069735</text:p>
              </table:table-cell>
              <table:table-cell office:value-type="float" office:value="500">
                <text:p>500</text:p>
              </table:table-cell>
              <table:table-cell office:value-type="float" office:value="468.218986745501">
                <text:p>468.218986745501</text:p>
              </table:table-cell>
              <table:table-cell office:value-type="float" office:value="321.517758747489">
                <text:p>321.517758747489</text:p>
              </table:table-cell>
              <table:table-cell office:value-type="float" office:value="424.784169752882">
                <text:p>424.784169752882</text:p>
              </table:table-cell>
              <table:table-cell office:value-type="float" office:value="393.396871180593">
                <text:p>393.396871180593</text:p>
              </table:table-cell>
              <table:table-cell office:value-type="float" office:value="491.562798351442">
                <text:p>491.562798351442</text:p>
              </table:table-cell>
              <table:table-cell office:value-type="float" office:value="436.994415650907">
                <text:p>436.994415650907</text:p>
              </table:table-cell>
              <table:table-cell office:value-type="float" office:value="351.427165436134">
                <text:p>351.427165436134</text:p>
              </table:table-cell>
              <table:table-cell office:value-type="float" office:value="269.744137490488">
                <text:p>269.744137490488</text:p>
              </table:table-cell>
              <table:table-cell office:value-type="float" office:value="468.907476232843">
                <text:p>468.907476232843</text:p>
              </table:table-cell>
              <table:table-cell office:value-type="float" office:value="427.208582478701">
                <text:p>427.208582478701</text:p>
              </table:table-cell>
              <table:table-cell office:value-type="float" office:value="294.072258658684">
                <text:p>294.072258658684</text:p>
              </table:table-cell>
              <table:table-cell office:value-type="float" office:value="339.966429066828">
                <text:p>339.966429066828</text:p>
              </table:table-cell>
              <table:table-cell office:value-type="float" office:value="451.732554765014">
                <text:p>451.732554765014</text:p>
              </table:table-cell>
              <table:table-cell office:value-type="float" office:value="229.898691423187">
                <text:p>229.898691423187</text:p>
              </table:table-cell>
              <table:table-cell office:value-type="float" office:value="371.187471760436">
                <text:p>371.187471760436</text:p>
              </table:table-cell>
              <table:table-cell office:value-type="float" office:value="388.021069554197">
                <text:p>388.021069554197</text:p>
              </table:table-cell>
              <table:table-cell office:value-type="float" office:value="266.534329961215">
                <text:p>266.534329961215</text:p>
              </table:table-cell>
              <table:table-cell office:value-type="float" office:value="240.467056811064">
                <text:p>240.467056811064</text:p>
              </table:table-cell>
              <table:table-cell office:value-type="float" office:value="491.286332847107">
                <text:p>491.286332847107</text:p>
              </table:table-cell>
              <table:table-cell office:value-type="float" office:value="310.593250921569">
                <text:p>310.593250921569</text:p>
              </table:table-cell>
              <table:table-cell office:value-type="float" office:value="316.000114533537">
                <text:p>316.000114533537</text:p>
              </table:table-cell>
              <table:table-cell office:value-type="float" office:value="480.955707983309">
                <text:p>480.955707983309</text:p>
              </table:table-cell>
              <table:table-cell office:value-type="float" office:value="320.225250862213">
                <text:p>320.225250862213</text:p>
              </table:table-cell>
              <table:table-cell office:value-type="float" office:value="192.577471450829">
                <text:p>192.577471450829</text:p>
              </table:table-cell>
              <table:table-cell office:value-type="float" office:value="181.703140079779">
                <text:p>181.703140079779</text:p>
              </table:table-cell>
              <table:table-cell office:value-type="float" office:value="3.62448297901728">
                <text:p>3.62448297901728</text:p>
              </table:table-cell>
              <table:table-cell office:value-type="float" office:value="118.942658248918">
                <text:p>118.942658248918</text:p>
              </table:table-cell>
              <table:table-cell office:value-type="float" office:value="213.568627043277">
                <text:p>213.568627043277</text:p>
              </table:table-cell>
              <table:table-cell office:value-type="float" office:value="0">
                <text:p>0</text:p>
              </table:table-cell>
              <table:table-cell office:value-type="float" office:value="167.633531917767">
                <text:p>167.633531917767</text:p>
              </table:table-cell>
              <table:table-cell office:value-type="float" office:value="260.910393295901">
                <text:p>260.910393295901</text:p>
              </table:table-cell>
              <table:table-cell office:value-type="float" office:value="130.429436009885">
                <text:p>130.429436009885</text:p>
              </table:table-cell>
              <table:table-cell office:value-type="float" office:value="39.7013875694581">
                <text:p>39.7013875694581</text:p>
              </table:table-cell>
              <table:table-cell office:value-type="float" office:value="127.940117008358">
                <text:p>127.940117008358</text:p>
              </table:table-cell>
              <table:table-cell office:value-type="float" office:value="162.587219480287">
                <text:p>162.587219480287</text:p>
              </table:table-cell>
              <table:table-cell office:value-type="float" office:value="220.489592991918">
                <text:p>220.489592991918</text:p>
              </table:table-cell>
              <table:table-cell office:value-type="float" office:value="120.060672783584">
                <text:p>120.060672783584</text:p>
              </table:table-cell>
              <table:table-cell office:value-type="float" office:value="64.2736332001579">
                <text:p>64.2736332001579</text:p>
              </table:table-cell>
              <table:table-cell office:value-type="float" office:value="0">
                <text:p>0</text:p>
              </table:table-cell>
              <table:table-cell office:value-type="float" office:value="265.009564368821">
                <text:p>265.009564368821</text:p>
              </table:table-cell>
              <table:table-cell office:value-type="float" office:value="243.38947579885">
                <text:p>243.38947579885</text:p>
              </table:table-cell>
              <table:table-cell office:value-type="float" office:value="449.019716163564">
                <text:p>449.019716163564</text:p>
              </table:table-cell>
              <table:table-cell office:value-type="float" office:value="498.482227919588">
                <text:p>498.482227919588</text:p>
              </table:table-cell>
              <table:table-cell office:value-type="float" office:value="87.0424832232598">
                <text:p>87.0424832232598</text:p>
              </table:table-cell>
              <table:table-cell office:value-type="float" office:value="194.371074257056">
                <text:p>194.371074257056</text:p>
              </table:table-cell>
              <table:table-cell office:value-type="float" office:value="42.7519596838692">
                <text:p>42.7519596838692</text:p>
              </table:table-cell>
              <table:table-cell office:value-type="float" office:value="451.801501674055">
                <text:p>451.801501674055</text:p>
              </table:table-cell>
              <table:table-cell office:value-type="float" office:value="263.794250394915">
                <text:p>263.794250394915</text:p>
              </table:table-cell>
              <table:table-cell office:value-type="float" office:value="101.910539190677">
                <text:p>101.910539190677</text:p>
              </table:table-cell>
              <table:table-cell office:value-type="float" office:value="249.412105078313">
                <text:p>249.412105078313</text:p>
              </table:table-cell>
              <table:table-cell office:value-type="float" office:value="64.3972369736533">
                <text:p>64.3972369736533</text:p>
              </table:table-cell>
              <table:table-cell office:value-type="float" office:value="96.5821369047348">
                <text:p>96.5821369047348</text:p>
              </table:table-cell>
              <table:table-cell office:value-type="float" office:value="203.612679664998">
                <text:p>203.612679664998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73.160629684401">
                <text:p>173.160629684401</text:p>
              </table:table-cell>
              <table:table-cell office:value-type="float" office:value="57.5888130421871">
                <text:p>57.5888130421871</text:p>
              </table:table-cell>
              <table:table-cell office:value-type="float" office:value="369.374330272018">
                <text:p>369.374330272018</text:p>
              </table:table-cell>
              <table:table-cell office:value-type="float" office:value="90.9199821960628">
                <text:p>90.9199821960628</text:p>
              </table:table-cell>
              <table:table-cell office:value-type="float" office:value="61.3139141228924">
                <text:p>61.3139141228924</text:p>
              </table:table-cell>
              <table:table-cell office:value-type="float" office:value="500">
                <text:p>500</text:p>
              </table:table-cell>
              <table:table-cell office:value-type="float" office:value="19.5014922416872">
                <text:p>19.5014922416872</text:p>
              </table:table-cell>
              <table:table-cell office:value-type="float" office:value="209.57769298575">
                <text:p>209.57769298575</text:p>
              </table:table-cell>
              <table:table-cell office:value-type="float" office:value="414.192161450159">
                <text:p>414.192161450159</text:p>
              </table:table-cell>
              <table:table-cell office:value-type="float" office:value="318.302038125377">
                <text:p>318.302038125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472497658259">
                <text:p>131.472497658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6260348486324">
                <text:p>26.6260348486324</text:p>
              </table:table-cell>
              <table:table-cell office:value-type="float" office:value="202.176486764075">
                <text:p>202.176486764075</text:p>
              </table:table-cell>
              <table:table-cell office:value-type="float" office:value="0">
                <text:p>0</text:p>
              </table:table-cell>
              <table:table-cell office:value-type="float" office:value="102.944336927417">
                <text:p>102.944336927417</text:p>
              </table:table-cell>
              <table:table-cell office:value-type="float" office:value="47.9142827937336">
                <text:p>47.9142827937336</text:p>
              </table:table-cell>
              <table:table-cell office:value-type="float" office:value="220.300308167841">
                <text:p>220.300308167841</text:p>
              </table:table-cell>
              <table:table-cell office:value-type="float" office:value="129.487828742034">
                <text:p>129.487828742034</text:p>
              </table:table-cell>
              <table:table-cell office:value-type="float" office:value="6.20505643091929">
                <text:p>6.20505643091929</text:p>
              </table:table-cell>
              <table:table-cell office:value-type="float" office:value="463.309820623411">
                <text:p>463.309820623411</text:p>
              </table:table-cell>
              <table:table-cell office:value-type="float" office:value="48.0646166126171">
                <text:p>48.0646166126171</text:p>
              </table:table-cell>
              <table:table-cell office:value-type="float" office:value="0">
                <text:p>0</text:p>
              </table:table-cell>
              <table:table-cell office:value-type="float" office:value="419.825863156846">
                <text:p>419.825863156846</text:p>
              </table:table-cell>
              <table:table-cell office:value-type="float" office:value="93.089252053122">
                <text:p>93.089252053122</text:p>
              </table:table-cell>
              <table:table-cell office:value-type="float" office:value="50.2277626892232">
                <text:p>50.2277626892232</text:p>
              </table:table-cell>
              <table:table-cell office:value-type="float" office:value="65.9087916722445">
                <text:p>65.9087916722445</text:p>
              </table:table-cell>
              <table:table-cell office:value-type="float" office:value="50.9497389772199">
                <text:p>50.9497389772199</text:p>
              </table:table-cell>
              <table:table-cell office:value-type="float" office:value="400.248877600444">
                <text:p>400.248877600444</text:p>
              </table:table-cell>
              <table:table-cell office:value-type="float" office:value="435.098797660021">
                <text:p>435.098797660021</text:p>
              </table:table-cell>
              <table:table-cell office:value-type="float" office:value="40.570134571932">
                <text:p>40.570134571932</text:p>
              </table:table-cell>
              <table:table-cell office:value-type="float" office:value="49.8900841759583">
                <text:p>49.8900841759583</text:p>
              </table:table-cell>
              <table:table-cell office:value-type="float" office:value="463.464796072198">
                <text:p>463.464796072198</text:p>
              </table:table-cell>
              <table:table-cell office:value-type="float" office:value="476.008592087064">
                <text:p>476.008592087064</text:p>
              </table:table-cell>
              <table:table-cell office:value-type="float" office:value="261.211163984226">
                <text:p>261.211163984226</text:p>
              </table:table-cell>
            </table:table-row>
            <table:table-row>
              <table:table-cell office:value-type="string">
                <text:p>販売量</text:p>
                <draw:g>
                  <svg:desc>Sheet1.A57:Sheet1.A57</svg:desc>
                </draw:g>
              </table:table-cell>
              <table:table-cell office:value-type="float" office:value="238.241617422544">
                <text:p>238.241617422544</text:p>
                <draw:g>
                  <svg:desc>Sheet1.B57:Sheet1.CS57</svg:desc>
                </draw:g>
              </table:table-cell>
              <table:table-cell office:value-type="float" office:value="190.512197002345">
                <text:p>190.512197002345</text:p>
              </table:table-cell>
              <table:table-cell office:value-type="float" office:value="102.885280985947">
                <text:p>102.885280985947</text:p>
              </table:table-cell>
              <table:table-cell office:value-type="float" office:value="103.903430984405">
                <text:p>103.903430984405</text:p>
              </table:table-cell>
              <table:table-cell office:value-type="float" office:value="119.631517576158">
                <text:p>119.631517576158</text:p>
              </table:table-cell>
              <table:table-cell office:value-type="float" office:value="55.259733824413">
                <text:p>55.259733824413</text:p>
              </table:table-cell>
              <table:table-cell office:value-type="float" office:value="10.1859743296683">
                <text:p>10.1859743296683</text:p>
              </table:table-cell>
              <table:table-cell office:value-type="float" office:value="177.082510828998">
                <text:p>177.082510828998</text:p>
              </table:table-cell>
              <table:table-cell office:value-type="float" office:value="100.165638081286">
                <text:p>100.165638081286</text:p>
              </table:table-cell>
              <table:table-cell office:value-type="float" office:value="109.969299095766">
                <text:p>109.969299095766</text:p>
              </table:table-cell>
              <table:table-cell office:value-type="float" office:value="66.590628266037">
                <text:p>66.590628266037</text:p>
              </table:table-cell>
              <table:table-cell office:value-type="float" office:value="157.37466973734">
                <text:p>157.37466973734</text:p>
              </table:table-cell>
              <table:table-cell office:value-type="float" office:value="224.735352478206">
                <text:p>224.735352478206</text:p>
              </table:table-cell>
              <table:table-cell office:value-type="float" office:value="238.525099776805">
                <text:p>238.525099776805</text:p>
              </table:table-cell>
              <table:table-cell office:value-type="float" office:value="188.350439199635">
                <text:p>188.350439199635</text:p>
              </table:table-cell>
              <table:table-cell office:value-type="float" office:value="85.0598563148486">
                <text:p>85.0598563148486</text:p>
              </table:table-cell>
              <table:table-cell office:value-type="float" office:value="138.535775887923">
                <text:p>138.535775887923</text:p>
              </table:table-cell>
              <table:table-cell office:value-type="float" office:value="22.4323152142993">
                <text:p>22.4323152142993</text:p>
              </table:table-cell>
              <table:table-cell office:value-type="float" office:value="163.735462918602">
                <text:p>163.735462918602</text:p>
              </table:table-cell>
              <table:table-cell office:value-type="float" office:value="100">
                <text:p>100</text:p>
              </table:table-cell>
              <table:table-cell office:value-type="float" office:value="50.6401976276517">
                <text:p>50.6401976276517</text:p>
              </table:table-cell>
              <table:table-cell office:value-type="float" office:value="181.391056595878">
                <text:p>181.391056595878</text:p>
              </table:table-cell>
              <table:table-cell office:value-type="float" office:value="110.844963319471">
                <text:p>110.844963319471</text:p>
              </table:table-cell>
              <table:table-cell office:value-type="float" office:value="71.9798810617555">
                <text:p>71.9798810617555</text:p>
              </table:table-cell>
              <table:table-cell office:value-type="float" office:value="263.279180362309">
                <text:p>263.279180362309</text:p>
              </table:table-cell>
              <table:table-cell office:value-type="float" office:value="204.198515806707">
                <text:p>204.198515806707</text:p>
              </table:table-cell>
              <table:table-cell office:value-type="float" office:value="365.275334193558">
                <text:p>365.275334193558</text:p>
              </table:table-cell>
              <table:table-cell office:value-type="float" office:value="370.46295710244">
                <text:p>370.46295710244</text:p>
              </table:table-cell>
              <table:table-cell office:value-type="float" office:value="500">
                <text:p>500</text:p>
              </table:table-cell>
              <table:table-cell office:value-type="float" office:value="439.107075657318">
                <text:p>439.107075657318</text:p>
              </table:table-cell>
              <table:table-cell office:value-type="float" office:value="349.044410832378">
                <text:p>349.044410832378</text:p>
              </table:table-cell>
              <table:table-cell office:value-type="float" office:value="486.16605287765">
                <text:p>486.16605287765</text:p>
              </table:table-cell>
              <table:table-cell office:value-type="float" office:value="292.875994951236">
                <text:p>292.875994951236</text:p>
              </table:table-cell>
              <table:table-cell office:value-type="float" office:value="449.603752924043">
                <text:p>449.603752924043</text:p>
              </table:table-cell>
              <table:table-cell office:value-type="float" office:value="468">
                <text:p>468</text:p>
              </table:table-cell>
              <table:table-cell office:value-type="float" office:value="339.501762243508">
                <text:p>339.501762243508</text:p>
              </table:table-cell>
              <table:table-cell office:value-type="float" office:value="276.000596248137">
                <text:p>276.000596248137</text:p>
              </table:table-cell>
              <table:table-cell office:value-type="float" office:value="410.701000050535">
                <text:p>410.701000050535</text:p>
              </table:table-cell>
              <table:table-cell office:value-type="float" office:value="345.853645652308">
                <text:p>345.853645652308</text:p>
              </table:table-cell>
              <table:table-cell office:value-type="float" office:value="153.471010268075">
                <text:p>153.471010268075</text:p>
              </table:table-cell>
              <table:table-cell office:value-type="float" office:value="367.683547454514">
                <text:p>367.683547454514</text:p>
              </table:table-cell>
              <table:table-cell office:value-type="float" office:value="333.121862824553">
                <text:p>333.121862824553</text:p>
              </table:table-cell>
              <table:table-cell office:value-type="float" office:value="410.960338945569">
                <text:p>410.960338945569</text:p>
              </table:table-cell>
              <table:table-cell office:value-type="float" office:value="490.487489249924">
                <text:p>490.487489249924</text:p>
              </table:table-cell>
              <table:table-cell office:value-type="float" office:value="312.391922009347">
                <text:p>312.391922009347</text:p>
              </table:table-cell>
              <table:table-cell office:value-type="float" office:value="94.6988439897953">
                <text:p>94.6988439897953</text:p>
              </table:table-cell>
              <table:table-cell office:value-type="float" office:value="379.276683134262">
                <text:p>379.276683134262</text:p>
              </table:table-cell>
              <table:table-cell office:value-type="float" office:value="294.396621638143">
                <text:p>294.396621638143</text:p>
              </table:table-cell>
              <table:table-cell office:value-type="float" office:value="383.58230260649">
                <text:p>383.58230260649</text:p>
              </table:table-cell>
              <table:table-cell office:value-type="float" office:value="63.5648576155674">
                <text:p>63.5648576155674</text:p>
              </table:table-cell>
              <table:table-cell office:value-type="float" office:value="266.737411475747">
                <text:p>266.737411475747</text:p>
              </table:table-cell>
              <table:table-cell office:value-type="float" office:value="341.792278825036">
                <text:p>341.792278825036</text:p>
              </table:table-cell>
              <table:table-cell office:value-type="float" office:value="434.433939664252">
                <text:p>434.433939664252</text:p>
              </table:table-cell>
              <table:table-cell office:value-type="float" office:value="210.010909631818">
                <text:p>210.010909631818</text:p>
              </table:table-cell>
              <table:table-cell office:value-type="float" office:value="478.651037950137">
                <text:p>478.651037950137</text:p>
              </table:table-cell>
              <table:table-cell office:value-type="float" office:value="107.180745764435">
                <text:p>107.180745764435</text:p>
              </table:table-cell>
              <table:table-cell office:value-type="float" office:value="162.839970561445">
                <text:p>162.839970561445</text:p>
              </table:table-cell>
              <table:table-cell office:value-type="float" office:value="427.07376869633">
                <text:p>427.07376869633</text:p>
              </table:table-cell>
              <table:table-cell office:value-type="float" office:value="211.165420598321">
                <text:p>211.165420598321</text:p>
              </table:table-cell>
              <table:table-cell office:value-type="float" office:value="383.141352537997">
                <text:p>383.141352537997</text:p>
              </table:table-cell>
              <table:table-cell office:value-type="float" office:value="374.471879072416">
                <text:p>374.471879072416</text:p>
              </table:table-cell>
              <table:table-cell office:value-type="float" office:value="362.014893612488">
                <text:p>362.014893612488</text:p>
              </table:table-cell>
              <table:table-cell office:value-type="float" office:value="365.866546786998">
                <text:p>365.866546786998</text:p>
              </table:table-cell>
              <table:table-cell office:value-type="float" office:value="43.5802789429624">
                <text:p>43.5802789429624</text:p>
              </table:table-cell>
              <table:table-cell office:value-type="float" office:value="448.290216339082">
                <text:p>448.290216339082</text:p>
              </table:table-cell>
              <table:table-cell office:value-type="float" office:value="446.765907408159">
                <text:p>446.765907408159</text:p>
              </table:table-cell>
              <table:table-cell office:value-type="float" office:value="159.905189259665">
                <text:p>159.905189259665</text:p>
              </table:table-cell>
              <table:table-cell office:value-type="float" office:value="322.489991170995">
                <text:p>322.489991170995</text:p>
              </table:table-cell>
              <table:table-cell office:value-type="float" office:value="280.721465579334">
                <text:p>280.721465579334</text:p>
              </table:table-cell>
              <table:table-cell office:value-type="float" office:value="364.146058098519">
                <text:p>364.146058098519</text:p>
              </table:table-cell>
              <table:table-cell office:value-type="float" office:value="204.679950629451">
                <text:p>204.679950629451</text:p>
              </table:table-cell>
              <table:table-cell office:value-type="float" office:value="486.426786020464">
                <text:p>486.426786020464</text:p>
              </table:table-cell>
              <table:table-cell office:value-type="float" office:value="378.859222635653">
                <text:p>378.859222635653</text:p>
              </table:table-cell>
              <table:table-cell office:value-type="float" office:value="385.19225783381">
                <text:p>385.19225783381</text:p>
              </table:table-cell>
              <table:table-cell office:value-type="float" office:value="323.088331018756">
                <text:p>323.088331018756</text:p>
              </table:table-cell>
              <table:table-cell office:value-type="float" office:value="445.101677849524">
                <text:p>445.101677849524</text:p>
              </table:table-cell>
              <table:table-cell office:value-type="float" office:value="361.493800850779">
                <text:p>361.493800850779</text:p>
              </table:table-cell>
              <table:table-cell office:value-type="float" office:value="465.040032729053">
                <text:p>465.040032729053</text:p>
              </table:table-cell>
              <table:table-cell office:value-type="float" office:value="341.087449751859">
                <text:p>341.087449751859</text:p>
              </table:table-cell>
              <table:table-cell office:value-type="float" office:value="383.286192767601">
                <text:p>383.286192767601</text:p>
              </table:table-cell>
              <table:table-cell office:value-type="float" office:value="135.429794787102">
                <text:p>135.429794787102</text:p>
              </table:table-cell>
              <table:table-cell office:value-type="float" office:value="222.539738649285">
                <text:p>222.539738649285</text:p>
              </table:table-cell>
              <table:table-cell office:value-type="float" office:value="376.420077452669">
                <text:p>376.420077452669</text:p>
              </table:table-cell>
              <table:table-cell office:value-type="float" office:value="387.436948841868">
                <text:p>387.436948841868</text:p>
              </table:table-cell>
              <table:table-cell office:value-type="float" office:value="0">
                <text:p>0</text:p>
              </table:table-cell>
              <table:table-cell office:value-type="float" office:value="495.484483162389">
                <text:p>495.484483162389</text:p>
              </table:table-cell>
              <table:table-cell office:value-type="float" office:value="408.97031597344">
                <text:p>408.97031597344</text:p>
              </table:table-cell>
              <table:table-cell office:value-type="float" office:value="482.493036501788">
                <text:p>482.493036501788</text:p>
              </table:table-cell>
              <table:table-cell office:value-type="float" office:value="362.817516090114">
                <text:p>362.817516090114</text:p>
              </table:table-cell>
              <table:table-cell office:value-type="float" office:value="211.478897700254">
                <text:p>211.478897700254</text:p>
              </table:table-cell>
              <table:table-cell office:value-type="float" office:value="71.5017872571636">
                <text:p>71.5017872571636</text:p>
              </table:table-cell>
              <table:table-cell office:value-type="float" office:value="331.845737323478">
                <text:p>331.845737323478</text:p>
              </table:table-cell>
              <table:table-cell office:value-type="float" office:value="215.095462665354">
                <text:p>215.095462665354</text:p>
              </table:table-cell>
              <table:table-cell office:value-type="float" office:value="132.034308341689">
                <text:p>132.034308341689</text:p>
              </table:table-cell>
              <table:table-cell office:value-type="float" office:value="171.480256797966">
                <text:p>171.480256797966</text:p>
              </table:table-cell>
              <table:table-cell office:value-type="float" office:value="180.156393784145">
                <text:p>180.156393784145</text:p>
              </table:table-cell>
            </table:table-row>
            <table:table-row>
              <table:table-cell office:value-type="string">
                <text:p>電力の売値</text:p>
                <draw:g>
                  <svg:desc>Sheet1.A58:Sheet1.A58</svg:desc>
                </draw:g>
              </table:table-cell>
              <table:table-cell office:value-type="float" office:value="20">
                <text:p>20</text:p>
                <draw:g>
                  <svg:desc>Sheet1.B58:Sheet1.CS5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.1268603497765">
                <text:p>20.1268603497765</text:p>
              </table:table-cell>
              <table:table-cell office:value-type="float" office:value="20.1532041966304">
                <text:p>20.1532041966304</text:p>
              </table:table-cell>
              <table:table-cell office:value-type="float" office:value="20.2069139357825">
                <text:p>20.2069139357825</text:p>
              </table:table-cell>
              <table:table-cell office:value-type="float" office:value="20.2620310367982">
                <text:p>20.2620310367982</text:p>
              </table:table-cell>
              <table:table-cell office:value-type="float" office:value="20.9796892642647">
                <text:p>20.9796892642647</text:p>
              </table:table-cell>
              <table:table-cell office:value-type="float" office:value="20.3767145417117">
                <text:p>20.3767145417117</text:p>
              </table:table-cell>
              <table:table-cell office:value-type="float" office:value="20.4822475307354">
                <text:p>20.4822475307354</text:p>
              </table:table-cell>
              <table:table-cell office:value-type="float" office:value="20.8497717440215">
                <text:p>20.8497717440215</text:p>
              </table:table-cell>
              <table:table-cell office:value-type="float" office:value="21.1167589384796">
                <text:p>21.1167589384796</text:p>
              </table:table-cell>
              <table:table-cell office:value-type="float" office:value="20.9988193017802">
                <text:p>20.9988193017802</text:p>
              </table:table-cell>
              <table:table-cell office:value-type="float" office:value="21.2829499694638">
                <text:p>21.2829499694638</text:p>
              </table:table-cell>
              <table:table-cell office:value-type="float" office:value="21.0375237320629">
                <text:p>21.0375237320629</text:p>
              </table:table-cell>
              <table:table-cell office:value-type="float" office:value="20.544869012414">
                <text:p>20.544869012414</text:p>
              </table:table-cell>
              <table:table-cell office:value-type="float" office:value="20.5133410676675">
                <text:p>20.5133410676675</text:p>
              </table:table-cell>
              <table:table-cell office:value-type="float" office:value="20.6421522788624">
                <text:p>20.6421522788624</text:p>
              </table:table-cell>
              <table:table-cell office:value-type="float" office:value="21.6499690922146">
                <text:p>21.6499690922146</text:p>
              </table:table-cell>
              <table:table-cell office:value-type="float" office:value="21.6013269013587">
                <text:p>21.6013269013587</text:p>
              </table:table-cell>
              <table:table-cell office:value-type="float" office:value="21.5773185405618">
                <text:p>21.5773185405618</text:p>
              </table:table-cell>
              <table:table-cell office:value-type="float" office:value="21.6746083775657">
                <text:p>21.6746083775657</text:p>
              </table:table-cell>
              <table:table-cell office:value-type="float" office:value="21.4602990975778">
                <text:p>21.4602990975778</text:p>
              </table:table-cell>
              <table:table-cell office:value-type="float" office:value="21.2403982682095">
                <text:p>21.2403982682095</text:p>
              </table:table-cell>
              <table:table-cell office:value-type="float" office:value="21.157318668917">
                <text:p>21.157318668917</text:p>
              </table:table-cell>
              <table:table-cell office:value-type="float" office:value="21.1985265582093">
                <text:p>21.1985265582093</text:p>
              </table:table-cell>
              <table:table-cell office:value-type="float" office:value="21.1369587433855">
                <text:p>21.1369587433855</text:p>
              </table:table-cell>
              <table:table-cell office:value-type="float" office:value="21.0967173726949">
                <text:p>21.0967173726949</text:p>
              </table:table-cell>
              <table:table-cell office:value-type="float" office:value="21.3480891864747">
                <text:p>21.3480891864747</text:p>
              </table:table-cell>
              <table:table-cell office:value-type="float" office:value="21.2615880888376">
                <text:p>21.2615880888376</text:p>
              </table:table-cell>
              <table:table-cell office:value-type="float" office:value="21.018096886505">
                <text:p>21.018096886505</text:p>
              </table:table-cell>
              <table:table-cell office:value-type="float" office:value="21.0571015787173">
                <text:p>21.0571015787173</text:p>
              </table:table-cell>
              <table:table-cell office:value-type="float" office:value="21.3044860143058">
                <text:p>21.3044860143058</text:p>
              </table:table-cell>
              <table:table-cell office:value-type="float" office:value="21.2193784371234">
                <text:p>21.2193784371234</text:p>
              </table:table-cell>
              <table:table-cell office:value-type="float" office:value="21.437481999712">
                <text:p>21.437481999712</text:p>
              </table:table-cell>
              <table:table-cell office:value-type="float" office:value="21.5535151102664">
                <text:p>21.5535151102664</text:p>
              </table:table-cell>
              <table:table-cell office:value-type="float" office:value="21.6255428505558">
                <text:p>21.6255428505558</text:p>
              </table:table-cell>
              <table:table-cell office:value-type="float" office:value="21.3701606973458">
                <text:p>21.3701606973458</text:p>
              </table:table-cell>
              <table:table-cell office:value-type="float" office:value="21.0768321938903">
                <text:p>21.0768321938903</text:p>
              </table:table-cell>
              <table:table-cell office:value-type="float" office:value="21.5299139977554">
                <text:p>21.5299139977554</text:p>
              </table:table-cell>
              <table:table-cell office:value-type="float" office:value="21.4833084954157">
                <text:p>21.4833084954157</text:p>
              </table:table-cell>
              <table:table-cell office:value-type="float" office:value="21.1778406265257">
                <text:p>21.1778406265257</text:p>
              </table:table-cell>
              <table:table-cell office:value-type="float" office:value="22.2168357316359">
                <text:p>22.2168357316359</text:p>
              </table:table-cell>
              <table:table-cell office:value-type="float" office:value="33.7503275831427">
                <text:p>33.7503275831427</text:p>
              </table:table-cell>
              <table:table-cell office:value-type="float" office:value="21.6746083775657">
                <text:p>21.6746083775657</text:p>
              </table:table-cell>
              <table:table-cell office:value-type="float" office:value="21.4833084954157">
                <text:p>21.4833084954157</text:p>
              </table:table-cell>
              <table:table-cell office:value-type="float" office:value="23.1769259091431">
                <text:p>23.1769259091431</text:p>
              </table:table-cell>
              <table:table-cell office:value-type="float" office:value="27.484069142689">
                <text:p>27.484069142689</text:p>
              </table:table-cell>
              <table:table-cell office:value-type="float" office:value="25.4767645764805">
                <text:p>25.4767645764805</text:p>
              </table:table-cell>
              <table:table-cell office:value-type="float" office:value="21.5773185405618">
                <text:p>21.5773185405618</text:p>
              </table:table-cell>
              <table:table-cell office:value-type="float" office:value="25.7611229400153">
                <text:p>25.7611229400153</text:p>
              </table:table-cell>
              <table:table-cell office:value-type="float" office:value="28.3564921787946">
                <text:p>28.3564921787946</text:p>
              </table:table-cell>
              <table:table-cell office:value-type="float" office:value="22.4638942082992">
                <text:p>22.4638942082992</text:p>
              </table:table-cell>
              <table:table-cell office:value-type="float" office:value="27.0924800499634">
                <text:p>27.0924800499634</text:p>
              </table:table-cell>
              <table:table-cell office:value-type="float" office:value="30.5702392804328">
                <text:p>30.5702392804328</text:p>
              </table:table-cell>
              <table:table-cell office:value-type="float" office:value="27.9043179083622">
                <text:p>27.9043179083622</text:p>
              </table:table-cell>
              <table:table-cell office:value-type="float" office:value="21.3924151409903">
                <text:p>21.3924151409903</text:p>
              </table:table-cell>
              <table:table-cell office:value-type="float" office:value="23.8715763189629">
                <text:p>23.8715763189629</text:p>
              </table:table-cell>
              <table:table-cell office:value-type="float" office:value="26.0630740158475">
                <text:p>26.0630740158475</text:p>
              </table:table-cell>
              <table:table-cell office:value-type="float" office:value="21.8797387908373">
                <text:p>21.8797387908373</text:p>
              </table:table-cell>
              <table:table-cell office:value-type="float" office:value="22.3379582516169">
                <text:p>22.3379582516169</text:p>
              </table:table-cell>
              <table:table-cell office:value-type="float" office:value="29.9456265290448">
                <text:p>29.9456265290448</text:p>
              </table:table-cell>
              <table:table-cell office:value-type="float" office:value="22.5949363492263">
                <text:p>22.5949363492263</text:p>
              </table:table-cell>
              <table:table-cell office:value-type="float" office:value="22.731401652582">
                <text:p>22.731401652582</text:p>
              </table:table-cell>
              <table:table-cell office:value-type="float" office:value="25.2085049296659">
                <text:p>25.2085049296659</text:p>
              </table:table-cell>
              <table:table-cell office:value-type="float" office:value="28.8443735757362">
                <text:p>28.8443735757362</text:p>
              </table:table-cell>
              <table:table-cell office:value-type="float" office:value="24.271892087973">
                <text:p>24.271892087973</text:p>
              </table:table-cell>
              <table:table-cell office:value-type="float" office:value="31.2534273168115">
                <text:p>31.2534273168115</text:p>
              </table:table-cell>
              <table:table-cell office:value-type="float" office:value="22.8736338871161">
                <text:p>22.8736338871161</text:p>
              </table:table-cell>
              <table:table-cell office:value-type="float" office:value="32.0038356557367">
                <text:p>32.0038356557367</text:p>
              </table:table-cell>
              <table:table-cell office:value-type="float" office:value="32.8318985403791">
                <text:p>32.8318985403791</text:p>
              </table:table-cell>
              <table:table-cell office:value-type="float" office:value="26.7267155497786">
                <text:p>26.7267155497786</text:p>
              </table:table-cell>
              <table:table-cell office:value-type="float" office:value="23.5082183160859">
                <text:p>23.5082183160859</text:p>
              </table:table-cell>
              <table:table-cell office:value-type="float" office:value="21.7753526900464">
                <text:p>21.7753526900464</text:p>
              </table:table-cell>
              <table:table-cell office:value-type="float" office:value="21.9879677843226">
                <text:p>21.9879677843226</text:p>
              </table:table-cell>
              <table:table-cell office:value-type="float" office:value="24.0667708117457">
                <text:p>24.0667708117457</text:p>
              </table:table-cell>
              <table:table-cell office:value-type="float" office:value="24.4877171580469">
                <text:p>24.4877171580469</text:p>
              </table:table-cell>
              <table:table-cell office:value-type="float" office:value="24.715106297975">
                <text:p>24.71510629797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買取価格</text:p>
                <draw:g>
                  <svg:desc>Sheet1.A59:Sheet1.A59</svg:desc>
                </draw:g>
              </table:table-cell>
              <table:table-cell office:value-type="float" office:value="20">
                <text:p>20</text:p>
                <draw:g>
                  <svg:desc>Sheet1.B59:Sheet1.CS5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56916266666551">
                <text:p>9.56916266666551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10.634268625">
                <text:p>10.63426862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.24">
                <text:p>15.2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5.885cm" svg:height="12.753cm" xlink:href=".." xlink:type="simple" chart:class="chart:line" chart:style-name="ch1">
        <chart:title svg:x="22.184cm" svg:y="0.39cm" chart:style-name="ch2">
          <text:p>平均値</text:p>
        </chart:title>
        <chart:legend chart:legend-position="end" svg:x="42.133cm" svg:y="5.384cm" style:legend-expansion="high" chart:style-name="ch3"/>
        <chart:plot-area chart:style-name="ch4" table:cell-range-address="Sheet1.A51:Sheet1.CS54" chart:data-source-has-labels="column" svg:x="1.367cm" svg:y="1.908cm" svg:width="38.932cm" svg:height="10.17cm">
          <chartooo:coordinate-region svg:x="2.253cm" svg:y="2.094cm" svg:width="37.372cm" svg:height="8.99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51:Sheet1.CS51" chart:label-cell-address="Sheet1.A51:Sheet1.A51" chart:class="chart:line">
            <chart:data-point chart:repeated="96"/>
          </chart:series>
          <chart:series chart:attached-axis="primary-y" chart:style-name="ch9" chart:values-cell-range-address="Sheet1.B52:Sheet1.CS52" chart:label-cell-address="Sheet1.A52:Sheet1.A52" chart:class="chart:line">
            <chart:data-point chart:repeated="96"/>
          </chart:series>
          <chart:series chart:attached-axis="secondary-y" chart:style-name="ch10" chart:values-cell-range-address="Sheet1.B53:Sheet1.CS53" chart:label-cell-address="Sheet1.A53:Sheet1.A53" chart:class="chart:line">
            <chart:data-point chart:repeated="96"/>
          </chart:series>
          <chart:series chart:attached-axis="secondary-y" chart:style-name="ch11" chart:values-cell-range-address="Sheet1.B54:Sheet1.CS54" chart:label-cell-address="Sheet1.A54:Sheet1.A54" chart:class="chart:line">
            <chart:data-point chart:repeated="9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</table:table-row>
          </table:table-header-rows>
          <table:table-rows>
            <table:table-row>
              <table:table-cell office:value-type="string">
                <text:p>購入量</text:p>
                <draw:g>
                  <svg:desc>Sheet1.A51:Sheet1.A51</svg:desc>
                </draw:g>
              </table:table-cell>
              <table:table-cell office:value-type="float" office:value="321.359094922433">
                <text:p>321.359094922433</text:p>
                <draw:g>
                  <svg:desc>Sheet1.B51:Sheet1.CS51</svg:desc>
                </draw:g>
              </table:table-cell>
              <table:table-cell office:value-type="float" office:value="304.724803467445">
                <text:p>304.724803467445</text:p>
              </table:table-cell>
              <table:table-cell office:value-type="float" office:value="395.737062975685">
                <text:p>395.737062975685</text:p>
              </table:table-cell>
              <table:table-cell office:value-type="float" office:value="364.401198837411">
                <text:p>364.401198837411</text:p>
              </table:table-cell>
              <table:table-cell office:value-type="float" office:value="305.01688293039">
                <text:p>305.01688293039</text:p>
              </table:table-cell>
              <table:table-cell office:value-type="float" office:value="357.762689221599">
                <text:p>357.762689221599</text:p>
              </table:table-cell>
              <table:table-cell office:value-type="float" office:value="344.839477431757">
                <text:p>344.839477431757</text:p>
              </table:table-cell>
              <table:table-cell office:value-type="float" office:value="405.77337037761">
                <text:p>405.77337037761</text:p>
              </table:table-cell>
              <table:table-cell office:value-type="float" office:value="325.934980067825">
                <text:p>325.934980067825</text:p>
              </table:table-cell>
              <table:table-cell office:value-type="float" office:value="349.59398206871">
                <text:p>349.59398206871</text:p>
              </table:table-cell>
              <table:table-cell office:value-type="float" office:value="288.248523716786">
                <text:p>288.248523716786</text:p>
              </table:table-cell>
              <table:table-cell office:value-type="float" office:value="420.303100961782">
                <text:p>420.303100961782</text:p>
              </table:table-cell>
              <table:table-cell office:value-type="float" office:value="346.977560016668">
                <text:p>346.977560016668</text:p>
              </table:table-cell>
              <table:table-cell office:value-type="float" office:value="263.899942169593">
                <text:p>263.899942169593</text:p>
              </table:table-cell>
              <table:table-cell office:value-type="float" office:value="277.795542194676">
                <text:p>277.795542194676</text:p>
              </table:table-cell>
              <table:table-cell office:value-type="float" office:value="364.100878890506">
                <text:p>364.100878890506</text:p>
              </table:table-cell>
              <table:table-cell office:value-type="float" office:value="240.111727452833">
                <text:p>240.111727452833</text:p>
              </table:table-cell>
              <table:table-cell office:value-type="float" office:value="288.573892565521">
                <text:p>288.573892565521</text:p>
              </table:table-cell>
              <table:table-cell office:value-type="float" office:value="356.524985997846">
                <text:p>356.524985997846</text:p>
              </table:table-cell>
              <table:table-cell office:value-type="float" office:value="252.957460660332">
                <text:p>252.957460660332</text:p>
              </table:table-cell>
              <table:table-cell office:value-type="float" office:value="243.443551598193">
                <text:p>243.443551598193</text:p>
              </table:table-cell>
              <table:table-cell office:value-type="float" office:value="366.6104508279">
                <text:p>366.6104508279</text:p>
              </table:table-cell>
              <table:table-cell office:value-type="float" office:value="312.712265316699">
                <text:p>312.712265316699</text:p>
              </table:table-cell>
              <table:table-cell office:value-type="float" office:value="313.353869200688">
                <text:p>313.353869200688</text:p>
              </table:table-cell>
              <table:table-cell office:value-type="float" office:value="362.057649172875">
                <text:p>362.057649172875</text:p>
              </table:table-cell>
              <table:table-cell office:value-type="float" office:value="238.259527672963">
                <text:p>238.259527672963</text:p>
              </table:table-cell>
              <table:table-cell office:value-type="float" office:value="224.602107204611">
                <text:p>224.602107204611</text:p>
              </table:table-cell>
              <table:table-cell office:value-type="float" office:value="209.385693717079">
                <text:p>209.385693717079</text:p>
              </table:table-cell>
              <table:table-cell office:value-type="float" office:value="90.7034072296713">
                <text:p>90.7034072296713</text:p>
              </table:table-cell>
              <table:table-cell office:value-type="float" office:value="105.313771669731">
                <text:p>105.313771669731</text:p>
              </table:table-cell>
              <table:table-cell office:value-type="float" office:value="189.71104223033">
                <text:p>189.71104223033</text:p>
              </table:table-cell>
              <table:table-cell office:value-type="float" office:value="86.7279042279868">
                <text:p>86.7279042279868</text:p>
              </table:table-cell>
              <table:table-cell office:value-type="float" office:value="211.593681666279">
                <text:p>211.593681666279</text:p>
              </table:table-cell>
              <table:table-cell office:value-type="float" office:value="263.168856515648">
                <text:p>263.168856515648</text:p>
              </table:table-cell>
              <table:table-cell office:value-type="float" office:value="223.514971771466">
                <text:p>223.514971771466</text:p>
              </table:table-cell>
              <table:table-cell office:value-type="float" office:value="126.237028011423">
                <text:p>126.237028011423</text:p>
              </table:table-cell>
              <table:table-cell office:value-type="float" office:value="120.809309413743">
                <text:p>120.809309413743</text:p>
              </table:table-cell>
              <table:table-cell office:value-type="float" office:value="176.425705907251">
                <text:p>176.425705907251</text:p>
              </table:table-cell>
              <table:table-cell office:value-type="float" office:value="219.962858351575">
                <text:p>219.962858351575</text:p>
              </table:table-cell>
              <table:table-cell office:value-type="float" office:value="166.080347006268">
                <text:p>166.080347006268</text:p>
              </table:table-cell>
              <table:table-cell office:value-type="float" office:value="95.1286694202208">
                <text:p>95.1286694202208</text:p>
              </table:table-cell>
              <table:table-cell office:value-type="float" office:value="105.305514841531">
                <text:p>105.305514841531</text:p>
              </table:table-cell>
              <table:table-cell office:value-type="float" office:value="216.227068856912">
                <text:p>216.227068856912</text:p>
              </table:table-cell>
              <table:table-cell office:value-type="float" office:value="219.837451162267">
                <text:p>219.837451162267</text:p>
              </table:table-cell>
              <table:table-cell office:value-type="float" office:value="347.0706582169">
                <text:p>347.0706582169</text:p>
              </table:table-cell>
              <table:table-cell office:value-type="float" office:value="466.180190080864">
                <text:p>466.180190080864</text:p>
              </table:table-cell>
              <table:table-cell office:value-type="float" office:value="145.32574410405">
                <text:p>145.32574410405</text:p>
              </table:table-cell>
              <table:table-cell office:value-type="float" office:value="253.959165361553">
                <text:p>253.959165361553</text:p>
              </table:table-cell>
              <table:table-cell office:value-type="float" office:value="126.413596455409">
                <text:p>126.413596455409</text:p>
              </table:table-cell>
              <table:table-cell office:value-type="float" office:value="371.13884530721">
                <text:p>371.13884530721</text:p>
              </table:table-cell>
              <table:table-cell office:value-type="float" office:value="268.060762834271">
                <text:p>268.060762834271</text:p>
              </table:table-cell>
              <table:table-cell office:value-type="float" office:value="166.051777954091">
                <text:p>166.051777954091</text:p>
              </table:table-cell>
              <table:table-cell office:value-type="float" office:value="239.108079565401">
                <text:p>239.108079565401</text:p>
              </table:table-cell>
              <table:table-cell office:value-type="float" office:value="134.967200859514">
                <text:p>134.967200859514</text:p>
              </table:table-cell>
              <table:table-cell office:value-type="float" office:value="183.107804736271">
                <text:p>183.107804736271</text:p>
              </table:table-cell>
              <table:table-cell office:value-type="float" office:value="260.753285245752">
                <text:p>260.753285245752</text:p>
              </table:table-cell>
              <table:table-cell office:value-type="float" office:value="432.62073484319">
                <text:p>432.62073484319</text:p>
              </table:table-cell>
              <table:table-cell office:value-type="float" office:value="22.3934537723869">
                <text:p>22.3934537723869</text:p>
              </table:table-cell>
              <table:table-cell office:value-type="float" office:value="171.972992961341">
                <text:p>171.972992961341</text:p>
              </table:table-cell>
              <table:table-cell office:value-type="float" office:value="116.997066990463">
                <text:p>116.997066990463</text:p>
              </table:table-cell>
              <table:table-cell office:value-type="float" office:value="282.654802914211">
                <text:p>282.654802914211</text:p>
              </table:table-cell>
              <table:table-cell office:value-type="float" office:value="204.840739426797">
                <text:p>204.840739426797</text:p>
              </table:table-cell>
              <table:table-cell office:value-type="float" office:value="98.3664114740658">
                <text:p>98.3664114740658</text:p>
              </table:table-cell>
              <table:table-cell office:value-type="float" office:value="417.363337024286">
                <text:p>417.363337024286</text:p>
              </table:table-cell>
              <table:table-cell office:value-type="float" office:value="146.967696180538">
                <text:p>146.967696180538</text:p>
              </table:table-cell>
              <table:table-cell office:value-type="float" office:value="258.032155806322">
                <text:p>258.032155806322</text:p>
              </table:table-cell>
              <table:table-cell office:value-type="float" office:value="378.822274776373">
                <text:p>378.822274776373</text:p>
              </table:table-cell>
              <table:table-cell office:value-type="float" office:value="279.360944451879">
                <text:p>279.360944451879</text:p>
              </table:table-cell>
              <table:table-cell office:value-type="float" office:value="85.1377134847013">
                <text:p>85.1377134847013</text:p>
              </table:table-cell>
              <table:table-cell office:value-type="float" office:value="96.9745248619142">
                <text:p>96.9745248619142</text:p>
              </table:table-cell>
              <table:table-cell office:value-type="float" office:value="174.805701269289">
                <text:p>174.805701269289</text:p>
              </table:table-cell>
              <table:table-cell office:value-type="float" office:value="116.56734811633">
                <text:p>116.56734811633</text:p>
              </table:table-cell>
              <table:table-cell office:value-type="float" office:value="117.647965375624">
                <text:p>117.647965375624</text:p>
              </table:table-cell>
              <table:table-cell office:value-type="float" office:value="56.2494880402232">
                <text:p>56.2494880402232</text:p>
              </table:table-cell>
              <table:table-cell office:value-type="float" office:value="167.14480626938">
                <text:p>167.14480626938</text:p>
              </table:table-cell>
              <table:table-cell office:value-type="float" office:value="81.2047965060643">
                <text:p>81.2047965060643</text:p>
              </table:table-cell>
              <table:table-cell office:value-type="float" office:value="153.794696800314">
                <text:p>153.794696800314</text:p>
              </table:table-cell>
              <table:table-cell office:value-type="float" office:value="92.2470030798761">
                <text:p>92.2470030798761</text:p>
              </table:table-cell>
              <table:table-cell office:value-type="float" office:value="247.125233550996">
                <text:p>247.125233550996</text:p>
              </table:table-cell>
              <table:table-cell office:value-type="float" office:value="216.652438670765">
                <text:p>216.652438670765</text:p>
              </table:table-cell>
              <table:table-cell office:value-type="float" office:value="71.0333385042558">
                <text:p>71.0333385042558</text:p>
              </table:table-cell>
              <table:table-cell office:value-type="float" office:value="422.11350345099">
                <text:p>422.11350345099</text:p>
              </table:table-cell>
              <table:table-cell office:value-type="float" office:value="169.545784805553">
                <text:p>169.545784805553</text:p>
              </table:table-cell>
              <table:table-cell office:value-type="float" office:value="49.2809813606718">
                <text:p>49.2809813606718</text:p>
              </table:table-cell>
              <table:table-cell office:value-type="float" office:value="396.402321378549">
                <text:p>396.402321378549</text:p>
              </table:table-cell>
              <table:table-cell office:value-type="float" office:value="122.301805418459">
                <text:p>122.301805418459</text:p>
              </table:table-cell>
              <table:table-cell office:value-type="float" office:value="179.366090911228">
                <text:p>179.366090911228</text:p>
              </table:table-cell>
              <table:table-cell office:value-type="float" office:value="168.059747277517">
                <text:p>168.059747277517</text:p>
              </table:table-cell>
              <table:table-cell office:value-type="float" office:value="153.393682716045">
                <text:p>153.393682716045</text:p>
              </table:table-cell>
              <table:table-cell office:value-type="float" office:value="398.010610550449">
                <text:p>398.010610550449</text:p>
              </table:table-cell>
              <table:table-cell office:value-type="float" office:value="339.230854101482">
                <text:p>339.230854101482</text:p>
              </table:table-cell>
              <table:table-cell office:value-type="float" office:value="99.7074755235844">
                <text:p>99.7074755235844</text:p>
              </table:table-cell>
              <table:table-cell office:value-type="float" office:value="168.367314023913">
                <text:p>168.367314023913</text:p>
              </table:table-cell>
              <table:table-cell office:value-type="float" office:value="419.542498873034">
                <text:p>419.542498873034</text:p>
              </table:table-cell>
              <table:table-cell office:value-type="float" office:value="342.14198395575">
                <text:p>342.14198395575</text:p>
              </table:table-cell>
              <table:table-cell office:value-type="float" office:value="260.332516175931">
                <text:p>260.332516175931</text:p>
              </table:table-cell>
            </table:table-row>
            <table:table-row>
              <table:table-cell office:value-type="string">
                <text:p>販売量</text:p>
                <draw:g>
                  <svg:desc>Sheet1.A52:Sheet1.A52</svg:desc>
                </draw:g>
              </table:table-cell>
              <table:table-cell office:value-type="float" office:value="225.55169194325">
                <text:p>225.55169194325</text:p>
                <draw:g>
                  <svg:desc>Sheet1.B52:Sheet1.CS52</svg:desc>
                </draw:g>
              </table:table-cell>
              <table:table-cell office:value-type="float" office:value="190.555952095589">
                <text:p>190.555952095589</text:p>
              </table:table-cell>
              <table:table-cell office:value-type="float" office:value="185.475860365684">
                <text:p>185.475860365684</text:p>
              </table:table-cell>
              <table:table-cell office:value-type="float" office:value="132.78790499568">
                <text:p>132.78790499568</text:p>
              </table:table-cell>
              <table:table-cell office:value-type="float" office:value="148.467316957282">
                <text:p>148.467316957282</text:p>
              </table:table-cell>
              <table:table-cell office:value-type="float" office:value="102.96840377303">
                <text:p>102.96840377303</text:p>
              </table:table-cell>
              <table:table-cell office:value-type="float" office:value="96.8820845812874">
                <text:p>96.8820845812874</text:p>
              </table:table-cell>
              <table:table-cell office:value-type="float" office:value="248.449127234402">
                <text:p>248.449127234402</text:p>
              </table:table-cell>
              <table:table-cell office:value-type="float" office:value="182.62147421892">
                <text:p>182.62147421892</text:p>
              </table:table-cell>
              <table:table-cell office:value-type="float" office:value="145.073490725228">
                <text:p>145.073490725228</text:p>
              </table:table-cell>
              <table:table-cell office:value-type="float" office:value="164.558713620703">
                <text:p>164.558713620703</text:p>
              </table:table-cell>
              <table:table-cell office:value-type="float" office:value="195.141846223013">
                <text:p>195.141846223013</text:p>
              </table:table-cell>
              <table:table-cell office:value-type="float" office:value="233.883591165811">
                <text:p>233.883591165811</text:p>
              </table:table-cell>
              <table:table-cell office:value-type="float" office:value="212.155574687942">
                <text:p>212.155574687942</text:p>
              </table:table-cell>
              <table:table-cell office:value-type="float" office:value="233.126483255133">
                <text:p>233.126483255133</text:p>
              </table:table-cell>
              <table:table-cell office:value-type="float" office:value="209.984456600154">
                <text:p>209.984456600154</text:p>
              </table:table-cell>
              <table:table-cell office:value-type="float" office:value="204.623297244785">
                <text:p>204.623297244785</text:p>
              </table:table-cell>
              <table:table-cell office:value-type="float" office:value="136.853429548845">
                <text:p>136.853429548845</text:p>
              </table:table-cell>
              <table:table-cell office:value-type="float" office:value="194.542515212746">
                <text:p>194.542515212746</text:p>
              </table:table-cell>
              <table:table-cell office:value-type="float" office:value="101.958496770509">
                <text:p>101.958496770509</text:p>
              </table:table-cell>
              <table:table-cell office:value-type="float" office:value="171.624758572898">
                <text:p>171.624758572898</text:p>
              </table:table-cell>
              <table:table-cell office:value-type="float" office:value="207.589778020727">
                <text:p>207.589778020727</text:p>
              </table:table-cell>
              <table:table-cell office:value-type="float" office:value="180.117400658284">
                <text:p>180.117400658284</text:p>
              </table:table-cell>
              <table:table-cell office:value-type="float" office:value="185.838651765259">
                <text:p>185.838651765259</text:p>
              </table:table-cell>
              <table:table-cell office:value-type="float" office:value="239.72313043699">
                <text:p>239.72313043699</text:p>
              </table:table-cell>
              <table:table-cell office:value-type="float" office:value="238.673703947288">
                <text:p>238.673703947288</text:p>
              </table:table-cell>
              <table:table-cell office:value-type="float" office:value="312.491056509617">
                <text:p>312.491056509617</text:p>
              </table:table-cell>
              <table:table-cell office:value-type="float" office:value="302.570653686717">
                <text:p>302.570653686717</text:p>
              </table:table-cell>
              <table:table-cell office:value-type="float" office:value="354.284141479778">
                <text:p>354.284141479778</text:p>
              </table:table-cell>
              <table:table-cell office:value-type="float" office:value="377.841166011841">
                <text:p>377.841166011841</text:p>
              </table:table-cell>
              <table:table-cell office:value-type="float" office:value="266.04291229435">
                <text:p>266.04291229435</text:p>
              </table:table-cell>
              <table:table-cell office:value-type="float" office:value="382.354938160468">
                <text:p>382.354938160468</text:p>
              </table:table-cell>
              <table:table-cell office:value-type="float" office:value="275.022540723496">
                <text:p>275.022540723496</text:p>
              </table:table-cell>
              <table:table-cell office:value-type="float" office:value="350.518180475065">
                <text:p>350.518180475065</text:p>
              </table:table-cell>
              <table:table-cell office:value-type="float" office:value="397.004051402587">
                <text:p>397.004051402587</text:p>
              </table:table-cell>
              <table:table-cell office:value-type="float" office:value="341.464516560661">
                <text:p>341.464516560661</text:p>
              </table:table-cell>
              <table:table-cell office:value-type="float" office:value="284.362123890151">
                <text:p>284.362123890151</text:p>
              </table:table-cell>
              <table:table-cell office:value-type="float" office:value="331.302193580942">
                <text:p>331.302193580942</text:p>
              </table:table-cell>
              <table:table-cell office:value-type="float" office:value="347.786607555695">
                <text:p>347.786607555695</text:p>
              </table:table-cell>
              <table:table-cell office:value-type="float" office:value="214.779895685859">
                <text:p>214.779895685859</text:p>
              </table:table-cell>
              <table:table-cell office:value-type="float" office:value="271.560111278521">
                <text:p>271.560111278521</text:p>
              </table:table-cell>
              <table:table-cell office:value-type="float" office:value="315.833116143088">
                <text:p>315.833116143088</text:p>
              </table:table-cell>
              <table:table-cell office:value-type="float" office:value="323.840160462139">
                <text:p>323.840160462139</text:p>
              </table:table-cell>
              <table:table-cell office:value-type="float" office:value="348.140594936571">
                <text:p>348.140594936571</text:p>
              </table:table-cell>
              <table:table-cell office:value-type="float" office:value="257.295936533302">
                <text:p>257.295936533302</text:p>
              </table:table-cell>
              <table:table-cell office:value-type="float" office:value="85.3599763733742">
                <text:p>85.3599763733742</text:p>
              </table:table-cell>
              <table:table-cell office:value-type="float" office:value="336.671861967543">
                <text:p>336.671861967543</text:p>
              </table:table-cell>
              <table:table-cell office:value-type="float" office:value="321.962812781097">
                <text:p>321.962812781097</text:p>
              </table:table-cell>
              <table:table-cell office:value-type="float" office:value="339.560411043621">
                <text:p>339.560411043621</text:p>
              </table:table-cell>
              <table:table-cell office:value-type="float" office:value="172.523542993831">
                <text:p>172.523542993831</text:p>
              </table:table-cell>
              <table:table-cell office:value-type="float" office:value="242.601302527606">
                <text:p>242.601302527606</text:p>
              </table:table-cell>
              <table:table-cell office:value-type="float" office:value="304.548636077546">
                <text:p>304.548636077546</text:p>
              </table:table-cell>
              <table:table-cell office:value-type="float" office:value="353.506289934606">
                <text:p>353.506289934606</text:p>
              </table:table-cell>
              <table:table-cell office:value-type="float" office:value="248.937221502563">
                <text:p>248.937221502563</text:p>
              </table:table-cell>
              <table:table-cell office:value-type="float" office:value="377.416432977893">
                <text:p>377.416432977893</text:p>
              </table:table-cell>
              <table:table-cell office:value-type="float" office:value="153.589926144961">
                <text:p>153.589926144961</text:p>
              </table:table-cell>
              <table:table-cell office:value-type="float" office:value="176.001539616967">
                <text:p>176.001539616967</text:p>
              </table:table-cell>
              <table:table-cell office:value-type="float" office:value="296.384865580613">
                <text:p>296.384865580613</text:p>
              </table:table-cell>
              <table:table-cell office:value-type="float" office:value="248.555499294649">
                <text:p>248.555499294649</text:p>
              </table:table-cell>
              <table:table-cell office:value-type="float" office:value="352.851922897821">
                <text:p>352.851922897821</text:p>
              </table:table-cell>
              <table:table-cell office:value-type="float" office:value="331.327015984298">
                <text:p>331.327015984298</text:p>
              </table:table-cell>
              <table:table-cell office:value-type="float" office:value="308.162621074692">
                <text:p>308.162621074692</text:p>
              </table:table-cell>
              <table:table-cell office:value-type="float" office:value="347.79224353514">
                <text:p>347.79224353514</text:p>
              </table:table-cell>
              <table:table-cell office:value-type="float" office:value="91.5465635699163">
                <text:p>91.5465635699163</text:p>
              </table:table-cell>
              <table:table-cell office:value-type="float" office:value="356.247414820228">
                <text:p>356.247414820228</text:p>
              </table:table-cell>
              <table:table-cell office:value-type="float" office:value="351.143166882272">
                <text:p>351.143166882272</text:p>
              </table:table-cell>
              <table:table-cell office:value-type="float" office:value="200.478995786368">
                <text:p>200.478995786368</text:p>
              </table:table-cell>
              <table:table-cell office:value-type="float" office:value="266.901711150962">
                <text:p>266.901711150962</text:p>
              </table:table-cell>
              <table:table-cell office:value-type="float" office:value="259.952976786653">
                <text:p>259.952976786653</text:p>
              </table:table-cell>
              <table:table-cell office:value-type="float" office:value="298.797562246703">
                <text:p>298.797562246703</text:p>
              </table:table-cell>
              <table:table-cell office:value-type="float" office:value="243.655098712687">
                <text:p>243.655098712687</text:p>
              </table:table-cell>
              <table:table-cell office:value-type="float" office:value="329.858699690835">
                <text:p>329.858699690835</text:p>
              </table:table-cell>
              <table:table-cell office:value-type="float" office:value="322.659929892992">
                <text:p>322.659929892992</text:p>
              </table:table-cell>
              <table:table-cell office:value-type="float" office:value="307.959660038833">
                <text:p>307.959660038833</text:p>
              </table:table-cell>
              <table:table-cell office:value-type="float" office:value="322.455673491892">
                <text:p>322.455673491892</text:p>
              </table:table-cell>
              <table:table-cell office:value-type="float" office:value="309.454471058551">
                <text:p>309.454471058551</text:p>
              </table:table-cell>
              <table:table-cell office:value-type="float" office:value="327.766425991372">
                <text:p>327.766425991372</text:p>
              </table:table-cell>
              <table:table-cell office:value-type="float" office:value="342.324517268425">
                <text:p>342.324517268425</text:p>
              </table:table-cell>
              <table:table-cell office:value-type="float" office:value="333.096428983741">
                <text:p>333.096428983741</text:p>
              </table:table-cell>
              <table:table-cell office:value-type="float" office:value="301.887358100399">
                <text:p>301.887358100399</text:p>
              </table:table-cell>
              <table:table-cell office:value-type="float" office:value="213.747160358635">
                <text:p>213.747160358635</text:p>
              </table:table-cell>
              <table:table-cell office:value-type="float" office:value="212.190398609636">
                <text:p>212.190398609636</text:p>
              </table:table-cell>
              <table:table-cell office:value-type="float" office:value="334.758398095992">
                <text:p>334.758398095992</text:p>
              </table:table-cell>
              <table:table-cell office:value-type="float" office:value="332.864297645452">
                <text:p>332.864297645452</text:p>
              </table:table-cell>
              <table:table-cell office:value-type="float" office:value="67.057831266133">
                <text:p>67.057831266133</text:p>
              </table:table-cell>
              <table:table-cell office:value-type="float" office:value="428.480603211583">
                <text:p>428.480603211583</text:p>
              </table:table-cell>
              <table:table-cell office:value-type="float" office:value="336.250801281967">
                <text:p>336.250801281967</text:p>
              </table:table-cell>
              <table:table-cell office:value-type="float" office:value="410.221657473006">
                <text:p>410.221657473006</text:p>
              </table:table-cell>
              <table:table-cell office:value-type="float" office:value="337.234275143806">
                <text:p>337.234275143806</text:p>
              </table:table-cell>
              <table:table-cell office:value-type="float" office:value="204.572587255684">
                <text:p>204.572587255684</text:p>
              </table:table-cell>
              <table:table-cell office:value-type="float" office:value="155.084324742103">
                <text:p>155.084324742103</text:p>
              </table:table-cell>
              <table:table-cell office:value-type="float" office:value="320.384802491833">
                <text:p>320.384802491833</text:p>
              </table:table-cell>
              <table:table-cell office:value-type="float" office:value="227.059270205606">
                <text:p>227.059270205606</text:p>
              </table:table-cell>
              <table:table-cell office:value-type="float" office:value="199.593988890587">
                <text:p>199.593988890587</text:p>
              </table:table-cell>
              <table:table-cell office:value-type="float" office:value="164.707029099378">
                <text:p>164.707029099378</text:p>
              </table:table-cell>
              <table:table-cell office:value-type="float" office:value="210.948104342489">
                <text:p>210.948104342489</text:p>
              </table:table-cell>
            </table:table-row>
            <table:table-row>
              <table:table-cell office:value-type="string">
                <text:p>電力の売値</text:p>
                <draw:g>
                  <svg:desc>Sheet1.A53:Sheet1.A53</svg:desc>
                </draw:g>
              </table:table-cell>
              <table:table-cell office:value-type="float" office:value="20">
                <text:p>20</text:p>
                <draw:g>
                  <svg:desc>Sheet1.B53:Sheet1.CS5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.1268603497765">
                <text:p>20.1268603497765</text:p>
              </table:table-cell>
              <table:table-cell office:value-type="float" office:value="20.1532041966304">
                <text:p>20.1532041966304</text:p>
              </table:table-cell>
              <table:table-cell office:value-type="float" office:value="20.2069139357825">
                <text:p>20.2069139357825</text:p>
              </table:table-cell>
              <table:table-cell office:value-type="float" office:value="20.2620310367982">
                <text:p>20.2620310367982</text:p>
              </table:table-cell>
              <table:table-cell office:value-type="float" office:value="20.9796892642647">
                <text:p>20.9796892642647</text:p>
              </table:table-cell>
              <table:table-cell office:value-type="float" office:value="20.3767145417117">
                <text:p>20.3767145417117</text:p>
              </table:table-cell>
              <table:table-cell office:value-type="float" office:value="20.4822475307354">
                <text:p>20.4822475307354</text:p>
              </table:table-cell>
              <table:table-cell office:value-type="float" office:value="20.8497717440215">
                <text:p>20.8497717440215</text:p>
              </table:table-cell>
              <table:table-cell office:value-type="float" office:value="21.1167589384796">
                <text:p>21.1167589384796</text:p>
              </table:table-cell>
              <table:table-cell office:value-type="float" office:value="20.9988193017802">
                <text:p>20.9988193017802</text:p>
              </table:table-cell>
              <table:table-cell office:value-type="float" office:value="21.2829499694638">
                <text:p>21.2829499694638</text:p>
              </table:table-cell>
              <table:table-cell office:value-type="float" office:value="21.0375237320629">
                <text:p>21.0375237320629</text:p>
              </table:table-cell>
              <table:table-cell office:value-type="float" office:value="20.544869012414">
                <text:p>20.544869012414</text:p>
              </table:table-cell>
              <table:table-cell office:value-type="float" office:value="20.5133410676675">
                <text:p>20.5133410676675</text:p>
              </table:table-cell>
              <table:table-cell office:value-type="float" office:value="20.6421522788624">
                <text:p>20.6421522788624</text:p>
              </table:table-cell>
              <table:table-cell office:value-type="float" office:value="21.6499690922146">
                <text:p>21.6499690922146</text:p>
              </table:table-cell>
              <table:table-cell office:value-type="float" office:value="21.6013269013587">
                <text:p>21.6013269013587</text:p>
              </table:table-cell>
              <table:table-cell office:value-type="float" office:value="21.5773185405618">
                <text:p>21.5773185405618</text:p>
              </table:table-cell>
              <table:table-cell office:value-type="float" office:value="21.6746083775657">
                <text:p>21.6746083775657</text:p>
              </table:table-cell>
              <table:table-cell office:value-type="float" office:value="21.4602990975778">
                <text:p>21.4602990975778</text:p>
              </table:table-cell>
              <table:table-cell office:value-type="float" office:value="21.2403982682095">
                <text:p>21.2403982682095</text:p>
              </table:table-cell>
              <table:table-cell office:value-type="float" office:value="21.157318668917">
                <text:p>21.157318668917</text:p>
              </table:table-cell>
              <table:table-cell office:value-type="float" office:value="21.1985265582093">
                <text:p>21.1985265582093</text:p>
              </table:table-cell>
              <table:table-cell office:value-type="float" office:value="21.1369587433855">
                <text:p>21.1369587433855</text:p>
              </table:table-cell>
              <table:table-cell office:value-type="float" office:value="21.0967173726949">
                <text:p>21.0967173726949</text:p>
              </table:table-cell>
              <table:table-cell office:value-type="float" office:value="21.3480891864747">
                <text:p>21.3480891864747</text:p>
              </table:table-cell>
              <table:table-cell office:value-type="float" office:value="21.2615880888376">
                <text:p>21.2615880888376</text:p>
              </table:table-cell>
              <table:table-cell office:value-type="float" office:value="21.018096886505">
                <text:p>21.018096886505</text:p>
              </table:table-cell>
              <table:table-cell office:value-type="float" office:value="21.0571015787173">
                <text:p>21.0571015787173</text:p>
              </table:table-cell>
              <table:table-cell office:value-type="float" office:value="21.3044860143058">
                <text:p>21.3044860143058</text:p>
              </table:table-cell>
              <table:table-cell office:value-type="float" office:value="21.2193784371234">
                <text:p>21.2193784371234</text:p>
              </table:table-cell>
              <table:table-cell office:value-type="float" office:value="21.437481999712">
                <text:p>21.437481999712</text:p>
              </table:table-cell>
              <table:table-cell office:value-type="float" office:value="21.5535151102664">
                <text:p>21.5535151102664</text:p>
              </table:table-cell>
              <table:table-cell office:value-type="float" office:value="21.6255428505558">
                <text:p>21.6255428505558</text:p>
              </table:table-cell>
              <table:table-cell office:value-type="float" office:value="21.3701606973458">
                <text:p>21.3701606973458</text:p>
              </table:table-cell>
              <table:table-cell office:value-type="float" office:value="21.0768321938903">
                <text:p>21.0768321938903</text:p>
              </table:table-cell>
              <table:table-cell office:value-type="float" office:value="21.5299139977554">
                <text:p>21.5299139977554</text:p>
              </table:table-cell>
              <table:table-cell office:value-type="float" office:value="21.4833084954157">
                <text:p>21.4833084954157</text:p>
              </table:table-cell>
              <table:table-cell office:value-type="float" office:value="21.1778406265257">
                <text:p>21.1778406265257</text:p>
              </table:table-cell>
              <table:table-cell office:value-type="float" office:value="22.2168357316359">
                <text:p>22.2168357316359</text:p>
              </table:table-cell>
              <table:table-cell office:value-type="float" office:value="33.7503275831427">
                <text:p>33.7503275831427</text:p>
              </table:table-cell>
              <table:table-cell office:value-type="float" office:value="21.6746083775657">
                <text:p>21.6746083775657</text:p>
              </table:table-cell>
              <table:table-cell office:value-type="float" office:value="21.4833084954157">
                <text:p>21.4833084954157</text:p>
              </table:table-cell>
              <table:table-cell office:value-type="float" office:value="23.1769259091431">
                <text:p>23.1769259091431</text:p>
              </table:table-cell>
              <table:table-cell office:value-type="float" office:value="27.484069142689">
                <text:p>27.484069142689</text:p>
              </table:table-cell>
              <table:table-cell office:value-type="float" office:value="25.4767645764805">
                <text:p>25.4767645764805</text:p>
              </table:table-cell>
              <table:table-cell office:value-type="float" office:value="21.5773185405618">
                <text:p>21.5773185405618</text:p>
              </table:table-cell>
              <table:table-cell office:value-type="float" office:value="25.7611229400153">
                <text:p>25.7611229400153</text:p>
              </table:table-cell>
              <table:table-cell office:value-type="float" office:value="28.3564921787946">
                <text:p>28.3564921787946</text:p>
              </table:table-cell>
              <table:table-cell office:value-type="float" office:value="22.4638942082992">
                <text:p>22.4638942082992</text:p>
              </table:table-cell>
              <table:table-cell office:value-type="float" office:value="27.0924800499634">
                <text:p>27.0924800499634</text:p>
              </table:table-cell>
              <table:table-cell office:value-type="float" office:value="30.5702392804328">
                <text:p>30.5702392804328</text:p>
              </table:table-cell>
              <table:table-cell office:value-type="float" office:value="27.9043179083622">
                <text:p>27.9043179083622</text:p>
              </table:table-cell>
              <table:table-cell office:value-type="float" office:value="21.3924151409903">
                <text:p>21.3924151409903</text:p>
              </table:table-cell>
              <table:table-cell office:value-type="float" office:value="23.8715763189629">
                <text:p>23.8715763189629</text:p>
              </table:table-cell>
              <table:table-cell office:value-type="float" office:value="26.0630740158475">
                <text:p>26.0630740158475</text:p>
              </table:table-cell>
              <table:table-cell office:value-type="float" office:value="21.8797387908373">
                <text:p>21.8797387908373</text:p>
              </table:table-cell>
              <table:table-cell office:value-type="float" office:value="22.3379582516169">
                <text:p>22.3379582516169</text:p>
              </table:table-cell>
              <table:table-cell office:value-type="float" office:value="29.9456265290448">
                <text:p>29.9456265290448</text:p>
              </table:table-cell>
              <table:table-cell office:value-type="float" office:value="22.5949363492263">
                <text:p>22.5949363492263</text:p>
              </table:table-cell>
              <table:table-cell office:value-type="float" office:value="22.731401652582">
                <text:p>22.731401652582</text:p>
              </table:table-cell>
              <table:table-cell office:value-type="float" office:value="25.2085049296659">
                <text:p>25.2085049296659</text:p>
              </table:table-cell>
              <table:table-cell office:value-type="float" office:value="28.8443735757362">
                <text:p>28.8443735757362</text:p>
              </table:table-cell>
              <table:table-cell office:value-type="float" office:value="24.271892087973">
                <text:p>24.271892087973</text:p>
              </table:table-cell>
              <table:table-cell office:value-type="float" office:value="31.2534273168115">
                <text:p>31.2534273168115</text:p>
              </table:table-cell>
              <table:table-cell office:value-type="float" office:value="22.8736338871161">
                <text:p>22.8736338871161</text:p>
              </table:table-cell>
              <table:table-cell office:value-type="float" office:value="32.0038356557367">
                <text:p>32.0038356557367</text:p>
              </table:table-cell>
              <table:table-cell office:value-type="float" office:value="32.8318985403791">
                <text:p>32.8318985403791</text:p>
              </table:table-cell>
              <table:table-cell office:value-type="float" office:value="26.7267155497786">
                <text:p>26.7267155497786</text:p>
              </table:table-cell>
              <table:table-cell office:value-type="float" office:value="23.5082183160859">
                <text:p>23.5082183160859</text:p>
              </table:table-cell>
              <table:table-cell office:value-type="float" office:value="21.7753526900464">
                <text:p>21.7753526900464</text:p>
              </table:table-cell>
              <table:table-cell office:value-type="float" office:value="21.9879677843226">
                <text:p>21.9879677843226</text:p>
              </table:table-cell>
              <table:table-cell office:value-type="float" office:value="24.0667708117457">
                <text:p>24.0667708117457</text:p>
              </table:table-cell>
              <table:table-cell office:value-type="float" office:value="24.4877171580469">
                <text:p>24.4877171580469</text:p>
              </table:table-cell>
              <table:table-cell office:value-type="float" office:value="24.715106297975">
                <text:p>24.71510629797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電力の買取価格</text:p>
                <draw:g>
                  <svg:desc>Sheet1.A54:Sheet1.A54</svg:desc>
                </draw:g>
              </table:table-cell>
              <table:table-cell office:value-type="float" office:value="20">
                <text:p>20</text:p>
                <draw:g>
                  <svg:desc>Sheet1.B54:Sheet1.CS5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9.56916266666551">
                <text:p>9.56916266666551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10.634268625">
                <text:p>10.63426862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.24">
                <text:p>15.2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